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Cursor" svg:font-family="TeXGyreCursor" style:font-adornments="Regular" style:font-pitch="fixed"/>
    <style:font-face style:name="LM Roman 9" svg:font-family="'LM Roman 9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146in"/>
    </style:style>
    <style:style style:name="co2" style:family="table-column">
      <style:table-column-properties fo:break-before="auto" style:column-width="0.9264in"/>
    </style:style>
    <style:style style:name="co3" style:family="table-column">
      <style:table-column-properties fo:break-before="auto" style:column-width="0.2728in"/>
    </style:style>
    <style:style style:name="co4" style:family="table-column">
      <style:table-column-properties fo:break-before="auto" style:column-width="0.7575in"/>
    </style:style>
    <style:style style:name="co5" style:family="table-column">
      <style:table-column-properties fo:break-before="auto" style:column-width="0.68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20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925in"/>
    </style:style>
    <style:style style:name="co10" style:family="table-column">
      <style:table-column-properties fo:break-before="auto" style:column-width="0.6945in"/>
    </style:style>
    <style:style style:name="co18" style:family="table-column">
      <style:table-column-properties fo:break-before="auto" style:column-width="1.5484in"/>
    </style:style>
    <style:style style:name="co19" style:family="table-column">
      <style:table-column-properties fo:break-before="auto" style:column-width="0.6602in"/>
    </style:style>
    <style:style style:name="co20" style:family="table-column">
      <style:table-column-properties fo:break-before="auto" style:column-width="3.1854in"/>
    </style:style>
    <style:style style:name="co21" style:family="table-column">
      <style:table-column-properties fo:break-before="auto" style:column-width="0.3638in"/>
    </style:style>
    <style:style style:name="co22" style:family="table-column">
      <style:table-column-properties fo:break-before="auto" style:column-width="0.3535in"/>
    </style:style>
    <style:style style:name="co23" style:family="table-column">
      <style:table-column-properties fo:break-before="auto" style:column-width="3.8846in"/>
    </style:style>
    <style:style style:name="co24" style:family="table-column">
      <style:table-column-properties fo:break-before="auto" style:column-width="0.7307in"/>
    </style:style>
    <style:style style:name="co25" style:family="table-column">
      <style:table-column-properties fo:break-before="auto" style:column-width="0.1646in"/>
    </style:style>
    <style:style style:name="co26" style:family="table-column">
      <style:table-column-properties fo:break-before="auto" style:column-width="0.95in"/>
    </style:style>
    <style:style style:name="co27" style:family="table-column">
      <style:table-column-properties fo:break-before="auto" style:column-width="0.639in"/>
    </style:style>
    <style:style style:name="co28" style:family="table-column">
      <style:table-column-properties fo:break-before="auto" style:column-width="1.2091in"/>
    </style:style>
    <style:style style:name="co29" style:family="table-column">
      <style:table-column-properties fo:break-before="auto" style:column-width="1.1256in"/>
    </style:style>
    <style:style style:name="co30" style:family="table-column">
      <style:table-column-properties fo:break-before="auto" style:column-width="1.472in"/>
    </style:style>
    <style:style style:name="co31" style:family="table-column">
      <style:table-column-properties fo:break-before="auto" style:column-width="0.7791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4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ro5" style:family="table-row">
      <style:table-row-properties style:row-height="0.452in" fo:break-before="auto" style:use-optimal-row-height="true"/>
    </style:style>
    <style:style style:name="ro8" style:family="table-row">
      <style:table-row-properties style:row-height="0.4661in" fo:break-before="auto" style:use-optimal-row-height="true"/>
    </style:style>
    <style:style style:name="ro9" style:family="table-row">
      <style:table-row-properties style:row-height="0.428in" fo:break-before="auto" style:use-optimal-row-height="true"/>
    </style:style>
    <style:style style:name="ro10" style:family="table-row">
      <style:table-row-properties style:row-height="0.5283in" fo:break-before="auto" style:use-optimal-row-height="true"/>
    </style:style>
    <style:style style:name="ro11" style:family="table-row">
      <style:table-row-properties style:row-height="0.5075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3.0665in" fo:break-before="auto" style:use-optimal-row-height="false"/>
    </style:style>
    <style:style style:name="ro14" style:family="table-row">
      <style:table-row-properties style:row-height="0.3102in" fo:break-before="auto" style:use-optimal-row-height="false"/>
    </style:style>
    <style:style style:name="ro15" style:family="table-row">
      <style:table-row-properties style:row-height="1.5398in" fo:break-before="auto" style:use-optimal-row-height="fals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3.1091in" fo:break-before="auto" style:use-optimal-row-height="true"/>
    </style:style>
    <style:style style:name="ro18" style:family="table-row">
      <style:table-row-properties style:row-height="3.8283in" fo:break-before="auto" style:use-optimal-row-height="true"/>
    </style:style>
    <style:style style:name="ro19" style:family="table-row">
      <style:table-row-properties style:row-height="0.0516in" fo:break-before="auto" style:use-optimal-row-height="false"/>
    </style:style>
    <style:style style:name="ro20" style:family="table-row">
      <style:table-row-properties style:row-height="0.3681in" fo:break-before="auto" style:use-optimal-row-height="false"/>
    </style:style>
    <style:style style:name="ro21" style:family="table-row">
      <style:table-row-properties style:row-height="0.3016in" fo:break-before="auto" style:use-optimal-row-height="false"/>
    </style:style>
    <style:style style:name="ro22" style:family="table-row">
      <style:table-row-properties style:row-height="0.3063in" fo:break-before="auto" style:use-optimal-row-height="true"/>
    </style:style>
    <style:style style:name="ro23" style:family="table-row">
      <style:table-row-properties style:row-height="0.478in" fo:break-before="auto" style:use-optimal-row-height="false"/>
    </style:style>
    <style:style style:name="ro24" style:family="table-row">
      <style:table-row-properties style:row-height="0.4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position="" style:font-name="LM Roman 9"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1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2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3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4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9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text-position="" style:font-name="LM Roman 9" fo:font-size="22pt" style:font-size-asian="22pt" style:font-size-complex="22pt"/>
    </style:style>
    <style:style style:name="ce2" style:family="table-cell" style:parent-style-name="Default">
      <style:text-properties style:text-position="" style:font-name="LM Roman 9" fo:font-size="22pt" style:font-size-asian="22pt" style:font-size-complex="22pt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text-position="" style:font-name="LM Roman 9" fo:font-size="22pt" style:font-size-asian="22pt" style:font-size-complex="22pt"/>
    </style:style>
    <style:style style:name="ce21" style:family="table-cell" style:parent-style-name="Default" style:data-style-name="N2">
      <style:text-properties style:text-position="" style:font-name="LM Roman 9" fo:font-size="22pt" style:font-size-asian="22pt" style:font-size-complex="22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_2.E2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style:font-name="LM Roman 9" fo:font-size="22pt" fo:font-weight="bold" style:font-size-asian="22pt" style:font-weight-asian="bold" style:font-size-complex="22pt" style:font-weight-complex="bold"/>
      <style:map style:condition="cell-content()=0" style:apply-style-name="Default" style:base-cell-address="meta_strat_2.E2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_2.E2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_2.E2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_2.E12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style:font-name="LM Roman 9" fo:font-size="21pt" fo:font-weight="bold" style:font-size-asian="21pt" style:font-weight-asian="bold" style:font-size-complex="21pt" style:font-weight-complex="bold"/>
    </style:style>
    <style:style style:name="ce2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style:font-name="LM Roman 9" fo:font-size="21pt" fo:font-weight="bold" style:font-size-asian="21pt" style:font-weight-asian="bold" style:font-size-complex="21pt" style:font-weight-complex="bold"/>
      <style:map style:condition="cell-content()=0" style:apply-style-name="Default" style:base-cell-address="meta_strat_2.E2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style:font-name="LM Roman 9"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style:font-name="LM Roman 9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ce31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style:font-name="LM Roman 9" fo:font-size="21pt" fo:font-style="normal" fo:font-weight="bold" style:font-size-asian="21pt" style:font-style-asian="normal" style:font-weight-asian="bold" style:font-size-complex="21pt" style:font-style-complex="normal" style:font-weight-complex="bold"/>
      <style:map style:condition="cell-content()=0" style:apply-style-name="Default" style:base-cell-address="meta_strat_2.E2"/>
    </style:style>
    <style:style style:name="ce32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33" style:family="table-cell" style:parent-style-name="Default">
      <style:text-properties style:text-position="" style:font-name="LM Roman 9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_2.B2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style:font-name="LM Roman 9" fo:font-size="22pt" fo:font-weight="bold" style:font-size-asian="22pt" style:font-weight-asian="bold" style:font-size-complex="22pt" style:font-weight-complex="bold"/>
      <style:map style:condition="cell-content()=0" style:apply-style-name="Default" style:base-cell-address="meta_strat_2.B2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_2.B2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_2.B2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_2.B12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style:font-name="LM Roman 9"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par.B2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36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par.E2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.B2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.B2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.B2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.B20"/>
    </style:style>
    <style:style style:name="ce44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45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46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47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48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49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52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text-position="" style:font-name="LM Roman 9" fo:font-size="22pt" style:font-size-asian="22pt" style:font-size-complex="22pt"/>
    </style:style>
    <style:style style:name="ce53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text-position="" style:font-name="LM Roman 9" fo:font-size="22pt" style:font-size-asian="22pt" style:font-size-complex="22pt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.E2"/>
    </style:style>
    <style:style style:name="ce5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.E2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.E2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strat.E20"/>
    </style:style>
    <style:style style:name="ce82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text-position=""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8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meta_accbal.B2"/>
    </style:style>
    <style:style style:name="ce88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text-position="" style:font-name="LM Roman 9" fo:font-size="22pt" fo:font-weight="normal" style:font-size-asian="22pt" style:font-weight-asian="normal" style:font-size-complex="22pt" style:font-weight-complex="normal"/>
    </style:style>
    <style:style style:name="ce89" style:family="table-cell" style:parent-style-name="Default">
      <style:text-properties style:text-position="" style:font-name="LM Roman 9" fo:font-size="14pt" style:font-size-asian="14pt" style:font-size-complex="14pt"/>
    </style:style>
    <style:style style:name="ce90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text-position=""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B1"/>
    </style:style>
    <style:style style:name="ce91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vits.B2"/>
    </style:style>
    <style:style style:name="ce92" style:family="table-cell" style:parent-style-name="Default" style:data-style-name="N1">
      <style:text-properties style:text-position="" style:font-name="LM Roman 9" fo:font-size="14pt" style:font-size-asian="14pt" style:font-size-complex="14pt"/>
    </style:style>
    <style:style style:name="ce93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text-position=""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C1"/>
    </style:style>
    <style:style style:name="ce94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vits.C2"/>
    </style:style>
    <style:style style:name="ce95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text-position=""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D1"/>
    </style:style>
    <style:style style:name="ce96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vits.D2"/>
    </style:style>
    <style:style style:name="ce100" style:family="table-cell" style:parent-style-name="Default" style:data-style-name="N149">
      <style:table-cell-properties fo:padding-bottom="0.0555in" fo:padding-left="0in" fo:padding-right="0in" fo:padding-top="0in" style:rotation-angle="90"/>
      <style:text-properties fo:color="#000000" style:text-position="" style:font-name="LM Roman 9" fo:font-size="14pt" style:font-size-asian="14pt" style:font-size-complex="14pt"/>
    </style:style>
    <style:style style:name="ce101" style:family="table-cell" style:parent-style-name="Default" style:data-style-name="N149">
      <style:table-cell-properties fo:background-color="#dddddd"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text-position="" style:font-name="TeXGyreCursor" fo:font-size="6pt" style:font-size-asian="14pt" style:font-size-complex="14pt"/>
      <style:map style:condition="cell-content()=0" style:apply-style-name="Default" style:base-cell-address="BITMAP.B2"/>
    </style:style>
    <style:style style:name="ce102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text-position="" style:font-name="TeXGyreCursor" fo:font-size="6pt" style:font-size-asian="14pt" style:font-size-complex="14pt"/>
      <style:map style:condition="cell-content()=0" style:apply-style-name="Default" style:base-cell-address="BITMAP.B3"/>
    </style:style>
    <style:style style:name="ce103" style:family="table-cell" style:parent-style-name="Default" style:data-style-name="N2">
      <style:table-cell-properties fo:padding-bottom="0.0555in" fo:padding-left="0.0138in" fo:padding-right="0.0138in" fo:padding-top="0in" style:rotation-angle="90"/>
      <style:text-properties fo:color="#000000" style:text-position="" style:font-name="LM Roman 9" fo:font-size="14pt" style:font-size-asian="14pt" style:font-size-complex="14pt"/>
    </style:style>
    <style:style style:name="ce104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text-position="" style:font-name="TeXGyreCursor" fo:font-size="6pt" style:font-size-asian="14pt" style:font-size-complex="14pt"/>
      <style:map style:condition="cell-content()=0" style:apply-style-name="Default" style:base-cell-address="BITMAP.B2"/>
    </style:style>
    <style:style style:name="ce105" style:family="table-cell" style:parent-style-name="Default" style:data-style-name="N149">
      <style:table-cell-properties fo:background-color="#dddddd"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text-position="" style:font-name="TeXGyreCursor" fo:font-size="6pt" style:font-size-asian="14pt" style:font-size-complex="14pt"/>
      <style:map style:condition="cell-content()=0" style:apply-style-name="Default" style:base-cell-address="BITMAP.B3"/>
    </style:style>
    <style:style style:name="ce106" style:family="table-cell" style:parent-style-name="Default" style:data-style-name="N2">
      <style:table-cell-properties fo:padding-bottom="0.0555in" fo:padding-left="0.0138in" fo:padding-right="0.0138in" fo:padding-top="0in" style:rotation-angle="90"/>
      <style:text-properties fo:color="#000000" style:text-position="" style:font-name="LM Roman 9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 style:data-style-name="N2">
      <style:text-properties style:text-position="" style:font-name="LM Roman 9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 style:data-style-name="N2">
      <style:text-properties style:text-position="" style:font-name="LM Roman 9" fo:font-size="14pt" style:font-size-asian="14pt" style:font-size-complex="14pt"/>
    </style:style>
    <style:style style:name="ce99" style:family="table-cell" style:parent-style-name="Default">
      <style:text-properties style:text-position="" style:font-name="LM Roman 9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 style:data-style-name="N2">
      <style:text-properties style:text-position="" style:font-name="LM Roman 9" fo:font-size="22pt" fo:font-weight="normal" style:font-size-asian="22pt" style:font-weight-asian="normal" style:font-size-complex="22pt" style:font-weight-complex="normal"/>
    </style:style>
    <style:style style:name="ce108" style:family="table-cell" style:parent-style-name="Default" style:data-style-name="N1">
      <style:table-cell-properties fo:padding-bottom="0.1252in" fo:padding-left="0.0138in" fo:padding-right="0.0138in" fo:padding-top="0.0138in" style:rotation-angle="90"/>
      <style:text-properties style:text-position="" style:font-name="LM Roman 9" fo:font-size="22pt" style:font-size-asian="22pt" style:font-size-complex="22pt"/>
    </style:style>
    <style:style style:name="ce109" style:family="table-cell" style:parent-style-name="Default" style:data-style-name="N1">
      <style:table-cell-properties fo:background-color="#eeeeee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leas.B2"/>
    </style:style>
    <style:style style:name="ce110" style:family="table-cell" style:parent-style-name="Default" style:data-style-name="N1">
      <style:table-cell-properties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  <style:map style:condition="cell-content()=0" style:apply-style-name="Default" style:base-cell-address="leas.B2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M Roman 9" fo:font-size="14pt" style:font-size-asian="14pt" style:font-size-complex="14pt"/>
    </style:style>
    <style:style style:name="ce112" style:family="table-cell" style:parent-style-name="Default" style:data-style-name="N1">
      <style:table-cell-properties fo:background-color="#eeeeee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13" style:family="table-cell" style:parent-style-name="Default" style:data-style-name="N1">
      <style:table-cell-properties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text-position="" style:font-name="LM Roman 9" fo:font-size="22pt" style:font-size-asian="22pt" style:font-size-complex="22pt"/>
    </style:style>
    <style:style style:name="ce114" style:family="table-cell" style:parent-style-name="Default">
      <style:text-properties style:text-position="" style:font-name="LM Roman 9" fo:font-size="18pt" style:font-size-asian="18pt" style:font-size-complex="18pt"/>
    </style:style>
    <style:style style:name="ce115" style:family="table-cell" style:parent-style-name="Default">
      <style:table-cell-properties fo:padding="0.0555in"/>
      <style:text-properties style:text-position="" style:font-name="LM Roman 9" fo:font-size="18pt" style:font-size-asian="18pt" style:font-size-complex="18pt"/>
    </style:style>
    <style:style style:name="ce116" style:family="table-cell" style:parent-style-name="Default" style:data-style-name="N2">
      <style:table-cell-properties fo:padding-bottom="0.0138in" fo:padding-left="0.0555in" fo:padding-right="0.0555in" fo:padding-top="0.0138in"/>
      <style:text-properties style:text-position="" style:font-name="LM Roman 9" fo:font-size="22pt" fo:font-weight="normal" style:font-size-asian="22pt" style:font-weight-asian="normal" style:font-size-complex="22pt" style:font-weight-complex="normal"/>
    </style:style>
    <style:style style:name="ce117" style:family="table-cell" style:parent-style-name="Default" style:data-style-name="N1">
      <style:table-cell-properties fo:padding="0.0555in" style:rotation-angle="90"/>
      <style:text-properties style:text-position="" style:font-name="LM Roman 9" fo:font-size="18pt" style:font-size-asian="18pt" style:font-size-complex="18pt"/>
    </style:style>
    <style:style style:name="ce118" style:family="table-cell" style:parent-style-name="Default" style:data-style-name="N1">
      <style:table-cell-properties fo:padding-bottom="0.1252in" fo:padding-left="0.0555in" fo:padding-right="0.0555in" fo:padding-top="0.1252in" style:rotation-angle="270"/>
      <style:text-properties style:text-position="" style:font-name="LM Roman 9" fo:font-size="22pt" style:font-size-asian="22pt" style:font-size-complex="22pt"/>
    </style:style>
    <style:style style:name="ce119" style:family="table-cell" style:parent-style-name="Default" style:data-style-name="N1">
      <style:table-cell-properties fo:padding="0.0555in" style:rotation-angle="90"/>
      <style:text-properties style:text-position="" style:font-name="LM Roman 9" fo:font-size="18pt" style:font-name-asian="Droid Sans Fallback" style:font-size-asian="18pt" style:font-name-complex="FreeSans" style:font-size-complex="18pt"/>
    </style:style>
    <style:style style:name="ce120" style:family="table-cell" style:parent-style-name="Default" style:data-style-name="N2">
      <style:table-cell-properties fo:background-color="#dddddd" fo:padding-bottom="0.0138in" fo:padding-left="0.0138in" fo:padding-right="0.139in" fo:padding-top="0.0138in"/>
      <style:text-properties style:text-position="" style:font-name="LM Roman 9" fo:font-size="18pt" style:font-size-asian="18pt" style:font-size-complex="18pt"/>
    </style:style>
    <style:style style:name="ce121" style:family="table-cell" style:parent-style-name="Default" style:data-style-name="N2">
      <style:table-cell-properties fo:padding-bottom="0.0138in" fo:padding-left="0.0138in" fo:padding-right="0.139in" fo:padding-top="0.0138in"/>
      <style:text-properties style:text-position="" style:font-name="LM Roman 9" fo:font-size="18pt" style:font-size-asian="18pt" style:font-size-complex="18pt"/>
    </style:style>
    <style:style style:name="ce122" style:family="table-cell" style:parent-style-name="Default">
      <style:text-properties style:text-position="" fo:font-size="18pt" style:font-size-asian="18pt" style:font-size-complex="18pt"/>
    </style:style>
    <style:style style:name="ce123" style:family="table-cell" style:parent-style-name="Default">
      <style:table-cell-properties fo:padding-bottom="0.1252in" fo:padding-left="0.0555in" fo:padding-right="0.0555in" fo:padding-top="0.1252in" style:rotation-angle="270"/>
      <style:text-properties style:text-position="" style:font-name="LM Roman 9" fo:font-size="22pt" style:font-size-asian="22pt" style:font-size-complex="22pt"/>
    </style:style>
    <style:style style:name="ce124" style:family="table-cell" style:parent-style-name="Default" style:data-style-name="N2">
      <style:text-properties style:text-position="" fo:font-size="18pt" style:font-size-asian="18pt" style:font-size-complex="18pt"/>
    </style:style>
    <style:style style:name="ce125" style:family="table-cell" style:parent-style-name="Default" style:data-style-name="N2">
      <style:table-cell-properties fo:padding="0.0555in"/>
      <style:text-properties style:text-position="" style:font-name="LM Roman 9" fo:font-size="18pt" style:font-size-asian="18pt" style:font-size-complex="18pt"/>
    </style:style>
    <style:style style:name="ce126" style:family="table-cell" style:parent-style-name="Default">
      <style:table-cell-properties fo:border-bottom="0.06pt solid #000000" fo:border-left="none" fo:border-right="none" fo:border-top="none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127" style:family="table-cell" style:parent-style-name="Default">
      <style:text-properties style:font-name="LM Roman 9" fo:font-size="22pt" style:font-size-asian="22pt" style:font-size-complex="22pt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12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_2.B2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M Roman 9" fo:font-size="22pt" fo:font-weight="bold" style:font-size-asian="22pt" style:font-weight-asian="bold" style:font-size-complex="22pt" style:font-weight-complex="bold"/>
      <style:map style:condition="cell-content()=0" style:apply-style-name="Default" style:base-cell-address="meta_strat_2.B2"/>
    </style:style>
    <style:style style:name="ce13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_2.B2"/>
    </style:style>
    <style:style style:name="ce13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_2.B2"/>
    </style:style>
    <style:style style:name="ce13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_2.B12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135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36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37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38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39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4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</style:style>
    <style:style style:name="ce1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</style:style>
    <style:style style:name="ce14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</style:style>
    <style:style style:name="ce144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45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46" style:family="table-cell" style:parent-style-name="Default" style:data-style-name="N2">
      <style:text-properties style:font-name="LM Roman 9" fo:font-size="22pt" style:font-size-asian="22pt" style:font-size-complex="22pt"/>
    </style:style>
    <style:style style:name="ce14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_2.E2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M Roman 9" fo:font-size="22pt" fo:font-weight="bold" style:font-size-asian="22pt" style:font-weight-asian="bold" style:font-size-complex="22pt" style:font-weight-complex="bold"/>
      <style:map style:condition="cell-content()=0" style:apply-style-name="Default" style:base-cell-address="meta_strat_2.E2"/>
    </style:style>
    <style:style style:name="ce14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_2.E2"/>
    </style:style>
    <style:style style:name="ce15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_2.E2"/>
    </style:style>
    <style:style style:name="ce15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_2.E12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21pt" fo:font-weight="bold" style:font-size-asian="21pt" style:font-weight-asian="bold" style:font-size-complex="21pt" style:font-weight-complex="bold"/>
    </style:style>
    <style:style style:name="ce15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21pt" fo:font-weight="bold" style:font-size-asian="21pt" style:font-weight-asian="bold" style:font-size-complex="21pt" style:font-weight-complex="bold"/>
      <style:map style:condition="cell-content()=0" style:apply-style-name="Default" style:base-cell-address="meta_strat_2.E2"/>
    </style:style>
    <style:style style:name="ce155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ce156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21pt" fo:font-style="normal" fo:font-weight="bold" style:font-size-asian="21pt" style:font-style-asian="normal" style:font-weight-asian="bold" style:font-size-complex="21pt" style:font-style-complex="normal" style:font-weight-complex="bold"/>
      <style:map style:condition="cell-content()=0" style:apply-style-name="Default" style:base-cell-address="meta_strat_2.E2"/>
    </style:style>
    <style:style style:name="ce157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58" style:family="table-cell" style:parent-style-name="Default">
      <style:text-properties style:font-name="LM Roman 9" fo:font-size="22pt" fo:font-weight="bold" style:font-size-asian="22pt" style:font-weight-asian="bold" style:font-size-complex="22pt" style:font-weight-complex="bold"/>
    </style:style>
    <style:style style:name="ce15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par.B2"/>
    </style:style>
    <style:style style:name="ce160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61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6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</style:style>
    <style:style style:name="ce16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</style:style>
    <style:style style:name="ce16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par.E2"/>
    </style:style>
    <style:style style:name="ce16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.B2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M Roman 9" fo:font-size="22pt" fo:font-weight="bold" style:font-size-asian="22pt" style:font-weight-asian="bold" style:font-size-complex="22pt" style:font-weight-complex="bold"/>
      <style:map style:condition="cell-content()=0" style:apply-style-name="Default" style:base-cell-address="meta_strat.B2"/>
    </style:style>
    <style:style style:name="ce16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.B2"/>
    </style:style>
    <style:style style:name="ce16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.B2"/>
    </style:style>
    <style:style style:name="ce16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.B20"/>
    </style:style>
    <style:style style:name="ce170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71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72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73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74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75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17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</style:style>
    <style:style style:name="ce17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</style:style>
    <style:style style:name="ce17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79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8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.E2"/>
    </style:style>
    <style:style style:name="ce1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M Roman 9" fo:font-size="22pt" fo:font-weight="bold" style:font-size-asian="22pt" style:font-weight-asian="bold" style:font-size-complex="22pt" style:font-weight-complex="bold"/>
      <style:map style:condition="cell-content()=0" style:apply-style-name="Default" style:base-cell-address="meta_strat.E2"/>
    </style:style>
    <style:style style:name="ce18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.E2"/>
    </style:style>
    <style:style style:name="ce18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.E2"/>
    </style:style>
    <style:style style:name="ce18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strat.E20"/>
    </style:style>
    <style:style style:name="ce18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21pt" fo:font-weight="bold" style:font-size-asian="21pt" style:font-weight-asian="bold" style:font-size-complex="21pt" style:font-weight-complex="bold"/>
      <style:map style:condition="cell-content()=0" style:apply-style-name="Default" style:base-cell-address="meta_strat.E2"/>
    </style:style>
    <style:style style:name="ce186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21pt" fo:font-style="normal" fo:font-weight="bold" style:font-size-asian="21pt" style:font-style-asian="normal" style:font-weight-asian="bold" style:font-size-complex="21pt" style:font-style-complex="normal" style:font-weight-complex="bold"/>
      <style:map style:condition="cell-content()=0" style:apply-style-name="Default" style:base-cell-address="meta_strat.E2"/>
    </style:style>
    <style:style style:name="ce187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88" style:family="table-cell" style:parent-style-name="Default" style:data-style-name="N133">
      <style:table-cell-properties style:text-align-source="fix" style:repeat-content="false" fo:border="none"/>
      <style:paragraph-properties fo:text-align="end" fo:margin-left="0in"/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189" style:family="table-cell" style:parent-style-name="Default" style:data-style-name="N133"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19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M Roman 9" fo:font-size="22pt" style:font-size-asian="22pt" style:font-size-complex="22pt"/>
    </style:style>
    <style:style style:name="ce19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M Roman 9" fo:font-size="22pt" fo:font-weight="bold" style:font-size-asian="22pt" style:font-weight-asian="bold" style:font-size-complex="22pt" style:font-weight-complex="bold"/>
    </style:style>
    <style:style style:name="ce192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93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94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95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96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97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9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199" style:family="table-cell" style:parent-style-name="Default" style:data-style-name="N2">
      <style:table-cell-properties fo:border="none"/>
      <style:text-properties style:font-name="LM Roman 9" fo:font-size="22pt" style:font-size-asian="22pt" style:font-size-complex="22pt"/>
    </style:style>
    <style:style style:name="ce200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01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202" style:family="table-cell" style:parent-style-name="Default" style:data-style-name="N2">
      <style:table-cell-properties style:text-align-source="fix" style:repeat-content="false" fo:border="none"/>
      <style:paragraph-properties fo:text-align="start" fo:margin-left="0in"/>
      <style:text-properties style:font-name="LM Roman 9" fo:font-size="22pt" style:font-size-asian="22pt" style:font-size-complex="22pt"/>
    </style:style>
    <style:style style:name="ce203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5" style:family="table-cell" style:parent-style-name="Default" style:data-style-name="N2">
      <style:text-properties style:font-name="LM Roman 9" fo:font-size="22pt" fo:font-weight="bold" style:font-size-asian="22pt" style:font-weight-asian="bold" style:font-size-complex="22pt" style:font-weight-complex="bold"/>
    </style:style>
    <style:style style:name="ce206" style:family="table-cell" style:parent-style-name="Default" style:data-style-name="N133">
      <style:text-properties style:font-name="LM Roman 9" fo:font-size="22pt" fo:font-weight="bold" style:font-size-asian="22pt" style:font-weight-asian="bold" style:font-size-complex="22pt" style:font-weight-complex="bold"/>
    </style:style>
    <style:style style:name="ce207" style:family="table-cell" style:parent-style-name="Default" style:data-style-name="N133">
      <style:text-properties style:font-name="LM Roman 9" fo:font-size="22pt" style:font-size-asian="22pt" style:font-size-complex="22pt"/>
    </style:style>
    <style:style style:name="ce20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alc.B2"/>
    </style:style>
    <style:style style:name="ce209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10" style:family="table-cell" style:parent-style-name="Default" style:data-style-name="N133">
      <style:table-cell-properties style:text-align-source="fix" style:repeat-content="false" fo:border="none" fo:padding-bottom="0.0138in" fo:padding-left="0.278in" fo:padding-right="0.0138in" fo:padding-top="0.0138in"/>
      <style:paragraph-properties fo:text-align="end" fo:margin-left="0in"/>
      <style:text-properties style:font-name="LM Roman 9" fo:font-size="22pt" style:font-size-asian="22pt" style:font-size-complex="22pt"/>
    </style:style>
    <style:style style:name="ce211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M Roman 9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12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</style:style>
    <style:style style:name="ce213" style:family="table-cell" style:parent-style-name="Default" style:data-style-name="N133">
      <style:table-cell-properties style:text-align-source="fix" style:repeat-content="false"/>
      <style:paragraph-properties fo:text-align="end" fo:margin-left="0in"/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21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acc.B2"/>
    </style:style>
    <style:style style:name="ce2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accbal.B2"/>
    </style:style>
    <style:style style:name="ce21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kappa.B2"/>
    </style:style>
    <style:style style:name="ce217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218" style:family="table-cell" style:parent-style-name="Default">
      <style:text-properties style:font-name="LM Roman 9" fo:font-size="14pt" style:font-size-asian="14pt" style:font-size-complex="14pt"/>
    </style:style>
    <style:style style:name="ce219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B1"/>
    </style:style>
    <style:style style:name="ce220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vits.B2"/>
    </style:style>
    <style:style style:name="ce221" style:family="table-cell" style:parent-style-name="Default" style:data-style-name="N1">
      <style:text-properties style:font-name="LM Roman 9" fo:font-size="14pt" style:font-size-asian="14pt" style:font-size-complex="14pt"/>
    </style:style>
    <style:style style:name="ce222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C1"/>
    </style:style>
    <style:style style:name="ce223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vits.C2"/>
    </style:style>
    <style:style style:name="ce224" style:family="table-cell" style:parent-style-name="Default" style:data-style-name="N2">
      <style:table-cell-properties style:text-align-source="fix" style:repeat-content="false" fo:padding-bottom="0.0693in" fo:padding-left="0.0835in" fo:padding-right="0.0138in" fo:padding-top="0.0138in"/>
      <style:paragraph-properties fo:text-align="start" fo:margin-left="0in"/>
      <style:text-properties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vits.D1"/>
    </style:style>
    <style:style style:name="ce225" style:family="table-cell" style:parent-style-name="Default" style:data-style-name="N1">
      <style:table-cell-properties fo:background-color="#dddddd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vits.D2"/>
    </style:style>
    <style:style style:name="ce226" style:family="table-cell" style:parent-style-name="Default" style:data-style-name="N2">
      <style:text-properties style:font-name="LM Roman 9" fo:font-size="14pt" fo:font-weight="normal" style:font-size-asian="14pt" style:font-weight-asian="normal" style:font-size-complex="14pt" style:font-weight-complex="normal"/>
    </style:style>
    <style:style style:name="ce227" style:family="table-cell" style:parent-style-name="Default" style:data-style-name="N2">
      <style:text-properties style:font-name="LM Roman 9" fo:font-size="14pt" style:font-size-asian="14pt" style:font-size-complex="14pt"/>
    </style:style>
    <style:style style:name="ce228" style:family="table-cell" style:parent-style-name="Default">
      <style:text-properties style:font-name="LM Roman 9" fo:font-size="14pt" fo:font-weight="normal" style:font-size-asian="14pt" style:font-weight-asian="normal" style:font-size-complex="14pt" style:font-weight-complex="normal"/>
    </style:style>
    <style:style style:name="ce229" style:family="table-cell" style:parent-style-name="Default" style:data-style-name="N149">
      <style:table-cell-properties fo:padding-bottom="0.0555in" fo:padding-left="0in" fo:padding-right="0in" fo:padding-top="0in" style:rotation-angle="90"/>
      <style:text-properties fo:color="#000000" style:font-name="LM Roman 9" fo:font-size="14pt" style:font-size-asian="14pt" style:font-size-complex="14pt"/>
    </style:style>
    <style:style style:name="ce230" style:family="table-cell" style:parent-style-name="Default" style:data-style-name="N149">
      <style:table-cell-properties fo:background-color="#dddddd"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.B2"/>
    </style:style>
    <style:style style:name="ce231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.B3"/>
    </style:style>
    <style:style style:name="ce232" style:family="table-cell" style:parent-style-name="Default" style:data-style-name="N2">
      <style:table-cell-properties fo:padding-bottom="0.0555in" fo:padding-left="0.0138in" fo:padding-right="0.0138in" fo:padding-top="0in" style:rotation-angle="90"/>
      <style:text-properties fo:color="#000000" style:font-name="LM Roman 9" fo:font-size="14pt" style:font-size-asian="14pt" style:font-size-complex="14pt"/>
    </style:style>
    <style:style style:name="ce233" style:family="table-cell" style:parent-style-name="Default" style:data-style-name="N149">
      <style:table-cell-properties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.B2"/>
    </style:style>
    <style:style style:name="ce234" style:family="table-cell" style:parent-style-name="Default" style:data-style-name="N149">
      <style:table-cell-properties fo:background-color="#dddddd" style:text-align-source="fix" style:repeat-content="false" fo:padding-bottom="0in" fo:padding-left="0.389in" fo:padding-right="0in" fo:padding-top="0in" style:rotation-angle="90" style:vertical-align="top"/>
      <style:paragraph-properties fo:text-align="start" fo:margin-left="1.111in"/>
      <style:text-properties fo:color="#dddddd" style:font-name="TeXGyreCursor" fo:font-size="6pt" style:font-size-asian="14pt" style:font-size-complex="14pt"/>
      <style:map style:condition="cell-content()=0" style:apply-style-name="Default" style:base-cell-address="BITMAP.B3"/>
    </style:style>
    <style:style style:name="ce235" style:family="table-cell" style:parent-style-name="Default" style:data-style-name="N2">
      <style:table-cell-properties fo:padding-bottom="0.0555in" fo:padding-left="0.0138in" fo:padding-right="0.0138in" fo:padding-top="0in" style:rotation-angle="90"/>
      <style:text-properties fo:color="#000000" style:font-name="LM Roman 9" fo:font-size="14pt" fo:font-weight="normal" style:font-size-asian="14pt" style:font-weight-asian="normal" style:font-size-complex="14pt" style:font-weight-complex="normal"/>
    </style:style>
    <style:style style:name="ce236" style:family="table-cell" style:parent-style-name="Default" style:data-style-name="N2"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237" style:family="table-cell" style:parent-style-name="Default" style:data-style-name="N1">
      <style:table-cell-properties fo:padding-bottom="0.1252in" fo:padding-left="0.0138in" fo:padding-right="0.0138in" fo:padding-top="0.0138in" style:rotation-angle="90"/>
      <style:text-properties style:font-name="LM Roman 9" fo:font-size="22pt" style:font-size-asian="22pt" style:font-size-complex="22pt"/>
    </style:style>
    <style:style style:name="ce238" style:family="table-cell" style:parent-style-name="Default" style:data-style-name="N1">
      <style:table-cell-properties fo:background-color="#eeeeee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leas.B2"/>
    </style:style>
    <style:style style:name="ce239" style:family="table-cell" style:parent-style-name="Default" style:data-style-name="N1">
      <style:table-cell-properties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leas.B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Roman 9" fo:font-size="14pt" style:font-size-asian="14pt" style:font-size-complex="14pt"/>
    </style:style>
    <style:style style:name="ce241" style:family="table-cell" style:parent-style-name="Default" style:data-style-name="N1">
      <style:table-cell-properties fo:background-color="#eeeeee"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</style:style>
    <style:style style:name="ce242" style:family="table-cell" style:parent-style-name="Default" style:data-style-name="N1">
      <style:table-cell-properties style:text-align-source="fix" style:repeat-content="false" fo:padding-bottom="0.0835in" fo:padding-left="0.0138in" fo:padding-right="0.0138in" fo:padding-top="0.0138in"/>
      <style:paragraph-properties fo:text-align="center" fo:margin-left="0in"/>
      <style:text-properties style:font-name="LM Roman 9" fo:font-size="22pt" style:font-size-asian="22pt" style:font-size-complex="22pt"/>
    </style:style>
    <style:style style:name="ce243" style:family="table-cell" style:parent-style-name="Default">
      <style:text-properties style:font-name="LM Roman 9" fo:font-size="18pt" style:font-size-asian="18pt" style:font-size-complex="18pt"/>
    </style:style>
    <style:style style:name="ce244" style:family="table-cell" style:parent-style-name="Default">
      <style:table-cell-properties fo:padding="0.0555in"/>
      <style:text-properties style:font-name="LM Roman 9" fo:font-size="18pt" style:font-size-asian="18pt" style:font-size-complex="18pt"/>
    </style:style>
    <style:style style:name="ce245" style:family="table-cell" style:parent-style-name="Default" style:data-style-name="N2">
      <style:table-cell-properties fo:padding-bottom="0.0138in" fo:padding-left="0.0555in" fo:padding-right="0.0555in" fo:padding-top="0.0138in"/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246" style:family="table-cell" style:parent-style-name="Default" style:data-style-name="N1">
      <style:table-cell-properties fo:padding="0.0555in" style:rotation-angle="90"/>
      <style:text-properties style:font-name="LM Roman 9" fo:font-size="18pt" style:font-size-asian="18pt" style:font-size-complex="18pt"/>
    </style:style>
    <style:style style:name="ce247" style:family="table-cell" style:parent-style-name="Default" style:data-style-name="N1">
      <style:table-cell-properties fo:padding-bottom="0.1252in" fo:padding-left="0.0555in" fo:padding-right="0.0555in" fo:padding-top="0.1252in" style:rotation-angle="270"/>
      <style:text-properties style:font-name="LM Roman 9" fo:font-size="22pt" style:font-size-asian="22pt" style:font-size-complex="22pt"/>
    </style:style>
    <style:style style:name="ce248" style:family="table-cell" style:parent-style-name="Default" style:data-style-name="N1">
      <style:table-cell-properties fo:padding="0.0555in" style:rotation-angle="90"/>
      <style:text-properties style:font-name="LM Roman 9" fo:font-size="18pt" style:font-name-asian="Droid Sans Fallback" style:font-size-asian="18pt" style:font-name-complex="FreeSans" style:font-size-complex="18pt"/>
    </style:style>
    <style:style style:name="ce249" style:family="table-cell" style:parent-style-name="Default" style:data-style-name="N2">
      <style:table-cell-properties fo:background-color="#dddddd" fo:padding-bottom="0.0138in" fo:padding-left="0.0138in" fo:padding-right="0.139in" fo:padding-top="0.0138in"/>
      <style:text-properties style:font-name="LM Roman 9" fo:font-size="18pt" style:font-size-asian="18pt" style:font-size-complex="18pt"/>
    </style:style>
    <style:style style:name="ce250" style:family="table-cell" style:parent-style-name="Default" style:data-style-name="N2">
      <style:table-cell-properties fo:padding-bottom="0.0138in" fo:padding-left="0.0138in" fo:padding-right="0.139in" fo:padding-top="0.0138in"/>
      <style:text-properties style:font-name="LM Roman 9" fo:font-size="18pt" style:font-size-asian="18pt" style:font-size-complex="18pt"/>
    </style:style>
    <style:style style:name="ce251" style:family="table-cell" style:parent-style-name="Default">
      <style:text-properties fo:font-size="18pt" style:font-size-asian="18pt" style:font-size-complex="18pt"/>
    </style:style>
    <style:style style:name="ce252" style:family="table-cell" style:parent-style-name="Default">
      <style:table-cell-properties fo:padding-bottom="0.1252in" fo:padding-left="0.0555in" fo:padding-right="0.0555in" fo:padding-top="0.1252in" style:rotation-angle="270"/>
      <style:text-properties style:font-name="LM Roman 9" fo:font-size="22pt" style:font-size-asian="22pt" style:font-size-complex="22pt"/>
    </style:style>
    <style:style style:name="ce253" style:family="table-cell" style:parent-style-name="Default" style:data-style-name="N2">
      <style:text-properties fo:font-size="18pt" style:font-size-asian="18pt" style:font-size-complex="18pt"/>
    </style:style>
    <style:style style:name="ce254" style:family="table-cell" style:parent-style-name="Default" style:data-style-name="N2">
      <style:table-cell-properties fo:padding="0.0555in"/>
      <style:text-properties style:font-name="LM Roman 9" fo:font-size="18pt" style:font-size-asian="18pt" style:font-size-complex="18pt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meta_strat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6"/>
        <table:table-column table:style-name="co4" table:default-cell-style-name="ce21"/>
        <table:table-column table:style-name="co2" table:default-cell-style-name="ce21"/>
        <table:table-column table:style-name="co3" table:default-cell-style-name="ce15"/>
        <table:table-column table:style-name="co4" table:default-cell-style-name="ce21"/>
        <table:table-column table:style-name="co2" table:default-cell-style-name="ce21"/>
        <table:table-column table:style-name="co3" table:default-cell-style-name="ce16"/>
        <table:table-column table:style-name="co4" table:default-cell-style-name="ce2"/>
        <table:table-column table:style-name="co2" table:default-cell-style-name="ce2"/>
        <table:table-column table:style-name="co3" table:default-cell-style-name="ce16"/>
        <table:table-column table:style-name="co4" table:default-cell-style-name="ce2"/>
        <table:table-column table:style-name="co2" table:default-cell-style-name="ce2"/>
        <table:table-column table:style-name="co3" table:default-cell-style-name="ce16"/>
        <table:table-column table:style-name="co4" table:default-cell-style-name="ce2"/>
        <table:table-column table:style-name="co2" table:default-cell-style-name="ce2"/>
        <table:table-column table:style-name="co3" table:default-cell-style-name="ce16"/>
        <table:table-column table:style-name="co5" table:default-cell-style-name="ce2"/>
        <table:table-column table:style-name="co6" table:number-columns-repeated="996" table:default-cell-style-name="ce2"/>
        <table:table-row table:style-name="ro1">
          <table:table-cell table:style-name="ce1" office:value-type="string" calcext:value-type="string">
            <text:p>Algoritmo</text:p>
          </table:table-cell>
          <table:table-cell table:style-name="ce3" office:value-type="string" calcext:value-type="string" table:number-columns-spanned="3" table:number-rows-spanned="1">
            <text:p>RoF</text:p>
          </table:table-cell>
          <table:covered-table-cell table:style-name="ce9"/>
          <table:covered-table-cell table:style-name="ce1"/>
          <table:table-cell table:style-name="ce3" office:value-type="string" calcext:value-type="string" table:number-columns-spanned="3" table:number-rows-spanned="1">
            <text:p>PCT</text:p>
          </table:table-cell>
          <table:covered-table-cell table:style-name="ce9"/>
          <table:covered-table-cell table:style-name="ce1"/>
          <table:table-cell table:style-name="ce28" office:value-type="string" calcext:value-type="string" table:number-columns-spanned="3" table:number-rows-spanned="1">
            <text:p>RFw</text:p>
          </table:table-cell>
          <table:covered-table-cell table:style-name="ce9"/>
          <table:covered-table-cell table:style-name="ce1"/>
          <table:table-cell table:style-name="ce30" office:value-type="string" calcext:value-type="string" table:number-columns-spanned="3" table:number-rows-spanned="1">
            <text:p>ABoo</text:p>
          </table:table-cell>
          <table:covered-table-cell table:style-name="ce32"/>
          <table:covered-table-cell table:style-name="ce1"/>
          <table:table-cell table:style-name="ce3" office:value-type="string" calcext:value-type="string" table:number-columns-spanned="3" table:number-rows-spanned="1">
            <text:p>Maj</text:p>
          </table:table-cell>
          <table:covered-table-cell table:style-name="ce9"/>
          <table:covered-table-cell table:style-name="ce1"/>
          <table:table-cell table:style-name="ce3" office:value-type="string" calcext:value-type="string" table:number-columns-spanned="3" table:number-rows-spanned="1">
            <text:p>Alea</text:p>
          </table:table-cell>
          <table:covered-table-cell table:style-name="ce9"/>
          <table:covered-table-cell table:style-name="ce1"/>
          <table:table-cell table:style-name="ce33" table:number-columns-repeated="996"/>
        </table:table-row>
        <table:table-row table:style-name="ro2">
          <table:table-cell office:value-type="string" calcext:value-type="string">
            <text:p>C4.5w</text:p>
          </table:table-cell>
          <table:table-cell table:style-name="ce4" office:value-type="float" office:value="0.59" calcext:value-type="float">
            <text:p>0,59</text:p>
          </table:table-cell>
          <table:table-cell table:style-name="ce10" office:value-type="string" calcext:value-type="string">
            <text:p>/</text:p>
          </table:table-cell>
          <table:table-cell table:style-name="ce17" office:value-type="float" office:value="0.02" calcext:value-type="float">
            <text:p>0,02</text:p>
          </table:table-cell>
          <table:table-cell table:style-name="ce22" office:value-type="float" office:value="0.62" calcext:value-type="float">
            <text:p>0,62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2" office:value-type="float" office:value="0.61" calcext:value-type="float">
            <text:p>0,6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22" office:value-type="float" office:value="0.51" calcext:value-type="float">
            <text:p>0,5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22" office:value-type="float" office:value="0.57" calcext:value-type="float">
            <text:p>0,5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2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VM</text:p>
          </table:table-cell>
          <table:table-cell table:style-name="ce4" office:value-type="float" office:value="0.48" calcext:value-type="float">
            <text:p>0,48</text:p>
          </table:table-cell>
          <table:table-cell table:style-name="ce10" office:value-type="string" calcext:value-type="string">
            <text:p>/</text:p>
          </table:table-cell>
          <table:table-cell table:style-name="ce17" office:value-type="float" office:value="0.01" calcext:value-type="float">
            <text:p>0,01</text:p>
          </table:table-cell>
          <table:table-cell table:style-name="ce22" office:value-type="float" office:value="0.49" calcext:value-type="float">
            <text:p>0,49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2" office:value-type="float" office:value="0.53" calcext:value-type="float">
            <text:p>0,5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22" office:value-type="float" office:value="0.44" calcext:value-type="float">
            <text:p>0,4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22" office:value-type="float" office:value="0.59" calcext:value-type="float">
            <text:p>0,5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2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5NN</text:p>
          </table:table-cell>
          <table:table-cell table:style-name="ce4" office:value-type="float" office:value="0.44" calcext:value-type="float">
            <text:p>0,44</text:p>
          </table:table-cell>
          <table:table-cell table:style-name="ce10" office:value-type="string" calcext:value-type="string">
            <text:p>/</text:p>
          </table:table-cell>
          <table:table-cell table:style-name="ce18" office:value-type="float" office:value="0.03" calcext:value-type="float">
            <text:p>0,03</text:p>
          </table:table-cell>
          <table:table-cell table:style-name="ce22" office:value-type="float" office:value="0.49" calcext:value-type="float">
            <text:p>0,49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2" office:value-type="float" office:value="0.49" calcext:value-type="float">
            <text:p>0,4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22" office:value-type="float" office:value="0.44" calcext:value-type="float">
            <text:p>0,4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22" office:value-type="float" office:value="0.43" calcext:value-type="float">
            <text:p>0,4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2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</text:p>
          </table:table-cell>
          <table:table-cell table:style-name="ce4" office:value-type="float" office:value="0.48" calcext:value-type="float">
            <text:p>0,48</text:p>
          </table:table-cell>
          <table:table-cell table:style-name="ce10" office:value-type="string" calcext:value-type="string">
            <text:p>/</text:p>
          </table:table-cell>
          <table:table-cell table:style-name="ce17" office:value-type="float" office:value="0.02" calcext:value-type="float">
            <text:p>0,02</text:p>
          </table:table-cell>
          <table:table-cell table:style-name="ce22" office:value-type="float" office:value="0.44" calcext:value-type="float">
            <text:p>0,44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2" office:value-type="float" office:value="0.43" calcext:value-type="float">
            <text:p>0,4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2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22" office:value-type="float" office:value="0.47" calcext:value-type="float">
            <text:p>0,4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2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 table:number-columns-spanned="3" table:number-rows-spanned="1">
            <text:p>RoF</text:p>
          </table:table-cell>
          <table:covered-table-cell table:style-name="ce11"/>
          <table:covered-table-cell table:style-name="ce19"/>
          <table:table-cell table:style-name="ce23" office:value-type="string" calcext:value-type="string" table:number-columns-spanned="3" table:number-rows-spanned="1">
            <text:p>PCT</text:p>
          </table:table-cell>
          <table:covered-table-cell table:style-name="ce9"/>
          <table:covered-table-cell table:style-name="ce1"/>
          <table:table-cell table:style-name="ce29" office:value-type="string" calcext:value-type="string" table:number-columns-spanned="3" table:number-rows-spanned="1">
            <text:p>RFw</text:p>
          </table:table-cell>
          <table:covered-table-cell table:style-name="ce9"/>
          <table:covered-table-cell table:style-name="ce1"/>
          <table:table-cell table:style-name="ce31" office:value-type="string" calcext:value-type="string" table:number-columns-spanned="3" table:number-rows-spanned="1">
            <text:p>ABoo</text:p>
          </table:table-cell>
          <table:covered-table-cell table:style-name="ce32"/>
          <table:covered-table-cell table:style-name="ce1"/>
          <table:table-cell table:style-name="ce23" office:value-type="string" calcext:value-type="string" table:number-columns-spanned="3" table:number-rows-spanned="1">
            <text:p>Maj</text:p>
          </table:table-cell>
          <table:covered-table-cell table:style-name="ce9"/>
          <table:covered-table-cell table:style-name="ce1"/>
          <table:table-cell table:style-name="ce23" office:value-type="string" calcext:value-type="string" table:number-columns-spanned="3" table:number-rows-spanned="1">
            <text:p>Alea</text:p>
          </table:table-cell>
          <table:covered-table-cell table:style-name="ce9"/>
          <table:covered-table-cell table:style-name="ce1"/>
          <table:table-cell table:number-columns-repeated="996"/>
        </table:table-row>
        <table:table-row table:style-name="ro2">
          <table:table-cell office:value-type="string" calcext:value-type="string">
            <text:p>C4.5w</text:p>
          </table:table-cell>
          <table:table-cell table:style-name="ce6" office:value-type="float" office:value="0.41" calcext:value-type="float">
            <text:p>0,41</text:p>
          </table:table-cell>
          <table:table-cell table:style-name="ce12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4" office:value-type="float" office:value="0.45" calcext:value-type="float">
            <text:p>0,45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4" office:value-type="float" office:value="0.42" calcext:value-type="float">
            <text:p>0,4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24" office:value-type="float" office:value="0.4" calcext:value-type="float">
            <text:p>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24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4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5NN</text:p>
          </table:table-cell>
          <table:table-cell table:style-name="ce7" office:value-type="float" office:value="0.4" calcext:value-type="float">
            <text:p>0,40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25" office:value-type="float" office:value="0.43" calcext:value-type="float">
            <text:p>0,43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5" office:value-type="float" office:value="0.43" calcext:value-type="float">
            <text:p>0,4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25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25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5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</text:p>
          </table:table-cell>
          <table:table-cell table:style-name="ce7" office:value-type="float" office:value="0.4" calcext:value-type="float">
            <text:p>0,40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5" office:value-type="float" office:value="0.38" calcext:value-type="float">
            <text:p>0,38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5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5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25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5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VM</text:p>
          </table:table-cell>
          <table:table-cell table:style-name="ce7" office:value-type="float" office:value="0.28" calcext:value-type="float">
            <text:p>0,28</text:p>
          </table:table-cell>
          <table:table-cell table:style-name="ce13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25" office:value-type="float" office:value="0.29" calcext:value-type="float">
            <text:p>0,29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25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25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style-name="ce25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5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Algoritmo</text:p>
          </table:table-cell>
          <table:table-cell table:style-name="ce3" office:value-type="string" calcext:value-type="string" table:number-columns-spanned="3" table:number-rows-spanned="1">
            <text:p>RoF</text:p>
          </table:table-cell>
          <table:covered-table-cell table:style-name="ce14"/>
          <table:covered-table-cell table:style-name="ce20"/>
          <table:table-cell table:style-name="ce3" office:value-type="string" calcext:value-type="string" table:number-columns-spanned="3" table:number-rows-spanned="1">
            <text:p>PCT</text:p>
          </table:table-cell>
          <table:covered-table-cell table:style-name="ce9"/>
          <table:covered-table-cell table:style-name="ce1"/>
          <table:table-cell table:style-name="ce28" office:value-type="string" calcext:value-type="string" table:number-columns-spanned="3" table:number-rows-spanned="1">
            <text:p>RFw</text:p>
          </table:table-cell>
          <table:covered-table-cell table:style-name="ce9"/>
          <table:covered-table-cell table:style-name="ce1"/>
          <table:table-cell table:style-name="ce30" office:value-type="string" calcext:value-type="string" table:number-columns-spanned="3" table:number-rows-spanned="1">
            <text:p>ABoo</text:p>
          </table:table-cell>
          <table:covered-table-cell table:style-name="ce32"/>
          <table:covered-table-cell table:style-name="ce1"/>
          <table:table-cell table:style-name="ce3" office:value-type="string" calcext:value-type="string" table:number-columns-spanned="3" table:number-rows-spanned="1">
            <text:p>Maj</text:p>
          </table:table-cell>
          <table:covered-table-cell table:style-name="ce9"/>
          <table:covered-table-cell table:style-name="ce1"/>
          <table:table-cell table:style-name="ce3" office:value-type="string" calcext:value-type="string" table:number-columns-spanned="3" table:number-rows-spanned="1">
            <text:p>Alea</text:p>
          </table:table-cell>
          <table:covered-table-cell table:style-name="ce9"/>
          <table:covered-table-cell table:style-name="ce1"/>
          <table:table-cell table:number-columns-repeated="996"/>
        </table:table-row>
        <table:table-row table:style-name="ro2">
          <table:table-cell office:value-type="string" calcext:value-type="string">
            <text:p>C4.5w</text:p>
          </table:table-cell>
          <table:table-cell table:style-name="ce8" office:value-type="float" office:value="0.19" calcext:value-type="float">
            <text:p>0,1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26" office:value-type="float" office:value="0.26" calcext:value-type="float">
            <text:p>0,26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26" office:value-type="float" office:value="0.22" calcext:value-type="float">
            <text:p>0,2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6" office:value-type="float" office:value="0.13" calcext:value-type="float">
            <text:p>0,1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6" office:value-type="float" office:value="-0.02" calcext:value-type="float">
            <text:p>-0,0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5NN</text:p>
          </table:table-cell>
          <table:table-cell table:style-name="ce8" office:value-type="float" office:value="0.09" calcext:value-type="float">
            <text:p>0,0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style-name="ce26" office:value-type="float" office:value="0.17" calcext:value-type="float">
            <text:p>0,17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26" office:value-type="float" office:value="0.17" calcext:value-type="float">
            <text:p>0,1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26" office:value-type="float" office:value="0.12" calcext:value-type="float">
            <text:p>0,1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6" office:value-type="float" office:value="-0.02" calcext:value-type="float">
            <text:p>-0,0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" calcext:value-type="float">
            <text:p>0,1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</text:p>
          </table:table-cell>
          <table:table-cell table:style-name="ce8" office:value-type="float" office:value="0.12" calcext:value-type="float">
            <text:p>0,1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26" office:value-type="float" office:value="0.06" calcext:value-type="float">
            <text:p>0,06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26" office:value-type="float" office:value="0.04" calcext:value-type="float">
            <text:p>0,0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26" office:value-type="float" office:value="0.05" calcext:value-type="float">
            <text:p>0,0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6" office:value-type="float" office:value="-0.04" calcext:value-type="float">
            <text:p>-0,0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VM</text:p>
          </table:table-cell>
          <table:table-cell table:style-name="ce8" office:value-type="float" office:value="-0.08" calcext:value-type="float">
            <text:p>-0,0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26" office:value-type="float" office:value="-0.07" calcext:value-type="float">
            <text:p>-0,07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26" office:value-type="float" office:value="-0.04" calcext:value-type="float">
            <text:p>-0,0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26" office:value-type="float" office:value="0.01" calcext:value-type="float">
            <text:p>0,0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1" calcext:value-type="float">
            <text:p>0,11</text:p>
          </table:table-cell>
          <table:table-cell table:style-name="ce26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26" office:value-type="float" office:value="-0.02" calcext:value-type="float">
            <text:p>-0,0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5"/>
          <table:table-cell table:style-name="ce21"/>
          <table:table-cell table:number-columns-repeated="1005"/>
        </table:table-row>
        <table:table-row table:style-name="ro1" table:number-rows-repeated="57">
          <table:table-cell table:number-columns-repeated="3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/>
          <table:table-cell table:number-columns-repeated="1005"/>
        </table:table-row>
        <table:table-row table:style-name="ro1" table:number-rows-repeated="1048491">
          <table:table-cell table:number-columns-repeated="1015"/>
        </table:table-row>
        <table:table-row table:style-name="ro3" table:number-rows-repeated="11">
          <table:table-cell table:number-columns-repeated="1015"/>
        </table:table-row>
        <table:table-row table:style-name="ro3">
          <table:table-cell table:number-columns-repeated="1015"/>
        </table:table-row>
        <calcext:conditional-formats>
          <calcext:conditional-format calcext:target-range-address="meta_strat_2.E2:meta_strat_2.E10 meta_strat_2.H2:meta_strat_2.H10 meta_strat_2.K2:meta_strat_2.K10 meta_strat_2.N2:meta_strat_2.N10 meta_strat_2.Q2:meta_strat_2.Q1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_2.E2"/>
          </calcext:conditional-format>
          <calcext:conditional-format calcext:target-range-address="meta_strat_2.E12:meta_strat_2.E15 meta_strat_2.H12:meta_strat_2.H15 meta_strat_2.K12:meta_strat_2.K15 meta_strat_2.N12:meta_strat_2.N15 meta_strat_2.Q12:meta_strat_2.Q1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_2.E12"/>
          </calcext:conditional-format>
          <calcext:conditional-format calcext:target-range-address="meta_strat_2.C11:meta_strat_2.D11 meta_strat_2.C2:meta_strat_2.C1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_2.B2:meta_strat_2.B1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_2.B2"/>
          </calcext:conditional-format>
          <calcext:conditional-format calcext:target-range-address="meta_strat_2.B12:meta_strat_2.B1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_2.B12"/>
          </calcext:conditional-format>
          <calcext:conditional-format calcext:target-range-address="meta_strat_2.E2:meta_strat_2.E5 meta_strat_2.H2:meta_strat_2.H5 meta_strat_2.K2:meta_strat_2.K5 meta_strat_2.N2:meta_strat_2.N5 meta_strat_2.Q2:meta_strat_2.Q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_2.E2"/>
          </calcext:conditional-format>
          <calcext:conditional-format calcext:target-range-address="meta_strat_2.E7:meta_strat_2.E7 meta_strat_2.H7:meta_strat_2.H7 meta_strat_2.K7:meta_strat_2.K7 meta_strat_2.N7:meta_strat_2.N7 meta_strat_2.Q7:meta_strat_2.Q7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_2.E7"/>
          </calcext:conditional-format>
          <calcext:conditional-format calcext:target-range-address="meta_strat_2.C2:meta_strat_2.C7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_2.C2:meta_strat_2.C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_2.D2:meta_strat_2.D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_2.B2:meta_strat_2.B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_2.B2"/>
          </calcext:conditional-format>
          <calcext:conditional-format calcext:target-range-address="meta_strat_2.B7:meta_strat_2.B7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_2.B7"/>
          </calcext:conditional-format>
          <calcext:conditional-format calcext:target-range-address="meta_strat_2.D4:meta_strat_2.D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table table:name="meta_par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2" table:default-cell-style-name="ce21"/>
        <table:table-column table:style-name="co9" table:default-cell-style-name="ce21"/>
        <table:table-column table:style-name="co10" table:default-cell-style-name="ce21"/>
        <table:table-column table:style-name="co8" table:default-cell-style-name="ce21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996" table:default-cell-style-name="ce2"/>
        <table:table-row table:style-name="ro1">
          <table:table-cell table:style-name="ce1" office:value-type="string" calcext:value-type="string">
            <text:p>Algoritmo</text:p>
          </table:table-cell>
          <table:table-cell table:style-name="ce3" office:value-type="string" calcext:value-type="string" table:number-columns-spanned="3" table:number-rows-spanned="1">
            <text:p>RoF</text:p>
          </table:table-cell>
          <table:covered-table-cell table:style-name="ce9"/>
          <table:covered-table-cell table:style-name="ce1"/>
          <table:table-cell table:style-name="ce3" office:value-type="string" calcext:value-type="string" table:number-columns-spanned="3" table:number-rows-spanned="1">
            <text:p>PCT</text:p>
          </table:table-cell>
          <table:covered-table-cell table:style-name="ce9"/>
          <table:covered-table-cell table:style-name="ce1"/>
          <table:table-cell table:style-name="ce28" office:value-type="string" calcext:value-type="string" table:number-columns-spanned="3" table:number-rows-spanned="1">
            <text:p>RFw</text:p>
          </table:table-cell>
          <table:covered-table-cell table:style-name="ce9"/>
          <table:covered-table-cell table:style-name="ce1"/>
          <table:table-cell table:style-name="ce30" office:value-type="string" calcext:value-type="string" table:number-columns-spanned="3" table:number-rows-spanned="1">
            <text:p>ABoo</text:p>
          </table:table-cell>
          <table:covered-table-cell table:style-name="ce32"/>
          <table:covered-table-cell table:style-name="ce1"/>
          <table:table-cell table:style-name="ce3" office:value-type="string" calcext:value-type="string" table:number-columns-spanned="3" table:number-rows-spanned="1">
            <text:p>Maj</text:p>
          </table:table-cell>
          <table:covered-table-cell table:style-name="ce9"/>
          <table:covered-table-cell table:style-name="ce1"/>
          <table:table-cell table:style-name="ce3" office:value-type="string" calcext:value-type="string" table:number-columns-spanned="3" table:number-rows-spanned="1">
            <text:p>Alea</text:p>
          </table:table-cell>
          <table:covered-table-cell table:style-name="ce9"/>
          <table:covered-table-cell table:style-name="ce1"/>
          <table:table-cell table:style-name="ce33" table:number-columns-repeated="996"/>
        </table:table-row>
        <table:table-row table:style-name="ro2">
          <table:table-cell office:value-type="string" calcext:value-type="string">
            <text:p>C4.5w¹</text:p>
          </table:table-cell>
          <table:table-cell table:style-name="ce34" office:value-type="float" office:value="0.65" calcext:value-type="float">
            <text:p>0,65</text:p>
          </table:table-cell>
          <table:table-cell table:style-name="ce3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39" office:value-type="float" office:value="0.65" calcext:value-type="float">
            <text:p>0,6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39" office:value-type="float" office:value="0.65" calcext:value-type="float">
            <text:p>0,6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39" office:value-type="float" office:value="0.54" calcext:value-type="float">
            <text:p>0,5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style-name="ce39" office:value-type="float" office:value="0.58" calcext:value-type="float">
            <text:p>0,5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39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VM¹</text:p>
          </table:table-cell>
          <table:table-cell table:style-name="ce34" office:value-type="float" office:value="0.58" calcext:value-type="float">
            <text:p>0,58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0.02" calcext:value-type="float">
            <text:p>0,02</text:p>
          </table:table-cell>
          <table:table-cell table:style-name="ce39" office:value-type="float" office:value="0.59" calcext:value-type="float">
            <text:p>0,5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39" office:value-type="float" office:value="0.61" calcext:value-type="float">
            <text:p>0,6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39" office:value-type="float" office:value="0.49" calcext:value-type="float">
            <text:p>0,4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39" office:value-type="float" office:value="0.62" calcext:value-type="float">
            <text:p>0,6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39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4.5w²</text:p>
          </table:table-cell>
          <table:table-cell table:style-name="ce34" office:value-type="float" office:value="0.59" calcext:value-type="float">
            <text:p>0,59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0.02" calcext:value-type="float">
            <text:p>0,02</text:p>
          </table:table-cell>
          <table:table-cell table:style-name="ce39" office:value-type="float" office:value="0.58" calcext:value-type="float">
            <text:p>0,5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39" office:value-type="float" office:value="0.57" calcext:value-type="float">
            <text:p>0,5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39" office:value-type="float" office:value="0.48" calcext:value-type="float">
            <text:p>0,4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style-name="ce39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39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²</text:p>
          </table:table-cell>
          <table:table-cell table:style-name="ce34" office:value-type="float" office:value="0.53" calcext:value-type="float">
            <text:p>0,53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0.02" calcext:value-type="float">
            <text:p>0,02</text:p>
          </table:table-cell>
          <table:table-cell table:style-name="ce39" office:value-type="float" office:value="0.54" calcext:value-type="float">
            <text:p>0,5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39" office:value-type="float" office:value="0.51" calcext:value-type="float">
            <text:p>0,5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39" office:value-type="float" office:value="0.45" calcext:value-type="float">
            <text:p>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39" office:value-type="float" office:value="0.5" calcext:value-type="float">
            <text:p>0,5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39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¹</text:p>
          </table:table-cell>
          <table:table-cell table:style-name="ce34" office:value-type="float" office:value="0.53" calcext:value-type="float">
            <text:p>0,53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0.01" calcext:value-type="float">
            <text:p>0,01</text:p>
          </table:table-cell>
          <table:table-cell table:style-name="ce39" office:value-type="float" office:value="0.52" calcext:value-type="float">
            <text:p>0,5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39" office:value-type="float" office:value="0.55" calcext:value-type="float">
            <text:p>0,5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39" office:value-type="float" office:value="0.42" calcext:value-type="float">
            <text:p>0,4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39" office:value-type="float" office:value="0.48" calcext:value-type="float">
            <text:p>0,4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39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5NN¹</text:p>
          </table:table-cell>
          <table:table-cell table:style-name="ce34" office:value-type="float" office:value="0.42" calcext:value-type="float">
            <text:p>0,42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0.02" calcext:value-type="float">
            <text:p>0,02</text:p>
          </table:table-cell>
          <table:table-cell table:style-name="ce39" office:value-type="float" office:value="0.48" calcext:value-type="float">
            <text:p>0,4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39" office:value-type="float" office:value="0.5" calcext:value-type="float">
            <text:p>0,5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39" office:value-type="float" office:value="0.42" calcext:value-type="float">
            <text:p>0,4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style-name="ce39" office:value-type="float" office:value="0.51" calcext:value-type="float">
            <text:p>0,5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39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VM²</text:p>
          </table:table-cell>
          <table:table-cell table:style-name="ce34" office:value-type="float" office:value="0.43" calcext:value-type="float">
            <text:p>0,43</text:p>
          </table:table-cell>
          <table:table-cell table:style-name="ce36" office:value-type="string" calcext:value-type="string">
            <text:p>/</text:p>
          </table:table-cell>
          <table:table-cell table:style-name="ce38" office:value-type="float" office:value="0.04" calcext:value-type="float">
            <text:p>0,04</text:p>
          </table:table-cell>
          <table:table-cell table:style-name="ce39" office:value-type="float" office:value="0.46" calcext:value-type="float">
            <text:p>0,4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39" office:value-type="float" office:value="0.48" calcext:value-type="float">
            <text:p>0,4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39" office:value-type="float" office:value="0.44" calcext:value-type="float">
            <text:p>0,4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39" office:value-type="float" office:value="0.47" calcext:value-type="float">
            <text:p>0,4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39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NN²</text:p>
          </table:table-cell>
          <table:table-cell table:style-name="ce34" office:value-type="float" office:value="0.46" calcext:value-type="float">
            <text:p>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0.03" calcext:value-type="float">
            <text:p>0,03</text:p>
          </table:table-cell>
          <table:table-cell table:style-name="ce39" office:value-type="float" office:value="0.45" calcext:value-type="float">
            <text:p>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39" office:value-type="float" office:value="0.4" calcext:value-type="float">
            <text:p>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39" office:value-type="float" office:value="0.38" calcext:value-type="float">
            <text:p>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39" office:value-type="float" office:value="0.39" calcext:value-type="float">
            <text:p>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39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6NN²</text:p>
          </table:table-cell>
          <table:table-cell table:style-name="ce34" office:value-type="float" office:value="1.46" calcext:value-type="float">
            <text:p>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.03" calcext:value-type="float">
            <text:p>1,03</text:p>
          </table:table-cell>
          <table:table-cell table:style-name="ce39" office:value-type="float" office:value="1.45" calcext:value-type="float">
            <text:p>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.02" calcext:value-type="float">
            <text:p>1,02</text:p>
          </table:table-cell>
          <table:table-cell table:style-name="ce39" office:value-type="float" office:value="1.4" calcext:value-type="float">
            <text:p>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.03" calcext:value-type="float">
            <text:p>1,03</text:p>
          </table:table-cell>
          <table:table-cell table:style-name="ce39" office:value-type="float" office:value="1.38" calcext:value-type="float">
            <text:p>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.07" calcext:value-type="float">
            <text:p>1,07</text:p>
          </table:table-cell>
          <table:table-cell table:style-name="ce39" office:value-type="float" office:value="1.39" calcext:value-type="float">
            <text:p>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" calcext:value-type="float">
            <text:p>1,00</text:p>
          </table:table-cell>
          <table:table-cell table:style-name="ce39" office:value-type="float" office:value="1.31" calcext:value-type="float">
            <text:p>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.04" calcext:value-type="float">
            <text:p>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7NN²</text:p>
          </table:table-cell>
          <table:table-cell table:style-name="ce34" office:value-type="float" office:value="2.46" calcext:value-type="float">
            <text:p>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2.03" calcext:value-type="float">
            <text:p>2,03</text:p>
          </table:table-cell>
          <table:table-cell table:style-name="ce39" office:value-type="float" office:value="2.45" calcext:value-type="float">
            <text:p>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.02" calcext:value-type="float">
            <text:p>2,02</text:p>
          </table:table-cell>
          <table:table-cell table:style-name="ce39" office:value-type="float" office:value="2.4" calcext:value-type="float">
            <text:p>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.03" calcext:value-type="float">
            <text:p>2,03</text:p>
          </table:table-cell>
          <table:table-cell table:style-name="ce39" office:value-type="float" office:value="2.38" calcext:value-type="float">
            <text:p>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.07" calcext:value-type="float">
            <text:p>2,07</text:p>
          </table:table-cell>
          <table:table-cell table:style-name="ce39" office:value-type="float" office:value="2.39" calcext:value-type="float">
            <text:p>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" calcext:value-type="float">
            <text:p>2,00</text:p>
          </table:table-cell>
          <table:table-cell table:style-name="ce39" office:value-type="float" office:value="2.31" calcext:value-type="float">
            <text:p>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.04" calcext:value-type="float">
            <text:p>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8NN²</text:p>
          </table:table-cell>
          <table:table-cell table:style-name="ce34" office:value-type="float" office:value="3.46" calcext:value-type="float">
            <text:p>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3.03" calcext:value-type="float">
            <text:p>3,03</text:p>
          </table:table-cell>
          <table:table-cell table:style-name="ce39" office:value-type="float" office:value="3.45" calcext:value-type="float">
            <text:p>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.02" calcext:value-type="float">
            <text:p>3,02</text:p>
          </table:table-cell>
          <table:table-cell table:style-name="ce39" office:value-type="float" office:value="3.4" calcext:value-type="float">
            <text:p>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.03" calcext:value-type="float">
            <text:p>3,03</text:p>
          </table:table-cell>
          <table:table-cell table:style-name="ce39" office:value-type="float" office:value="3.38" calcext:value-type="float">
            <text:p>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.07" calcext:value-type="float">
            <text:p>3,07</text:p>
          </table:table-cell>
          <table:table-cell table:style-name="ce39" office:value-type="float" office:value="3.39" calcext:value-type="float">
            <text:p>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" calcext:value-type="float">
            <text:p>3,00</text:p>
          </table:table-cell>
          <table:table-cell table:style-name="ce39" office:value-type="float" office:value="3.31" calcext:value-type="float">
            <text:p>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.04" calcext:value-type="float">
            <text:p>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9NN²</text:p>
          </table:table-cell>
          <table:table-cell table:style-name="ce34" office:value-type="float" office:value="4.46" calcext:value-type="float">
            <text:p>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4.03" calcext:value-type="float">
            <text:p>4,03</text:p>
          </table:table-cell>
          <table:table-cell table:style-name="ce39" office:value-type="float" office:value="4.45" calcext:value-type="float">
            <text:p>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.02" calcext:value-type="float">
            <text:p>4,02</text:p>
          </table:table-cell>
          <table:table-cell table:style-name="ce39" office:value-type="float" office:value="4.4" calcext:value-type="float">
            <text:p>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.03" calcext:value-type="float">
            <text:p>4,03</text:p>
          </table:table-cell>
          <table:table-cell table:style-name="ce39" office:value-type="float" office:value="4.38" calcext:value-type="float">
            <text:p>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.07" calcext:value-type="float">
            <text:p>4,07</text:p>
          </table:table-cell>
          <table:table-cell table:style-name="ce39" office:value-type="float" office:value="4.39" calcext:value-type="float">
            <text:p>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" calcext:value-type="float">
            <text:p>4,00</text:p>
          </table:table-cell>
          <table:table-cell table:style-name="ce39" office:value-type="float" office:value="4.31" calcext:value-type="float">
            <text:p>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.04" calcext:value-type="float">
            <text:p>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0NN²</text:p>
          </table:table-cell>
          <table:table-cell table:style-name="ce34" office:value-type="float" office:value="5.46" calcext:value-type="float">
            <text:p>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5.03" calcext:value-type="float">
            <text:p>5,03</text:p>
          </table:table-cell>
          <table:table-cell table:style-name="ce39" office:value-type="float" office:value="5.45" calcext:value-type="float">
            <text:p>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.02" calcext:value-type="float">
            <text:p>5,02</text:p>
          </table:table-cell>
          <table:table-cell table:style-name="ce39" office:value-type="float" office:value="5.4" calcext:value-type="float">
            <text:p>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.03" calcext:value-type="float">
            <text:p>5,03</text:p>
          </table:table-cell>
          <table:table-cell table:style-name="ce39" office:value-type="float" office:value="5.38" calcext:value-type="float">
            <text:p>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.07" calcext:value-type="float">
            <text:p>5,07</text:p>
          </table:table-cell>
          <table:table-cell table:style-name="ce39" office:value-type="float" office:value="5.39" calcext:value-type="float">
            <text:p>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" calcext:value-type="float">
            <text:p>5,00</text:p>
          </table:table-cell>
          <table:table-cell table:style-name="ce39" office:value-type="float" office:value="5.31" calcext:value-type="float">
            <text:p>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.04" calcext:value-type="float">
            <text:p>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1NN²</text:p>
          </table:table-cell>
          <table:table-cell table:style-name="ce34" office:value-type="float" office:value="6.46" calcext:value-type="float">
            <text:p>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6.03" calcext:value-type="float">
            <text:p>6,03</text:p>
          </table:table-cell>
          <table:table-cell table:style-name="ce39" office:value-type="float" office:value="6.45" calcext:value-type="float">
            <text:p>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.02" calcext:value-type="float">
            <text:p>6,02</text:p>
          </table:table-cell>
          <table:table-cell table:style-name="ce39" office:value-type="float" office:value="6.4" calcext:value-type="float">
            <text:p>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.03" calcext:value-type="float">
            <text:p>6,03</text:p>
          </table:table-cell>
          <table:table-cell table:style-name="ce39" office:value-type="float" office:value="6.38" calcext:value-type="float">
            <text:p>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.07" calcext:value-type="float">
            <text:p>6,07</text:p>
          </table:table-cell>
          <table:table-cell table:style-name="ce39" office:value-type="float" office:value="6.39" calcext:value-type="float">
            <text:p>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" calcext:value-type="float">
            <text:p>6,00</text:p>
          </table:table-cell>
          <table:table-cell table:style-name="ce39" office:value-type="float" office:value="6.31" calcext:value-type="float">
            <text:p>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.04" calcext:value-type="float">
            <text:p>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2NN²</text:p>
          </table:table-cell>
          <table:table-cell table:style-name="ce34" office:value-type="float" office:value="7.46" calcext:value-type="float">
            <text:p>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7.03" calcext:value-type="float">
            <text:p>7,03</text:p>
          </table:table-cell>
          <table:table-cell table:style-name="ce39" office:value-type="float" office:value="7.45" calcext:value-type="float">
            <text:p>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.02" calcext:value-type="float">
            <text:p>7,02</text:p>
          </table:table-cell>
          <table:table-cell table:style-name="ce39" office:value-type="float" office:value="7.4" calcext:value-type="float">
            <text:p>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.03" calcext:value-type="float">
            <text:p>7,03</text:p>
          </table:table-cell>
          <table:table-cell table:style-name="ce39" office:value-type="float" office:value="7.38" calcext:value-type="float">
            <text:p>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.07" calcext:value-type="float">
            <text:p>7,07</text:p>
          </table:table-cell>
          <table:table-cell table:style-name="ce39" office:value-type="float" office:value="7.39" calcext:value-type="float">
            <text:p>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" calcext:value-type="float">
            <text:p>7,00</text:p>
          </table:table-cell>
          <table:table-cell table:style-name="ce39" office:value-type="float" office:value="7.31" calcext:value-type="float">
            <text:p>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.04" calcext:value-type="float">
            <text:p>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3NN²</text:p>
          </table:table-cell>
          <table:table-cell table:style-name="ce34" office:value-type="float" office:value="8.46" calcext:value-type="float">
            <text:p>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8.03" calcext:value-type="float">
            <text:p>8,03</text:p>
          </table:table-cell>
          <table:table-cell table:style-name="ce39" office:value-type="float" office:value="8.45" calcext:value-type="float">
            <text:p>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.02" calcext:value-type="float">
            <text:p>8,02</text:p>
          </table:table-cell>
          <table:table-cell table:style-name="ce39" office:value-type="float" office:value="8.4" calcext:value-type="float">
            <text:p>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.03" calcext:value-type="float">
            <text:p>8,03</text:p>
          </table:table-cell>
          <table:table-cell table:style-name="ce39" office:value-type="float" office:value="8.38" calcext:value-type="float">
            <text:p>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.07" calcext:value-type="float">
            <text:p>8,07</text:p>
          </table:table-cell>
          <table:table-cell table:style-name="ce39" office:value-type="float" office:value="8.39" calcext:value-type="float">
            <text:p>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" calcext:value-type="float">
            <text:p>8,00</text:p>
          </table:table-cell>
          <table:table-cell table:style-name="ce39" office:value-type="float" office:value="8.31" calcext:value-type="float">
            <text:p>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.04" calcext:value-type="float">
            <text:p>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4NN²</text:p>
          </table:table-cell>
          <table:table-cell table:style-name="ce34" office:value-type="float" office:value="9.46" calcext:value-type="float">
            <text:p>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9.03" calcext:value-type="float">
            <text:p>9,03</text:p>
          </table:table-cell>
          <table:table-cell table:style-name="ce39" office:value-type="float" office:value="9.45" calcext:value-type="float">
            <text:p>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.02" calcext:value-type="float">
            <text:p>9,02</text:p>
          </table:table-cell>
          <table:table-cell table:style-name="ce39" office:value-type="float" office:value="9.4" calcext:value-type="float">
            <text:p>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.03" calcext:value-type="float">
            <text:p>9,03</text:p>
          </table:table-cell>
          <table:table-cell table:style-name="ce39" office:value-type="float" office:value="9.38" calcext:value-type="float">
            <text:p>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.07" calcext:value-type="float">
            <text:p>9,07</text:p>
          </table:table-cell>
          <table:table-cell table:style-name="ce39" office:value-type="float" office:value="9.39" calcext:value-type="float">
            <text:p>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" calcext:value-type="float">
            <text:p>9,00</text:p>
          </table:table-cell>
          <table:table-cell table:style-name="ce39" office:value-type="float" office:value="9.31" calcext:value-type="float">
            <text:p>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.04" calcext:value-type="float">
            <text:p>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5NN²</text:p>
          </table:table-cell>
          <table:table-cell table:style-name="ce34" office:value-type="float" office:value="10.46" calcext:value-type="float">
            <text:p>1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0.03" calcext:value-type="float">
            <text:p>10,03</text:p>
          </table:table-cell>
          <table:table-cell table:style-name="ce39" office:value-type="float" office:value="10.45" calcext:value-type="float">
            <text:p>1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.02" calcext:value-type="float">
            <text:p>10,02</text:p>
          </table:table-cell>
          <table:table-cell table:style-name="ce39" office:value-type="float" office:value="10.4" calcext:value-type="float">
            <text:p>1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.03" calcext:value-type="float">
            <text:p>10,03</text:p>
          </table:table-cell>
          <table:table-cell table:style-name="ce39" office:value-type="float" office:value="10.38" calcext:value-type="float">
            <text:p>1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.07" calcext:value-type="float">
            <text:p>10,07</text:p>
          </table:table-cell>
          <table:table-cell table:style-name="ce39" office:value-type="float" office:value="10.39" calcext:value-type="float">
            <text:p>1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" calcext:value-type="float">
            <text:p>10,00</text:p>
          </table:table-cell>
          <table:table-cell table:style-name="ce39" office:value-type="float" office:value="10.31" calcext:value-type="float">
            <text:p>1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.04" calcext:value-type="float">
            <text:p>1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6NN²</text:p>
          </table:table-cell>
          <table:table-cell table:style-name="ce34" office:value-type="float" office:value="11.46" calcext:value-type="float">
            <text:p>1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1.03" calcext:value-type="float">
            <text:p>11,03</text:p>
          </table:table-cell>
          <table:table-cell table:style-name="ce39" office:value-type="float" office:value="11.45" calcext:value-type="float">
            <text:p>1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.02" calcext:value-type="float">
            <text:p>11,02</text:p>
          </table:table-cell>
          <table:table-cell table:style-name="ce39" office:value-type="float" office:value="11.4" calcext:value-type="float">
            <text:p>1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.03" calcext:value-type="float">
            <text:p>11,03</text:p>
          </table:table-cell>
          <table:table-cell table:style-name="ce39" office:value-type="float" office:value="11.38" calcext:value-type="float">
            <text:p>1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.07" calcext:value-type="float">
            <text:p>11,07</text:p>
          </table:table-cell>
          <table:table-cell table:style-name="ce39" office:value-type="float" office:value="11.39" calcext:value-type="float">
            <text:p>1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" calcext:value-type="float">
            <text:p>11,00</text:p>
          </table:table-cell>
          <table:table-cell table:style-name="ce39" office:value-type="float" office:value="11.31" calcext:value-type="float">
            <text:p>1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.04" calcext:value-type="float">
            <text:p>1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7NN²</text:p>
          </table:table-cell>
          <table:table-cell table:style-name="ce34" office:value-type="float" office:value="12.46" calcext:value-type="float">
            <text:p>1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2.03" calcext:value-type="float">
            <text:p>12,03</text:p>
          </table:table-cell>
          <table:table-cell table:style-name="ce39" office:value-type="float" office:value="12.45" calcext:value-type="float">
            <text:p>1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.02" calcext:value-type="float">
            <text:p>12,02</text:p>
          </table:table-cell>
          <table:table-cell table:style-name="ce39" office:value-type="float" office:value="12.4" calcext:value-type="float">
            <text:p>1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.03" calcext:value-type="float">
            <text:p>12,03</text:p>
          </table:table-cell>
          <table:table-cell table:style-name="ce39" office:value-type="float" office:value="12.38" calcext:value-type="float">
            <text:p>1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.07" calcext:value-type="float">
            <text:p>12,07</text:p>
          </table:table-cell>
          <table:table-cell table:style-name="ce39" office:value-type="float" office:value="12.39" calcext:value-type="float">
            <text:p>1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" calcext:value-type="float">
            <text:p>12,00</text:p>
          </table:table-cell>
          <table:table-cell table:style-name="ce39" office:value-type="float" office:value="12.31" calcext:value-type="float">
            <text:p>1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.04" calcext:value-type="float">
            <text:p>1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8NN²</text:p>
          </table:table-cell>
          <table:table-cell table:style-name="ce34" office:value-type="float" office:value="13.46" calcext:value-type="float">
            <text:p>1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3.03" calcext:value-type="float">
            <text:p>13,03</text:p>
          </table:table-cell>
          <table:table-cell table:style-name="ce39" office:value-type="float" office:value="13.45" calcext:value-type="float">
            <text:p>1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3.02" calcext:value-type="float">
            <text:p>13,02</text:p>
          </table:table-cell>
          <table:table-cell table:style-name="ce39" office:value-type="float" office:value="13.4" calcext:value-type="float">
            <text:p>1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3.03" calcext:value-type="float">
            <text:p>13,03</text:p>
          </table:table-cell>
          <table:table-cell table:style-name="ce39" office:value-type="float" office:value="13.38" calcext:value-type="float">
            <text:p>1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3.07" calcext:value-type="float">
            <text:p>13,07</text:p>
          </table:table-cell>
          <table:table-cell table:style-name="ce39" office:value-type="float" office:value="13.39" calcext:value-type="float">
            <text:p>1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3" calcext:value-type="float">
            <text:p>13,00</text:p>
          </table:table-cell>
          <table:table-cell table:style-name="ce39" office:value-type="float" office:value="13.31" calcext:value-type="float">
            <text:p>1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3.04" calcext:value-type="float">
            <text:p>1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9NN²</text:p>
          </table:table-cell>
          <table:table-cell table:style-name="ce34" office:value-type="float" office:value="14.46" calcext:value-type="float">
            <text:p>1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4.03" calcext:value-type="float">
            <text:p>14,03</text:p>
          </table:table-cell>
          <table:table-cell table:style-name="ce39" office:value-type="float" office:value="14.45" calcext:value-type="float">
            <text:p>1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4.02" calcext:value-type="float">
            <text:p>14,02</text:p>
          </table:table-cell>
          <table:table-cell table:style-name="ce39" office:value-type="float" office:value="14.4" calcext:value-type="float">
            <text:p>1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4.03" calcext:value-type="float">
            <text:p>14,03</text:p>
          </table:table-cell>
          <table:table-cell table:style-name="ce39" office:value-type="float" office:value="14.38" calcext:value-type="float">
            <text:p>1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4.07" calcext:value-type="float">
            <text:p>14,07</text:p>
          </table:table-cell>
          <table:table-cell table:style-name="ce39" office:value-type="float" office:value="14.39" calcext:value-type="float">
            <text:p>1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4" calcext:value-type="float">
            <text:p>14,00</text:p>
          </table:table-cell>
          <table:table-cell table:style-name="ce39" office:value-type="float" office:value="14.31" calcext:value-type="float">
            <text:p>1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4.04" calcext:value-type="float">
            <text:p>1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0NN²</text:p>
          </table:table-cell>
          <table:table-cell table:style-name="ce34" office:value-type="float" office:value="15.46" calcext:value-type="float">
            <text:p>1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5.03" calcext:value-type="float">
            <text:p>15,03</text:p>
          </table:table-cell>
          <table:table-cell table:style-name="ce39" office:value-type="float" office:value="15.45" calcext:value-type="float">
            <text:p>1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5.02" calcext:value-type="float">
            <text:p>15,02</text:p>
          </table:table-cell>
          <table:table-cell table:style-name="ce39" office:value-type="float" office:value="15.4" calcext:value-type="float">
            <text:p>1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5.03" calcext:value-type="float">
            <text:p>15,03</text:p>
          </table:table-cell>
          <table:table-cell table:style-name="ce39" office:value-type="float" office:value="15.38" calcext:value-type="float">
            <text:p>1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5.07" calcext:value-type="float">
            <text:p>15,07</text:p>
          </table:table-cell>
          <table:table-cell table:style-name="ce39" office:value-type="float" office:value="15.39" calcext:value-type="float">
            <text:p>1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5" calcext:value-type="float">
            <text:p>15,00</text:p>
          </table:table-cell>
          <table:table-cell table:style-name="ce39" office:value-type="float" office:value="15.31" calcext:value-type="float">
            <text:p>1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5.04" calcext:value-type="float">
            <text:p>1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1NN²</text:p>
          </table:table-cell>
          <table:table-cell table:style-name="ce34" office:value-type="float" office:value="16.46" calcext:value-type="float">
            <text:p>1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6.03" calcext:value-type="float">
            <text:p>16,03</text:p>
          </table:table-cell>
          <table:table-cell table:style-name="ce39" office:value-type="float" office:value="16.45" calcext:value-type="float">
            <text:p>1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6.02" calcext:value-type="float">
            <text:p>16,02</text:p>
          </table:table-cell>
          <table:table-cell table:style-name="ce39" office:value-type="float" office:value="16.4" calcext:value-type="float">
            <text:p>1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6.03" calcext:value-type="float">
            <text:p>16,03</text:p>
          </table:table-cell>
          <table:table-cell table:style-name="ce39" office:value-type="float" office:value="16.38" calcext:value-type="float">
            <text:p>1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6.07" calcext:value-type="float">
            <text:p>16,07</text:p>
          </table:table-cell>
          <table:table-cell table:style-name="ce39" office:value-type="float" office:value="16.39" calcext:value-type="float">
            <text:p>1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6" calcext:value-type="float">
            <text:p>16,00</text:p>
          </table:table-cell>
          <table:table-cell table:style-name="ce39" office:value-type="float" office:value="16.31" calcext:value-type="float">
            <text:p>1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6.04" calcext:value-type="float">
            <text:p>1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2NN²</text:p>
          </table:table-cell>
          <table:table-cell table:style-name="ce34" office:value-type="float" office:value="17.46" calcext:value-type="float">
            <text:p>1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7.03" calcext:value-type="float">
            <text:p>17,03</text:p>
          </table:table-cell>
          <table:table-cell table:style-name="ce39" office:value-type="float" office:value="17.45" calcext:value-type="float">
            <text:p>1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7.02" calcext:value-type="float">
            <text:p>17,02</text:p>
          </table:table-cell>
          <table:table-cell table:style-name="ce39" office:value-type="float" office:value="17.4" calcext:value-type="float">
            <text:p>1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7.03" calcext:value-type="float">
            <text:p>17,03</text:p>
          </table:table-cell>
          <table:table-cell table:style-name="ce39" office:value-type="float" office:value="17.38" calcext:value-type="float">
            <text:p>1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7.07" calcext:value-type="float">
            <text:p>17,07</text:p>
          </table:table-cell>
          <table:table-cell table:style-name="ce39" office:value-type="float" office:value="17.39" calcext:value-type="float">
            <text:p>1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7" calcext:value-type="float">
            <text:p>17,00</text:p>
          </table:table-cell>
          <table:table-cell table:style-name="ce39" office:value-type="float" office:value="17.31" calcext:value-type="float">
            <text:p>1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7.04" calcext:value-type="float">
            <text:p>1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3NN²</text:p>
          </table:table-cell>
          <table:table-cell table:style-name="ce34" office:value-type="float" office:value="18.46" calcext:value-type="float">
            <text:p>1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8.03" calcext:value-type="float">
            <text:p>18,03</text:p>
          </table:table-cell>
          <table:table-cell table:style-name="ce39" office:value-type="float" office:value="18.45" calcext:value-type="float">
            <text:p>1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8.02" calcext:value-type="float">
            <text:p>18,02</text:p>
          </table:table-cell>
          <table:table-cell table:style-name="ce39" office:value-type="float" office:value="18.4" calcext:value-type="float">
            <text:p>1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8.03" calcext:value-type="float">
            <text:p>18,03</text:p>
          </table:table-cell>
          <table:table-cell table:style-name="ce39" office:value-type="float" office:value="18.38" calcext:value-type="float">
            <text:p>1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8.07" calcext:value-type="float">
            <text:p>18,07</text:p>
          </table:table-cell>
          <table:table-cell table:style-name="ce39" office:value-type="float" office:value="18.39" calcext:value-type="float">
            <text:p>1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8" calcext:value-type="float">
            <text:p>18,00</text:p>
          </table:table-cell>
          <table:table-cell table:style-name="ce39" office:value-type="float" office:value="18.31" calcext:value-type="float">
            <text:p>1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8.04" calcext:value-type="float">
            <text:p>1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4NN²</text:p>
          </table:table-cell>
          <table:table-cell table:style-name="ce34" office:value-type="float" office:value="19.46" calcext:value-type="float">
            <text:p>1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9.03" calcext:value-type="float">
            <text:p>19,03</text:p>
          </table:table-cell>
          <table:table-cell table:style-name="ce39" office:value-type="float" office:value="19.45" calcext:value-type="float">
            <text:p>1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9.02" calcext:value-type="float">
            <text:p>19,02</text:p>
          </table:table-cell>
          <table:table-cell table:style-name="ce39" office:value-type="float" office:value="19.4" calcext:value-type="float">
            <text:p>1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9.03" calcext:value-type="float">
            <text:p>19,03</text:p>
          </table:table-cell>
          <table:table-cell table:style-name="ce39" office:value-type="float" office:value="19.38" calcext:value-type="float">
            <text:p>1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9.07" calcext:value-type="float">
            <text:p>19,07</text:p>
          </table:table-cell>
          <table:table-cell table:style-name="ce39" office:value-type="float" office:value="19.39" calcext:value-type="float">
            <text:p>1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9" calcext:value-type="float">
            <text:p>19,00</text:p>
          </table:table-cell>
          <table:table-cell table:style-name="ce39" office:value-type="float" office:value="19.31" calcext:value-type="float">
            <text:p>1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9.04" calcext:value-type="float">
            <text:p>1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5NN²</text:p>
          </table:table-cell>
          <table:table-cell table:style-name="ce34" office:value-type="float" office:value="20.46" calcext:value-type="float">
            <text:p>2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20.03" calcext:value-type="float">
            <text:p>20,03</text:p>
          </table:table-cell>
          <table:table-cell table:style-name="ce39" office:value-type="float" office:value="20.45" calcext:value-type="float">
            <text:p>2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0.02" calcext:value-type="float">
            <text:p>20,02</text:p>
          </table:table-cell>
          <table:table-cell table:style-name="ce39" office:value-type="float" office:value="20.4" calcext:value-type="float">
            <text:p>2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0.03" calcext:value-type="float">
            <text:p>20,03</text:p>
          </table:table-cell>
          <table:table-cell table:style-name="ce39" office:value-type="float" office:value="20.38" calcext:value-type="float">
            <text:p>2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0.07" calcext:value-type="float">
            <text:p>20,07</text:p>
          </table:table-cell>
          <table:table-cell table:style-name="ce39" office:value-type="float" office:value="20.39" calcext:value-type="float">
            <text:p>2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0" calcext:value-type="float">
            <text:p>20,00</text:p>
          </table:table-cell>
          <table:table-cell table:style-name="ce39" office:value-type="float" office:value="20.31" calcext:value-type="float">
            <text:p>2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0.04" calcext:value-type="float">
            <text:p>2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6NN²</text:p>
          </table:table-cell>
          <table:table-cell table:style-name="ce34" office:value-type="float" office:value="21.46" calcext:value-type="float">
            <text:p>2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21.03" calcext:value-type="float">
            <text:p>21,03</text:p>
          </table:table-cell>
          <table:table-cell table:style-name="ce39" office:value-type="float" office:value="21.45" calcext:value-type="float">
            <text:p>2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1.02" calcext:value-type="float">
            <text:p>21,02</text:p>
          </table:table-cell>
          <table:table-cell table:style-name="ce39" office:value-type="float" office:value="21.4" calcext:value-type="float">
            <text:p>2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1.03" calcext:value-type="float">
            <text:p>21,03</text:p>
          </table:table-cell>
          <table:table-cell table:style-name="ce39" office:value-type="float" office:value="21.38" calcext:value-type="float">
            <text:p>2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1.07" calcext:value-type="float">
            <text:p>21,07</text:p>
          </table:table-cell>
          <table:table-cell table:style-name="ce39" office:value-type="float" office:value="21.39" calcext:value-type="float">
            <text:p>2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1" calcext:value-type="float">
            <text:p>21,00</text:p>
          </table:table-cell>
          <table:table-cell table:style-name="ce39" office:value-type="float" office:value="21.31" calcext:value-type="float">
            <text:p>2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1.04" calcext:value-type="float">
            <text:p>2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7NN²</text:p>
          </table:table-cell>
          <table:table-cell table:style-name="ce34" office:value-type="float" office:value="22.46" calcext:value-type="float">
            <text:p>2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22.03" calcext:value-type="float">
            <text:p>22,03</text:p>
          </table:table-cell>
          <table:table-cell table:style-name="ce39" office:value-type="float" office:value="22.45" calcext:value-type="float">
            <text:p>2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2.02" calcext:value-type="float">
            <text:p>22,02</text:p>
          </table:table-cell>
          <table:table-cell table:style-name="ce39" office:value-type="float" office:value="22.4" calcext:value-type="float">
            <text:p>2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2.03" calcext:value-type="float">
            <text:p>22,03</text:p>
          </table:table-cell>
          <table:table-cell table:style-name="ce39" office:value-type="float" office:value="22.38" calcext:value-type="float">
            <text:p>2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2.07" calcext:value-type="float">
            <text:p>22,07</text:p>
          </table:table-cell>
          <table:table-cell table:style-name="ce39" office:value-type="float" office:value="22.39" calcext:value-type="float">
            <text:p>2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2" calcext:value-type="float">
            <text:p>22,00</text:p>
          </table:table-cell>
          <table:table-cell table:style-name="ce39" office:value-type="float" office:value="22.31" calcext:value-type="float">
            <text:p>2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2.04" calcext:value-type="float">
            <text:p>2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8NN²</text:p>
          </table:table-cell>
          <table:table-cell table:style-name="ce34" office:value-type="float" office:value="23.46" calcext:value-type="float">
            <text:p>2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23.03" calcext:value-type="float">
            <text:p>23,03</text:p>
          </table:table-cell>
          <table:table-cell table:style-name="ce39" office:value-type="float" office:value="23.45" calcext:value-type="float">
            <text:p>2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3.02" calcext:value-type="float">
            <text:p>23,02</text:p>
          </table:table-cell>
          <table:table-cell table:style-name="ce39" office:value-type="float" office:value="23.4" calcext:value-type="float">
            <text:p>2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3.03" calcext:value-type="float">
            <text:p>23,03</text:p>
          </table:table-cell>
          <table:table-cell table:style-name="ce39" office:value-type="float" office:value="23.38" calcext:value-type="float">
            <text:p>2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3.07" calcext:value-type="float">
            <text:p>23,07</text:p>
          </table:table-cell>
          <table:table-cell table:style-name="ce39" office:value-type="float" office:value="23.39" calcext:value-type="float">
            <text:p>2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3" calcext:value-type="float">
            <text:p>23,00</text:p>
          </table:table-cell>
          <table:table-cell table:style-name="ce39" office:value-type="float" office:value="23.31" calcext:value-type="float">
            <text:p>2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3.04" calcext:value-type="float">
            <text:p>2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9NN²</text:p>
          </table:table-cell>
          <table:table-cell table:style-name="ce34" office:value-type="float" office:value="24.46" calcext:value-type="float">
            <text:p>2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24.03" calcext:value-type="float">
            <text:p>24,03</text:p>
          </table:table-cell>
          <table:table-cell table:style-name="ce39" office:value-type="float" office:value="24.45" calcext:value-type="float">
            <text:p>2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4.02" calcext:value-type="float">
            <text:p>24,02</text:p>
          </table:table-cell>
          <table:table-cell table:style-name="ce39" office:value-type="float" office:value="24.4" calcext:value-type="float">
            <text:p>2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4.03" calcext:value-type="float">
            <text:p>24,03</text:p>
          </table:table-cell>
          <table:table-cell table:style-name="ce39" office:value-type="float" office:value="24.38" calcext:value-type="float">
            <text:p>2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4.07" calcext:value-type="float">
            <text:p>24,07</text:p>
          </table:table-cell>
          <table:table-cell table:style-name="ce39" office:value-type="float" office:value="24.39" calcext:value-type="float">
            <text:p>2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4" calcext:value-type="float">
            <text:p>24,00</text:p>
          </table:table-cell>
          <table:table-cell table:style-name="ce39" office:value-type="float" office:value="24.31" calcext:value-type="float">
            <text:p>2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4.04" calcext:value-type="float">
            <text:p>2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0NN²</text:p>
          </table:table-cell>
          <table:table-cell table:style-name="ce34" office:value-type="float" office:value="25.46" calcext:value-type="float">
            <text:p>2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25.03" calcext:value-type="float">
            <text:p>25,03</text:p>
          </table:table-cell>
          <table:table-cell table:style-name="ce39" office:value-type="float" office:value="25.45" calcext:value-type="float">
            <text:p>2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5.02" calcext:value-type="float">
            <text:p>25,02</text:p>
          </table:table-cell>
          <table:table-cell table:style-name="ce39" office:value-type="float" office:value="25.4" calcext:value-type="float">
            <text:p>2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5.03" calcext:value-type="float">
            <text:p>25,03</text:p>
          </table:table-cell>
          <table:table-cell table:style-name="ce39" office:value-type="float" office:value="25.38" calcext:value-type="float">
            <text:p>2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5.07" calcext:value-type="float">
            <text:p>25,07</text:p>
          </table:table-cell>
          <table:table-cell table:style-name="ce39" office:value-type="float" office:value="25.39" calcext:value-type="float">
            <text:p>2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5" calcext:value-type="float">
            <text:p>25,00</text:p>
          </table:table-cell>
          <table:table-cell table:style-name="ce39" office:value-type="float" office:value="25.31" calcext:value-type="float">
            <text:p>2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5.04" calcext:value-type="float">
            <text:p>2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1NN²</text:p>
          </table:table-cell>
          <table:table-cell table:style-name="ce34" office:value-type="float" office:value="26.46" calcext:value-type="float">
            <text:p>2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26.03" calcext:value-type="float">
            <text:p>26,03</text:p>
          </table:table-cell>
          <table:table-cell table:style-name="ce39" office:value-type="float" office:value="26.45" calcext:value-type="float">
            <text:p>2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6.02" calcext:value-type="float">
            <text:p>26,02</text:p>
          </table:table-cell>
          <table:table-cell table:style-name="ce39" office:value-type="float" office:value="26.4" calcext:value-type="float">
            <text:p>2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6.03" calcext:value-type="float">
            <text:p>26,03</text:p>
          </table:table-cell>
          <table:table-cell table:style-name="ce39" office:value-type="float" office:value="26.38" calcext:value-type="float">
            <text:p>2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6.07" calcext:value-type="float">
            <text:p>26,07</text:p>
          </table:table-cell>
          <table:table-cell table:style-name="ce39" office:value-type="float" office:value="26.39" calcext:value-type="float">
            <text:p>2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6" calcext:value-type="float">
            <text:p>26,00</text:p>
          </table:table-cell>
          <table:table-cell table:style-name="ce39" office:value-type="float" office:value="26.31" calcext:value-type="float">
            <text:p>2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6.04" calcext:value-type="float">
            <text:p>2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2NN²</text:p>
          </table:table-cell>
          <table:table-cell table:style-name="ce34" office:value-type="float" office:value="27.46" calcext:value-type="float">
            <text:p>2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27.03" calcext:value-type="float">
            <text:p>27,03</text:p>
          </table:table-cell>
          <table:table-cell table:style-name="ce39" office:value-type="float" office:value="27.45" calcext:value-type="float">
            <text:p>2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7.02" calcext:value-type="float">
            <text:p>27,02</text:p>
          </table:table-cell>
          <table:table-cell table:style-name="ce39" office:value-type="float" office:value="27.4" calcext:value-type="float">
            <text:p>2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7.03" calcext:value-type="float">
            <text:p>27,03</text:p>
          </table:table-cell>
          <table:table-cell table:style-name="ce39" office:value-type="float" office:value="27.38" calcext:value-type="float">
            <text:p>2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7.07" calcext:value-type="float">
            <text:p>27,07</text:p>
          </table:table-cell>
          <table:table-cell table:style-name="ce39" office:value-type="float" office:value="27.39" calcext:value-type="float">
            <text:p>2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7" calcext:value-type="float">
            <text:p>27,00</text:p>
          </table:table-cell>
          <table:table-cell table:style-name="ce39" office:value-type="float" office:value="27.31" calcext:value-type="float">
            <text:p>2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7.04" calcext:value-type="float">
            <text:p>2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3NN²</text:p>
          </table:table-cell>
          <table:table-cell table:style-name="ce34" office:value-type="float" office:value="28.46" calcext:value-type="float">
            <text:p>2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28.03" calcext:value-type="float">
            <text:p>28,03</text:p>
          </table:table-cell>
          <table:table-cell table:style-name="ce39" office:value-type="float" office:value="28.45" calcext:value-type="float">
            <text:p>2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8.02" calcext:value-type="float">
            <text:p>28,02</text:p>
          </table:table-cell>
          <table:table-cell table:style-name="ce39" office:value-type="float" office:value="28.4" calcext:value-type="float">
            <text:p>2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8.03" calcext:value-type="float">
            <text:p>28,03</text:p>
          </table:table-cell>
          <table:table-cell table:style-name="ce39" office:value-type="float" office:value="28.38" calcext:value-type="float">
            <text:p>2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8.07" calcext:value-type="float">
            <text:p>28,07</text:p>
          </table:table-cell>
          <table:table-cell table:style-name="ce39" office:value-type="float" office:value="28.39" calcext:value-type="float">
            <text:p>2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8" calcext:value-type="float">
            <text:p>28,00</text:p>
          </table:table-cell>
          <table:table-cell table:style-name="ce39" office:value-type="float" office:value="28.31" calcext:value-type="float">
            <text:p>2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8.04" calcext:value-type="float">
            <text:p>2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4NN²</text:p>
          </table:table-cell>
          <table:table-cell table:style-name="ce34" office:value-type="float" office:value="29.46" calcext:value-type="float">
            <text:p>2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29.03" calcext:value-type="float">
            <text:p>29,03</text:p>
          </table:table-cell>
          <table:table-cell table:style-name="ce39" office:value-type="float" office:value="29.45" calcext:value-type="float">
            <text:p>2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9.02" calcext:value-type="float">
            <text:p>29,02</text:p>
          </table:table-cell>
          <table:table-cell table:style-name="ce39" office:value-type="float" office:value="29.4" calcext:value-type="float">
            <text:p>2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9.03" calcext:value-type="float">
            <text:p>29,03</text:p>
          </table:table-cell>
          <table:table-cell table:style-name="ce39" office:value-type="float" office:value="29.38" calcext:value-type="float">
            <text:p>2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9.07" calcext:value-type="float">
            <text:p>29,07</text:p>
          </table:table-cell>
          <table:table-cell table:style-name="ce39" office:value-type="float" office:value="29.39" calcext:value-type="float">
            <text:p>2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9" calcext:value-type="float">
            <text:p>29,00</text:p>
          </table:table-cell>
          <table:table-cell table:style-name="ce39" office:value-type="float" office:value="29.31" calcext:value-type="float">
            <text:p>2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29.04" calcext:value-type="float">
            <text:p>2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5NN²</text:p>
          </table:table-cell>
          <table:table-cell table:style-name="ce34" office:value-type="float" office:value="30.46" calcext:value-type="float">
            <text:p>3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30.03" calcext:value-type="float">
            <text:p>30,03</text:p>
          </table:table-cell>
          <table:table-cell table:style-name="ce39" office:value-type="float" office:value="30.45" calcext:value-type="float">
            <text:p>3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0.02" calcext:value-type="float">
            <text:p>30,02</text:p>
          </table:table-cell>
          <table:table-cell table:style-name="ce39" office:value-type="float" office:value="30.4" calcext:value-type="float">
            <text:p>3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0.03" calcext:value-type="float">
            <text:p>30,03</text:p>
          </table:table-cell>
          <table:table-cell table:style-name="ce39" office:value-type="float" office:value="30.38" calcext:value-type="float">
            <text:p>3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0.07" calcext:value-type="float">
            <text:p>30,07</text:p>
          </table:table-cell>
          <table:table-cell table:style-name="ce39" office:value-type="float" office:value="30.39" calcext:value-type="float">
            <text:p>3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0" calcext:value-type="float">
            <text:p>30,00</text:p>
          </table:table-cell>
          <table:table-cell table:style-name="ce39" office:value-type="float" office:value="30.31" calcext:value-type="float">
            <text:p>3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0.04" calcext:value-type="float">
            <text:p>3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6NN²</text:p>
          </table:table-cell>
          <table:table-cell table:style-name="ce34" office:value-type="float" office:value="31.46" calcext:value-type="float">
            <text:p>3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31.03" calcext:value-type="float">
            <text:p>31,03</text:p>
          </table:table-cell>
          <table:table-cell table:style-name="ce39" office:value-type="float" office:value="31.45" calcext:value-type="float">
            <text:p>3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1.02" calcext:value-type="float">
            <text:p>31,02</text:p>
          </table:table-cell>
          <table:table-cell table:style-name="ce39" office:value-type="float" office:value="31.4" calcext:value-type="float">
            <text:p>3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1.03" calcext:value-type="float">
            <text:p>31,03</text:p>
          </table:table-cell>
          <table:table-cell table:style-name="ce39" office:value-type="float" office:value="31.38" calcext:value-type="float">
            <text:p>3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1.07" calcext:value-type="float">
            <text:p>31,07</text:p>
          </table:table-cell>
          <table:table-cell table:style-name="ce39" office:value-type="float" office:value="31.39" calcext:value-type="float">
            <text:p>3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1" calcext:value-type="float">
            <text:p>31,00</text:p>
          </table:table-cell>
          <table:table-cell table:style-name="ce39" office:value-type="float" office:value="31.31" calcext:value-type="float">
            <text:p>3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1.04" calcext:value-type="float">
            <text:p>3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7NN²</text:p>
          </table:table-cell>
          <table:table-cell table:style-name="ce34" office:value-type="float" office:value="32.46" calcext:value-type="float">
            <text:p>3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32.03" calcext:value-type="float">
            <text:p>32,03</text:p>
          </table:table-cell>
          <table:table-cell table:style-name="ce39" office:value-type="float" office:value="32.45" calcext:value-type="float">
            <text:p>3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2.02" calcext:value-type="float">
            <text:p>32,02</text:p>
          </table:table-cell>
          <table:table-cell table:style-name="ce39" office:value-type="float" office:value="32.4" calcext:value-type="float">
            <text:p>3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2.03" calcext:value-type="float">
            <text:p>32,03</text:p>
          </table:table-cell>
          <table:table-cell table:style-name="ce39" office:value-type="float" office:value="32.38" calcext:value-type="float">
            <text:p>3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2.07" calcext:value-type="float">
            <text:p>32,07</text:p>
          </table:table-cell>
          <table:table-cell table:style-name="ce39" office:value-type="float" office:value="32.39" calcext:value-type="float">
            <text:p>3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2" calcext:value-type="float">
            <text:p>32,00</text:p>
          </table:table-cell>
          <table:table-cell table:style-name="ce39" office:value-type="float" office:value="32.31" calcext:value-type="float">
            <text:p>3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2.04" calcext:value-type="float">
            <text:p>3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8NN²</text:p>
          </table:table-cell>
          <table:table-cell table:style-name="ce34" office:value-type="float" office:value="33.46" calcext:value-type="float">
            <text:p>3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33.03" calcext:value-type="float">
            <text:p>33,03</text:p>
          </table:table-cell>
          <table:table-cell table:style-name="ce39" office:value-type="float" office:value="33.45" calcext:value-type="float">
            <text:p>3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3.02" calcext:value-type="float">
            <text:p>33,02</text:p>
          </table:table-cell>
          <table:table-cell table:style-name="ce39" office:value-type="float" office:value="33.4" calcext:value-type="float">
            <text:p>3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3.03" calcext:value-type="float">
            <text:p>33,03</text:p>
          </table:table-cell>
          <table:table-cell table:style-name="ce39" office:value-type="float" office:value="33.38" calcext:value-type="float">
            <text:p>3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3.07" calcext:value-type="float">
            <text:p>33,07</text:p>
          </table:table-cell>
          <table:table-cell table:style-name="ce39" office:value-type="float" office:value="33.39" calcext:value-type="float">
            <text:p>3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3" calcext:value-type="float">
            <text:p>33,00</text:p>
          </table:table-cell>
          <table:table-cell table:style-name="ce39" office:value-type="float" office:value="33.31" calcext:value-type="float">
            <text:p>3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3.04" calcext:value-type="float">
            <text:p>3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9NN²</text:p>
          </table:table-cell>
          <table:table-cell table:style-name="ce34" office:value-type="float" office:value="34.46" calcext:value-type="float">
            <text:p>3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34.03" calcext:value-type="float">
            <text:p>34,03</text:p>
          </table:table-cell>
          <table:table-cell table:style-name="ce39" office:value-type="float" office:value="34.45" calcext:value-type="float">
            <text:p>3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4.02" calcext:value-type="float">
            <text:p>34,02</text:p>
          </table:table-cell>
          <table:table-cell table:style-name="ce39" office:value-type="float" office:value="34.4" calcext:value-type="float">
            <text:p>3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4.03" calcext:value-type="float">
            <text:p>34,03</text:p>
          </table:table-cell>
          <table:table-cell table:style-name="ce39" office:value-type="float" office:value="34.38" calcext:value-type="float">
            <text:p>3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4.07" calcext:value-type="float">
            <text:p>34,07</text:p>
          </table:table-cell>
          <table:table-cell table:style-name="ce39" office:value-type="float" office:value="34.39" calcext:value-type="float">
            <text:p>3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4" calcext:value-type="float">
            <text:p>34,00</text:p>
          </table:table-cell>
          <table:table-cell table:style-name="ce39" office:value-type="float" office:value="34.31" calcext:value-type="float">
            <text:p>3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4.04" calcext:value-type="float">
            <text:p>3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40NN²</text:p>
          </table:table-cell>
          <table:table-cell table:style-name="ce34" office:value-type="float" office:value="35.46" calcext:value-type="float">
            <text:p>3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35.03" calcext:value-type="float">
            <text:p>35,03</text:p>
          </table:table-cell>
          <table:table-cell table:style-name="ce39" office:value-type="float" office:value="35.45" calcext:value-type="float">
            <text:p>3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5.02" calcext:value-type="float">
            <text:p>35,02</text:p>
          </table:table-cell>
          <table:table-cell table:style-name="ce39" office:value-type="float" office:value="35.4" calcext:value-type="float">
            <text:p>3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5.03" calcext:value-type="float">
            <text:p>35,03</text:p>
          </table:table-cell>
          <table:table-cell table:style-name="ce39" office:value-type="float" office:value="35.38" calcext:value-type="float">
            <text:p>3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5.07" calcext:value-type="float">
            <text:p>35,07</text:p>
          </table:table-cell>
          <table:table-cell table:style-name="ce39" office:value-type="float" office:value="35.39" calcext:value-type="float">
            <text:p>3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5" calcext:value-type="float">
            <text:p>35,00</text:p>
          </table:table-cell>
          <table:table-cell table:style-name="ce39" office:value-type="float" office:value="35.31" calcext:value-type="float">
            <text:p>3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5.04" calcext:value-type="float">
            <text:p>3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41NN²</text:p>
          </table:table-cell>
          <table:table-cell table:style-name="ce34" office:value-type="float" office:value="36.46" calcext:value-type="float">
            <text:p>3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36.03" calcext:value-type="float">
            <text:p>36,03</text:p>
          </table:table-cell>
          <table:table-cell table:style-name="ce39" office:value-type="float" office:value="36.45" calcext:value-type="float">
            <text:p>3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6.02" calcext:value-type="float">
            <text:p>36,02</text:p>
          </table:table-cell>
          <table:table-cell table:style-name="ce39" office:value-type="float" office:value="36.4" calcext:value-type="float">
            <text:p>3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6.03" calcext:value-type="float">
            <text:p>36,03</text:p>
          </table:table-cell>
          <table:table-cell table:style-name="ce39" office:value-type="float" office:value="36.38" calcext:value-type="float">
            <text:p>3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6.07" calcext:value-type="float">
            <text:p>36,07</text:p>
          </table:table-cell>
          <table:table-cell table:style-name="ce39" office:value-type="float" office:value="36.39" calcext:value-type="float">
            <text:p>3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6" calcext:value-type="float">
            <text:p>36,00</text:p>
          </table:table-cell>
          <table:table-cell table:style-name="ce39" office:value-type="float" office:value="36.31" calcext:value-type="float">
            <text:p>3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6.04" calcext:value-type="float">
            <text:p>3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42NN²</text:p>
          </table:table-cell>
          <table:table-cell table:style-name="ce34" office:value-type="float" office:value="37.46" calcext:value-type="float">
            <text:p>3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37.03" calcext:value-type="float">
            <text:p>37,03</text:p>
          </table:table-cell>
          <table:table-cell table:style-name="ce39" office:value-type="float" office:value="37.45" calcext:value-type="float">
            <text:p>3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7.02" calcext:value-type="float">
            <text:p>37,02</text:p>
          </table:table-cell>
          <table:table-cell table:style-name="ce39" office:value-type="float" office:value="37.4" calcext:value-type="float">
            <text:p>3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7.03" calcext:value-type="float">
            <text:p>37,03</text:p>
          </table:table-cell>
          <table:table-cell table:style-name="ce39" office:value-type="float" office:value="37.38" calcext:value-type="float">
            <text:p>3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7.07" calcext:value-type="float">
            <text:p>37,07</text:p>
          </table:table-cell>
          <table:table-cell table:style-name="ce39" office:value-type="float" office:value="37.39" calcext:value-type="float">
            <text:p>3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7" calcext:value-type="float">
            <text:p>37,00</text:p>
          </table:table-cell>
          <table:table-cell table:style-name="ce39" office:value-type="float" office:value="37.31" calcext:value-type="float">
            <text:p>3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7.04" calcext:value-type="float">
            <text:p>3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43NN²</text:p>
          </table:table-cell>
          <table:table-cell table:style-name="ce34" office:value-type="float" office:value="38.46" calcext:value-type="float">
            <text:p>3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38.03" calcext:value-type="float">
            <text:p>38,03</text:p>
          </table:table-cell>
          <table:table-cell table:style-name="ce39" office:value-type="float" office:value="38.45" calcext:value-type="float">
            <text:p>3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8.02" calcext:value-type="float">
            <text:p>38,02</text:p>
          </table:table-cell>
          <table:table-cell table:style-name="ce39" office:value-type="float" office:value="38.4" calcext:value-type="float">
            <text:p>3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8.03" calcext:value-type="float">
            <text:p>38,03</text:p>
          </table:table-cell>
          <table:table-cell table:style-name="ce39" office:value-type="float" office:value="38.38" calcext:value-type="float">
            <text:p>3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8.07" calcext:value-type="float">
            <text:p>38,07</text:p>
          </table:table-cell>
          <table:table-cell table:style-name="ce39" office:value-type="float" office:value="38.39" calcext:value-type="float">
            <text:p>3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8" calcext:value-type="float">
            <text:p>38,00</text:p>
          </table:table-cell>
          <table:table-cell table:style-name="ce39" office:value-type="float" office:value="38.31" calcext:value-type="float">
            <text:p>3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8.04" calcext:value-type="float">
            <text:p>3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44NN²</text:p>
          </table:table-cell>
          <table:table-cell table:style-name="ce34" office:value-type="float" office:value="39.46" calcext:value-type="float">
            <text:p>3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39.03" calcext:value-type="float">
            <text:p>39,03</text:p>
          </table:table-cell>
          <table:table-cell table:style-name="ce39" office:value-type="float" office:value="39.45" calcext:value-type="float">
            <text:p>3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9.02" calcext:value-type="float">
            <text:p>39,02</text:p>
          </table:table-cell>
          <table:table-cell table:style-name="ce39" office:value-type="float" office:value="39.4" calcext:value-type="float">
            <text:p>3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9.03" calcext:value-type="float">
            <text:p>39,03</text:p>
          </table:table-cell>
          <table:table-cell table:style-name="ce39" office:value-type="float" office:value="39.38" calcext:value-type="float">
            <text:p>3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9.07" calcext:value-type="float">
            <text:p>39,07</text:p>
          </table:table-cell>
          <table:table-cell table:style-name="ce39" office:value-type="float" office:value="39.39" calcext:value-type="float">
            <text:p>3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9" calcext:value-type="float">
            <text:p>39,00</text:p>
          </table:table-cell>
          <table:table-cell table:style-name="ce39" office:value-type="float" office:value="39.31" calcext:value-type="float">
            <text:p>3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39.04" calcext:value-type="float">
            <text:p>3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45NN²</text:p>
          </table:table-cell>
          <table:table-cell table:style-name="ce34" office:value-type="float" office:value="40.46" calcext:value-type="float">
            <text:p>4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40.03" calcext:value-type="float">
            <text:p>40,03</text:p>
          </table:table-cell>
          <table:table-cell table:style-name="ce39" office:value-type="float" office:value="40.45" calcext:value-type="float">
            <text:p>4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0.02" calcext:value-type="float">
            <text:p>40,02</text:p>
          </table:table-cell>
          <table:table-cell table:style-name="ce39" office:value-type="float" office:value="40.4" calcext:value-type="float">
            <text:p>4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0.03" calcext:value-type="float">
            <text:p>40,03</text:p>
          </table:table-cell>
          <table:table-cell table:style-name="ce39" office:value-type="float" office:value="40.38" calcext:value-type="float">
            <text:p>4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0.07" calcext:value-type="float">
            <text:p>40,07</text:p>
          </table:table-cell>
          <table:table-cell table:style-name="ce39" office:value-type="float" office:value="40.39" calcext:value-type="float">
            <text:p>4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0" calcext:value-type="float">
            <text:p>40,00</text:p>
          </table:table-cell>
          <table:table-cell table:style-name="ce39" office:value-type="float" office:value="40.31" calcext:value-type="float">
            <text:p>4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0.04" calcext:value-type="float">
            <text:p>4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46NN²</text:p>
          </table:table-cell>
          <table:table-cell table:style-name="ce34" office:value-type="float" office:value="41.46" calcext:value-type="float">
            <text:p>4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41.03" calcext:value-type="float">
            <text:p>41,03</text:p>
          </table:table-cell>
          <table:table-cell table:style-name="ce39" office:value-type="float" office:value="41.45" calcext:value-type="float">
            <text:p>4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1.02" calcext:value-type="float">
            <text:p>41,02</text:p>
          </table:table-cell>
          <table:table-cell table:style-name="ce39" office:value-type="float" office:value="41.4" calcext:value-type="float">
            <text:p>4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1.03" calcext:value-type="float">
            <text:p>41,03</text:p>
          </table:table-cell>
          <table:table-cell table:style-name="ce39" office:value-type="float" office:value="41.38" calcext:value-type="float">
            <text:p>4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1.07" calcext:value-type="float">
            <text:p>41,07</text:p>
          </table:table-cell>
          <table:table-cell table:style-name="ce39" office:value-type="float" office:value="41.39" calcext:value-type="float">
            <text:p>4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1" calcext:value-type="float">
            <text:p>41,00</text:p>
          </table:table-cell>
          <table:table-cell table:style-name="ce39" office:value-type="float" office:value="41.31" calcext:value-type="float">
            <text:p>4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1.04" calcext:value-type="float">
            <text:p>4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47NN²</text:p>
          </table:table-cell>
          <table:table-cell table:style-name="ce34" office:value-type="float" office:value="42.46" calcext:value-type="float">
            <text:p>4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42.03" calcext:value-type="float">
            <text:p>42,03</text:p>
          </table:table-cell>
          <table:table-cell table:style-name="ce39" office:value-type="float" office:value="42.45" calcext:value-type="float">
            <text:p>4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2.02" calcext:value-type="float">
            <text:p>42,02</text:p>
          </table:table-cell>
          <table:table-cell table:style-name="ce39" office:value-type="float" office:value="42.4" calcext:value-type="float">
            <text:p>4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2.03" calcext:value-type="float">
            <text:p>42,03</text:p>
          </table:table-cell>
          <table:table-cell table:style-name="ce39" office:value-type="float" office:value="42.38" calcext:value-type="float">
            <text:p>4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2.07" calcext:value-type="float">
            <text:p>42,07</text:p>
          </table:table-cell>
          <table:table-cell table:style-name="ce39" office:value-type="float" office:value="42.39" calcext:value-type="float">
            <text:p>4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2" calcext:value-type="float">
            <text:p>42,00</text:p>
          </table:table-cell>
          <table:table-cell table:style-name="ce39" office:value-type="float" office:value="42.31" calcext:value-type="float">
            <text:p>4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2.04" calcext:value-type="float">
            <text:p>4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48NN²</text:p>
          </table:table-cell>
          <table:table-cell table:style-name="ce34" office:value-type="float" office:value="43.46" calcext:value-type="float">
            <text:p>4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43.03" calcext:value-type="float">
            <text:p>43,03</text:p>
          </table:table-cell>
          <table:table-cell table:style-name="ce39" office:value-type="float" office:value="43.45" calcext:value-type="float">
            <text:p>4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3.02" calcext:value-type="float">
            <text:p>43,02</text:p>
          </table:table-cell>
          <table:table-cell table:style-name="ce39" office:value-type="float" office:value="43.4" calcext:value-type="float">
            <text:p>4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3.03" calcext:value-type="float">
            <text:p>43,03</text:p>
          </table:table-cell>
          <table:table-cell table:style-name="ce39" office:value-type="float" office:value="43.38" calcext:value-type="float">
            <text:p>4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3.07" calcext:value-type="float">
            <text:p>43,07</text:p>
          </table:table-cell>
          <table:table-cell table:style-name="ce39" office:value-type="float" office:value="43.39" calcext:value-type="float">
            <text:p>4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3" calcext:value-type="float">
            <text:p>43,00</text:p>
          </table:table-cell>
          <table:table-cell table:style-name="ce39" office:value-type="float" office:value="43.31" calcext:value-type="float">
            <text:p>4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3.04" calcext:value-type="float">
            <text:p>4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49NN²</text:p>
          </table:table-cell>
          <table:table-cell table:style-name="ce34" office:value-type="float" office:value="44.46" calcext:value-type="float">
            <text:p>4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44.03" calcext:value-type="float">
            <text:p>44,03</text:p>
          </table:table-cell>
          <table:table-cell table:style-name="ce39" office:value-type="float" office:value="44.45" calcext:value-type="float">
            <text:p>4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4.02" calcext:value-type="float">
            <text:p>44,02</text:p>
          </table:table-cell>
          <table:table-cell table:style-name="ce39" office:value-type="float" office:value="44.4" calcext:value-type="float">
            <text:p>4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4.03" calcext:value-type="float">
            <text:p>44,03</text:p>
          </table:table-cell>
          <table:table-cell table:style-name="ce39" office:value-type="float" office:value="44.38" calcext:value-type="float">
            <text:p>4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4.07" calcext:value-type="float">
            <text:p>44,07</text:p>
          </table:table-cell>
          <table:table-cell table:style-name="ce39" office:value-type="float" office:value="44.39" calcext:value-type="float">
            <text:p>4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4" calcext:value-type="float">
            <text:p>44,00</text:p>
          </table:table-cell>
          <table:table-cell table:style-name="ce39" office:value-type="float" office:value="44.31" calcext:value-type="float">
            <text:p>4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4.04" calcext:value-type="float">
            <text:p>4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0NN²</text:p>
          </table:table-cell>
          <table:table-cell table:style-name="ce34" office:value-type="float" office:value="45.46" calcext:value-type="float">
            <text:p>4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45.03" calcext:value-type="float">
            <text:p>45,03</text:p>
          </table:table-cell>
          <table:table-cell table:style-name="ce39" office:value-type="float" office:value="45.45" calcext:value-type="float">
            <text:p>4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5.02" calcext:value-type="float">
            <text:p>45,02</text:p>
          </table:table-cell>
          <table:table-cell table:style-name="ce39" office:value-type="float" office:value="45.4" calcext:value-type="float">
            <text:p>4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5.03" calcext:value-type="float">
            <text:p>45,03</text:p>
          </table:table-cell>
          <table:table-cell table:style-name="ce39" office:value-type="float" office:value="45.38" calcext:value-type="float">
            <text:p>4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5.07" calcext:value-type="float">
            <text:p>45,07</text:p>
          </table:table-cell>
          <table:table-cell table:style-name="ce39" office:value-type="float" office:value="45.39" calcext:value-type="float">
            <text:p>4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5" calcext:value-type="float">
            <text:p>45,00</text:p>
          </table:table-cell>
          <table:table-cell table:style-name="ce39" office:value-type="float" office:value="45.31" calcext:value-type="float">
            <text:p>4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5.04" calcext:value-type="float">
            <text:p>4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1NN²</text:p>
          </table:table-cell>
          <table:table-cell table:style-name="ce34" office:value-type="float" office:value="46.46" calcext:value-type="float">
            <text:p>4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46.03" calcext:value-type="float">
            <text:p>46,03</text:p>
          </table:table-cell>
          <table:table-cell table:style-name="ce39" office:value-type="float" office:value="46.45" calcext:value-type="float">
            <text:p>4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6.02" calcext:value-type="float">
            <text:p>46,02</text:p>
          </table:table-cell>
          <table:table-cell table:style-name="ce39" office:value-type="float" office:value="46.4" calcext:value-type="float">
            <text:p>4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6.03" calcext:value-type="float">
            <text:p>46,03</text:p>
          </table:table-cell>
          <table:table-cell table:style-name="ce39" office:value-type="float" office:value="46.38" calcext:value-type="float">
            <text:p>4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6.07" calcext:value-type="float">
            <text:p>46,07</text:p>
          </table:table-cell>
          <table:table-cell table:style-name="ce39" office:value-type="float" office:value="46.39" calcext:value-type="float">
            <text:p>4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6" calcext:value-type="float">
            <text:p>46,00</text:p>
          </table:table-cell>
          <table:table-cell table:style-name="ce39" office:value-type="float" office:value="46.31" calcext:value-type="float">
            <text:p>4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6.04" calcext:value-type="float">
            <text:p>4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2NN²</text:p>
          </table:table-cell>
          <table:table-cell table:style-name="ce34" office:value-type="float" office:value="47.46" calcext:value-type="float">
            <text:p>4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47.03" calcext:value-type="float">
            <text:p>47,03</text:p>
          </table:table-cell>
          <table:table-cell table:style-name="ce39" office:value-type="float" office:value="47.45" calcext:value-type="float">
            <text:p>4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7.02" calcext:value-type="float">
            <text:p>47,02</text:p>
          </table:table-cell>
          <table:table-cell table:style-name="ce39" office:value-type="float" office:value="47.4" calcext:value-type="float">
            <text:p>4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7.03" calcext:value-type="float">
            <text:p>47,03</text:p>
          </table:table-cell>
          <table:table-cell table:style-name="ce39" office:value-type="float" office:value="47.38" calcext:value-type="float">
            <text:p>4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7.07" calcext:value-type="float">
            <text:p>47,07</text:p>
          </table:table-cell>
          <table:table-cell table:style-name="ce39" office:value-type="float" office:value="47.39" calcext:value-type="float">
            <text:p>4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7" calcext:value-type="float">
            <text:p>47,00</text:p>
          </table:table-cell>
          <table:table-cell table:style-name="ce39" office:value-type="float" office:value="47.31" calcext:value-type="float">
            <text:p>4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7.04" calcext:value-type="float">
            <text:p>4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3NN²</text:p>
          </table:table-cell>
          <table:table-cell table:style-name="ce34" office:value-type="float" office:value="48.46" calcext:value-type="float">
            <text:p>4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48.03" calcext:value-type="float">
            <text:p>48,03</text:p>
          </table:table-cell>
          <table:table-cell table:style-name="ce39" office:value-type="float" office:value="48.45" calcext:value-type="float">
            <text:p>4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8.02" calcext:value-type="float">
            <text:p>48,02</text:p>
          </table:table-cell>
          <table:table-cell table:style-name="ce39" office:value-type="float" office:value="48.4" calcext:value-type="float">
            <text:p>4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8.03" calcext:value-type="float">
            <text:p>48,03</text:p>
          </table:table-cell>
          <table:table-cell table:style-name="ce39" office:value-type="float" office:value="48.38" calcext:value-type="float">
            <text:p>4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8.07" calcext:value-type="float">
            <text:p>48,07</text:p>
          </table:table-cell>
          <table:table-cell table:style-name="ce39" office:value-type="float" office:value="48.39" calcext:value-type="float">
            <text:p>4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8" calcext:value-type="float">
            <text:p>48,00</text:p>
          </table:table-cell>
          <table:table-cell table:style-name="ce39" office:value-type="float" office:value="48.31" calcext:value-type="float">
            <text:p>4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8.04" calcext:value-type="float">
            <text:p>4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4NN²</text:p>
          </table:table-cell>
          <table:table-cell table:style-name="ce34" office:value-type="float" office:value="49.46" calcext:value-type="float">
            <text:p>4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49.03" calcext:value-type="float">
            <text:p>49,03</text:p>
          </table:table-cell>
          <table:table-cell table:style-name="ce39" office:value-type="float" office:value="49.45" calcext:value-type="float">
            <text:p>4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9.02" calcext:value-type="float">
            <text:p>49,02</text:p>
          </table:table-cell>
          <table:table-cell table:style-name="ce39" office:value-type="float" office:value="49.4" calcext:value-type="float">
            <text:p>4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9.03" calcext:value-type="float">
            <text:p>49,03</text:p>
          </table:table-cell>
          <table:table-cell table:style-name="ce39" office:value-type="float" office:value="49.38" calcext:value-type="float">
            <text:p>4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9.07" calcext:value-type="float">
            <text:p>49,07</text:p>
          </table:table-cell>
          <table:table-cell table:style-name="ce39" office:value-type="float" office:value="49.39" calcext:value-type="float">
            <text:p>4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9" calcext:value-type="float">
            <text:p>49,00</text:p>
          </table:table-cell>
          <table:table-cell table:style-name="ce39" office:value-type="float" office:value="49.31" calcext:value-type="float">
            <text:p>4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49.04" calcext:value-type="float">
            <text:p>4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5NN²</text:p>
          </table:table-cell>
          <table:table-cell table:style-name="ce34" office:value-type="float" office:value="50.46" calcext:value-type="float">
            <text:p>5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50.03" calcext:value-type="float">
            <text:p>50,03</text:p>
          </table:table-cell>
          <table:table-cell table:style-name="ce39" office:value-type="float" office:value="50.45" calcext:value-type="float">
            <text:p>5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0.02" calcext:value-type="float">
            <text:p>50,02</text:p>
          </table:table-cell>
          <table:table-cell table:style-name="ce39" office:value-type="float" office:value="50.4" calcext:value-type="float">
            <text:p>5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0.03" calcext:value-type="float">
            <text:p>50,03</text:p>
          </table:table-cell>
          <table:table-cell table:style-name="ce39" office:value-type="float" office:value="50.38" calcext:value-type="float">
            <text:p>5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0.07" calcext:value-type="float">
            <text:p>50,07</text:p>
          </table:table-cell>
          <table:table-cell table:style-name="ce39" office:value-type="float" office:value="50.39" calcext:value-type="float">
            <text:p>5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0" calcext:value-type="float">
            <text:p>50,00</text:p>
          </table:table-cell>
          <table:table-cell table:style-name="ce39" office:value-type="float" office:value="50.31" calcext:value-type="float">
            <text:p>5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0.04" calcext:value-type="float">
            <text:p>5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6NN²</text:p>
          </table:table-cell>
          <table:table-cell table:style-name="ce34" office:value-type="float" office:value="51.46" calcext:value-type="float">
            <text:p>5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51.03" calcext:value-type="float">
            <text:p>51,03</text:p>
          </table:table-cell>
          <table:table-cell table:style-name="ce39" office:value-type="float" office:value="51.45" calcext:value-type="float">
            <text:p>5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1.02" calcext:value-type="float">
            <text:p>51,02</text:p>
          </table:table-cell>
          <table:table-cell table:style-name="ce39" office:value-type="float" office:value="51.4" calcext:value-type="float">
            <text:p>5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1.03" calcext:value-type="float">
            <text:p>51,03</text:p>
          </table:table-cell>
          <table:table-cell table:style-name="ce39" office:value-type="float" office:value="51.38" calcext:value-type="float">
            <text:p>5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1.07" calcext:value-type="float">
            <text:p>51,07</text:p>
          </table:table-cell>
          <table:table-cell table:style-name="ce39" office:value-type="float" office:value="51.39" calcext:value-type="float">
            <text:p>5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1" calcext:value-type="float">
            <text:p>51,00</text:p>
          </table:table-cell>
          <table:table-cell table:style-name="ce39" office:value-type="float" office:value="51.31" calcext:value-type="float">
            <text:p>5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1.04" calcext:value-type="float">
            <text:p>5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7NN²</text:p>
          </table:table-cell>
          <table:table-cell table:style-name="ce34" office:value-type="float" office:value="52.46" calcext:value-type="float">
            <text:p>5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52.03" calcext:value-type="float">
            <text:p>52,03</text:p>
          </table:table-cell>
          <table:table-cell table:style-name="ce39" office:value-type="float" office:value="52.45" calcext:value-type="float">
            <text:p>5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2.02" calcext:value-type="float">
            <text:p>52,02</text:p>
          </table:table-cell>
          <table:table-cell table:style-name="ce39" office:value-type="float" office:value="52.4" calcext:value-type="float">
            <text:p>5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2.03" calcext:value-type="float">
            <text:p>52,03</text:p>
          </table:table-cell>
          <table:table-cell table:style-name="ce39" office:value-type="float" office:value="52.38" calcext:value-type="float">
            <text:p>5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2.07" calcext:value-type="float">
            <text:p>52,07</text:p>
          </table:table-cell>
          <table:table-cell table:style-name="ce39" office:value-type="float" office:value="52.39" calcext:value-type="float">
            <text:p>5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2" calcext:value-type="float">
            <text:p>52,00</text:p>
          </table:table-cell>
          <table:table-cell table:style-name="ce39" office:value-type="float" office:value="52.31" calcext:value-type="float">
            <text:p>5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2.04" calcext:value-type="float">
            <text:p>5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8NN²</text:p>
          </table:table-cell>
          <table:table-cell table:style-name="ce34" office:value-type="float" office:value="53.46" calcext:value-type="float">
            <text:p>5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53.03" calcext:value-type="float">
            <text:p>53,03</text:p>
          </table:table-cell>
          <table:table-cell table:style-name="ce39" office:value-type="float" office:value="53.45" calcext:value-type="float">
            <text:p>5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3.02" calcext:value-type="float">
            <text:p>53,02</text:p>
          </table:table-cell>
          <table:table-cell table:style-name="ce39" office:value-type="float" office:value="53.4" calcext:value-type="float">
            <text:p>5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3.03" calcext:value-type="float">
            <text:p>53,03</text:p>
          </table:table-cell>
          <table:table-cell table:style-name="ce39" office:value-type="float" office:value="53.38" calcext:value-type="float">
            <text:p>5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3.07" calcext:value-type="float">
            <text:p>53,07</text:p>
          </table:table-cell>
          <table:table-cell table:style-name="ce39" office:value-type="float" office:value="53.39" calcext:value-type="float">
            <text:p>5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3" calcext:value-type="float">
            <text:p>53,00</text:p>
          </table:table-cell>
          <table:table-cell table:style-name="ce39" office:value-type="float" office:value="53.31" calcext:value-type="float">
            <text:p>5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3.04" calcext:value-type="float">
            <text:p>5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9NN²</text:p>
          </table:table-cell>
          <table:table-cell table:style-name="ce34" office:value-type="float" office:value="54.46" calcext:value-type="float">
            <text:p>5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54.03" calcext:value-type="float">
            <text:p>54,03</text:p>
          </table:table-cell>
          <table:table-cell table:style-name="ce39" office:value-type="float" office:value="54.45" calcext:value-type="float">
            <text:p>5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4.02" calcext:value-type="float">
            <text:p>54,02</text:p>
          </table:table-cell>
          <table:table-cell table:style-name="ce39" office:value-type="float" office:value="54.4" calcext:value-type="float">
            <text:p>5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4.03" calcext:value-type="float">
            <text:p>54,03</text:p>
          </table:table-cell>
          <table:table-cell table:style-name="ce39" office:value-type="float" office:value="54.38" calcext:value-type="float">
            <text:p>5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4.07" calcext:value-type="float">
            <text:p>54,07</text:p>
          </table:table-cell>
          <table:table-cell table:style-name="ce39" office:value-type="float" office:value="54.39" calcext:value-type="float">
            <text:p>5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4" calcext:value-type="float">
            <text:p>54,00</text:p>
          </table:table-cell>
          <table:table-cell table:style-name="ce39" office:value-type="float" office:value="54.31" calcext:value-type="float">
            <text:p>5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4.04" calcext:value-type="float">
            <text:p>5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60NN²</text:p>
          </table:table-cell>
          <table:table-cell table:style-name="ce34" office:value-type="float" office:value="55.46" calcext:value-type="float">
            <text:p>5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55.03" calcext:value-type="float">
            <text:p>55,03</text:p>
          </table:table-cell>
          <table:table-cell table:style-name="ce39" office:value-type="float" office:value="55.45" calcext:value-type="float">
            <text:p>5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5.02" calcext:value-type="float">
            <text:p>55,02</text:p>
          </table:table-cell>
          <table:table-cell table:style-name="ce39" office:value-type="float" office:value="55.4" calcext:value-type="float">
            <text:p>5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5.03" calcext:value-type="float">
            <text:p>55,03</text:p>
          </table:table-cell>
          <table:table-cell table:style-name="ce39" office:value-type="float" office:value="55.38" calcext:value-type="float">
            <text:p>5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5.07" calcext:value-type="float">
            <text:p>55,07</text:p>
          </table:table-cell>
          <table:table-cell table:style-name="ce39" office:value-type="float" office:value="55.39" calcext:value-type="float">
            <text:p>5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5" calcext:value-type="float">
            <text:p>55,00</text:p>
          </table:table-cell>
          <table:table-cell table:style-name="ce39" office:value-type="float" office:value="55.31" calcext:value-type="float">
            <text:p>5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5.04" calcext:value-type="float">
            <text:p>5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61NN²</text:p>
          </table:table-cell>
          <table:table-cell table:style-name="ce34" office:value-type="float" office:value="56.46" calcext:value-type="float">
            <text:p>5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56.03" calcext:value-type="float">
            <text:p>56,03</text:p>
          </table:table-cell>
          <table:table-cell table:style-name="ce39" office:value-type="float" office:value="56.45" calcext:value-type="float">
            <text:p>5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6.02" calcext:value-type="float">
            <text:p>56,02</text:p>
          </table:table-cell>
          <table:table-cell table:style-name="ce39" office:value-type="float" office:value="56.4" calcext:value-type="float">
            <text:p>5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6.03" calcext:value-type="float">
            <text:p>56,03</text:p>
          </table:table-cell>
          <table:table-cell table:style-name="ce39" office:value-type="float" office:value="56.38" calcext:value-type="float">
            <text:p>5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6.07" calcext:value-type="float">
            <text:p>56,07</text:p>
          </table:table-cell>
          <table:table-cell table:style-name="ce39" office:value-type="float" office:value="56.39" calcext:value-type="float">
            <text:p>5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6" calcext:value-type="float">
            <text:p>56,00</text:p>
          </table:table-cell>
          <table:table-cell table:style-name="ce39" office:value-type="float" office:value="56.31" calcext:value-type="float">
            <text:p>5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6.04" calcext:value-type="float">
            <text:p>5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62NN²</text:p>
          </table:table-cell>
          <table:table-cell table:style-name="ce34" office:value-type="float" office:value="57.46" calcext:value-type="float">
            <text:p>5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57.03" calcext:value-type="float">
            <text:p>57,03</text:p>
          </table:table-cell>
          <table:table-cell table:style-name="ce39" office:value-type="float" office:value="57.45" calcext:value-type="float">
            <text:p>5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7.02" calcext:value-type="float">
            <text:p>57,02</text:p>
          </table:table-cell>
          <table:table-cell table:style-name="ce39" office:value-type="float" office:value="57.4" calcext:value-type="float">
            <text:p>5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7.03" calcext:value-type="float">
            <text:p>57,03</text:p>
          </table:table-cell>
          <table:table-cell table:style-name="ce39" office:value-type="float" office:value="57.38" calcext:value-type="float">
            <text:p>5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7.07" calcext:value-type="float">
            <text:p>57,07</text:p>
          </table:table-cell>
          <table:table-cell table:style-name="ce39" office:value-type="float" office:value="57.39" calcext:value-type="float">
            <text:p>5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7" calcext:value-type="float">
            <text:p>57,00</text:p>
          </table:table-cell>
          <table:table-cell table:style-name="ce39" office:value-type="float" office:value="57.31" calcext:value-type="float">
            <text:p>5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7.04" calcext:value-type="float">
            <text:p>5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63NN²</text:p>
          </table:table-cell>
          <table:table-cell table:style-name="ce34" office:value-type="float" office:value="58.46" calcext:value-type="float">
            <text:p>5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58.03" calcext:value-type="float">
            <text:p>58,03</text:p>
          </table:table-cell>
          <table:table-cell table:style-name="ce39" office:value-type="float" office:value="58.45" calcext:value-type="float">
            <text:p>5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8.02" calcext:value-type="float">
            <text:p>58,02</text:p>
          </table:table-cell>
          <table:table-cell table:style-name="ce39" office:value-type="float" office:value="58.4" calcext:value-type="float">
            <text:p>5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8.03" calcext:value-type="float">
            <text:p>58,03</text:p>
          </table:table-cell>
          <table:table-cell table:style-name="ce39" office:value-type="float" office:value="58.38" calcext:value-type="float">
            <text:p>5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8.07" calcext:value-type="float">
            <text:p>58,07</text:p>
          </table:table-cell>
          <table:table-cell table:style-name="ce39" office:value-type="float" office:value="58.39" calcext:value-type="float">
            <text:p>5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8" calcext:value-type="float">
            <text:p>58,00</text:p>
          </table:table-cell>
          <table:table-cell table:style-name="ce39" office:value-type="float" office:value="58.31" calcext:value-type="float">
            <text:p>5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8.04" calcext:value-type="float">
            <text:p>5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64NN²</text:p>
          </table:table-cell>
          <table:table-cell table:style-name="ce34" office:value-type="float" office:value="59.46" calcext:value-type="float">
            <text:p>5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59.03" calcext:value-type="float">
            <text:p>59,03</text:p>
          </table:table-cell>
          <table:table-cell table:style-name="ce39" office:value-type="float" office:value="59.45" calcext:value-type="float">
            <text:p>5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9.02" calcext:value-type="float">
            <text:p>59,02</text:p>
          </table:table-cell>
          <table:table-cell table:style-name="ce39" office:value-type="float" office:value="59.4" calcext:value-type="float">
            <text:p>5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9.03" calcext:value-type="float">
            <text:p>59,03</text:p>
          </table:table-cell>
          <table:table-cell table:style-name="ce39" office:value-type="float" office:value="59.38" calcext:value-type="float">
            <text:p>5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9.07" calcext:value-type="float">
            <text:p>59,07</text:p>
          </table:table-cell>
          <table:table-cell table:style-name="ce39" office:value-type="float" office:value="59.39" calcext:value-type="float">
            <text:p>5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9" calcext:value-type="float">
            <text:p>59,00</text:p>
          </table:table-cell>
          <table:table-cell table:style-name="ce39" office:value-type="float" office:value="59.31" calcext:value-type="float">
            <text:p>5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59.04" calcext:value-type="float">
            <text:p>5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65NN²</text:p>
          </table:table-cell>
          <table:table-cell table:style-name="ce34" office:value-type="float" office:value="60.46" calcext:value-type="float">
            <text:p>6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60.03" calcext:value-type="float">
            <text:p>60,03</text:p>
          </table:table-cell>
          <table:table-cell table:style-name="ce39" office:value-type="float" office:value="60.45" calcext:value-type="float">
            <text:p>6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0.02" calcext:value-type="float">
            <text:p>60,02</text:p>
          </table:table-cell>
          <table:table-cell table:style-name="ce39" office:value-type="float" office:value="60.4" calcext:value-type="float">
            <text:p>6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0.03" calcext:value-type="float">
            <text:p>60,03</text:p>
          </table:table-cell>
          <table:table-cell table:style-name="ce39" office:value-type="float" office:value="60.38" calcext:value-type="float">
            <text:p>6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0.07" calcext:value-type="float">
            <text:p>60,07</text:p>
          </table:table-cell>
          <table:table-cell table:style-name="ce39" office:value-type="float" office:value="60.39" calcext:value-type="float">
            <text:p>6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0" calcext:value-type="float">
            <text:p>60,00</text:p>
          </table:table-cell>
          <table:table-cell table:style-name="ce39" office:value-type="float" office:value="60.31" calcext:value-type="float">
            <text:p>6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0.04" calcext:value-type="float">
            <text:p>6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66NN²</text:p>
          </table:table-cell>
          <table:table-cell table:style-name="ce34" office:value-type="float" office:value="61.46" calcext:value-type="float">
            <text:p>6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61.03" calcext:value-type="float">
            <text:p>61,03</text:p>
          </table:table-cell>
          <table:table-cell table:style-name="ce39" office:value-type="float" office:value="61.45" calcext:value-type="float">
            <text:p>6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1.02" calcext:value-type="float">
            <text:p>61,02</text:p>
          </table:table-cell>
          <table:table-cell table:style-name="ce39" office:value-type="float" office:value="61.4" calcext:value-type="float">
            <text:p>6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1.03" calcext:value-type="float">
            <text:p>61,03</text:p>
          </table:table-cell>
          <table:table-cell table:style-name="ce39" office:value-type="float" office:value="61.38" calcext:value-type="float">
            <text:p>6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1.07" calcext:value-type="float">
            <text:p>61,07</text:p>
          </table:table-cell>
          <table:table-cell table:style-name="ce39" office:value-type="float" office:value="61.39" calcext:value-type="float">
            <text:p>6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1" calcext:value-type="float">
            <text:p>61,00</text:p>
          </table:table-cell>
          <table:table-cell table:style-name="ce39" office:value-type="float" office:value="61.31" calcext:value-type="float">
            <text:p>6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1.04" calcext:value-type="float">
            <text:p>6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67NN²</text:p>
          </table:table-cell>
          <table:table-cell table:style-name="ce34" office:value-type="float" office:value="62.46" calcext:value-type="float">
            <text:p>6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62.03" calcext:value-type="float">
            <text:p>62,03</text:p>
          </table:table-cell>
          <table:table-cell table:style-name="ce39" office:value-type="float" office:value="62.45" calcext:value-type="float">
            <text:p>6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2.02" calcext:value-type="float">
            <text:p>62,02</text:p>
          </table:table-cell>
          <table:table-cell table:style-name="ce39" office:value-type="float" office:value="62.4" calcext:value-type="float">
            <text:p>6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2.03" calcext:value-type="float">
            <text:p>62,03</text:p>
          </table:table-cell>
          <table:table-cell table:style-name="ce39" office:value-type="float" office:value="62.38" calcext:value-type="float">
            <text:p>6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2.07" calcext:value-type="float">
            <text:p>62,07</text:p>
          </table:table-cell>
          <table:table-cell table:style-name="ce39" office:value-type="float" office:value="62.39" calcext:value-type="float">
            <text:p>6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2" calcext:value-type="float">
            <text:p>62,00</text:p>
          </table:table-cell>
          <table:table-cell table:style-name="ce39" office:value-type="float" office:value="62.31" calcext:value-type="float">
            <text:p>6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2.04" calcext:value-type="float">
            <text:p>6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68NN²</text:p>
          </table:table-cell>
          <table:table-cell table:style-name="ce34" office:value-type="float" office:value="63.46" calcext:value-type="float">
            <text:p>6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63.03" calcext:value-type="float">
            <text:p>63,03</text:p>
          </table:table-cell>
          <table:table-cell table:style-name="ce39" office:value-type="float" office:value="63.45" calcext:value-type="float">
            <text:p>6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3.02" calcext:value-type="float">
            <text:p>63,02</text:p>
          </table:table-cell>
          <table:table-cell table:style-name="ce39" office:value-type="float" office:value="63.4" calcext:value-type="float">
            <text:p>6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3.03" calcext:value-type="float">
            <text:p>63,03</text:p>
          </table:table-cell>
          <table:table-cell table:style-name="ce39" office:value-type="float" office:value="63.38" calcext:value-type="float">
            <text:p>6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3.07" calcext:value-type="float">
            <text:p>63,07</text:p>
          </table:table-cell>
          <table:table-cell table:style-name="ce39" office:value-type="float" office:value="63.39" calcext:value-type="float">
            <text:p>6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3" calcext:value-type="float">
            <text:p>63,00</text:p>
          </table:table-cell>
          <table:table-cell table:style-name="ce39" office:value-type="float" office:value="63.31" calcext:value-type="float">
            <text:p>6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3.04" calcext:value-type="float">
            <text:p>6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69NN²</text:p>
          </table:table-cell>
          <table:table-cell table:style-name="ce34" office:value-type="float" office:value="64.46" calcext:value-type="float">
            <text:p>6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64.03" calcext:value-type="float">
            <text:p>64,03</text:p>
          </table:table-cell>
          <table:table-cell table:style-name="ce39" office:value-type="float" office:value="64.45" calcext:value-type="float">
            <text:p>6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4.02" calcext:value-type="float">
            <text:p>64,02</text:p>
          </table:table-cell>
          <table:table-cell table:style-name="ce39" office:value-type="float" office:value="64.4" calcext:value-type="float">
            <text:p>6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4.03" calcext:value-type="float">
            <text:p>64,03</text:p>
          </table:table-cell>
          <table:table-cell table:style-name="ce39" office:value-type="float" office:value="64.38" calcext:value-type="float">
            <text:p>6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4.07" calcext:value-type="float">
            <text:p>64,07</text:p>
          </table:table-cell>
          <table:table-cell table:style-name="ce39" office:value-type="float" office:value="64.39" calcext:value-type="float">
            <text:p>6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4" calcext:value-type="float">
            <text:p>64,00</text:p>
          </table:table-cell>
          <table:table-cell table:style-name="ce39" office:value-type="float" office:value="64.31" calcext:value-type="float">
            <text:p>6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4.04" calcext:value-type="float">
            <text:p>6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70NN²</text:p>
          </table:table-cell>
          <table:table-cell table:style-name="ce34" office:value-type="float" office:value="65.46" calcext:value-type="float">
            <text:p>6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65.03" calcext:value-type="float">
            <text:p>65,03</text:p>
          </table:table-cell>
          <table:table-cell table:style-name="ce39" office:value-type="float" office:value="65.45" calcext:value-type="float">
            <text:p>6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5.02" calcext:value-type="float">
            <text:p>65,02</text:p>
          </table:table-cell>
          <table:table-cell table:style-name="ce39" office:value-type="float" office:value="65.4" calcext:value-type="float">
            <text:p>6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5.03" calcext:value-type="float">
            <text:p>65,03</text:p>
          </table:table-cell>
          <table:table-cell table:style-name="ce39" office:value-type="float" office:value="65.38" calcext:value-type="float">
            <text:p>6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5.07" calcext:value-type="float">
            <text:p>65,07</text:p>
          </table:table-cell>
          <table:table-cell table:style-name="ce39" office:value-type="float" office:value="65.39" calcext:value-type="float">
            <text:p>6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5" calcext:value-type="float">
            <text:p>65,00</text:p>
          </table:table-cell>
          <table:table-cell table:style-name="ce39" office:value-type="float" office:value="65.31" calcext:value-type="float">
            <text:p>6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5.04" calcext:value-type="float">
            <text:p>6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71NN²</text:p>
          </table:table-cell>
          <table:table-cell table:style-name="ce34" office:value-type="float" office:value="66.46" calcext:value-type="float">
            <text:p>6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66.03" calcext:value-type="float">
            <text:p>66,03</text:p>
          </table:table-cell>
          <table:table-cell table:style-name="ce39" office:value-type="float" office:value="66.45" calcext:value-type="float">
            <text:p>6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6.02" calcext:value-type="float">
            <text:p>66,02</text:p>
          </table:table-cell>
          <table:table-cell table:style-name="ce39" office:value-type="float" office:value="66.4" calcext:value-type="float">
            <text:p>6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6.03" calcext:value-type="float">
            <text:p>66,03</text:p>
          </table:table-cell>
          <table:table-cell table:style-name="ce39" office:value-type="float" office:value="66.38" calcext:value-type="float">
            <text:p>6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6.07" calcext:value-type="float">
            <text:p>66,07</text:p>
          </table:table-cell>
          <table:table-cell table:style-name="ce39" office:value-type="float" office:value="66.39" calcext:value-type="float">
            <text:p>6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6" calcext:value-type="float">
            <text:p>66,00</text:p>
          </table:table-cell>
          <table:table-cell table:style-name="ce39" office:value-type="float" office:value="66.31" calcext:value-type="float">
            <text:p>6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6.04" calcext:value-type="float">
            <text:p>6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72NN²</text:p>
          </table:table-cell>
          <table:table-cell table:style-name="ce34" office:value-type="float" office:value="67.46" calcext:value-type="float">
            <text:p>6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67.03" calcext:value-type="float">
            <text:p>67,03</text:p>
          </table:table-cell>
          <table:table-cell table:style-name="ce39" office:value-type="float" office:value="67.45" calcext:value-type="float">
            <text:p>6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7.02" calcext:value-type="float">
            <text:p>67,02</text:p>
          </table:table-cell>
          <table:table-cell table:style-name="ce39" office:value-type="float" office:value="67.4" calcext:value-type="float">
            <text:p>6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7.03" calcext:value-type="float">
            <text:p>67,03</text:p>
          </table:table-cell>
          <table:table-cell table:style-name="ce39" office:value-type="float" office:value="67.38" calcext:value-type="float">
            <text:p>6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7.07" calcext:value-type="float">
            <text:p>67,07</text:p>
          </table:table-cell>
          <table:table-cell table:style-name="ce39" office:value-type="float" office:value="67.39" calcext:value-type="float">
            <text:p>6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7" calcext:value-type="float">
            <text:p>67,00</text:p>
          </table:table-cell>
          <table:table-cell table:style-name="ce39" office:value-type="float" office:value="67.31" calcext:value-type="float">
            <text:p>6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7.04" calcext:value-type="float">
            <text:p>6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73NN²</text:p>
          </table:table-cell>
          <table:table-cell table:style-name="ce34" office:value-type="float" office:value="68.46" calcext:value-type="float">
            <text:p>6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68.03" calcext:value-type="float">
            <text:p>68,03</text:p>
          </table:table-cell>
          <table:table-cell table:style-name="ce39" office:value-type="float" office:value="68.45" calcext:value-type="float">
            <text:p>6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8.02" calcext:value-type="float">
            <text:p>68,02</text:p>
          </table:table-cell>
          <table:table-cell table:style-name="ce39" office:value-type="float" office:value="68.4" calcext:value-type="float">
            <text:p>6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8.03" calcext:value-type="float">
            <text:p>68,03</text:p>
          </table:table-cell>
          <table:table-cell table:style-name="ce39" office:value-type="float" office:value="68.38" calcext:value-type="float">
            <text:p>6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8.07" calcext:value-type="float">
            <text:p>68,07</text:p>
          </table:table-cell>
          <table:table-cell table:style-name="ce39" office:value-type="float" office:value="68.39" calcext:value-type="float">
            <text:p>6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8" calcext:value-type="float">
            <text:p>68,00</text:p>
          </table:table-cell>
          <table:table-cell table:style-name="ce39" office:value-type="float" office:value="68.31" calcext:value-type="float">
            <text:p>6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8.04" calcext:value-type="float">
            <text:p>6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74NN²</text:p>
          </table:table-cell>
          <table:table-cell table:style-name="ce34" office:value-type="float" office:value="69.46" calcext:value-type="float">
            <text:p>6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69.03" calcext:value-type="float">
            <text:p>69,03</text:p>
          </table:table-cell>
          <table:table-cell table:style-name="ce39" office:value-type="float" office:value="69.45" calcext:value-type="float">
            <text:p>6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9.02" calcext:value-type="float">
            <text:p>69,02</text:p>
          </table:table-cell>
          <table:table-cell table:style-name="ce39" office:value-type="float" office:value="69.4" calcext:value-type="float">
            <text:p>6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9.03" calcext:value-type="float">
            <text:p>69,03</text:p>
          </table:table-cell>
          <table:table-cell table:style-name="ce39" office:value-type="float" office:value="69.38" calcext:value-type="float">
            <text:p>6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9.07" calcext:value-type="float">
            <text:p>69,07</text:p>
          </table:table-cell>
          <table:table-cell table:style-name="ce39" office:value-type="float" office:value="69.39" calcext:value-type="float">
            <text:p>6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9" calcext:value-type="float">
            <text:p>69,00</text:p>
          </table:table-cell>
          <table:table-cell table:style-name="ce39" office:value-type="float" office:value="69.31" calcext:value-type="float">
            <text:p>6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69.04" calcext:value-type="float">
            <text:p>6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75NN²</text:p>
          </table:table-cell>
          <table:table-cell table:style-name="ce34" office:value-type="float" office:value="70.46" calcext:value-type="float">
            <text:p>7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70.03" calcext:value-type="float">
            <text:p>70,03</text:p>
          </table:table-cell>
          <table:table-cell table:style-name="ce39" office:value-type="float" office:value="70.45" calcext:value-type="float">
            <text:p>7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0.02" calcext:value-type="float">
            <text:p>70,02</text:p>
          </table:table-cell>
          <table:table-cell table:style-name="ce39" office:value-type="float" office:value="70.4" calcext:value-type="float">
            <text:p>7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0.03" calcext:value-type="float">
            <text:p>70,03</text:p>
          </table:table-cell>
          <table:table-cell table:style-name="ce39" office:value-type="float" office:value="70.38" calcext:value-type="float">
            <text:p>7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0.07" calcext:value-type="float">
            <text:p>70,07</text:p>
          </table:table-cell>
          <table:table-cell table:style-name="ce39" office:value-type="float" office:value="70.39" calcext:value-type="float">
            <text:p>7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0" calcext:value-type="float">
            <text:p>70,00</text:p>
          </table:table-cell>
          <table:table-cell table:style-name="ce39" office:value-type="float" office:value="70.31" calcext:value-type="float">
            <text:p>7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0.04" calcext:value-type="float">
            <text:p>7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76NN²</text:p>
          </table:table-cell>
          <table:table-cell table:style-name="ce34" office:value-type="float" office:value="71.46" calcext:value-type="float">
            <text:p>7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71.03" calcext:value-type="float">
            <text:p>71,03</text:p>
          </table:table-cell>
          <table:table-cell table:style-name="ce39" office:value-type="float" office:value="71.45" calcext:value-type="float">
            <text:p>7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1.02" calcext:value-type="float">
            <text:p>71,02</text:p>
          </table:table-cell>
          <table:table-cell table:style-name="ce39" office:value-type="float" office:value="71.4" calcext:value-type="float">
            <text:p>7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1.03" calcext:value-type="float">
            <text:p>71,03</text:p>
          </table:table-cell>
          <table:table-cell table:style-name="ce39" office:value-type="float" office:value="71.38" calcext:value-type="float">
            <text:p>7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1.07" calcext:value-type="float">
            <text:p>71,07</text:p>
          </table:table-cell>
          <table:table-cell table:style-name="ce39" office:value-type="float" office:value="71.39" calcext:value-type="float">
            <text:p>7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1" calcext:value-type="float">
            <text:p>71,00</text:p>
          </table:table-cell>
          <table:table-cell table:style-name="ce39" office:value-type="float" office:value="71.31" calcext:value-type="float">
            <text:p>7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1.04" calcext:value-type="float">
            <text:p>7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77NN²</text:p>
          </table:table-cell>
          <table:table-cell table:style-name="ce34" office:value-type="float" office:value="72.46" calcext:value-type="float">
            <text:p>7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72.03" calcext:value-type="float">
            <text:p>72,03</text:p>
          </table:table-cell>
          <table:table-cell table:style-name="ce39" office:value-type="float" office:value="72.45" calcext:value-type="float">
            <text:p>7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2.02" calcext:value-type="float">
            <text:p>72,02</text:p>
          </table:table-cell>
          <table:table-cell table:style-name="ce39" office:value-type="float" office:value="72.4" calcext:value-type="float">
            <text:p>7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2.03" calcext:value-type="float">
            <text:p>72,03</text:p>
          </table:table-cell>
          <table:table-cell table:style-name="ce39" office:value-type="float" office:value="72.38" calcext:value-type="float">
            <text:p>7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2.07" calcext:value-type="float">
            <text:p>72,07</text:p>
          </table:table-cell>
          <table:table-cell table:style-name="ce39" office:value-type="float" office:value="72.39" calcext:value-type="float">
            <text:p>7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2" calcext:value-type="float">
            <text:p>72,00</text:p>
          </table:table-cell>
          <table:table-cell table:style-name="ce39" office:value-type="float" office:value="72.31" calcext:value-type="float">
            <text:p>7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2.04" calcext:value-type="float">
            <text:p>7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78NN²</text:p>
          </table:table-cell>
          <table:table-cell table:style-name="ce34" office:value-type="float" office:value="73.46" calcext:value-type="float">
            <text:p>7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73.03" calcext:value-type="float">
            <text:p>73,03</text:p>
          </table:table-cell>
          <table:table-cell table:style-name="ce39" office:value-type="float" office:value="73.45" calcext:value-type="float">
            <text:p>7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3.02" calcext:value-type="float">
            <text:p>73,02</text:p>
          </table:table-cell>
          <table:table-cell table:style-name="ce39" office:value-type="float" office:value="73.4" calcext:value-type="float">
            <text:p>7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3.03" calcext:value-type="float">
            <text:p>73,03</text:p>
          </table:table-cell>
          <table:table-cell table:style-name="ce39" office:value-type="float" office:value="73.38" calcext:value-type="float">
            <text:p>7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3.07" calcext:value-type="float">
            <text:p>73,07</text:p>
          </table:table-cell>
          <table:table-cell table:style-name="ce39" office:value-type="float" office:value="73.39" calcext:value-type="float">
            <text:p>7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3" calcext:value-type="float">
            <text:p>73,00</text:p>
          </table:table-cell>
          <table:table-cell table:style-name="ce39" office:value-type="float" office:value="73.31" calcext:value-type="float">
            <text:p>7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3.04" calcext:value-type="float">
            <text:p>7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79NN²</text:p>
          </table:table-cell>
          <table:table-cell table:style-name="ce34" office:value-type="float" office:value="74.46" calcext:value-type="float">
            <text:p>7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74.03" calcext:value-type="float">
            <text:p>74,03</text:p>
          </table:table-cell>
          <table:table-cell table:style-name="ce39" office:value-type="float" office:value="74.45" calcext:value-type="float">
            <text:p>7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4.02" calcext:value-type="float">
            <text:p>74,02</text:p>
          </table:table-cell>
          <table:table-cell table:style-name="ce39" office:value-type="float" office:value="74.4" calcext:value-type="float">
            <text:p>7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4.03" calcext:value-type="float">
            <text:p>74,03</text:p>
          </table:table-cell>
          <table:table-cell table:style-name="ce39" office:value-type="float" office:value="74.38" calcext:value-type="float">
            <text:p>7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4.07" calcext:value-type="float">
            <text:p>74,07</text:p>
          </table:table-cell>
          <table:table-cell table:style-name="ce39" office:value-type="float" office:value="74.39" calcext:value-type="float">
            <text:p>7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4" calcext:value-type="float">
            <text:p>74,00</text:p>
          </table:table-cell>
          <table:table-cell table:style-name="ce39" office:value-type="float" office:value="74.31" calcext:value-type="float">
            <text:p>7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4.04" calcext:value-type="float">
            <text:p>7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80NN²</text:p>
          </table:table-cell>
          <table:table-cell table:style-name="ce34" office:value-type="float" office:value="75.46" calcext:value-type="float">
            <text:p>7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75.03" calcext:value-type="float">
            <text:p>75,03</text:p>
          </table:table-cell>
          <table:table-cell table:style-name="ce39" office:value-type="float" office:value="75.45" calcext:value-type="float">
            <text:p>7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5.02" calcext:value-type="float">
            <text:p>75,02</text:p>
          </table:table-cell>
          <table:table-cell table:style-name="ce39" office:value-type="float" office:value="75.4" calcext:value-type="float">
            <text:p>7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5.03" calcext:value-type="float">
            <text:p>75,03</text:p>
          </table:table-cell>
          <table:table-cell table:style-name="ce39" office:value-type="float" office:value="75.38" calcext:value-type="float">
            <text:p>7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5.07" calcext:value-type="float">
            <text:p>75,07</text:p>
          </table:table-cell>
          <table:table-cell table:style-name="ce39" office:value-type="float" office:value="75.39" calcext:value-type="float">
            <text:p>7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5" calcext:value-type="float">
            <text:p>75,00</text:p>
          </table:table-cell>
          <table:table-cell table:style-name="ce39" office:value-type="float" office:value="75.31" calcext:value-type="float">
            <text:p>7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5.04" calcext:value-type="float">
            <text:p>7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81NN²</text:p>
          </table:table-cell>
          <table:table-cell table:style-name="ce34" office:value-type="float" office:value="76.46" calcext:value-type="float">
            <text:p>7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76.03" calcext:value-type="float">
            <text:p>76,03</text:p>
          </table:table-cell>
          <table:table-cell table:style-name="ce39" office:value-type="float" office:value="76.45" calcext:value-type="float">
            <text:p>7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6.02" calcext:value-type="float">
            <text:p>76,02</text:p>
          </table:table-cell>
          <table:table-cell table:style-name="ce39" office:value-type="float" office:value="76.4" calcext:value-type="float">
            <text:p>7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6.03" calcext:value-type="float">
            <text:p>76,03</text:p>
          </table:table-cell>
          <table:table-cell table:style-name="ce39" office:value-type="float" office:value="76.38" calcext:value-type="float">
            <text:p>7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6.07" calcext:value-type="float">
            <text:p>76,07</text:p>
          </table:table-cell>
          <table:table-cell table:style-name="ce39" office:value-type="float" office:value="76.39" calcext:value-type="float">
            <text:p>7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6" calcext:value-type="float">
            <text:p>76,00</text:p>
          </table:table-cell>
          <table:table-cell table:style-name="ce39" office:value-type="float" office:value="76.31" calcext:value-type="float">
            <text:p>7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6.04" calcext:value-type="float">
            <text:p>7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82NN²</text:p>
          </table:table-cell>
          <table:table-cell table:style-name="ce34" office:value-type="float" office:value="77.46" calcext:value-type="float">
            <text:p>7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77.03" calcext:value-type="float">
            <text:p>77,03</text:p>
          </table:table-cell>
          <table:table-cell table:style-name="ce39" office:value-type="float" office:value="77.45" calcext:value-type="float">
            <text:p>7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7.02" calcext:value-type="float">
            <text:p>77,02</text:p>
          </table:table-cell>
          <table:table-cell table:style-name="ce39" office:value-type="float" office:value="77.4" calcext:value-type="float">
            <text:p>7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7.03" calcext:value-type="float">
            <text:p>77,03</text:p>
          </table:table-cell>
          <table:table-cell table:style-name="ce39" office:value-type="float" office:value="77.38" calcext:value-type="float">
            <text:p>7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7.07" calcext:value-type="float">
            <text:p>77,07</text:p>
          </table:table-cell>
          <table:table-cell table:style-name="ce39" office:value-type="float" office:value="77.39" calcext:value-type="float">
            <text:p>7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7" calcext:value-type="float">
            <text:p>77,00</text:p>
          </table:table-cell>
          <table:table-cell table:style-name="ce39" office:value-type="float" office:value="77.31" calcext:value-type="float">
            <text:p>7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7.04" calcext:value-type="float">
            <text:p>7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83NN²</text:p>
          </table:table-cell>
          <table:table-cell table:style-name="ce34" office:value-type="float" office:value="78.46" calcext:value-type="float">
            <text:p>7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78.03" calcext:value-type="float">
            <text:p>78,03</text:p>
          </table:table-cell>
          <table:table-cell table:style-name="ce39" office:value-type="float" office:value="78.45" calcext:value-type="float">
            <text:p>7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8.02" calcext:value-type="float">
            <text:p>78,02</text:p>
          </table:table-cell>
          <table:table-cell table:style-name="ce39" office:value-type="float" office:value="78.4" calcext:value-type="float">
            <text:p>7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8.03" calcext:value-type="float">
            <text:p>78,03</text:p>
          </table:table-cell>
          <table:table-cell table:style-name="ce39" office:value-type="float" office:value="78.38" calcext:value-type="float">
            <text:p>7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8.07" calcext:value-type="float">
            <text:p>78,07</text:p>
          </table:table-cell>
          <table:table-cell table:style-name="ce39" office:value-type="float" office:value="78.39" calcext:value-type="float">
            <text:p>7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8" calcext:value-type="float">
            <text:p>78,00</text:p>
          </table:table-cell>
          <table:table-cell table:style-name="ce39" office:value-type="float" office:value="78.31" calcext:value-type="float">
            <text:p>7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8.04" calcext:value-type="float">
            <text:p>7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84NN²</text:p>
          </table:table-cell>
          <table:table-cell table:style-name="ce34" office:value-type="float" office:value="79.46" calcext:value-type="float">
            <text:p>7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79.03" calcext:value-type="float">
            <text:p>79,03</text:p>
          </table:table-cell>
          <table:table-cell table:style-name="ce39" office:value-type="float" office:value="79.45" calcext:value-type="float">
            <text:p>7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9.02" calcext:value-type="float">
            <text:p>79,02</text:p>
          </table:table-cell>
          <table:table-cell table:style-name="ce39" office:value-type="float" office:value="79.4" calcext:value-type="float">
            <text:p>7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9.03" calcext:value-type="float">
            <text:p>79,03</text:p>
          </table:table-cell>
          <table:table-cell table:style-name="ce39" office:value-type="float" office:value="79.38" calcext:value-type="float">
            <text:p>7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9.07" calcext:value-type="float">
            <text:p>79,07</text:p>
          </table:table-cell>
          <table:table-cell table:style-name="ce39" office:value-type="float" office:value="79.39" calcext:value-type="float">
            <text:p>7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9" calcext:value-type="float">
            <text:p>79,00</text:p>
          </table:table-cell>
          <table:table-cell table:style-name="ce39" office:value-type="float" office:value="79.31" calcext:value-type="float">
            <text:p>7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79.04" calcext:value-type="float">
            <text:p>7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85NN²</text:p>
          </table:table-cell>
          <table:table-cell table:style-name="ce34" office:value-type="float" office:value="80.46" calcext:value-type="float">
            <text:p>8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80.03" calcext:value-type="float">
            <text:p>80,03</text:p>
          </table:table-cell>
          <table:table-cell table:style-name="ce39" office:value-type="float" office:value="80.45" calcext:value-type="float">
            <text:p>8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0.02" calcext:value-type="float">
            <text:p>80,02</text:p>
          </table:table-cell>
          <table:table-cell table:style-name="ce39" office:value-type="float" office:value="80.4" calcext:value-type="float">
            <text:p>8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0.03" calcext:value-type="float">
            <text:p>80,03</text:p>
          </table:table-cell>
          <table:table-cell table:style-name="ce39" office:value-type="float" office:value="80.38" calcext:value-type="float">
            <text:p>8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0.07" calcext:value-type="float">
            <text:p>80,07</text:p>
          </table:table-cell>
          <table:table-cell table:style-name="ce39" office:value-type="float" office:value="80.39" calcext:value-type="float">
            <text:p>8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0" calcext:value-type="float">
            <text:p>80,00</text:p>
          </table:table-cell>
          <table:table-cell table:style-name="ce39" office:value-type="float" office:value="80.31" calcext:value-type="float">
            <text:p>8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0.04" calcext:value-type="float">
            <text:p>8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86NN²</text:p>
          </table:table-cell>
          <table:table-cell table:style-name="ce34" office:value-type="float" office:value="81.46" calcext:value-type="float">
            <text:p>8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81.03" calcext:value-type="float">
            <text:p>81,03</text:p>
          </table:table-cell>
          <table:table-cell table:style-name="ce39" office:value-type="float" office:value="81.45" calcext:value-type="float">
            <text:p>8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1.02" calcext:value-type="float">
            <text:p>81,02</text:p>
          </table:table-cell>
          <table:table-cell table:style-name="ce39" office:value-type="float" office:value="81.4" calcext:value-type="float">
            <text:p>8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1.03" calcext:value-type="float">
            <text:p>81,03</text:p>
          </table:table-cell>
          <table:table-cell table:style-name="ce39" office:value-type="float" office:value="81.38" calcext:value-type="float">
            <text:p>8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1.07" calcext:value-type="float">
            <text:p>81,07</text:p>
          </table:table-cell>
          <table:table-cell table:style-name="ce39" office:value-type="float" office:value="81.39" calcext:value-type="float">
            <text:p>8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1" calcext:value-type="float">
            <text:p>81,00</text:p>
          </table:table-cell>
          <table:table-cell table:style-name="ce39" office:value-type="float" office:value="81.31" calcext:value-type="float">
            <text:p>8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1.04" calcext:value-type="float">
            <text:p>8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87NN²</text:p>
          </table:table-cell>
          <table:table-cell table:style-name="ce34" office:value-type="float" office:value="82.46" calcext:value-type="float">
            <text:p>8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82.03" calcext:value-type="float">
            <text:p>82,03</text:p>
          </table:table-cell>
          <table:table-cell table:style-name="ce39" office:value-type="float" office:value="82.45" calcext:value-type="float">
            <text:p>8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2.02" calcext:value-type="float">
            <text:p>82,02</text:p>
          </table:table-cell>
          <table:table-cell table:style-name="ce39" office:value-type="float" office:value="82.4" calcext:value-type="float">
            <text:p>8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2.03" calcext:value-type="float">
            <text:p>82,03</text:p>
          </table:table-cell>
          <table:table-cell table:style-name="ce39" office:value-type="float" office:value="82.38" calcext:value-type="float">
            <text:p>8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2.07" calcext:value-type="float">
            <text:p>82,07</text:p>
          </table:table-cell>
          <table:table-cell table:style-name="ce39" office:value-type="float" office:value="82.39" calcext:value-type="float">
            <text:p>8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2" calcext:value-type="float">
            <text:p>82,00</text:p>
          </table:table-cell>
          <table:table-cell table:style-name="ce39" office:value-type="float" office:value="82.31" calcext:value-type="float">
            <text:p>8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2.04" calcext:value-type="float">
            <text:p>8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88NN²</text:p>
          </table:table-cell>
          <table:table-cell table:style-name="ce34" office:value-type="float" office:value="83.46" calcext:value-type="float">
            <text:p>8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83.03" calcext:value-type="float">
            <text:p>83,03</text:p>
          </table:table-cell>
          <table:table-cell table:style-name="ce39" office:value-type="float" office:value="83.45" calcext:value-type="float">
            <text:p>8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3.02" calcext:value-type="float">
            <text:p>83,02</text:p>
          </table:table-cell>
          <table:table-cell table:style-name="ce39" office:value-type="float" office:value="83.4" calcext:value-type="float">
            <text:p>8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3.03" calcext:value-type="float">
            <text:p>83,03</text:p>
          </table:table-cell>
          <table:table-cell table:style-name="ce39" office:value-type="float" office:value="83.38" calcext:value-type="float">
            <text:p>8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3.07" calcext:value-type="float">
            <text:p>83,07</text:p>
          </table:table-cell>
          <table:table-cell table:style-name="ce39" office:value-type="float" office:value="83.39" calcext:value-type="float">
            <text:p>8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3" calcext:value-type="float">
            <text:p>83,00</text:p>
          </table:table-cell>
          <table:table-cell table:style-name="ce39" office:value-type="float" office:value="83.31" calcext:value-type="float">
            <text:p>8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3.04" calcext:value-type="float">
            <text:p>8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89NN²</text:p>
          </table:table-cell>
          <table:table-cell table:style-name="ce34" office:value-type="float" office:value="84.46" calcext:value-type="float">
            <text:p>8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84.03" calcext:value-type="float">
            <text:p>84,03</text:p>
          </table:table-cell>
          <table:table-cell table:style-name="ce39" office:value-type="float" office:value="84.45" calcext:value-type="float">
            <text:p>8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4.02" calcext:value-type="float">
            <text:p>84,02</text:p>
          </table:table-cell>
          <table:table-cell table:style-name="ce39" office:value-type="float" office:value="84.4" calcext:value-type="float">
            <text:p>8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4.03" calcext:value-type="float">
            <text:p>84,03</text:p>
          </table:table-cell>
          <table:table-cell table:style-name="ce39" office:value-type="float" office:value="84.38" calcext:value-type="float">
            <text:p>8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4.07" calcext:value-type="float">
            <text:p>84,07</text:p>
          </table:table-cell>
          <table:table-cell table:style-name="ce39" office:value-type="float" office:value="84.39" calcext:value-type="float">
            <text:p>8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4" calcext:value-type="float">
            <text:p>84,00</text:p>
          </table:table-cell>
          <table:table-cell table:style-name="ce39" office:value-type="float" office:value="84.31" calcext:value-type="float">
            <text:p>8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4.04" calcext:value-type="float">
            <text:p>8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90NN²</text:p>
          </table:table-cell>
          <table:table-cell table:style-name="ce34" office:value-type="float" office:value="85.46" calcext:value-type="float">
            <text:p>8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85.03" calcext:value-type="float">
            <text:p>85,03</text:p>
          </table:table-cell>
          <table:table-cell table:style-name="ce39" office:value-type="float" office:value="85.45" calcext:value-type="float">
            <text:p>8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5.02" calcext:value-type="float">
            <text:p>85,02</text:p>
          </table:table-cell>
          <table:table-cell table:style-name="ce39" office:value-type="float" office:value="85.4" calcext:value-type="float">
            <text:p>8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5.03" calcext:value-type="float">
            <text:p>85,03</text:p>
          </table:table-cell>
          <table:table-cell table:style-name="ce39" office:value-type="float" office:value="85.38" calcext:value-type="float">
            <text:p>8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5.07" calcext:value-type="float">
            <text:p>85,07</text:p>
          </table:table-cell>
          <table:table-cell table:style-name="ce39" office:value-type="float" office:value="85.39" calcext:value-type="float">
            <text:p>8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5" calcext:value-type="float">
            <text:p>85,00</text:p>
          </table:table-cell>
          <table:table-cell table:style-name="ce39" office:value-type="float" office:value="85.31" calcext:value-type="float">
            <text:p>8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5.04" calcext:value-type="float">
            <text:p>8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91NN²</text:p>
          </table:table-cell>
          <table:table-cell table:style-name="ce34" office:value-type="float" office:value="86.46" calcext:value-type="float">
            <text:p>8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86.03" calcext:value-type="float">
            <text:p>86,03</text:p>
          </table:table-cell>
          <table:table-cell table:style-name="ce39" office:value-type="float" office:value="86.45" calcext:value-type="float">
            <text:p>8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6.02" calcext:value-type="float">
            <text:p>86,02</text:p>
          </table:table-cell>
          <table:table-cell table:style-name="ce39" office:value-type="float" office:value="86.4" calcext:value-type="float">
            <text:p>8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6.03" calcext:value-type="float">
            <text:p>86,03</text:p>
          </table:table-cell>
          <table:table-cell table:style-name="ce39" office:value-type="float" office:value="86.38" calcext:value-type="float">
            <text:p>8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6.07" calcext:value-type="float">
            <text:p>86,07</text:p>
          </table:table-cell>
          <table:table-cell table:style-name="ce39" office:value-type="float" office:value="86.39" calcext:value-type="float">
            <text:p>8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6" calcext:value-type="float">
            <text:p>86,00</text:p>
          </table:table-cell>
          <table:table-cell table:style-name="ce39" office:value-type="float" office:value="86.31" calcext:value-type="float">
            <text:p>8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6.04" calcext:value-type="float">
            <text:p>8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92NN²</text:p>
          </table:table-cell>
          <table:table-cell table:style-name="ce34" office:value-type="float" office:value="87.46" calcext:value-type="float">
            <text:p>8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87.03" calcext:value-type="float">
            <text:p>87,03</text:p>
          </table:table-cell>
          <table:table-cell table:style-name="ce39" office:value-type="float" office:value="87.45" calcext:value-type="float">
            <text:p>8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7.02" calcext:value-type="float">
            <text:p>87,02</text:p>
          </table:table-cell>
          <table:table-cell table:style-name="ce39" office:value-type="float" office:value="87.4" calcext:value-type="float">
            <text:p>8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7.03" calcext:value-type="float">
            <text:p>87,03</text:p>
          </table:table-cell>
          <table:table-cell table:style-name="ce39" office:value-type="float" office:value="87.38" calcext:value-type="float">
            <text:p>8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7.07" calcext:value-type="float">
            <text:p>87,07</text:p>
          </table:table-cell>
          <table:table-cell table:style-name="ce39" office:value-type="float" office:value="87.39" calcext:value-type="float">
            <text:p>8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7" calcext:value-type="float">
            <text:p>87,00</text:p>
          </table:table-cell>
          <table:table-cell table:style-name="ce39" office:value-type="float" office:value="87.31" calcext:value-type="float">
            <text:p>8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7.04" calcext:value-type="float">
            <text:p>8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93NN²</text:p>
          </table:table-cell>
          <table:table-cell table:style-name="ce34" office:value-type="float" office:value="88.46" calcext:value-type="float">
            <text:p>8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88.03" calcext:value-type="float">
            <text:p>88,03</text:p>
          </table:table-cell>
          <table:table-cell table:style-name="ce39" office:value-type="float" office:value="88.45" calcext:value-type="float">
            <text:p>8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8.02" calcext:value-type="float">
            <text:p>88,02</text:p>
          </table:table-cell>
          <table:table-cell table:style-name="ce39" office:value-type="float" office:value="88.4" calcext:value-type="float">
            <text:p>8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8.03" calcext:value-type="float">
            <text:p>88,03</text:p>
          </table:table-cell>
          <table:table-cell table:style-name="ce39" office:value-type="float" office:value="88.38" calcext:value-type="float">
            <text:p>8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8.07" calcext:value-type="float">
            <text:p>88,07</text:p>
          </table:table-cell>
          <table:table-cell table:style-name="ce39" office:value-type="float" office:value="88.39" calcext:value-type="float">
            <text:p>8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8" calcext:value-type="float">
            <text:p>88,00</text:p>
          </table:table-cell>
          <table:table-cell table:style-name="ce39" office:value-type="float" office:value="88.31" calcext:value-type="float">
            <text:p>8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8.04" calcext:value-type="float">
            <text:p>8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94NN²</text:p>
          </table:table-cell>
          <table:table-cell table:style-name="ce34" office:value-type="float" office:value="89.46" calcext:value-type="float">
            <text:p>8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89.03" calcext:value-type="float">
            <text:p>89,03</text:p>
          </table:table-cell>
          <table:table-cell table:style-name="ce39" office:value-type="float" office:value="89.45" calcext:value-type="float">
            <text:p>8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9.02" calcext:value-type="float">
            <text:p>89,02</text:p>
          </table:table-cell>
          <table:table-cell table:style-name="ce39" office:value-type="float" office:value="89.4" calcext:value-type="float">
            <text:p>8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9.03" calcext:value-type="float">
            <text:p>89,03</text:p>
          </table:table-cell>
          <table:table-cell table:style-name="ce39" office:value-type="float" office:value="89.38" calcext:value-type="float">
            <text:p>8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9.07" calcext:value-type="float">
            <text:p>89,07</text:p>
          </table:table-cell>
          <table:table-cell table:style-name="ce39" office:value-type="float" office:value="89.39" calcext:value-type="float">
            <text:p>8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9" calcext:value-type="float">
            <text:p>89,00</text:p>
          </table:table-cell>
          <table:table-cell table:style-name="ce39" office:value-type="float" office:value="89.31" calcext:value-type="float">
            <text:p>8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89.04" calcext:value-type="float">
            <text:p>8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95NN²</text:p>
          </table:table-cell>
          <table:table-cell table:style-name="ce34" office:value-type="float" office:value="90.46" calcext:value-type="float">
            <text:p>9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90.03" calcext:value-type="float">
            <text:p>90,03</text:p>
          </table:table-cell>
          <table:table-cell table:style-name="ce39" office:value-type="float" office:value="90.45" calcext:value-type="float">
            <text:p>9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0.02" calcext:value-type="float">
            <text:p>90,02</text:p>
          </table:table-cell>
          <table:table-cell table:style-name="ce39" office:value-type="float" office:value="90.4" calcext:value-type="float">
            <text:p>9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0.03" calcext:value-type="float">
            <text:p>90,03</text:p>
          </table:table-cell>
          <table:table-cell table:style-name="ce39" office:value-type="float" office:value="90.38" calcext:value-type="float">
            <text:p>9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0.07" calcext:value-type="float">
            <text:p>90,07</text:p>
          </table:table-cell>
          <table:table-cell table:style-name="ce39" office:value-type="float" office:value="90.39" calcext:value-type="float">
            <text:p>9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0" calcext:value-type="float">
            <text:p>90,00</text:p>
          </table:table-cell>
          <table:table-cell table:style-name="ce39" office:value-type="float" office:value="90.31" calcext:value-type="float">
            <text:p>9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0.04" calcext:value-type="float">
            <text:p>9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96NN²</text:p>
          </table:table-cell>
          <table:table-cell table:style-name="ce34" office:value-type="float" office:value="91.46" calcext:value-type="float">
            <text:p>9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91.03" calcext:value-type="float">
            <text:p>91,03</text:p>
          </table:table-cell>
          <table:table-cell table:style-name="ce39" office:value-type="float" office:value="91.45" calcext:value-type="float">
            <text:p>9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1.02" calcext:value-type="float">
            <text:p>91,02</text:p>
          </table:table-cell>
          <table:table-cell table:style-name="ce39" office:value-type="float" office:value="91.4" calcext:value-type="float">
            <text:p>9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1.03" calcext:value-type="float">
            <text:p>91,03</text:p>
          </table:table-cell>
          <table:table-cell table:style-name="ce39" office:value-type="float" office:value="91.38" calcext:value-type="float">
            <text:p>9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1.07" calcext:value-type="float">
            <text:p>91,07</text:p>
          </table:table-cell>
          <table:table-cell table:style-name="ce39" office:value-type="float" office:value="91.39" calcext:value-type="float">
            <text:p>9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1" calcext:value-type="float">
            <text:p>91,00</text:p>
          </table:table-cell>
          <table:table-cell table:style-name="ce39" office:value-type="float" office:value="91.31" calcext:value-type="float">
            <text:p>9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1.04" calcext:value-type="float">
            <text:p>9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97NN²</text:p>
          </table:table-cell>
          <table:table-cell table:style-name="ce34" office:value-type="float" office:value="92.46" calcext:value-type="float">
            <text:p>9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92.03" calcext:value-type="float">
            <text:p>92,03</text:p>
          </table:table-cell>
          <table:table-cell table:style-name="ce39" office:value-type="float" office:value="92.45" calcext:value-type="float">
            <text:p>9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2.02" calcext:value-type="float">
            <text:p>92,02</text:p>
          </table:table-cell>
          <table:table-cell table:style-name="ce39" office:value-type="float" office:value="92.4" calcext:value-type="float">
            <text:p>9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2.03" calcext:value-type="float">
            <text:p>92,03</text:p>
          </table:table-cell>
          <table:table-cell table:style-name="ce39" office:value-type="float" office:value="92.38" calcext:value-type="float">
            <text:p>9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2.07" calcext:value-type="float">
            <text:p>92,07</text:p>
          </table:table-cell>
          <table:table-cell table:style-name="ce39" office:value-type="float" office:value="92.39" calcext:value-type="float">
            <text:p>9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2" calcext:value-type="float">
            <text:p>92,00</text:p>
          </table:table-cell>
          <table:table-cell table:style-name="ce39" office:value-type="float" office:value="92.31" calcext:value-type="float">
            <text:p>9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2.04" calcext:value-type="float">
            <text:p>9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98NN²</text:p>
          </table:table-cell>
          <table:table-cell table:style-name="ce34" office:value-type="float" office:value="93.46" calcext:value-type="float">
            <text:p>9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93.03" calcext:value-type="float">
            <text:p>93,03</text:p>
          </table:table-cell>
          <table:table-cell table:style-name="ce39" office:value-type="float" office:value="93.45" calcext:value-type="float">
            <text:p>9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3.02" calcext:value-type="float">
            <text:p>93,02</text:p>
          </table:table-cell>
          <table:table-cell table:style-name="ce39" office:value-type="float" office:value="93.4" calcext:value-type="float">
            <text:p>9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3.03" calcext:value-type="float">
            <text:p>93,03</text:p>
          </table:table-cell>
          <table:table-cell table:style-name="ce39" office:value-type="float" office:value="93.38" calcext:value-type="float">
            <text:p>9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3.07" calcext:value-type="float">
            <text:p>93,07</text:p>
          </table:table-cell>
          <table:table-cell table:style-name="ce39" office:value-type="float" office:value="93.39" calcext:value-type="float">
            <text:p>9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3" calcext:value-type="float">
            <text:p>93,00</text:p>
          </table:table-cell>
          <table:table-cell table:style-name="ce39" office:value-type="float" office:value="93.31" calcext:value-type="float">
            <text:p>9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3.04" calcext:value-type="float">
            <text:p>9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99NN²</text:p>
          </table:table-cell>
          <table:table-cell table:style-name="ce34" office:value-type="float" office:value="94.46" calcext:value-type="float">
            <text:p>9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94.03" calcext:value-type="float">
            <text:p>94,03</text:p>
          </table:table-cell>
          <table:table-cell table:style-name="ce39" office:value-type="float" office:value="94.45" calcext:value-type="float">
            <text:p>9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4.02" calcext:value-type="float">
            <text:p>94,02</text:p>
          </table:table-cell>
          <table:table-cell table:style-name="ce39" office:value-type="float" office:value="94.4" calcext:value-type="float">
            <text:p>9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4.03" calcext:value-type="float">
            <text:p>94,03</text:p>
          </table:table-cell>
          <table:table-cell table:style-name="ce39" office:value-type="float" office:value="94.38" calcext:value-type="float">
            <text:p>9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4.07" calcext:value-type="float">
            <text:p>94,07</text:p>
          </table:table-cell>
          <table:table-cell table:style-name="ce39" office:value-type="float" office:value="94.39" calcext:value-type="float">
            <text:p>9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4" calcext:value-type="float">
            <text:p>94,00</text:p>
          </table:table-cell>
          <table:table-cell table:style-name="ce39" office:value-type="float" office:value="94.31" calcext:value-type="float">
            <text:p>9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4.04" calcext:value-type="float">
            <text:p>9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00NN²</text:p>
          </table:table-cell>
          <table:table-cell table:style-name="ce34" office:value-type="float" office:value="95.46" calcext:value-type="float">
            <text:p>9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95.03" calcext:value-type="float">
            <text:p>95,03</text:p>
          </table:table-cell>
          <table:table-cell table:style-name="ce39" office:value-type="float" office:value="95.45" calcext:value-type="float">
            <text:p>9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5.02" calcext:value-type="float">
            <text:p>95,02</text:p>
          </table:table-cell>
          <table:table-cell table:style-name="ce39" office:value-type="float" office:value="95.4" calcext:value-type="float">
            <text:p>9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5.03" calcext:value-type="float">
            <text:p>95,03</text:p>
          </table:table-cell>
          <table:table-cell table:style-name="ce39" office:value-type="float" office:value="95.38" calcext:value-type="float">
            <text:p>9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5.07" calcext:value-type="float">
            <text:p>95,07</text:p>
          </table:table-cell>
          <table:table-cell table:style-name="ce39" office:value-type="float" office:value="95.39" calcext:value-type="float">
            <text:p>9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5" calcext:value-type="float">
            <text:p>95,00</text:p>
          </table:table-cell>
          <table:table-cell table:style-name="ce39" office:value-type="float" office:value="95.31" calcext:value-type="float">
            <text:p>9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5.04" calcext:value-type="float">
            <text:p>9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01NN²</text:p>
          </table:table-cell>
          <table:table-cell table:style-name="ce34" office:value-type="float" office:value="96.46" calcext:value-type="float">
            <text:p>9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96.03" calcext:value-type="float">
            <text:p>96,03</text:p>
          </table:table-cell>
          <table:table-cell table:style-name="ce39" office:value-type="float" office:value="96.45" calcext:value-type="float">
            <text:p>9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6.02" calcext:value-type="float">
            <text:p>96,02</text:p>
          </table:table-cell>
          <table:table-cell table:style-name="ce39" office:value-type="float" office:value="96.4" calcext:value-type="float">
            <text:p>9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6.03" calcext:value-type="float">
            <text:p>96,03</text:p>
          </table:table-cell>
          <table:table-cell table:style-name="ce39" office:value-type="float" office:value="96.38" calcext:value-type="float">
            <text:p>9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6.07" calcext:value-type="float">
            <text:p>96,07</text:p>
          </table:table-cell>
          <table:table-cell table:style-name="ce39" office:value-type="float" office:value="96.39" calcext:value-type="float">
            <text:p>9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6" calcext:value-type="float">
            <text:p>96,00</text:p>
          </table:table-cell>
          <table:table-cell table:style-name="ce39" office:value-type="float" office:value="96.31" calcext:value-type="float">
            <text:p>9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6.04" calcext:value-type="float">
            <text:p>9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02NN²</text:p>
          </table:table-cell>
          <table:table-cell table:style-name="ce34" office:value-type="float" office:value="97.46" calcext:value-type="float">
            <text:p>9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97.03" calcext:value-type="float">
            <text:p>97,03</text:p>
          </table:table-cell>
          <table:table-cell table:style-name="ce39" office:value-type="float" office:value="97.45" calcext:value-type="float">
            <text:p>9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7.02" calcext:value-type="float">
            <text:p>97,02</text:p>
          </table:table-cell>
          <table:table-cell table:style-name="ce39" office:value-type="float" office:value="97.4" calcext:value-type="float">
            <text:p>9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7.03" calcext:value-type="float">
            <text:p>97,03</text:p>
          </table:table-cell>
          <table:table-cell table:style-name="ce39" office:value-type="float" office:value="97.38" calcext:value-type="float">
            <text:p>9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7.07" calcext:value-type="float">
            <text:p>97,07</text:p>
          </table:table-cell>
          <table:table-cell table:style-name="ce39" office:value-type="float" office:value="97.39" calcext:value-type="float">
            <text:p>9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7" calcext:value-type="float">
            <text:p>97,00</text:p>
          </table:table-cell>
          <table:table-cell table:style-name="ce39" office:value-type="float" office:value="97.31" calcext:value-type="float">
            <text:p>9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7.04" calcext:value-type="float">
            <text:p>9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03NN²</text:p>
          </table:table-cell>
          <table:table-cell table:style-name="ce34" office:value-type="float" office:value="98.46" calcext:value-type="float">
            <text:p>9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98.03" calcext:value-type="float">
            <text:p>98,03</text:p>
          </table:table-cell>
          <table:table-cell table:style-name="ce39" office:value-type="float" office:value="98.45" calcext:value-type="float">
            <text:p>9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8.02" calcext:value-type="float">
            <text:p>98,02</text:p>
          </table:table-cell>
          <table:table-cell table:style-name="ce39" office:value-type="float" office:value="98.4" calcext:value-type="float">
            <text:p>9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8.03" calcext:value-type="float">
            <text:p>98,03</text:p>
          </table:table-cell>
          <table:table-cell table:style-name="ce39" office:value-type="float" office:value="98.38" calcext:value-type="float">
            <text:p>9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8.07" calcext:value-type="float">
            <text:p>98,07</text:p>
          </table:table-cell>
          <table:table-cell table:style-name="ce39" office:value-type="float" office:value="98.39" calcext:value-type="float">
            <text:p>9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8" calcext:value-type="float">
            <text:p>98,00</text:p>
          </table:table-cell>
          <table:table-cell table:style-name="ce39" office:value-type="float" office:value="98.31" calcext:value-type="float">
            <text:p>9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8.04" calcext:value-type="float">
            <text:p>9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04NN²</text:p>
          </table:table-cell>
          <table:table-cell table:style-name="ce34" office:value-type="float" office:value="99.46" calcext:value-type="float">
            <text:p>9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99.03" calcext:value-type="float">
            <text:p>99,03</text:p>
          </table:table-cell>
          <table:table-cell table:style-name="ce39" office:value-type="float" office:value="99.45" calcext:value-type="float">
            <text:p>9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9.02" calcext:value-type="float">
            <text:p>99,02</text:p>
          </table:table-cell>
          <table:table-cell table:style-name="ce39" office:value-type="float" office:value="99.4" calcext:value-type="float">
            <text:p>9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9.03" calcext:value-type="float">
            <text:p>99,03</text:p>
          </table:table-cell>
          <table:table-cell table:style-name="ce39" office:value-type="float" office:value="99.38" calcext:value-type="float">
            <text:p>9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9.07" calcext:value-type="float">
            <text:p>99,07</text:p>
          </table:table-cell>
          <table:table-cell table:style-name="ce39" office:value-type="float" office:value="99.39" calcext:value-type="float">
            <text:p>9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9" calcext:value-type="float">
            <text:p>99,00</text:p>
          </table:table-cell>
          <table:table-cell table:style-name="ce39" office:value-type="float" office:value="99.31" calcext:value-type="float">
            <text:p>9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99.04" calcext:value-type="float">
            <text:p>9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05NN²</text:p>
          </table:table-cell>
          <table:table-cell table:style-name="ce34" office:value-type="float" office:value="100.46" calcext:value-type="float">
            <text:p>10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00.03" calcext:value-type="float">
            <text:p>100,03</text:p>
          </table:table-cell>
          <table:table-cell table:style-name="ce39" office:value-type="float" office:value="100.45" calcext:value-type="float">
            <text:p>10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0.02" calcext:value-type="float">
            <text:p>100,02</text:p>
          </table:table-cell>
          <table:table-cell table:style-name="ce39" office:value-type="float" office:value="100.4" calcext:value-type="float">
            <text:p>10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0.03" calcext:value-type="float">
            <text:p>100,03</text:p>
          </table:table-cell>
          <table:table-cell table:style-name="ce39" office:value-type="float" office:value="100.38" calcext:value-type="float">
            <text:p>10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0.07" calcext:value-type="float">
            <text:p>100,07</text:p>
          </table:table-cell>
          <table:table-cell table:style-name="ce39" office:value-type="float" office:value="100.39" calcext:value-type="float">
            <text:p>10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0" calcext:value-type="float">
            <text:p>100,00</text:p>
          </table:table-cell>
          <table:table-cell table:style-name="ce39" office:value-type="float" office:value="100.31" calcext:value-type="float">
            <text:p>10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0.04" calcext:value-type="float">
            <text:p>10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06NN²</text:p>
          </table:table-cell>
          <table:table-cell table:style-name="ce34" office:value-type="float" office:value="101.46" calcext:value-type="float">
            <text:p>10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01.03" calcext:value-type="float">
            <text:p>101,03</text:p>
          </table:table-cell>
          <table:table-cell table:style-name="ce39" office:value-type="float" office:value="101.45" calcext:value-type="float">
            <text:p>10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1.02" calcext:value-type="float">
            <text:p>101,02</text:p>
          </table:table-cell>
          <table:table-cell table:style-name="ce39" office:value-type="float" office:value="101.4" calcext:value-type="float">
            <text:p>10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1.03" calcext:value-type="float">
            <text:p>101,03</text:p>
          </table:table-cell>
          <table:table-cell table:style-name="ce39" office:value-type="float" office:value="101.38" calcext:value-type="float">
            <text:p>10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1.07" calcext:value-type="float">
            <text:p>101,07</text:p>
          </table:table-cell>
          <table:table-cell table:style-name="ce39" office:value-type="float" office:value="101.39" calcext:value-type="float">
            <text:p>10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1" calcext:value-type="float">
            <text:p>101,00</text:p>
          </table:table-cell>
          <table:table-cell table:style-name="ce39" office:value-type="float" office:value="101.31" calcext:value-type="float">
            <text:p>10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1.04" calcext:value-type="float">
            <text:p>10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07NN²</text:p>
          </table:table-cell>
          <table:table-cell table:style-name="ce34" office:value-type="float" office:value="102.46" calcext:value-type="float">
            <text:p>10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02.03" calcext:value-type="float">
            <text:p>102,03</text:p>
          </table:table-cell>
          <table:table-cell table:style-name="ce39" office:value-type="float" office:value="102.45" calcext:value-type="float">
            <text:p>10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2.02" calcext:value-type="float">
            <text:p>102,02</text:p>
          </table:table-cell>
          <table:table-cell table:style-name="ce39" office:value-type="float" office:value="102.4" calcext:value-type="float">
            <text:p>10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2.03" calcext:value-type="float">
            <text:p>102,03</text:p>
          </table:table-cell>
          <table:table-cell table:style-name="ce39" office:value-type="float" office:value="102.38" calcext:value-type="float">
            <text:p>10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2.07" calcext:value-type="float">
            <text:p>102,07</text:p>
          </table:table-cell>
          <table:table-cell table:style-name="ce39" office:value-type="float" office:value="102.39" calcext:value-type="float">
            <text:p>10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2" calcext:value-type="float">
            <text:p>102,00</text:p>
          </table:table-cell>
          <table:table-cell table:style-name="ce39" office:value-type="float" office:value="102.31" calcext:value-type="float">
            <text:p>10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2.04" calcext:value-type="float">
            <text:p>10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08NN²</text:p>
          </table:table-cell>
          <table:table-cell table:style-name="ce34" office:value-type="float" office:value="103.46" calcext:value-type="float">
            <text:p>10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03.03" calcext:value-type="float">
            <text:p>103,03</text:p>
          </table:table-cell>
          <table:table-cell table:style-name="ce39" office:value-type="float" office:value="103.45" calcext:value-type="float">
            <text:p>10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3.02" calcext:value-type="float">
            <text:p>103,02</text:p>
          </table:table-cell>
          <table:table-cell table:style-name="ce39" office:value-type="float" office:value="103.4" calcext:value-type="float">
            <text:p>10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3.03" calcext:value-type="float">
            <text:p>103,03</text:p>
          </table:table-cell>
          <table:table-cell table:style-name="ce39" office:value-type="float" office:value="103.38" calcext:value-type="float">
            <text:p>10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3.07" calcext:value-type="float">
            <text:p>103,07</text:p>
          </table:table-cell>
          <table:table-cell table:style-name="ce39" office:value-type="float" office:value="103.39" calcext:value-type="float">
            <text:p>10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3" calcext:value-type="float">
            <text:p>103,00</text:p>
          </table:table-cell>
          <table:table-cell table:style-name="ce39" office:value-type="float" office:value="103.31" calcext:value-type="float">
            <text:p>10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3.04" calcext:value-type="float">
            <text:p>10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09NN²</text:p>
          </table:table-cell>
          <table:table-cell table:style-name="ce34" office:value-type="float" office:value="104.46" calcext:value-type="float">
            <text:p>10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04.03" calcext:value-type="float">
            <text:p>104,03</text:p>
          </table:table-cell>
          <table:table-cell table:style-name="ce39" office:value-type="float" office:value="104.45" calcext:value-type="float">
            <text:p>10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4.02" calcext:value-type="float">
            <text:p>104,02</text:p>
          </table:table-cell>
          <table:table-cell table:style-name="ce39" office:value-type="float" office:value="104.4" calcext:value-type="float">
            <text:p>10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4.03" calcext:value-type="float">
            <text:p>104,03</text:p>
          </table:table-cell>
          <table:table-cell table:style-name="ce39" office:value-type="float" office:value="104.38" calcext:value-type="float">
            <text:p>10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4.07" calcext:value-type="float">
            <text:p>104,07</text:p>
          </table:table-cell>
          <table:table-cell table:style-name="ce39" office:value-type="float" office:value="104.39" calcext:value-type="float">
            <text:p>10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4" calcext:value-type="float">
            <text:p>104,00</text:p>
          </table:table-cell>
          <table:table-cell table:style-name="ce39" office:value-type="float" office:value="104.31" calcext:value-type="float">
            <text:p>10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4.04" calcext:value-type="float">
            <text:p>10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10NN²</text:p>
          </table:table-cell>
          <table:table-cell table:style-name="ce34" office:value-type="float" office:value="105.46" calcext:value-type="float">
            <text:p>10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05.03" calcext:value-type="float">
            <text:p>105,03</text:p>
          </table:table-cell>
          <table:table-cell table:style-name="ce39" office:value-type="float" office:value="105.45" calcext:value-type="float">
            <text:p>10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5.02" calcext:value-type="float">
            <text:p>105,02</text:p>
          </table:table-cell>
          <table:table-cell table:style-name="ce39" office:value-type="float" office:value="105.4" calcext:value-type="float">
            <text:p>10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5.03" calcext:value-type="float">
            <text:p>105,03</text:p>
          </table:table-cell>
          <table:table-cell table:style-name="ce39" office:value-type="float" office:value="105.38" calcext:value-type="float">
            <text:p>10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5.07" calcext:value-type="float">
            <text:p>105,07</text:p>
          </table:table-cell>
          <table:table-cell table:style-name="ce39" office:value-type="float" office:value="105.39" calcext:value-type="float">
            <text:p>10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5" calcext:value-type="float">
            <text:p>105,00</text:p>
          </table:table-cell>
          <table:table-cell table:style-name="ce39" office:value-type="float" office:value="105.31" calcext:value-type="float">
            <text:p>10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5.04" calcext:value-type="float">
            <text:p>10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11NN²</text:p>
          </table:table-cell>
          <table:table-cell table:style-name="ce34" office:value-type="float" office:value="106.46" calcext:value-type="float">
            <text:p>10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06.03" calcext:value-type="float">
            <text:p>106,03</text:p>
          </table:table-cell>
          <table:table-cell table:style-name="ce39" office:value-type="float" office:value="106.45" calcext:value-type="float">
            <text:p>10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6.02" calcext:value-type="float">
            <text:p>106,02</text:p>
          </table:table-cell>
          <table:table-cell table:style-name="ce39" office:value-type="float" office:value="106.4" calcext:value-type="float">
            <text:p>10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6.03" calcext:value-type="float">
            <text:p>106,03</text:p>
          </table:table-cell>
          <table:table-cell table:style-name="ce39" office:value-type="float" office:value="106.38" calcext:value-type="float">
            <text:p>10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6.07" calcext:value-type="float">
            <text:p>106,07</text:p>
          </table:table-cell>
          <table:table-cell table:style-name="ce39" office:value-type="float" office:value="106.39" calcext:value-type="float">
            <text:p>10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6" calcext:value-type="float">
            <text:p>106,00</text:p>
          </table:table-cell>
          <table:table-cell table:style-name="ce39" office:value-type="float" office:value="106.31" calcext:value-type="float">
            <text:p>10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6.04" calcext:value-type="float">
            <text:p>10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12NN²</text:p>
          </table:table-cell>
          <table:table-cell table:style-name="ce34" office:value-type="float" office:value="107.46" calcext:value-type="float">
            <text:p>10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07.03" calcext:value-type="float">
            <text:p>107,03</text:p>
          </table:table-cell>
          <table:table-cell table:style-name="ce39" office:value-type="float" office:value="107.45" calcext:value-type="float">
            <text:p>10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7.02" calcext:value-type="float">
            <text:p>107,02</text:p>
          </table:table-cell>
          <table:table-cell table:style-name="ce39" office:value-type="float" office:value="107.4" calcext:value-type="float">
            <text:p>10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7.03" calcext:value-type="float">
            <text:p>107,03</text:p>
          </table:table-cell>
          <table:table-cell table:style-name="ce39" office:value-type="float" office:value="107.38" calcext:value-type="float">
            <text:p>10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7.07" calcext:value-type="float">
            <text:p>107,07</text:p>
          </table:table-cell>
          <table:table-cell table:style-name="ce39" office:value-type="float" office:value="107.39" calcext:value-type="float">
            <text:p>10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7" calcext:value-type="float">
            <text:p>107,00</text:p>
          </table:table-cell>
          <table:table-cell table:style-name="ce39" office:value-type="float" office:value="107.31" calcext:value-type="float">
            <text:p>10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7.04" calcext:value-type="float">
            <text:p>10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13NN²</text:p>
          </table:table-cell>
          <table:table-cell table:style-name="ce34" office:value-type="float" office:value="108.46" calcext:value-type="float">
            <text:p>10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08.03" calcext:value-type="float">
            <text:p>108,03</text:p>
          </table:table-cell>
          <table:table-cell table:style-name="ce39" office:value-type="float" office:value="108.45" calcext:value-type="float">
            <text:p>10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8.02" calcext:value-type="float">
            <text:p>108,02</text:p>
          </table:table-cell>
          <table:table-cell table:style-name="ce39" office:value-type="float" office:value="108.4" calcext:value-type="float">
            <text:p>10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8.03" calcext:value-type="float">
            <text:p>108,03</text:p>
          </table:table-cell>
          <table:table-cell table:style-name="ce39" office:value-type="float" office:value="108.38" calcext:value-type="float">
            <text:p>10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8.07" calcext:value-type="float">
            <text:p>108,07</text:p>
          </table:table-cell>
          <table:table-cell table:style-name="ce39" office:value-type="float" office:value="108.39" calcext:value-type="float">
            <text:p>10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8" calcext:value-type="float">
            <text:p>108,00</text:p>
          </table:table-cell>
          <table:table-cell table:style-name="ce39" office:value-type="float" office:value="108.31" calcext:value-type="float">
            <text:p>10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8.04" calcext:value-type="float">
            <text:p>10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14NN²</text:p>
          </table:table-cell>
          <table:table-cell table:style-name="ce34" office:value-type="float" office:value="109.46" calcext:value-type="float">
            <text:p>10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09.03" calcext:value-type="float">
            <text:p>109,03</text:p>
          </table:table-cell>
          <table:table-cell table:style-name="ce39" office:value-type="float" office:value="109.45" calcext:value-type="float">
            <text:p>10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9.02" calcext:value-type="float">
            <text:p>109,02</text:p>
          </table:table-cell>
          <table:table-cell table:style-name="ce39" office:value-type="float" office:value="109.4" calcext:value-type="float">
            <text:p>10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9.03" calcext:value-type="float">
            <text:p>109,03</text:p>
          </table:table-cell>
          <table:table-cell table:style-name="ce39" office:value-type="float" office:value="109.38" calcext:value-type="float">
            <text:p>10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9.07" calcext:value-type="float">
            <text:p>109,07</text:p>
          </table:table-cell>
          <table:table-cell table:style-name="ce39" office:value-type="float" office:value="109.39" calcext:value-type="float">
            <text:p>10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9" calcext:value-type="float">
            <text:p>109,00</text:p>
          </table:table-cell>
          <table:table-cell table:style-name="ce39" office:value-type="float" office:value="109.31" calcext:value-type="float">
            <text:p>10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09.04" calcext:value-type="float">
            <text:p>10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15NN²</text:p>
          </table:table-cell>
          <table:table-cell table:style-name="ce34" office:value-type="float" office:value="110.46" calcext:value-type="float">
            <text:p>11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10.03" calcext:value-type="float">
            <text:p>110,03</text:p>
          </table:table-cell>
          <table:table-cell table:style-name="ce39" office:value-type="float" office:value="110.45" calcext:value-type="float">
            <text:p>11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0.02" calcext:value-type="float">
            <text:p>110,02</text:p>
          </table:table-cell>
          <table:table-cell table:style-name="ce39" office:value-type="float" office:value="110.4" calcext:value-type="float">
            <text:p>11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0.03" calcext:value-type="float">
            <text:p>110,03</text:p>
          </table:table-cell>
          <table:table-cell table:style-name="ce39" office:value-type="float" office:value="110.38" calcext:value-type="float">
            <text:p>11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0.07" calcext:value-type="float">
            <text:p>110,07</text:p>
          </table:table-cell>
          <table:table-cell table:style-name="ce39" office:value-type="float" office:value="110.39" calcext:value-type="float">
            <text:p>11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0" calcext:value-type="float">
            <text:p>110,00</text:p>
          </table:table-cell>
          <table:table-cell table:style-name="ce39" office:value-type="float" office:value="110.31" calcext:value-type="float">
            <text:p>11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0.04" calcext:value-type="float">
            <text:p>11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16NN²</text:p>
          </table:table-cell>
          <table:table-cell table:style-name="ce34" office:value-type="float" office:value="111.46" calcext:value-type="float">
            <text:p>11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11.03" calcext:value-type="float">
            <text:p>111,03</text:p>
          </table:table-cell>
          <table:table-cell table:style-name="ce39" office:value-type="float" office:value="111.45" calcext:value-type="float">
            <text:p>11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1.02" calcext:value-type="float">
            <text:p>111,02</text:p>
          </table:table-cell>
          <table:table-cell table:style-name="ce39" office:value-type="float" office:value="111.4" calcext:value-type="float">
            <text:p>11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1.03" calcext:value-type="float">
            <text:p>111,03</text:p>
          </table:table-cell>
          <table:table-cell table:style-name="ce39" office:value-type="float" office:value="111.38" calcext:value-type="float">
            <text:p>11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1.07" calcext:value-type="float">
            <text:p>111,07</text:p>
          </table:table-cell>
          <table:table-cell table:style-name="ce39" office:value-type="float" office:value="111.39" calcext:value-type="float">
            <text:p>11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1" calcext:value-type="float">
            <text:p>111,00</text:p>
          </table:table-cell>
          <table:table-cell table:style-name="ce39" office:value-type="float" office:value="111.31" calcext:value-type="float">
            <text:p>11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1.04" calcext:value-type="float">
            <text:p>111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17NN²</text:p>
          </table:table-cell>
          <table:table-cell table:style-name="ce34" office:value-type="float" office:value="112.46" calcext:value-type="float">
            <text:p>112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12.03" calcext:value-type="float">
            <text:p>112,03</text:p>
          </table:table-cell>
          <table:table-cell table:style-name="ce39" office:value-type="float" office:value="112.45" calcext:value-type="float">
            <text:p>112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2.02" calcext:value-type="float">
            <text:p>112,02</text:p>
          </table:table-cell>
          <table:table-cell table:style-name="ce39" office:value-type="float" office:value="112.4" calcext:value-type="float">
            <text:p>112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2.03" calcext:value-type="float">
            <text:p>112,03</text:p>
          </table:table-cell>
          <table:table-cell table:style-name="ce39" office:value-type="float" office:value="112.38" calcext:value-type="float">
            <text:p>112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2.07" calcext:value-type="float">
            <text:p>112,07</text:p>
          </table:table-cell>
          <table:table-cell table:style-name="ce39" office:value-type="float" office:value="112.39" calcext:value-type="float">
            <text:p>112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2" calcext:value-type="float">
            <text:p>112,00</text:p>
          </table:table-cell>
          <table:table-cell table:style-name="ce39" office:value-type="float" office:value="112.31" calcext:value-type="float">
            <text:p>112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2.04" calcext:value-type="float">
            <text:p>112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18NN²</text:p>
          </table:table-cell>
          <table:table-cell table:style-name="ce34" office:value-type="float" office:value="113.46" calcext:value-type="float">
            <text:p>113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13.03" calcext:value-type="float">
            <text:p>113,03</text:p>
          </table:table-cell>
          <table:table-cell table:style-name="ce39" office:value-type="float" office:value="113.45" calcext:value-type="float">
            <text:p>113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3.02" calcext:value-type="float">
            <text:p>113,02</text:p>
          </table:table-cell>
          <table:table-cell table:style-name="ce39" office:value-type="float" office:value="113.4" calcext:value-type="float">
            <text:p>113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3.03" calcext:value-type="float">
            <text:p>113,03</text:p>
          </table:table-cell>
          <table:table-cell table:style-name="ce39" office:value-type="float" office:value="113.38" calcext:value-type="float">
            <text:p>113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3.07" calcext:value-type="float">
            <text:p>113,07</text:p>
          </table:table-cell>
          <table:table-cell table:style-name="ce39" office:value-type="float" office:value="113.39" calcext:value-type="float">
            <text:p>113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3" calcext:value-type="float">
            <text:p>113,00</text:p>
          </table:table-cell>
          <table:table-cell table:style-name="ce39" office:value-type="float" office:value="113.31" calcext:value-type="float">
            <text:p>113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3.04" calcext:value-type="float">
            <text:p>113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19NN²</text:p>
          </table:table-cell>
          <table:table-cell table:style-name="ce34" office:value-type="float" office:value="114.46" calcext:value-type="float">
            <text:p>114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14.03" calcext:value-type="float">
            <text:p>114,03</text:p>
          </table:table-cell>
          <table:table-cell table:style-name="ce39" office:value-type="float" office:value="114.45" calcext:value-type="float">
            <text:p>114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4.02" calcext:value-type="float">
            <text:p>114,02</text:p>
          </table:table-cell>
          <table:table-cell table:style-name="ce39" office:value-type="float" office:value="114.4" calcext:value-type="float">
            <text:p>114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4.03" calcext:value-type="float">
            <text:p>114,03</text:p>
          </table:table-cell>
          <table:table-cell table:style-name="ce39" office:value-type="float" office:value="114.38" calcext:value-type="float">
            <text:p>114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4.07" calcext:value-type="float">
            <text:p>114,07</text:p>
          </table:table-cell>
          <table:table-cell table:style-name="ce39" office:value-type="float" office:value="114.39" calcext:value-type="float">
            <text:p>114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4" calcext:value-type="float">
            <text:p>114,00</text:p>
          </table:table-cell>
          <table:table-cell table:style-name="ce39" office:value-type="float" office:value="114.31" calcext:value-type="float">
            <text:p>114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4.04" calcext:value-type="float">
            <text:p>114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20NN²</text:p>
          </table:table-cell>
          <table:table-cell table:style-name="ce34" office:value-type="float" office:value="115.46" calcext:value-type="float">
            <text:p>115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15.03" calcext:value-type="float">
            <text:p>115,03</text:p>
          </table:table-cell>
          <table:table-cell table:style-name="ce39" office:value-type="float" office:value="115.45" calcext:value-type="float">
            <text:p>115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5.02" calcext:value-type="float">
            <text:p>115,02</text:p>
          </table:table-cell>
          <table:table-cell table:style-name="ce39" office:value-type="float" office:value="115.4" calcext:value-type="float">
            <text:p>115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5.03" calcext:value-type="float">
            <text:p>115,03</text:p>
          </table:table-cell>
          <table:table-cell table:style-name="ce39" office:value-type="float" office:value="115.38" calcext:value-type="float">
            <text:p>115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5.07" calcext:value-type="float">
            <text:p>115,07</text:p>
          </table:table-cell>
          <table:table-cell table:style-name="ce39" office:value-type="float" office:value="115.39" calcext:value-type="float">
            <text:p>115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5" calcext:value-type="float">
            <text:p>115,00</text:p>
          </table:table-cell>
          <table:table-cell table:style-name="ce39" office:value-type="float" office:value="115.31" calcext:value-type="float">
            <text:p>115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5.04" calcext:value-type="float">
            <text:p>115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21NN²</text:p>
          </table:table-cell>
          <table:table-cell table:style-name="ce34" office:value-type="float" office:value="116.46" calcext:value-type="float">
            <text:p>116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16.03" calcext:value-type="float">
            <text:p>116,03</text:p>
          </table:table-cell>
          <table:table-cell table:style-name="ce39" office:value-type="float" office:value="116.45" calcext:value-type="float">
            <text:p>116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6.02" calcext:value-type="float">
            <text:p>116,02</text:p>
          </table:table-cell>
          <table:table-cell table:style-name="ce39" office:value-type="float" office:value="116.4" calcext:value-type="float">
            <text:p>116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6.03" calcext:value-type="float">
            <text:p>116,03</text:p>
          </table:table-cell>
          <table:table-cell table:style-name="ce39" office:value-type="float" office:value="116.38" calcext:value-type="float">
            <text:p>116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6.07" calcext:value-type="float">
            <text:p>116,07</text:p>
          </table:table-cell>
          <table:table-cell table:style-name="ce39" office:value-type="float" office:value="116.39" calcext:value-type="float">
            <text:p>116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6" calcext:value-type="float">
            <text:p>116,00</text:p>
          </table:table-cell>
          <table:table-cell table:style-name="ce39" office:value-type="float" office:value="116.31" calcext:value-type="float">
            <text:p>116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6.04" calcext:value-type="float">
            <text:p>116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22NN²</text:p>
          </table:table-cell>
          <table:table-cell table:style-name="ce34" office:value-type="float" office:value="117.46" calcext:value-type="float">
            <text:p>117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17.03" calcext:value-type="float">
            <text:p>117,03</text:p>
          </table:table-cell>
          <table:table-cell table:style-name="ce39" office:value-type="float" office:value="117.45" calcext:value-type="float">
            <text:p>117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7.02" calcext:value-type="float">
            <text:p>117,02</text:p>
          </table:table-cell>
          <table:table-cell table:style-name="ce39" office:value-type="float" office:value="117.4" calcext:value-type="float">
            <text:p>117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7.03" calcext:value-type="float">
            <text:p>117,03</text:p>
          </table:table-cell>
          <table:table-cell table:style-name="ce39" office:value-type="float" office:value="117.38" calcext:value-type="float">
            <text:p>117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7.07" calcext:value-type="float">
            <text:p>117,07</text:p>
          </table:table-cell>
          <table:table-cell table:style-name="ce39" office:value-type="float" office:value="117.39" calcext:value-type="float">
            <text:p>117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7" calcext:value-type="float">
            <text:p>117,00</text:p>
          </table:table-cell>
          <table:table-cell table:style-name="ce39" office:value-type="float" office:value="117.31" calcext:value-type="float">
            <text:p>117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7.04" calcext:value-type="float">
            <text:p>117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23NN²</text:p>
          </table:table-cell>
          <table:table-cell table:style-name="ce34" office:value-type="float" office:value="118.46" calcext:value-type="float">
            <text:p>118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18.03" calcext:value-type="float">
            <text:p>118,03</text:p>
          </table:table-cell>
          <table:table-cell table:style-name="ce39" office:value-type="float" office:value="118.45" calcext:value-type="float">
            <text:p>118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8.02" calcext:value-type="float">
            <text:p>118,02</text:p>
          </table:table-cell>
          <table:table-cell table:style-name="ce39" office:value-type="float" office:value="118.4" calcext:value-type="float">
            <text:p>118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8.03" calcext:value-type="float">
            <text:p>118,03</text:p>
          </table:table-cell>
          <table:table-cell table:style-name="ce39" office:value-type="float" office:value="118.38" calcext:value-type="float">
            <text:p>118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8.07" calcext:value-type="float">
            <text:p>118,07</text:p>
          </table:table-cell>
          <table:table-cell table:style-name="ce39" office:value-type="float" office:value="118.39" calcext:value-type="float">
            <text:p>118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8" calcext:value-type="float">
            <text:p>118,00</text:p>
          </table:table-cell>
          <table:table-cell table:style-name="ce39" office:value-type="float" office:value="118.31" calcext:value-type="float">
            <text:p>118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8.04" calcext:value-type="float">
            <text:p>118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24NN²</text:p>
          </table:table-cell>
          <table:table-cell table:style-name="ce34" office:value-type="float" office:value="119.46" calcext:value-type="float">
            <text:p>119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19.03" calcext:value-type="float">
            <text:p>119,03</text:p>
          </table:table-cell>
          <table:table-cell table:style-name="ce39" office:value-type="float" office:value="119.45" calcext:value-type="float">
            <text:p>119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9.02" calcext:value-type="float">
            <text:p>119,02</text:p>
          </table:table-cell>
          <table:table-cell table:style-name="ce39" office:value-type="float" office:value="119.4" calcext:value-type="float">
            <text:p>119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9.03" calcext:value-type="float">
            <text:p>119,03</text:p>
          </table:table-cell>
          <table:table-cell table:style-name="ce39" office:value-type="float" office:value="119.38" calcext:value-type="float">
            <text:p>119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9.07" calcext:value-type="float">
            <text:p>119,07</text:p>
          </table:table-cell>
          <table:table-cell table:style-name="ce39" office:value-type="float" office:value="119.39" calcext:value-type="float">
            <text:p>119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9" calcext:value-type="float">
            <text:p>119,00</text:p>
          </table:table-cell>
          <table:table-cell table:style-name="ce39" office:value-type="float" office:value="119.31" calcext:value-type="float">
            <text:p>119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9.04" calcext:value-type="float">
            <text:p>119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25NN²</text:p>
          </table:table-cell>
          <table:table-cell table:style-name="ce34" office:value-type="float" office:value="120.46" calcext:value-type="float">
            <text:p>120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20.03" calcext:value-type="float">
            <text:p>120,03</text:p>
          </table:table-cell>
          <table:table-cell table:style-name="ce39" office:value-type="float" office:value="120.45" calcext:value-type="float">
            <text:p>12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0.02" calcext:value-type="float">
            <text:p>120,02</text:p>
          </table:table-cell>
          <table:table-cell table:style-name="ce39" office:value-type="float" office:value="120.4" calcext:value-type="float">
            <text:p>12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0.03" calcext:value-type="float">
            <text:p>120,03</text:p>
          </table:table-cell>
          <table:table-cell table:style-name="ce39" office:value-type="float" office:value="120.38" calcext:value-type="float">
            <text:p>12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0.07" calcext:value-type="float">
            <text:p>120,07</text:p>
          </table:table-cell>
          <table:table-cell table:style-name="ce39" office:value-type="float" office:value="120.39" calcext:value-type="float">
            <text:p>12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0" calcext:value-type="float">
            <text:p>120,00</text:p>
          </table:table-cell>
          <table:table-cell table:style-name="ce39" office:value-type="float" office:value="120.31" calcext:value-type="float">
            <text:p>12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0.04" calcext:value-type="float">
            <text:p>120,04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126NN²</text:p>
          </table:table-cell>
          <table:table-cell table:style-name="ce34" office:value-type="float" office:value="121.46" calcext:value-type="float">
            <text:p>121,46</text:p>
          </table:table-cell>
          <table:table-cell table:style-name="ce36" office:value-type="string" calcext:value-type="string">
            <text:p>/</text:p>
          </table:table-cell>
          <table:table-cell table:style-name="ce37" office:value-type="float" office:value="121.03" calcext:value-type="float">
            <text:p>121,03</text:p>
          </table:table-cell>
          <table:table-cell table:style-name="ce39" office:value-type="float" office:value="121.45" calcext:value-type="float">
            <text:p>121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1.02" calcext:value-type="float">
            <text:p>121,02</text:p>
          </table:table-cell>
          <table:table-cell table:style-name="ce39" office:value-type="float" office:value="121.4" calcext:value-type="float">
            <text:p>121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1.03" calcext:value-type="float">
            <text:p>121,03</text:p>
          </table:table-cell>
          <table:table-cell table:style-name="ce39" office:value-type="float" office:value="121.38" calcext:value-type="float">
            <text:p>121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1.07" calcext:value-type="float">
            <text:p>121,07</text:p>
          </table:table-cell>
          <table:table-cell table:style-name="ce39" office:value-type="float" office:value="121.39" calcext:value-type="float">
            <text:p>121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1" calcext:value-type="float">
            <text:p>121,00</text:p>
          </table:table-cell>
          <table:table-cell table:style-name="ce39" office:value-type="float" office:value="121.31" calcext:value-type="float">
            <text:p>121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21.04" calcext:value-type="float">
            <text:p>121,04</text:p>
          </table:table-cell>
          <table:table-cell table:number-columns-repeated="996"/>
        </table:table-row>
        <table:table-row table:style-name="ro1" table:number-rows-repeated="1048428">
          <table:table-cell table:number-columns-repeated="1015"/>
        </table:table-row>
        <table:table-row table:style-name="ro3" table:number-rows-repeated="17">
          <table:table-cell table:number-columns-repeated="1015"/>
        </table:table-row>
        <table:table-row table:style-name="ro3">
          <table:table-cell table:number-columns-repeated="1015"/>
        </table:table-row>
        <calcext:conditional-formats>
          <calcext:conditional-format calcext:target-range-address="meta_par.E2:meta_par.E130 meta_par.H2:meta_par.H130 meta_par.K2:meta_par.K130 meta_par.N2:meta_par.N130 meta_par.Q2:meta_par.Q13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par.E2"/>
          </calcext:conditional-format>
          <calcext:conditional-format calcext:target-range-address="meta_par.C3:meta_par.C13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par.C2:meta_par.C13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par.D3:meta_par.D13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par.B2:meta_par.B13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par.B2"/>
          </calcext:conditional-format>
          <calcext:conditional-format calcext:target-range-address="meta_par.D8:meta_par.D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table table:name="meta_str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6"/>
        <table:table-column table:style-name="co4" table:default-cell-style-name="ce21"/>
        <table:table-column table:style-name="co2" table:default-cell-style-name="ce21"/>
        <table:table-column table:style-name="co3" table:default-cell-style-name="ce15"/>
        <table:table-column table:style-name="co4" table:default-cell-style-name="ce21"/>
        <table:table-column table:style-name="co2" table:default-cell-style-name="ce21"/>
        <table:table-column table:style-name="co3" table:default-cell-style-name="ce16"/>
        <table:table-column table:style-name="co4" table:default-cell-style-name="ce2"/>
        <table:table-column table:style-name="co2" table:default-cell-style-name="ce2"/>
        <table:table-column table:style-name="co3" table:default-cell-style-name="ce16"/>
        <table:table-column table:style-name="co4" table:default-cell-style-name="ce2"/>
        <table:table-column table:style-name="co2" table:default-cell-style-name="ce2"/>
        <table:table-column table:style-name="co3" table:default-cell-style-name="ce16"/>
        <table:table-column table:style-name="co4" table:default-cell-style-name="ce2"/>
        <table:table-column table:style-name="co2" table:default-cell-style-name="ce2"/>
        <table:table-column table:style-name="co3" table:default-cell-style-name="ce16"/>
        <table:table-column table:style-name="co5" table:default-cell-style-name="ce2"/>
        <table:table-column table:style-name="co6" table:number-columns-repeated="996" table:default-cell-style-name="ce2"/>
        <table:table-row table:style-name="ro1">
          <table:table-cell table:style-name="ce1" office:value-type="string" calcext:value-type="string">
            <text:p>Algoritmo</text:p>
          </table:table-cell>
          <table:table-cell table:style-name="ce3" office:value-type="string" calcext:value-type="string" table:number-columns-spanned="3" table:number-rows-spanned="1">
            <text:p>RoF</text:p>
          </table:table-cell>
          <table:covered-table-cell table:style-name="ce9"/>
          <table:covered-table-cell table:style-name="ce1"/>
          <table:table-cell table:style-name="ce3" office:value-type="string" calcext:value-type="string" table:number-columns-spanned="3" table:number-rows-spanned="1">
            <text:p>PCT</text:p>
          </table:table-cell>
          <table:covered-table-cell table:style-name="ce9"/>
          <table:covered-table-cell table:style-name="ce1"/>
          <table:table-cell table:style-name="ce28" office:value-type="string" calcext:value-type="string" table:number-columns-spanned="3" table:number-rows-spanned="1">
            <text:p>RFw</text:p>
          </table:table-cell>
          <table:covered-table-cell table:style-name="ce9"/>
          <table:covered-table-cell table:style-name="ce1"/>
          <table:table-cell table:style-name="ce30" office:value-type="string" calcext:value-type="string" table:number-columns-spanned="3" table:number-rows-spanned="1">
            <text:p>ABoo</text:p>
          </table:table-cell>
          <table:covered-table-cell table:style-name="ce32"/>
          <table:covered-table-cell table:style-name="ce1"/>
          <table:table-cell table:style-name="ce3" office:value-type="string" calcext:value-type="string" table:number-columns-spanned="3" table:number-rows-spanned="1">
            <text:p>Maj</text:p>
          </table:table-cell>
          <table:covered-table-cell table:style-name="ce9"/>
          <table:covered-table-cell table:style-name="ce1"/>
          <table:table-cell table:style-name="ce3" office:value-type="string" calcext:value-type="string" table:number-columns-spanned="3" table:number-rows-spanned="1">
            <text:p>Alea</text:p>
          </table:table-cell>
          <table:covered-table-cell table:style-name="ce9"/>
          <table:covered-table-cell table:style-name="ce1"/>
          <table:table-cell table:style-name="ce33" table:number-columns-repeated="996"/>
        </table:table-row>
        <table:table-row table:style-name="ro2">
          <table:table-cell office:value-type="string" calcext:value-type="string">
            <text:p>C4.5w¹</text:p>
          </table:table-cell>
          <table:table-cell table:style-name="ce40" office:value-type="float" office:value="0.65" calcext:value-type="float">
            <text:p>0,65</text:p>
          </table:table-cell>
          <table:table-cell table:style-name="ce44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4" office:value-type="float" office:value="0.65" calcext:value-type="float">
            <text:p>0,65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54" office:value-type="float" office:value="0.65" calcext:value-type="float">
            <text:p>0,6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54" office:value-type="float" office:value="0.54" calcext:value-type="float">
            <text:p>0,5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style-name="ce54" office:value-type="float" office:value="0.58" calcext:value-type="float">
            <text:p>0,5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4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VM¹</text:p>
          </table:table-cell>
          <table:table-cell table:style-name="ce40" office:value-type="float" office:value="0.58" calcext:value-type="float">
            <text:p>0,58</text:p>
          </table:table-cell>
          <table:table-cell table:style-name="ce45" office:value-type="string" calcext:value-type="string">
            <text:p>/</text:p>
          </table:table-cell>
          <table:table-cell table:style-name="ce50" office:value-type="float" office:value="0.02" calcext:value-type="float">
            <text:p>0,02</text:p>
          </table:table-cell>
          <table:table-cell table:style-name="ce54" office:value-type="float" office:value="0.59" calcext:value-type="float">
            <text:p>0,59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4" office:value-type="float" office:value="0.61" calcext:value-type="float">
            <text:p>0,6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4" office:value-type="float" office:value="0.49" calcext:value-type="float">
            <text:p>0,4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54" office:value-type="float" office:value="0.62" calcext:value-type="float">
            <text:p>0,6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4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4.5w²</text:p>
          </table:table-cell>
          <table:table-cell table:style-name="ce40" office:value-type="float" office:value="0.59" calcext:value-type="float">
            <text:p>0,59</text:p>
          </table:table-cell>
          <table:table-cell table:style-name="ce45" office:value-type="string" calcext:value-type="string">
            <text:p>/</text:p>
          </table:table-cell>
          <table:table-cell table:style-name="ce50" office:value-type="float" office:value="0.02" calcext:value-type="float">
            <text:p>0,02</text:p>
          </table:table-cell>
          <table:table-cell table:style-name="ce54" office:value-type="float" office:value="0.58" calcext:value-type="float">
            <text:p>0,58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4" office:value-type="float" office:value="0.57" calcext:value-type="float">
            <text:p>0,5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4" office:value-type="float" office:value="0.48" calcext:value-type="float">
            <text:p>0,4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style-name="ce54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4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²</text:p>
          </table:table-cell>
          <table:table-cell table:style-name="ce40" office:value-type="float" office:value="0.53" calcext:value-type="float">
            <text:p>0,53</text:p>
          </table:table-cell>
          <table:table-cell table:style-name="ce45" office:value-type="string" calcext:value-type="string">
            <text:p>/</text:p>
          </table:table-cell>
          <table:table-cell table:style-name="ce50" office:value-type="float" office:value="0.02" calcext:value-type="float">
            <text:p>0,02</text:p>
          </table:table-cell>
          <table:table-cell table:style-name="ce54" office:value-type="float" office:value="0.54" calcext:value-type="float">
            <text:p>0,54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4" office:value-type="float" office:value="0.51" calcext:value-type="float">
            <text:p>0,5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4" office:value-type="float" office:value="0.45" calcext:value-type="float">
            <text:p>0,4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4" office:value-type="float" office:value="0.5" calcext:value-type="float">
            <text:p>0,5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4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¹</text:p>
          </table:table-cell>
          <table:table-cell table:style-name="ce40" office:value-type="float" office:value="0.53" calcext:value-type="float">
            <text:p>0,53</text:p>
          </table:table-cell>
          <table:table-cell table:style-name="ce45" office:value-type="string" calcext:value-type="string">
            <text:p>/</text:p>
          </table:table-cell>
          <table:table-cell table:style-name="ce50" office:value-type="float" office:value="0.01" calcext:value-type="float">
            <text:p>0,01</text:p>
          </table:table-cell>
          <table:table-cell table:style-name="ce54" office:value-type="float" office:value="0.52" calcext:value-type="float">
            <text:p>0,52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4" office:value-type="float" office:value="0.55" calcext:value-type="float">
            <text:p>0,5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4" office:value-type="float" office:value="0.42" calcext:value-type="float">
            <text:p>0,4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54" office:value-type="float" office:value="0.48" calcext:value-type="float">
            <text:p>0,4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4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5NN¹</text:p>
          </table:table-cell>
          <table:table-cell table:style-name="ce40" office:value-type="float" office:value="0.42" calcext:value-type="float">
            <text:p>0,42</text:p>
          </table:table-cell>
          <table:table-cell table:style-name="ce45" office:value-type="string" calcext:value-type="string">
            <text:p>/</text:p>
          </table:table-cell>
          <table:table-cell table:style-name="ce50" office:value-type="float" office:value="0.02" calcext:value-type="float">
            <text:p>0,02</text:p>
          </table:table-cell>
          <table:table-cell table:style-name="ce54" office:value-type="float" office:value="0.48" calcext:value-type="float">
            <text:p>0,48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4" office:value-type="float" office:value="0.5" calcext:value-type="float">
            <text:p>0,5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4" office:value-type="float" office:value="0.42" calcext:value-type="float">
            <text:p>0,4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style-name="ce54" office:value-type="float" office:value="0.51" calcext:value-type="float">
            <text:p>0,5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4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VM²</text:p>
          </table:table-cell>
          <table:table-cell table:style-name="ce40" office:value-type="float" office:value="0.43" calcext:value-type="float">
            <text:p>0,43</text:p>
          </table:table-cell>
          <table:table-cell table:style-name="ce45" office:value-type="string" calcext:value-type="string">
            <text:p>/</text:p>
          </table:table-cell>
          <table:table-cell table:style-name="ce51" office:value-type="float" office:value="0.04" calcext:value-type="float">
            <text:p>0,04</text:p>
          </table:table-cell>
          <table:table-cell table:style-name="ce54" office:value-type="float" office:value="0.46" calcext:value-type="float">
            <text:p>0,46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54" office:value-type="float" office:value="0.48" calcext:value-type="float">
            <text:p>0,4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4" office:value-type="float" office:value="0.44" calcext:value-type="float">
            <text:p>0,4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54" office:value-type="float" office:value="0.47" calcext:value-type="float">
            <text:p>0,4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4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5NN²</text:p>
          </table:table-cell>
          <table:table-cell table:style-name="ce40" office:value-type="float" office:value="0.46" calcext:value-type="float">
            <text:p>0,46</text:p>
          </table:table-cell>
          <table:table-cell table:style-name="ce45" office:value-type="string" calcext:value-type="string">
            <text:p>/</text:p>
          </table:table-cell>
          <table:table-cell table:style-name="ce50" office:value-type="float" office:value="0.03" calcext:value-type="float">
            <text:p>0,03</text:p>
          </table:table-cell>
          <table:table-cell table:style-name="ce54" office:value-type="float" office:value="0.45" calcext:value-type="float">
            <text:p>0,45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4" office:value-type="float" office:value="0.4" calcext:value-type="float">
            <text:p>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4" office:value-type="float" office:value="0.38" calcext:value-type="float">
            <text:p>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54" office:value-type="float" office:value="0.39" calcext:value-type="float">
            <text:p>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4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Algoritmo</text:p>
          </table:table-cell>
          <table:table-cell table:style-name="ce3" office:value-type="string" calcext:value-type="string" table:number-columns-spanned="3" table:number-rows-spanned="1">
            <text:p>RoF</text:p>
          </table:table-cell>
          <table:covered-table-cell table:style-name="ce46"/>
          <table:covered-table-cell table:style-name="ce52"/>
          <table:table-cell table:style-name="ce3" office:value-type="string" calcext:value-type="string" table:number-columns-spanned="3" table:number-rows-spanned="1">
            <text:p>PCT</text:p>
          </table:table-cell>
          <table:covered-table-cell table:style-name="ce9"/>
          <table:covered-table-cell table:style-name="ce1"/>
          <table:table-cell table:style-name="ce28" office:value-type="string" calcext:value-type="string" table:number-columns-spanned="3" table:number-rows-spanned="1">
            <text:p>RFw</text:p>
          </table:table-cell>
          <table:covered-table-cell table:style-name="ce9"/>
          <table:covered-table-cell table:style-name="ce1"/>
          <table:table-cell table:style-name="ce30" office:value-type="string" calcext:value-type="string" table:number-columns-spanned="3" table:number-rows-spanned="1">
            <text:p>ABoo</text:p>
          </table:table-cell>
          <table:covered-table-cell table:style-name="ce32"/>
          <table:covered-table-cell table:style-name="ce1"/>
          <table:table-cell table:style-name="ce3" office:value-type="string" calcext:value-type="string" table:number-columns-spanned="3" table:number-rows-spanned="1">
            <text:p>Maj</text:p>
          </table:table-cell>
          <table:covered-table-cell table:style-name="ce9"/>
          <table:covered-table-cell table:style-name="ce1"/>
          <table:table-cell table:style-name="ce3" office:value-type="string" calcext:value-type="string" table:number-columns-spanned="3" table:number-rows-spanned="1">
            <text:p>Alea</text:p>
          </table:table-cell>
          <table:covered-table-cell table:style-name="ce9"/>
          <table:covered-table-cell table:style-name="ce1"/>
          <table:table-cell table:number-columns-repeated="996"/>
        </table:table-row>
        <table:table-row table:style-name="ro2">
          <table:table-cell office:value-type="string" calcext:value-type="string">
            <text:p>C4.5w²</text:p>
          </table:table-cell>
          <table:table-cell table:style-name="ce41" office:value-type="float" office:value="0.52" calcext:value-type="float">
            <text:p>0,52</text:p>
          </table:table-cell>
          <table:table-cell table:style-name="ce47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5" office:value-type="float" office:value="0.51" calcext:value-type="float">
            <text:p>0,51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5" office:value-type="float" office:value="0.49" calcext:value-type="float">
            <text:p>0,4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5" office:value-type="float" office:value="0.44" calcext:value-type="float">
            <text:p>0,4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style-name="ce55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5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4.5w¹</text:p>
          </table:table-cell>
          <table:table-cell table:style-name="ce41" office:value-type="float" office:value="0.49" calcext:value-type="float">
            <text:p>0,49</text:p>
          </table:table-cell>
          <table:table-cell table:style-name="ce47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5" office:value-type="float" office:value="0.49" calcext:value-type="float">
            <text:p>0,49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5" office:value-type="float" office:value="0.47" calcext:value-type="float">
            <text:p>0,4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5" office:value-type="float" office:value="0.43" calcext:value-type="float">
            <text:p>0,4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5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5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¹</text:p>
          </table:table-cell>
          <table:table-cell table:style-name="ce41" office:value-type="float" office:value="0.44" calcext:value-type="float">
            <text:p>0,44</text:p>
          </table:table-cell>
          <table:table-cell table:style-name="ce47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55" office:value-type="float" office:value="0.43" calcext:value-type="float">
            <text:p>0,43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5" office:value-type="float" office:value="0.46" calcext:value-type="float">
            <text:p>0,4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5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5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5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²</text:p>
          </table:table-cell>
          <table:table-cell table:style-name="ce41" office:value-type="float" office:value="0.43" calcext:value-type="float">
            <text:p>0,43</text:p>
          </table:table-cell>
          <table:table-cell table:style-name="ce47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5" office:value-type="float" office:value="0.43" calcext:value-type="float">
            <text:p>0,43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5" office:value-type="float" office:value="0.4" calcext:value-type="float">
            <text:p>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5" office:value-type="float" office:value="0.39" calcext:value-type="float">
            <text:p>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5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5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5NN²</text:p>
          </table:table-cell>
          <table:table-cell table:style-name="ce41" office:value-type="float" office:value="0.44" calcext:value-type="float">
            <text:p>0,44</text:p>
          </table:table-cell>
          <table:table-cell table:style-name="ce47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5" office:value-type="float" office:value="0.45" calcext:value-type="float">
            <text:p>0,45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5" office:value-type="float" office:value="0.39" calcext:value-type="float">
            <text:p>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5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55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5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SVM²</text:p>
          </table:table-cell>
          <table:table-cell table:style-name="ce42" office:value-type="float" office:value="0.34" calcext:value-type="float">
            <text:p>0,34</text:p>
          </table:table-cell>
          <table:table-cell table:style-name="ce48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6" office:value-type="float" office:value="0.37" calcext:value-type="float">
            <text:p>0,37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56" office:value-type="float" office:value="0.39" calcext:value-type="float">
            <text:p>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56" office:value-type="float" office:value="0.38" calcext:value-type="float">
            <text:p>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style-name="ce5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SVM¹</text:p>
          </table:table-cell>
          <table:table-cell table:style-name="ce42" office:value-type="float" office:value="0.35" calcext:value-type="float">
            <text:p>0,35</text:p>
          </table:table-cell>
          <table:table-cell table:style-name="ce48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6" office:value-type="float" office:value="0.37" calcext:value-type="float">
            <text:p>0,37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6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56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5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5NN¹</text:p>
          </table:table-cell>
          <table:table-cell table:style-name="ce42" office:value-type="float" office:value="0.3" calcext:value-type="float">
            <text:p>0,30</text:p>
          </table:table-cell>
          <table:table-cell table:style-name="ce48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6" office:value-type="float" office:value="0.35" calcext:value-type="float">
            <text:p>0,35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56" office:value-type="float" office:value="0.38" calcext:value-type="float">
            <text:p>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6" office:value-type="float" office:value="0.35" calcext:value-type="float">
            <text:p>0,3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style-name="ce5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Algoritmo</text:p>
          </table:table-cell>
          <table:table-cell table:style-name="ce3" office:value-type="string" calcext:value-type="string" table:number-columns-spanned="3" table:number-rows-spanned="1">
            <text:p>RoF</text:p>
          </table:table-cell>
          <table:covered-table-cell table:style-name="ce49"/>
          <table:covered-table-cell table:style-name="ce53"/>
          <table:table-cell table:style-name="ce3" office:value-type="string" calcext:value-type="string" table:number-columns-spanned="3" table:number-rows-spanned="1">
            <text:p>PCT</text:p>
          </table:table-cell>
          <table:covered-table-cell table:style-name="ce9"/>
          <table:covered-table-cell table:style-name="ce1"/>
          <table:table-cell table:style-name="ce28" office:value-type="string" calcext:value-type="string" table:number-columns-spanned="3" table:number-rows-spanned="1">
            <text:p>RFw</text:p>
          </table:table-cell>
          <table:covered-table-cell table:style-name="ce9"/>
          <table:covered-table-cell table:style-name="ce1"/>
          <table:table-cell table:style-name="ce30" office:value-type="string" calcext:value-type="string" table:number-columns-spanned="3" table:number-rows-spanned="1">
            <text:p>ABoo</text:p>
          </table:table-cell>
          <table:covered-table-cell table:style-name="ce32"/>
          <table:covered-table-cell table:style-name="ce1"/>
          <table:table-cell table:style-name="ce3" office:value-type="string" calcext:value-type="string" table:number-columns-spanned="3" table:number-rows-spanned="1">
            <text:p>Maj</text:p>
          </table:table-cell>
          <table:covered-table-cell table:style-name="ce9"/>
          <table:covered-table-cell table:style-name="ce1"/>
          <table:table-cell table:style-name="ce3" office:value-type="string" calcext:value-type="string" table:number-columns-spanned="3" table:number-rows-spanned="1">
            <text:p>Alea</text:p>
          </table:table-cell>
          <table:covered-table-cell table:style-name="ce9"/>
          <table:covered-table-cell table:style-name="ce1"/>
          <table:table-cell table:number-columns-repeated="996"/>
        </table:table-row>
        <table:table-row table:style-name="ro5">
          <table:table-cell office:value-type="string" calcext:value-type="string">
            <text:p>C4.5w²</text:p>
          </table:table-cell>
          <table:table-cell table:style-name="ce43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7" office:value-type="float" office:value="0.31" calcext:value-type="float">
            <text:p>0,31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57" office:value-type="float" office:value="0.3" calcext:value-type="float">
            <text:p>0,3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57" office:value-type="float" office:value="0.18" calcext:value-type="float">
            <text:p>0,1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" calcext:value-type="float">
            <text:p>0,10</text:p>
          </table:table-cell>
          <table:table-cell table:style-name="ce57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7" office:value-type="float" office:value="-0.02" calcext:value-type="float">
            <text:p>-0,0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C4.5w¹</text:p>
          </table:table-cell>
          <table:table-cell table:style-name="ce43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57" office:value-type="float" office:value="0.32" calcext:value-type="float">
            <text:p>0,32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7" office:value-type="float" office:value="0.29" calcext:value-type="float">
            <text:p>0,2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7" office:value-type="float" office:value="0.17" calcext:value-type="float">
            <text:p>0,1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57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7" office:value-type="float" office:value="-0.01" calcext:value-type="float">
            <text:p>-0,0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NB¹</text:p>
          </table:table-cell>
          <table:table-cell table:style-name="ce43" office:value-type="float" office:value="0.19" calcext:value-type="float">
            <text:p>0,1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7" office:value-type="float" office:value="0.18" calcext:value-type="float">
            <text:p>0,18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57" office:value-type="float" office:value="0.22" calcext:value-type="float">
            <text:p>0,2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57" office:value-type="float" office:value="0.08" calcext:value-type="float">
            <text:p>0,0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57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7" office:value-type="float" office:value="-0.03" calcext:value-type="float">
            <text:p>-0,0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NB²</text:p>
          </table:table-cell>
          <table:table-cell table:style-name="ce43" office:value-type="float" office:value="0.19" calcext:value-type="float">
            <text:p>0,1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7" office:value-type="float" office:value="0.2" calcext:value-type="float">
            <text:p>0,20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7" office:value-type="float" office:value="0.15" calcext:value-type="float">
            <text:p>0,1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7" office:value-type="float" office:value="0.11" calcext:value-type="float">
            <text:p>0,1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7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7" office:value-type="float" office:value="-0.01" calcext:value-type="float">
            <text:p>-0,0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5NN²</text:p>
          </table:table-cell>
          <table:table-cell table:style-name="ce43" office:value-type="float" office:value="0.17" calcext:value-type="float">
            <text:p>0,1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57" office:value-type="float" office:value="0.17" calcext:value-type="float">
            <text:p>0,17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7" office:value-type="float" office:value="0.09" calcext:value-type="float">
            <text:p>0,0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57" office:value-type="float" office:value="0.06" calcext:value-type="float">
            <text:p>0,0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1" calcext:value-type="float">
            <text:p>0,11</text:p>
          </table:table-cell>
          <table:table-cell table:style-name="ce57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7" office:value-type="float" office:value="-0.03" calcext:value-type="float">
            <text:p>-0,0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SVM¹</text:p>
          </table:table-cell>
          <table:table-cell table:style-name="ce43" office:value-type="float" office:value="0.06" calcext:value-type="float">
            <text:p>0,0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57" office:value-type="float" office:value="0.1" calcext:value-type="float">
            <text:p>0,10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7" office:value-type="float" office:value="0.12" calcext:value-type="float">
            <text:p>0,1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57" office:value-type="float" office:value="0.04" calcext:value-type="float">
            <text:p>0,0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style-name="ce57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7" office:value-type="float" office:value="-0.01" calcext:value-type="float">
            <text:p>-0,0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SVM²</text:p>
          </table:table-cell>
          <table:table-cell table:style-name="ce43" office:value-type="float" office:value="0.01" calcext:value-type="float">
            <text:p>0,0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style-name="ce57" office:value-type="float" office:value="0.06" calcext:value-type="float">
            <text:p>0,06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7" office:value-type="float" office:value="0.1" calcext:value-type="float">
            <text:p>0,1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7" office:value-type="float" office:value="0.07" calcext:value-type="float">
            <text:p>0,0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2" calcext:value-type="float">
            <text:p>0,12</text:p>
          </table:table-cell>
          <table:table-cell table:style-name="ce57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7" office:value-type="float" office:value="-0.01" calcext:value-type="float">
            <text:p>-0,0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5NN¹</text:p>
          </table:table-cell>
          <table:table-cell table:style-name="ce43" office:value-type="float" office:value="-0.06" calcext:value-type="float">
            <text:p>-0,0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7" office:value-type="float" office:value="0.04" calcext:value-type="float">
            <text:p>0,04</text:p>
          </table:table-cell>
          <table:table-cell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57" office:value-type="float" office:value="0.07" calcext:value-type="float">
            <text:p>0,0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57" office:value-type="float" office:value="0.01" calcext:value-type="float">
            <text:p>0,0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4" calcext:value-type="float">
            <text:p>0,14</text:p>
          </table:table-cell>
          <table:table-cell table:style-name="ce57" office:value-type="float" office:value="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57" office:value-type="float" office:value="-0" calcext:value-type="float">
            <text:p>0,0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5"/>
          <table:table-cell table:style-name="ce21"/>
          <table:table-cell table:number-columns-repeated="1005"/>
        </table:table-row>
        <table:table-row table:style-name="ro1" table:number-rows-repeated="57">
          <table:table-cell table:number-columns-repeated="3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/>
          <table:table-cell table:number-columns-repeated="1005"/>
        </table:table-row>
        <table:table-row table:style-name="ro1" table:number-rows-repeated="1048490">
          <table:table-cell table:number-columns-repeated="1015"/>
        </table:table-row>
        <table:table-row table:style-name="ro1">
          <table:table-cell table:number-columns-repeated="1015"/>
        </table:table-row>
        <calcext:conditional-formats>
          <calcext:conditional-format calcext:target-range-address="meta_strat.E2:meta_strat.E18 meta_strat.H2:meta_strat.H18 meta_strat.K2:meta_strat.K18 meta_strat.N2:meta_strat.N18 meta_strat.Q2:meta_strat.Q1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.E2"/>
          </calcext:conditional-format>
          <calcext:conditional-format calcext:target-range-address="meta_strat.E20:meta_strat.E27 meta_strat.H20:meta_strat.H27 meta_strat.K20:meta_strat.K27 meta_strat.N20:meta_strat.N27 meta_strat.Q20:meta_strat.Q27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.E20"/>
          </calcext:conditional-format>
          <calcext:conditional-format calcext:target-range-address="meta_strat.C19:meta_strat.D19 meta_strat.C2:meta_strat.C1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.B2:meta_strat.B1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.B2"/>
          </calcext:conditional-format>
          <calcext:conditional-format calcext:target-range-address="meta_strat.B20:meta_strat.B27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.B20"/>
          </calcext:conditional-format>
          <calcext:conditional-format calcext:target-range-address="meta_strat.E2:meta_strat.E9 meta_strat.H2:meta_strat.H9 meta_strat.K2:meta_strat.K9 meta_strat.N2:meta_strat.N9 meta_strat.Q2:meta_strat.Q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.E2"/>
          </calcext:conditional-format>
          <calcext:conditional-format calcext:target-range-address="meta_strat.E11:meta_strat.E15 meta_strat.H11:meta_strat.H15 meta_strat.K11:meta_strat.K15 meta_strat.N11:meta_strat.N15 meta_strat.Q11:meta_strat.Q1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.E11"/>
          </calcext:conditional-format>
          <calcext:conditional-format calcext:target-range-address="meta_strat.C3:meta_strat.C1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.C2:meta_strat.C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.D3:meta_strat.D1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.B2:meta_strat.B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.B2"/>
          </calcext:conditional-format>
          <calcext:conditional-format calcext:target-range-address="meta_strat.B11:meta_strat.B1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strat.B11"/>
          </calcext:conditional-format>
          <calcext:conditional-format calcext:target-range-address="meta_strat.D8:meta_strat.D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table table:name="meta_stratcorr" table:style-name="ta1">
        <table:table-column table:style-name="co25" table:default-cell-style-name="ce189"/>
        <table:table-column table:style-name="co7" table:default-cell-style-name="ce127"/>
        <table:table-column table:style-name="co26" table:default-cell-style-name="ce146"/>
        <table:table-column table:style-name="co26" table:default-cell-style-name="ce199"/>
        <table:table-column table:style-name="co27" table:default-cell-style-name="ce202"/>
        <table:table-column table:style-name="co28" table:default-cell-style-name="ce204"/>
        <table:table-column table:style-name="co6" table:default-cell-style-name="ce127"/>
        <table:table-column table:style-name="co6" table:number-columns-repeated="4" table:default-cell-style-name="ce146"/>
        <table:table-column table:style-name="co29" table:default-cell-style-name="ce207"/>
        <table:table-column table:style-name="co6" table:number-columns-repeated="1010" table:default-cell-style-name="ce127"/>
        <table:table-row table:style-name="ro5">
          <table:table-cell table:style-name="ce187" office:value-type="string" calcext:value-type="string">
            <text:p>p<text:span text:style-name="T1">-valor</text:span></text:p>
          </table:table-cell>
          <table:table-cell table:style-name="ce126" office:value-type="string" calcext:value-type="string">
            <text:p>Aprendiz</text:p>
          </table:table-cell>
          <table:table-cell table:style-name="ce191" office:value-type="string" calcext:value-type="string">
            <text:p>PCT</text:p>
          </table:table-cell>
          <table:table-cell table:style-name="ce191" office:value-type="string" calcext:value-type="string">
            <text:p>Def</text:p>
          </table:table-cell>
          <table:table-cell table:style-name="ce200" office:value-type="string" calcext:value-type="string">
            <text:p>α</text:p>
          </table:table-cell>
          <table:table-cell table:style-name="ce203" table:formula="of:=[.A1]" office:value-type="string" office:string-value="p-valor" calcext:value-type="string">
            <text:p>p-valor</text:p>
          </table:table-cell>
          <table:table-cell table:style-name="ce158"/>
          <table:table-cell table:style-name="ce205" table:number-columns-repeated="4"/>
          <table:table-cell table:style-name="ce206"/>
          <table:table-cell table:style-name="ce158" table:number-columns-repeated="1010"/>
        </table:table-row>
        <table:table-row table:style-name="ro2">
          <table:table-cell table:style-name="ce188" office:value-type="float" office:value="0.98" calcext:value-type="float">
            <text:p>0,980</text:p>
          </table:table-cell>
          <table:table-cell office:value-type="string" calcext:value-type="string">
            <text:p>5NN¹</text:p>
          </table:table-cell>
          <table:table-cell table:style-name="ce192" office:value-type="float" office:value="0.219" calcext:value-type="float">
            <text:p>0,22</text:p>
          </table:table-cell>
          <table:table-cell table:style-name="ce192" office:value-type="float" office:value="0.21" calcext:value-type="float">
            <text:p>0,21</text:p>
          </table:table-cell>
          <table:table-cell table:style-name="ce201" table:formula="of:=IF([.A2]&gt;0.1;&quot;&quot;;IF([.A2]&gt;0.05;&quot;,&quot;;IF([.A2]&gt;0.01;&quot;+&quot;;&quot;*&quot;)))">
            <text:p/>
          </table:table-cell>
          <table:table-cell table:style-name="ce188" table:formula="of:=[.A2]" office:value-type="float" office:value="0.98" calcext:value-type="float">
            <text:p>0,980</text:p>
          </table:table-cell>
          <table:table-cell table:number-columns-repeated="1016"/>
        </table:table-row>
        <table:table-row table:style-name="ro2">
          <table:table-cell table:style-name="ce188" office:value-type="float" office:value="0.4" calcext:value-type="float">
            <text:p>0,400</text:p>
          </table:table-cell>
          <table:table-cell office:value-type="string" calcext:value-type="string">
            <text:p>C4.5w¹</text:p>
          </table:table-cell>
          <table:table-cell table:style-name="ce193" office:value-type="float" office:value="0.193" calcext:value-type="float">
            <text:p>0,19</text:p>
          </table:table-cell>
          <table:table-cell table:style-name="ce193" office:value-type="float" office:value="0.178" calcext:value-type="float">
            <text:p>0,18</text:p>
          </table:table-cell>
          <table:table-cell table:style-name="ce201" table:formula="of:=IF([.A3]&gt;0.1;&quot;&quot;;IF([.A3]&gt;0.05;&quot;,&quot;;IF([.A3]&gt;0.01;&quot;+&quot;;&quot;*&quot;)))">
            <text:p/>
          </table:table-cell>
          <table:table-cell table:style-name="ce188" table:formula="of:=[.A3]" office:value-type="float" office:value="0.4" calcext:value-type="float">
            <text:p>0,400</text:p>
          </table:table-cell>
          <table:table-cell table:number-columns-repeated="1016"/>
        </table:table-row>
        <table:table-row table:style-name="ro2">
          <table:table-cell table:style-name="ce188" office:value-type="float" office:value="0.235" calcext:value-type="float">
            <text:p>0,235</text:p>
          </table:table-cell>
          <table:table-cell office:value-type="string" calcext:value-type="string">
            <text:p>NB¹</text:p>
          </table:table-cell>
          <table:table-cell table:style-name="ce193" office:value-type="float" office:value="0.165" calcext:value-type="float">
            <text:p>0,17</text:p>
          </table:table-cell>
          <table:table-cell table:style-name="ce193" office:value-type="float" office:value="0.137" calcext:value-type="float">
            <text:p>0,14</text:p>
          </table:table-cell>
          <table:table-cell table:style-name="ce201" table:formula="of:=IF([.A4]&gt;0.1;&quot;&quot;;IF([.A4]&gt;0.05;&quot;,&quot;;IF([.A4]&gt;0.01;&quot;+&quot;;&quot;*&quot;)))">
            <text:p/>
          </table:table-cell>
          <table:table-cell table:style-name="ce188" table:formula="of:=[.A4]" office:value-type="float" office:value="0.235" calcext:value-type="float">
            <text:p>0,235</text:p>
          </table:table-cell>
          <table:table-cell table:number-columns-repeated="1016"/>
        </table:table-row>
        <table:table-row table:style-name="ro2">
          <table:table-cell table:style-name="ce188" office:value-type="float" office:value="0.299" calcext:value-type="float">
            <text:p>0,299</text:p>
          </table:table-cell>
          <table:table-cell office:value-type="string" calcext:value-type="string">
            <text:p>SVM¹</text:p>
          </table:table-cell>
          <table:table-cell table:style-name="ce193" office:value-type="float" office:value="0.247" calcext:value-type="float">
            <text:p>0,25</text:p>
          </table:table-cell>
          <table:table-cell table:style-name="ce193" office:value-type="float" office:value="0.221" calcext:value-type="float">
            <text:p>0,22</text:p>
          </table:table-cell>
          <table:table-cell table:style-name="ce201" table:formula="of:=IF([.A5]&gt;0.1;&quot;&quot;;IF([.A5]&gt;0.05;&quot;,&quot;;IF([.A5]&gt;0.01;&quot;+&quot;;&quot;*&quot;)))">
            <text:p/>
          </table:table-cell>
          <table:table-cell table:style-name="ce188" table:formula="of:=[.A5]" office:value-type="float" office:value="0.299" calcext:value-type="float">
            <text:p>0,299</text:p>
          </table:table-cell>
          <table:table-cell table:number-columns-repeated="1016"/>
        </table:table-row>
        <table:table-row table:style-name="ro2">
          <table:table-cell table:style-name="ce188" office:value-type="float" office:value="0.591" calcext:value-type="float">
            <text:p>0,591</text:p>
          </table:table-cell>
          <table:table-cell office:value-type="string" calcext:value-type="string">
            <text:p>5NN²</text:p>
          </table:table-cell>
          <table:table-cell table:style-name="ce193" office:value-type="float" office:value="0.149" calcext:value-type="float">
            <text:p>0,15</text:p>
          </table:table-cell>
          <table:table-cell table:style-name="ce193" office:value-type="float" office:value="0.129" calcext:value-type="float">
            <text:p>0,13</text:p>
          </table:table-cell>
          <table:table-cell table:style-name="ce201" table:formula="of:=IF([.A6]&gt;0.1;&quot;&quot;;IF([.A6]&gt;0.05;&quot;,&quot;;IF([.A6]&gt;0.01;&quot;+&quot;;&quot;*&quot;)))">
            <text:p/>
          </table:table-cell>
          <table:table-cell table:style-name="ce188" table:formula="of:=[.A6]" office:value-type="float" office:value="0.591" calcext:value-type="float">
            <text:p>0,591</text:p>
          </table:table-cell>
          <table:table-cell table:number-columns-repeated="1016"/>
        </table:table-row>
        <table:table-row table:style-name="ro2">
          <table:table-cell table:style-name="ce188" office:value-type="float" office:value="0.197" calcext:value-type="float">
            <text:p>0,197</text:p>
          </table:table-cell>
          <table:table-cell office:value-type="string" calcext:value-type="string">
            <text:p>C4.5w²</text:p>
          </table:table-cell>
          <table:table-cell table:style-name="ce193" office:value-type="float" office:value="0.158" calcext:value-type="float">
            <text:p>0,16</text:p>
          </table:table-cell>
          <table:table-cell table:style-name="ce193" office:value-type="float" office:value="0.115" calcext:value-type="float">
            <text:p>0,12</text:p>
          </table:table-cell>
          <table:table-cell table:style-name="ce201" table:formula="of:=IF([.A7]&gt;0.1;&quot;&quot;;IF([.A7]&gt;0.05;&quot;,&quot;;IF([.A7]&gt;0.01;&quot;+&quot;;&quot;*&quot;)))">
            <text:p/>
          </table:table-cell>
          <table:table-cell table:style-name="ce188" table:formula="of:=[.A7]" office:value-type="float" office:value="0.197" calcext:value-type="float">
            <text:p>0,197</text:p>
          </table:table-cell>
          <table:table-cell table:number-columns-repeated="1016"/>
        </table:table-row>
        <table:table-row table:style-name="ro2">
          <table:table-cell table:style-name="ce188" office:value-type="float" office:value="0.039" calcext:value-type="float">
            <text:p>0,039</text:p>
          </table:table-cell>
          <table:table-cell office:value-type="string" calcext:value-type="string">
            <text:p>NB²</text:p>
          </table:table-cell>
          <table:table-cell table:style-name="ce193" office:value-type="float" office:value="0.186" calcext:value-type="float">
            <text:p>0,19</text:p>
          </table:table-cell>
          <table:table-cell table:style-name="ce193" office:value-type="float" office:value="0.117" calcext:value-type="float">
            <text:p>0,12</text:p>
          </table:table-cell>
          <table:table-cell table:style-name="ce201" table:formula="of:=IF([.A8]&gt;0.1;&quot;&quot;;IF([.A8]&gt;0.05;&quot;,&quot;;IF([.A8]&gt;0.01;&quot;+&quot;;&quot;*&quot;)))" office:value-type="string" office:string-value="+" calcext:value-type="string">
            <text:p>+</text:p>
          </table:table-cell>
          <table:table-cell table:style-name="ce188" table:formula="of:=[.A8]" office:value-type="float" office:value="0.039" calcext:value-type="float">
            <text:p>0,039</text:p>
          </table:table-cell>
          <table:table-cell table:number-columns-repeated="1016"/>
        </table:table-row>
        <table:table-row table:style-name="ro2">
          <table:table-cell table:style-name="ce188" office:value-type="float" office:value="0.909" calcext:value-type="float">
            <text:p>0,909</text:p>
          </table:table-cell>
          <table:table-cell office:value-type="string" calcext:value-type="string">
            <text:p>SVM²</text:p>
          </table:table-cell>
          <table:table-cell table:style-name="ce194" office:value-type="float" office:value="0.219" calcext:value-type="float">
            <text:p>0,22</text:p>
          </table:table-cell>
          <table:table-cell table:style-name="ce194" office:value-type="float" office:value="0.235" calcext:value-type="float">
            <text:p>0,24</text:p>
          </table:table-cell>
          <table:table-cell table:style-name="ce201" table:formula="of:=IF([.A9]&gt;0.1;&quot;&quot;;IF([.A9]&gt;0.05;&quot;,&quot;;IF([.A9]&gt;0.01;&quot;+&quot;;&quot;*&quot;)))">
            <text:p/>
          </table:table-cell>
          <table:table-cell table:style-name="ce188" table:formula="of:=[.A9]" office:value-type="float" office:value="0.909" calcext:value-type="float">
            <text:p>0,909</text:p>
          </table:table-cell>
          <table:table-cell table:number-columns-repeated="1016"/>
        </table:table-row>
        <table:table-row table:style-name="ro1">
          <table:table-cell table:style-name="ce188"/>
          <table:table-cell table:style-name="ce190"/>
          <table:table-cell table:style-name="ce195" table:number-columns-repeated="2"/>
          <table:table-cell table:style-name="ce201"/>
          <table:table-cell table:number-columns-repeated="1017"/>
        </table:table-row>
        <table:table-row table:style-name="ro1" table:number-rows-repeated="3">
          <table:table-cell table:style-name="ce188"/>
          <table:table-cell/>
          <table:table-cell table:style-name="ce195" table:number-columns-repeated="2"/>
          <table:table-cell table:style-name="ce201"/>
          <table:table-cell table:number-columns-repeated="1017"/>
        </table:table-row>
        <table:table-row table:style-name="ro1" table:number-rows-repeated="5">
          <table:table-cell table:style-name="ce188"/>
          <table:table-cell/>
          <table:table-cell table:style-name="ce196" table:number-columns-repeated="2"/>
          <table:table-cell table:style-name="ce201"/>
          <table:table-cell table:number-columns-repeated="1017"/>
        </table:table-row>
        <table:table-row table:style-name="ro1">
          <table:table-cell table:style-name="ce188"/>
          <table:table-cell table:style-name="ce190"/>
          <table:table-cell table:style-name="ce196" table:number-columns-repeated="2"/>
          <table:table-cell table:style-name="ce201"/>
          <table:table-cell table:number-columns-repeated="1017"/>
        </table:table-row>
        <table:table-row table:style-name="ro1" table:number-rows-repeated="8">
          <table:table-cell table:style-name="ce188"/>
          <table:table-cell table:style-name="ce190"/>
          <table:table-cell table:style-name="ce197" table:number-columns-repeated="2"/>
          <table:table-cell table:style-name="ce201"/>
          <table:table-cell table:number-columns-repeated="1017"/>
        </table:table-row>
        <table:table-row table:style-name="ro1" table:number-rows-repeated="2">
          <table:table-cell table:style-name="ce188"/>
          <table:table-cell table:style-name="ce190"/>
          <table:table-cell table:style-name="ce198" table:number-columns-repeated="2"/>
          <table:table-cell table:style-name="ce201"/>
          <table:table-cell table:number-columns-repeated="1017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meta_stratcorr.C3:meta_stratcorr.D2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3:meta_stratcorr.D27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3:meta_stratcorr.D1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3:meta_stratcorr.D13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3:meta_stratcorr.D13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2:meta_stratcorr.D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2:meta_stratcorr.D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2:meta_stratcorr.D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2:meta_stratcorr.D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2:meta_stratcorr.D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2:meta_stratcorr.D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2:meta_stratcorr.D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3:meta_stratcorr.D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3:meta_stratcorr.D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3:meta_stratcorr.D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3:meta_stratcorr.D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meta_stratcorr.C2:meta_stratcorr.D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table table:name="meta_alc" table:style-name="ta1">
        <table:table-column table:style-name="co7" table:default-cell-style-name="ce127"/>
        <table:table-column table:style-name="co26" table:default-cell-style-name="ce146"/>
        <table:table-column table:style-name="co26" table:default-cell-style-name="ce199"/>
        <table:table-column table:style-name="co27" table:default-cell-style-name="ce202"/>
        <table:table-column table:style-name="co28" table:default-cell-style-name="ce146"/>
        <table:table-column table:style-name="co6" table:default-cell-style-name="ce127"/>
        <table:table-column table:style-name="co6" table:number-columns-repeated="5" table:default-cell-style-name="ce146"/>
        <table:table-column table:style-name="co6" table:number-columns-repeated="1011" table:default-cell-style-name="ce127"/>
        <table:table-row table:style-name="ro23">
          <table:table-cell table:style-name="ce126" office:value-type="string" calcext:value-type="string">
            <text:p>Estratégia</text:p>
          </table:table-cell>
          <table:table-cell table:style-name="ce191" office:value-type="string" calcext:value-type="string">
            <text:p>PCT</text:p>
          </table:table-cell>
          <table:table-cell table:style-name="ce191" office:value-type="string" calcext:value-type="string">
            <text:p>Def</text:p>
          </table:table-cell>
          <table:table-cell table:style-name="ce200" office:value-type="string" calcext:value-type="string">
            <text:p>α</text:p>
          </table:table-cell>
          <table:table-cell table:style-name="ce209" office:value-type="string" calcext:value-type="string">
            <text:p>p<text:span text:style-name="T1">-valor</text:span></text:p>
          </table:table-cell>
          <table:table-cell table:style-name="ce158"/>
          <table:table-cell table:style-name="ce205" table:number-columns-repeated="5"/>
          <table:table-cell table:style-name="ce158" table:number-columns-repeated="1011"/>
        </table:table-row>
        <table:table-row table:style-name="ro23">
          <table:table-cell table:style-name="ce190" office:value-type="string" calcext:value-type="string">
            <text:p>HTUeuc</text:p>
          </table:table-cell>
          <table:table-cell table:style-name="ce208" office:value-type="float" office:value="0.453869743130667" calcext:value-type="float">
            <text:p>0,45</text:p>
          </table:table-cell>
          <table:table-cell table:style-name="ce208" office:value-type="float" office:value="0.439416712913155" calcext:value-type="float">
            <text:p>0,44</text:p>
          </table:table-cell>
          <table:table-cell table:style-name="ce201" table:formula="of:=IF([.E2]&gt;0.1;&quot;&quot;;IF([.E2]&gt;0.05;&quot;.&quot;;IF([.E2]&gt;0.01;&quot;+&quot;;&quot;*&quot;)))" office:value-type="string" office:string-value="*" calcext:value-type="string">
            <text:p>*</text:p>
          </table:table-cell>
          <table:table-cell table:style-name="ce210" office:value-type="float" office:value="0.004758" calcext:value-type="float">
            <text:p>0,005</text:p>
          </table:table-cell>
          <table:table-cell table:style-name="ce158"/>
          <table:table-cell table:style-name="ce205" table:number-columns-repeated="5"/>
          <table:table-cell table:style-name="ce158" table:number-columns-repeated="1011"/>
        </table:table-row>
        <table:table-row table:style-name="ro23">
          <table:table-cell table:style-name="ce190" office:value-type="string" calcext:value-type="string">
            <text:p>HTUman</text:p>
          </table:table-cell>
          <table:table-cell table:style-name="ce208" office:value-type="float" office:value="0.4504455359524" calcext:value-type="float">
            <text:p>0,45</text:p>
          </table:table-cell>
          <table:table-cell table:style-name="ce208" office:value-type="float" office:value="0.434244352253822" calcext:value-type="float">
            <text:p>0,43</text:p>
          </table:table-cell>
          <table:table-cell table:style-name="ce201" table:formula="of:=IF([.E3]&gt;0.1;&quot;&quot;;IF([.E3]&gt;0.05;&quot;.&quot;;IF([.E3]&gt;0.01;&quot;+&quot;;&quot;*&quot;)))" office:value-type="string" office:string-value="+" calcext:value-type="string">
            <text:p>+</text:p>
          </table:table-cell>
          <table:table-cell table:style-name="ce210" office:value-type="float" office:value="0.02205" calcext:value-type="float">
            <text:p>0,022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TUman</text:p>
          </table:table-cell>
          <table:table-cell table:style-name="ce208" office:value-type="float" office:value="0.4474024651512" calcext:value-type="float">
            <text:p>0,45</text:p>
          </table:table-cell>
          <table:table-cell table:style-name="ce208" office:value-type="float" office:value="0.428809509921866" calcext:value-type="float">
            <text:p>0,43</text:p>
          </table:table-cell>
          <table:table-cell table:style-name="ce201" table:formula="of:=IF([.E4]&gt;0.1;&quot;&quot;;IF([.E4]&gt;0.05;&quot;.&quot;;IF([.E4]&gt;0.01;&quot;+&quot;;&quot;*&quot;)))" office:value-type="string" office:string-value="*" calcext:value-type="string">
            <text:p>*</text:p>
          </table:table-cell>
          <table:table-cell table:style-name="ce210" office:value-type="float" office:value="0.001056" calcext:value-type="float">
            <text:p>0,001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EERent</text:p>
          </table:table-cell>
          <table:table-cell table:style-name="ce208" office:value-type="float" office:value="0.448276345296356" calcext:value-type="float">
            <text:p>0,45</text:p>
          </table:table-cell>
          <table:table-cell table:style-name="ce208" office:value-type="float" office:value="0.426386559325334" calcext:value-type="float">
            <text:p>0,43</text:p>
          </table:table-cell>
          <table:table-cell table:style-name="ce201" table:formula="of:=IF([.E5]&gt;0.1;&quot;&quot;;IF([.E5]&gt;0.05;&quot;.&quot;;IF([.E5]&gt;0.01;&quot;+&quot;;&quot;*&quot;)))" office:value-type="string" office:string-value="*" calcext:value-type="string">
            <text:p>*</text:p>
          </table:table-cell>
          <table:table-cell table:style-name="ce210" office:value-type="float" office:value="0.001133" calcext:value-type="float">
            <text:p>0,001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ATUeuc</text:p>
          </table:table-cell>
          <table:table-cell table:style-name="ce208" office:value-type="float" office:value="0.441433433148889" calcext:value-type="float">
            <text:p>0,44</text:p>
          </table:table-cell>
          <table:table-cell table:style-name="ce208" office:value-type="float" office:value="0.428709328217778" calcext:value-type="float">
            <text:p>0,43</text:p>
          </table:table-cell>
          <table:table-cell table:style-name="ce201" table:formula="of:=IF([.E6]&gt;0.1;&quot;&quot;;IF([.E6]&gt;0.05;&quot;.&quot;;IF([.E6]&gt;0.01;&quot;+&quot;;&quot;*&quot;)))" office:value-type="string" office:string-value="+" calcext:value-type="string">
            <text:p>+</text:p>
          </table:table-cell>
          <table:table-cell table:style-name="ce210" office:value-type="float" office:value="0.01961" calcext:value-type="float">
            <text:p>0,020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TUeuc</text:p>
          </table:table-cell>
          <table:table-cell table:style-name="ce208" office:value-type="float" office:value="0.440636734358667" calcext:value-type="float">
            <text:p>0,44</text:p>
          </table:table-cell>
          <table:table-cell table:style-name="ce208" office:value-type="float" office:value="0.424778393879378" calcext:value-type="float">
            <text:p>0,42</text:p>
          </table:table-cell>
          <table:table-cell table:style-name="ce201" table:formula="of:=IF([.E7]&gt;0.1;&quot;&quot;;IF([.E7]&gt;0.05;&quot;.&quot;;IF([.E7]&gt;0.01;&quot;+&quot;;&quot;*&quot;)))" office:value-type="string" office:string-value="+" calcext:value-type="string">
            <text:p>+</text:p>
          </table:table-cell>
          <table:table-cell table:style-name="ce210" office:value-type="float" office:value="0.02717" calcext:value-type="float">
            <text:p>0,027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ATUman</text:p>
          </table:table-cell>
          <table:table-cell table:style-name="ce208" office:value-type="float" office:value="0.437552858469334" calcext:value-type="float">
            <text:p>0,44</text:p>
          </table:table-cell>
          <table:table-cell table:style-name="ce208" office:value-type="float" office:value="0.426133738275111" calcext:value-type="float">
            <text:p>0,43</text:p>
          </table:table-cell>
          <table:table-cell table:style-name="ce201" table:formula="of:=IF([.E8]&gt;0.1;&quot;&quot;;IF([.E8]&gt;0.05;&quot;.&quot;;IF([.E8]&gt;0.01;&quot;+&quot;;&quot;*&quot;)))" office:value-type="string" office:string-value="+" calcext:value-type="string">
            <text:p>+</text:p>
          </table:table-cell>
          <table:table-cell table:style-name="ce210" office:value-type="float" office:value="0.02949" calcext:value-type="float">
            <text:p>0,029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HS</text:p>
          </table:table-cell>
          <table:table-cell table:style-name="ce208" office:value-type="float" office:value="0.425553513507111" calcext:value-type="float">
            <text:p>0,43</text:p>
          </table:table-cell>
          <table:table-cell table:style-name="ce208" office:value-type="float" office:value="0.414523952081334" calcext:value-type="float">
            <text:p>0,41</text:p>
          </table:table-cell>
          <table:table-cell table:style-name="ce201" table:formula="of:=IF([.E9]&gt;0.1;&quot;&quot;;IF([.E9]&gt;0.05;&quot;.&quot;;IF([.E9]&gt;0.01;&quot;+&quot;;&quot;*&quot;)))" office:value-type="string" office:string-value="+" calcext:value-type="string">
            <text:p>+</text:p>
          </table:table-cell>
          <table:table-cell table:style-name="ce210" office:value-type="float" office:value="0.01612" calcext:value-type="float">
            <text:p>0,016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Mar</text:p>
          </table:table-cell>
          <table:table-cell table:style-name="ce208" office:value-type="float" office:value="0.427791377480711" calcext:value-type="float">
            <text:p>0,43</text:p>
          </table:table-cell>
          <table:table-cell table:style-name="ce208" office:value-type="float" office:value="0.408487766685778" calcext:value-type="float">
            <text:p>0,41</text:p>
          </table:table-cell>
          <table:table-cell table:style-name="ce201" table:formula="of:=IF([.E10]&gt;0.1;&quot;&quot;;IF([.E10]&gt;0.05;&quot;.&quot;;IF([.E10]&gt;0.01;&quot;+&quot;;&quot;*&quot;)))" office:value-type="string" office:string-value="*" calcext:value-type="string">
            <text:p>*</text:p>
          </table:table-cell>
          <table:table-cell table:style-name="ce210" office:value-type="float" office:value="0.003865" calcext:value-type="float">
            <text:p>0,004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Rnd</text:p>
          </table:table-cell>
          <table:table-cell table:style-name="ce208" office:value-type="float" office:value="0.419046569907142" calcext:value-type="float">
            <text:p>0,42</text:p>
          </table:table-cell>
          <table:table-cell table:style-name="ce208" office:value-type="float" office:value="0.406377414865067" calcext:value-type="float">
            <text:p>0,41</text:p>
          </table:table-cell>
          <table:table-cell table:style-name="ce201" table:formula="of:=IF([.E11]&gt;0.1;&quot;&quot;;IF([.E11]&gt;0.05;&quot;.&quot;;IF([.E11]&gt;0.01;&quot;+&quot;;&quot;*&quot;)))" office:value-type="string" office:string-value="+" calcext:value-type="string">
            <text:p>+</text:p>
          </table:table-cell>
          <table:table-cell table:style-name="ce210" office:value-type="float" office:value="0.01177" calcext:value-type="float">
            <text:p>0,012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EERacc</text:p>
          </table:table-cell>
          <table:table-cell table:style-name="ce208" office:value-type="float" office:value="0.416699362456133" calcext:value-type="float">
            <text:p>0,42</text:p>
          </table:table-cell>
          <table:table-cell table:style-name="ce208" office:value-type="float" office:value="0.400512242392445" calcext:value-type="float">
            <text:p>0,40</text:p>
          </table:table-cell>
          <table:table-cell table:style-name="ce201" table:formula="of:=IF([.E12]&gt;0.1;&quot;&quot;;IF([.E12]&gt;0.05;&quot;.&quot;;IF([.E12]&gt;0.01;&quot;+&quot;;&quot;*&quot;)))" office:value-type="string" office:string-value="*" calcext:value-type="string">
            <text:p>*</text:p>
          </table:table-cell>
          <table:table-cell table:style-name="ce210" office:value-type="float" office:value="0.003671" calcext:value-type="float">
            <text:p>0,004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SGmulti</text:p>
          </table:table-cell>
          <table:table-cell table:style-name="ce208" office:value-type="float" office:value="0.416872760840476" calcext:value-type="float">
            <text:p>0,42</text:p>
          </table:table-cell>
          <table:table-cell table:style-name="ce208" office:value-type="float" office:value="0.400196896829453" calcext:value-type="float">
            <text:p>0,40</text:p>
          </table:table-cell>
          <table:table-cell table:style-name="ce201" table:formula="of:=IF([.E13]&gt;0.1;&quot;&quot;;IF([.E13]&gt;0.05;&quot;.&quot;;IF([.E13]&gt;0.01;&quot;+&quot;;&quot;*&quot;)))">
            <text:p/>
          </table:table-cell>
          <table:table-cell table:style-name="ce210" office:value-type="float" office:value="0.1042" calcext:value-type="float">
            <text:p>0,104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DWeuc</text:p>
          </table:table-cell>
          <table:table-cell table:style-name="ce208" office:value-type="float" office:value="0.428490532993778" calcext:value-type="float">
            <text:p>0,43</text:p>
          </table:table-cell>
          <table:table-cell table:style-name="ce208" office:value-type="float" office:value="0.387332735493333" calcext:value-type="float">
            <text:p>0,39</text:p>
          </table:table-cell>
          <table:table-cell table:style-name="ce201" table:formula="of:=IF([.E14]&gt;0.1;&quot;&quot;;IF([.E14]&gt;0.05;&quot;.&quot;;IF([.E14]&gt;0.01;&quot;+&quot;;&quot;*&quot;)))" office:value-type="string" office:string-value="*" calcext:value-type="string">
            <text:p>*</text:p>
          </table:table-cell>
          <table:table-cell table:style-name="ce210" office:value-type="float" office:value="0.0000071" calcext:value-type="float">
            <text:p>0,000</text:p>
          </table:table-cell>
          <table:table-cell table:number-columns-repeated="1017"/>
        </table:table-row>
        <table:table-row table:style-name="ro23">
          <table:table-cell table:style-name="ce190" office:value-type="string" calcext:value-type="string">
            <text:p>DWman</text:p>
          </table:table-cell>
          <table:table-cell table:style-name="ce208" office:value-type="float" office:value="0.408480830883556" calcext:value-type="float">
            <text:p>0,41</text:p>
          </table:table-cell>
          <table:table-cell table:style-name="ce208" office:value-type="float" office:value="0.383029195011111" calcext:value-type="float">
            <text:p>0,38</text:p>
          </table:table-cell>
          <table:table-cell table:style-name="ce201" table:formula="of:=IF([.E15]&gt;0.1;&quot;&quot;;IF([.E15]&gt;0.05;&quot;.&quot;;IF([.E15]&gt;0.01;&quot;+&quot;;&quot;*&quot;)))" office:value-type="string" office:string-value="*" calcext:value-type="string">
            <text:p>*</text:p>
          </table:table-cell>
          <table:table-cell table:style-name="ce210" office:value-type="float" office:value="0.001905" calcext:value-type="float">
            <text:p>0,002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211"/>
          <table:table-cell table:number-columns-repeated="1017"/>
        </table:table-row>
        <table:table-row table:style-name="ro1" table:number-rows-repeated="104855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meta_alc.B2:meta_alc.C1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lc.B2"/>
          </calcext:conditional-format>
        </calcext:conditional-formats>
      </table:table>
      <table:table table:name="meta_corr" table:style-name="ta1">
        <table:table-column table:style-name="co7" table:default-cell-style-name="ce127"/>
        <table:table-column table:style-name="co26" table:default-cell-style-name="ce146"/>
        <table:table-column table:style-name="co26" table:default-cell-style-name="ce199"/>
        <table:table-column table:style-name="co27" table:default-cell-style-name="ce202"/>
        <table:table-column table:style-name="co28" table:default-cell-style-name="ce213"/>
        <table:table-column table:style-name="co6" table:default-cell-style-name="ce127"/>
        <table:table-column table:style-name="co6" table:default-cell-style-name="ce146"/>
        <table:table-column table:style-name="co30" table:default-cell-style-name="ce146"/>
        <table:table-column table:style-name="co6" table:number-columns-repeated="3" table:default-cell-style-name="ce146"/>
        <table:table-column table:style-name="co29" table:default-cell-style-name="ce207"/>
        <table:table-column table:style-name="co6" table:number-columns-repeated="1010" table:default-cell-style-name="ce127"/>
        <table:table-row table:style-name="ro24">
          <table:table-cell table:style-name="ce126" office:value-type="string" calcext:value-type="string">
            <text:p>Estratégia</text:p>
          </table:table-cell>
          <table:table-cell table:style-name="ce191" office:value-type="string" calcext:value-type="string">
            <text:p>PCT</text:p>
          </table:table-cell>
          <table:table-cell table:style-name="ce191" office:value-type="string" calcext:value-type="string">
            <text:p>Def</text:p>
          </table:table-cell>
          <table:table-cell table:style-name="ce200" office:value-type="string" calcext:value-type="string">
            <text:p>α</text:p>
          </table:table-cell>
          <table:table-cell table:style-name="ce209" office:value-type="string" calcext:value-type="string">
            <text:p>p<text:span text:style-name="T1">-valor</text:span></text:p>
          </table:table-cell>
          <table:table-cell table:style-name="ce158"/>
          <table:table-cell table:style-name="ce205" table:number-columns-repeated="5"/>
          <table:table-cell table:style-name="ce206"/>
          <table:table-cell table:style-name="ce158" table:number-columns-repeated="1010"/>
        </table:table-row>
        <table:table-row table:style-name="ro8">
          <table:table-cell table:style-name="ce190" office:value-type="string" calcext:value-type="string">
            <text:p>ATUman¹</text:p>
          </table:table-cell>
          <table:table-cell table:style-name="ce212" office:value-type="float" office:value="0.554515614444444" calcext:value-type="float">
            <text:p>0,55</text:p>
          </table:table-cell>
          <table:table-cell table:style-name="ce212" office:value-type="float" office:value="0.520459211111111" calcext:value-type="float">
            <text:p>0,52</text:p>
          </table:table-cell>
          <table:table-cell table:style-name="ce201" table:formula="of:=IF([.E2]&gt;0.1;&quot;&quot;;IF([.E2]&gt;0.05;&quot;.&quot;;IF([.E2]&gt;0.01;&quot;+&quot;;&quot;*&quot;)))">
            <text:p/>
          </table:table-cell>
          <table:table-cell table:style-name="ce188" office:value-type="float" office:value="0.1582" calcext:value-type="float">
            <text:p>0,158</text:p>
          </table:table-cell>
          <table:table-cell table:number-columns-repeated="2"/>
          <table:table-cell office:value-type="string" calcext:value-type="string">
            <text:p>ATUman</text:p>
          </table:table-cell>
          <table:table-cell office:value-type="string" calcext:value-type="string">
            <text:p>ti</text:p>
          </table:table-cell>
          <table:table-cell office:value-type="float" office:value="0.554515614444444" calcext:value-type="float">
            <text:p>0,55</text:p>
          </table:table-cell>
          <table:table-cell office:value-type="float" office:value="0.520459211111111" calcext:value-type="float">
            <text:p>0,52</text:p>
          </table:table-cell>
          <table:table-cell office:value-type="float" office:value="0.1582" calcext:value-type="float">
            <text:p>0,158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HTUeuc¹</text:p>
          </table:table-cell>
          <table:table-cell table:style-name="ce212" office:value-type="float" office:value="0.537114377777778" calcext:value-type="float">
            <text:p>0,54</text:p>
          </table:table-cell>
          <table:table-cell table:style-name="ce212" office:value-type="float" office:value="0.482785208888889" calcext:value-type="float">
            <text:p>0,48</text:p>
          </table:table-cell>
          <table:table-cell table:style-name="ce201" table:formula="of:=IF([.E3]&gt;0.1;&quot;&quot;;IF([.E3]&gt;0.05;&quot;.&quot;;IF([.E3]&gt;0.01;&quot;+&quot;;&quot;*&quot;)))" office:value-type="string" office:string-value="+" calcext:value-type="string">
            <text:p>+</text:p>
          </table:table-cell>
          <table:table-cell table:style-name="ce188" office:value-type="float" office:value="0.01163" calcext:value-type="float">
            <text:p>0,012</text:p>
          </table:table-cell>
          <table:table-cell table:number-columns-repeated="2"/>
          <table:table-cell office:value-type="string" calcext:value-type="string">
            <text:p>HTUeuc</text:p>
          </table:table-cell>
          <table:table-cell office:value-type="string" calcext:value-type="string">
            <text:p>ti</text:p>
          </table:table-cell>
          <table:table-cell office:value-type="float" office:value="0.537114377777778" calcext:value-type="float">
            <text:p>0,54</text:p>
          </table:table-cell>
          <table:table-cell office:value-type="float" office:value="0.482785208888889" calcext:value-type="float">
            <text:p>0,48</text:p>
          </table:table-cell>
          <table:table-cell office:value-type="float" office:value="0.01163" calcext:value-type="float">
            <text:p>0,012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ATUeuc¹</text:p>
          </table:table-cell>
          <table:table-cell table:style-name="ce212" office:value-type="float" office:value="0.558107796666666" calcext:value-type="float">
            <text:p>0,56</text:p>
          </table:table-cell>
          <table:table-cell table:style-name="ce212" office:value-type="float" office:value="0.485480776666666" calcext:value-type="float">
            <text:p>0,49</text:p>
          </table:table-cell>
          <table:table-cell table:style-name="ce201" table:formula="of:=IF([.E4]&gt;0.1;&quot;&quot;;IF([.E4]&gt;0.05;&quot;.&quot;;IF([.E4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3384" calcext:value-type="float">
            <text:p>0,003</text:p>
          </table:table-cell>
          <table:table-cell table:number-columns-repeated="2"/>
          <table:table-cell office:value-type="string" calcext:value-type="string">
            <text:p>ATUeuc</text:p>
          </table:table-cell>
          <table:table-cell office:value-type="string" calcext:value-type="string">
            <text:p>ti</text:p>
          </table:table-cell>
          <table:table-cell office:value-type="float" office:value="0.558107796666666" calcext:value-type="float">
            <text:p>0,56</text:p>
          </table:table-cell>
          <table:table-cell office:value-type="float" office:value="0.485480776666666" calcext:value-type="float">
            <text:p>0,49</text:p>
          </table:table-cell>
          <table:table-cell office:value-type="float" office:value="0.003384" calcext:value-type="float">
            <text:p>0,003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TUeuc¹</text:p>
          </table:table-cell>
          <table:table-cell table:style-name="ce212" office:value-type="float" office:value="0.520372556666667" calcext:value-type="float">
            <text:p>0,52</text:p>
          </table:table-cell>
          <table:table-cell table:style-name="ce212" office:value-type="float" office:value="0.456562283333334" calcext:value-type="float">
            <text:p>0,46</text:p>
          </table:table-cell>
          <table:table-cell table:style-name="ce201" table:formula="of:=IF([.E5]&gt;0.1;&quot;&quot;;IF([.E5]&gt;0.05;&quot;.&quot;;IF([.E5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1759" calcext:value-type="float">
            <text:p>0,002</text:p>
          </table:table-cell>
          <table:table-cell table:number-columns-repeated="2"/>
          <table:table-cell office:value-type="string" calcext:value-type="string">
            <text:p>TUeuc</text:p>
          </table:table-cell>
          <table:table-cell office:value-type="string" calcext:value-type="string">
            <text:p>ti</text:p>
          </table:table-cell>
          <table:table-cell office:value-type="float" office:value="0.520372556666667" calcext:value-type="float">
            <text:p>0,52</text:p>
          </table:table-cell>
          <table:table-cell office:value-type="float" office:value="0.456562283333334" calcext:value-type="float">
            <text:p>0,46</text:p>
          </table:table-cell>
          <table:table-cell office:value-type="float" office:value="0.001759" calcext:value-type="float">
            <text:p>0,002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HTUman¹</text:p>
          </table:table-cell>
          <table:table-cell table:style-name="ce212" office:value-type="float" office:value="0.528981612222222" calcext:value-type="float">
            <text:p>0,53</text:p>
          </table:table-cell>
          <table:table-cell table:style-name="ce212" office:value-type="float" office:value="0.496158792222222" calcext:value-type="float">
            <text:p>0,50</text:p>
          </table:table-cell>
          <table:table-cell table:style-name="ce201" table:formula="of:=IF([.E6]&gt;0.1;&quot;&quot;;IF([.E6]&gt;0.05;&quot;.&quot;;IF([.E6]&gt;0.01;&quot;+&quot;;&quot;*&quot;)))">
            <text:p/>
          </table:table-cell>
          <table:table-cell table:style-name="ce188" office:value-type="float" office:value="0.2835" calcext:value-type="float">
            <text:p>0,284</text:p>
          </table:table-cell>
          <table:table-cell table:number-columns-repeated="2"/>
          <table:table-cell office:value-type="string" calcext:value-type="string">
            <text:p>HTUman</text:p>
          </table:table-cell>
          <table:table-cell office:value-type="string" calcext:value-type="string">
            <text:p>ti</text:p>
          </table:table-cell>
          <table:table-cell office:value-type="float" office:value="0.528981612222222" calcext:value-type="float">
            <text:p>0,53</text:p>
          </table:table-cell>
          <table:table-cell office:value-type="float" office:value="0.496158792222222" calcext:value-type="float">
            <text:p>0,50</text:p>
          </table:table-cell>
          <table:table-cell office:value-type="float" office:value="0.2835" calcext:value-type="float">
            <text:p>0,284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TUman¹</text:p>
          </table:table-cell>
          <table:table-cell table:style-name="ce212" office:value-type="float" office:value="0.530724573333333" calcext:value-type="float">
            <text:p>0,53</text:p>
          </table:table-cell>
          <table:table-cell table:style-name="ce212" office:value-type="float" office:value="0.408060274444444" calcext:value-type="float">
            <text:p>0,41</text:p>
          </table:table-cell>
          <table:table-cell table:style-name="ce201" table:formula="of:=IF([.E7]&gt;0.1;&quot;&quot;;IF([.E7]&gt;0.05;&quot;.&quot;;IF([.E7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0005119" calcext:value-type="float">
            <text:p>0,000</text:p>
          </table:table-cell>
          <table:table-cell table:number-columns-repeated="2"/>
          <table:table-cell office:value-type="string" calcext:value-type="string">
            <text:p>TUman</text:p>
          </table:table-cell>
          <table:table-cell office:value-type="string" calcext:value-type="string">
            <text:p>ti</text:p>
          </table:table-cell>
          <table:table-cell office:value-type="float" office:value="0.530724573333333" calcext:value-type="float">
            <text:p>0,53</text:p>
          </table:table-cell>
          <table:table-cell office:value-type="float" office:value="0.408060274444444" calcext:value-type="float">
            <text:p>0,41</text:p>
          </table:table-cell>
          <table:table-cell office:value-type="float" office:value="0.000005119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SGmulti¹</text:p>
          </table:table-cell>
          <table:table-cell table:style-name="ce212" office:value-type="float" office:value="0.505125953333333" calcext:value-type="float">
            <text:p>0,51</text:p>
          </table:table-cell>
          <table:table-cell table:style-name="ce212" office:value-type="float" office:value="0.465423807777778" calcext:value-type="float">
            <text:p>0,47</text:p>
          </table:table-cell>
          <table:table-cell table:style-name="ce201" table:formula="of:=IF([.E8]&gt;0.1;&quot;&quot;;IF([.E8]&gt;0.05;&quot;.&quot;;IF([.E8]&gt;0.01;&quot;+&quot;;&quot;*&quot;)))" office:value-type="string" office:string-value="." calcext:value-type="string">
            <text:p>.</text:p>
          </table:table-cell>
          <table:table-cell table:style-name="ce188" office:value-type="float" office:value="0.05311" calcext:value-type="float">
            <text:p>0,053</text:p>
          </table:table-cell>
          <table:table-cell table:number-columns-repeated="2"/>
          <table:table-cell office:value-type="string" calcext:value-type="string">
            <text:p>SGmulti</text:p>
          </table:table-cell>
          <table:table-cell office:value-type="string" calcext:value-type="string">
            <text:p>ti</text:p>
          </table:table-cell>
          <table:table-cell office:value-type="float" office:value="0.505125953333333" calcext:value-type="float">
            <text:p>0,51</text:p>
          </table:table-cell>
          <table:table-cell office:value-type="float" office:value="0.465423807777778" calcext:value-type="float">
            <text:p>0,47</text:p>
          </table:table-cell>
          <table:table-cell office:value-type="float" office:value="0.05311" calcext:value-type="float">
            <text:p>0,053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Rnd¹</text:p>
          </table:table-cell>
          <table:table-cell table:style-name="ce212" office:value-type="float" office:value="0.496305463333334" calcext:value-type="float">
            <text:p>0,50</text:p>
          </table:table-cell>
          <table:table-cell table:style-name="ce212" office:value-type="float" office:value="0.461039382222222" calcext:value-type="float">
            <text:p>0,46</text:p>
          </table:table-cell>
          <table:table-cell table:style-name="ce201" table:formula="of:=IF([.E9]&gt;0.1;&quot;&quot;;IF([.E9]&gt;0.05;&quot;.&quot;;IF([.E9]&gt;0.01;&quot;+&quot;;&quot;*&quot;)))">
            <text:p/>
          </table:table-cell>
          <table:table-cell table:style-name="ce188" office:value-type="float" office:value="0.1086" calcext:value-type="float">
            <text:p>0,109</text:p>
          </table:table-cell>
          <table:table-cell table:number-columns-repeated="2"/>
          <table:table-cell office:value-type="string" calcext:value-type="string">
            <text:p>Rnd</text:p>
          </table:table-cell>
          <table:table-cell office:value-type="string" calcext:value-type="string">
            <text:p>ti</text:p>
          </table:table-cell>
          <table:table-cell office:value-type="float" office:value="0.496305463333334" calcext:value-type="float">
            <text:p>0,50</text:p>
          </table:table-cell>
          <table:table-cell office:value-type="float" office:value="0.461039382222222" calcext:value-type="float">
            <text:p>0,46</text:p>
          </table:table-cell>
          <table:table-cell office:value-type="float" office:value="0.1086" calcext:value-type="float">
            <text:p>0,109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DWeuc¹</text:p>
          </table:table-cell>
          <table:table-cell table:style-name="ce212" office:value-type="float" office:value="0.526310707777778" calcext:value-type="float">
            <text:p>0,53</text:p>
          </table:table-cell>
          <table:table-cell table:style-name="ce212" office:value-type="float" office:value="0.471686084444445" calcext:value-type="float">
            <text:p>0,47</text:p>
          </table:table-cell>
          <table:table-cell table:style-name="ce201" table:formula="of:=IF([.E10]&gt;0.1;&quot;&quot;;IF([.E10]&gt;0.05;&quot;.&quot;;IF([.E10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6624" calcext:value-type="float">
            <text:p>0,007</text:p>
          </table:table-cell>
          <table:table-cell table:number-columns-repeated="2"/>
          <table:table-cell office:value-type="string" calcext:value-type="string">
            <text:p>DWeuc</text:p>
          </table:table-cell>
          <table:table-cell office:value-type="string" calcext:value-type="string">
            <text:p>ti</text:p>
          </table:table-cell>
          <table:table-cell office:value-type="float" office:value="0.526310707777778" calcext:value-type="float">
            <text:p>0,53</text:p>
          </table:table-cell>
          <table:table-cell office:value-type="float" office:value="0.471686084444445" calcext:value-type="float">
            <text:p>0,47</text:p>
          </table:table-cell>
          <table:table-cell office:value-type="float" office:value="0.006624" calcext:value-type="float">
            <text:p>0,007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Mar¹</text:p>
          </table:table-cell>
          <table:table-cell table:style-name="ce212" office:value-type="float" office:value="0.482720947777777" calcext:value-type="float">
            <text:p>0,48</text:p>
          </table:table-cell>
          <table:table-cell table:style-name="ce212" office:value-type="float" office:value="0.422415735688889" calcext:value-type="float">
            <text:p>0,42</text:p>
          </table:table-cell>
          <table:table-cell table:style-name="ce201" table:formula="of:=IF([.E11]&gt;0.1;&quot;&quot;;IF([.E11]&gt;0.05;&quot;.&quot;;IF([.E11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1784" calcext:value-type="float">
            <text:p>0,002</text:p>
          </table:table-cell>
          <table:table-cell table:number-columns-repeated="2"/>
          <table:table-cell office:value-type="string" calcext:value-type="string">
            <text:p>Mar</text:p>
          </table:table-cell>
          <table:table-cell office:value-type="string" calcext:value-type="string">
            <text:p>ti</text:p>
          </table:table-cell>
          <table:table-cell office:value-type="float" office:value="0.482720947777777" calcext:value-type="float">
            <text:p>0,48</text:p>
          </table:table-cell>
          <table:table-cell office:value-type="float" office:value="0.422415735688889" calcext:value-type="float">
            <text:p>0,42</text:p>
          </table:table-cell>
          <table:table-cell office:value-type="float" office:value="0.001784" calcext:value-type="float">
            <text:p>0,002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EERacc¹</text:p>
          </table:table-cell>
          <table:table-cell table:style-name="ce212" office:value-type="float" office:value="0.381480127777778" calcext:value-type="float">
            <text:p>0,38</text:p>
          </table:table-cell>
          <table:table-cell table:style-name="ce212" office:value-type="float" office:value="0.332580421111111" calcext:value-type="float">
            <text:p>0,33</text:p>
          </table:table-cell>
          <table:table-cell table:style-name="ce201" table:formula="of:=IF([.E12]&gt;0.1;&quot;&quot;;IF([.E12]&gt;0.05;&quot;.&quot;;IF([.E12]&gt;0.01;&quot;+&quot;;&quot;*&quot;)))" office:value-type="string" office:string-value="." calcext:value-type="string">
            <text:p>.</text:p>
          </table:table-cell>
          <table:table-cell table:style-name="ce188" office:value-type="float" office:value="0.06041" calcext:value-type="float">
            <text:p>0,060</text:p>
          </table:table-cell>
          <table:table-cell table:number-columns-repeated="2"/>
          <table:table-cell office:value-type="string" calcext:value-type="string">
            <text:p>EERacc</text:p>
          </table:table-cell>
          <table:table-cell office:value-type="string" calcext:value-type="string">
            <text:p>ti</text:p>
          </table:table-cell>
          <table:table-cell office:value-type="float" office:value="0.381480127777778" calcext:value-type="float">
            <text:p>0,38</text:p>
          </table:table-cell>
          <table:table-cell office:value-type="float" office:value="0.332580421111111" calcext:value-type="float">
            <text:p>0,33</text:p>
          </table:table-cell>
          <table:table-cell office:value-type="float" office:value="0.06041" calcext:value-type="float">
            <text:p>0,060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HS¹</text:p>
          </table:table-cell>
          <table:table-cell table:style-name="ce212" office:value-type="float" office:value="0.482176529111111" calcext:value-type="float">
            <text:p>0,48</text:p>
          </table:table-cell>
          <table:table-cell table:style-name="ce212" office:value-type="float" office:value="0.35474105" calcext:value-type="float">
            <text:p>0,35</text:p>
          </table:table-cell>
          <table:table-cell table:style-name="ce201" table:formula="of:=IF([.E13]&gt;0.1;&quot;&quot;;IF([.E13]&gt;0.05;&quot;.&quot;;IF([.E13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00002772" calcext:value-type="float">
            <text:p>0,000</text:p>
          </table:table-cell>
          <table:table-cell table:number-columns-repeated="2"/>
          <table:table-cell office:value-type="string" calcext:value-type="string">
            <text:p>Clu</text:p>
          </table:table-cell>
          <table:table-cell office:value-type="string" calcext:value-type="string">
            <text:p>ti</text:p>
          </table:table-cell>
          <table:table-cell office:value-type="float" office:value="0.482176529111111" calcext:value-type="float">
            <text:p>0,48</text:p>
          </table:table-cell>
          <table:table-cell office:value-type="float" office:value="0.35474105" calcext:value-type="float">
            <text:p>0,35</text:p>
          </table:table-cell>
          <table:table-cell office:value-type="float" office:value="0.0000002772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DWman¹</text:p>
          </table:table-cell>
          <table:table-cell table:style-name="ce212" office:value-type="float" office:value="0.51221526" calcext:value-type="float">
            <text:p>0,51</text:p>
          </table:table-cell>
          <table:table-cell table:style-name="ce212" office:value-type="float" office:value="0.483360018888889" calcext:value-type="float">
            <text:p>0,48</text:p>
          </table:table-cell>
          <table:table-cell table:style-name="ce201" table:formula="of:=IF([.E14]&gt;0.1;&quot;&quot;;IF([.E14]&gt;0.05;&quot;.&quot;;IF([.E14]&gt;0.01;&quot;+&quot;;&quot;*&quot;)))" office:value-type="string" office:string-value="." calcext:value-type="string">
            <text:p>.</text:p>
          </table:table-cell>
          <table:table-cell table:style-name="ce188" office:value-type="float" office:value="0.07725" calcext:value-type="float">
            <text:p>0,077</text:p>
          </table:table-cell>
          <table:table-cell table:number-columns-repeated="2"/>
          <table:table-cell office:value-type="string" calcext:value-type="string">
            <text:p>DWman</text:p>
          </table:table-cell>
          <table:table-cell office:value-type="string" calcext:value-type="string">
            <text:p>ti</text:p>
          </table:table-cell>
          <table:table-cell office:value-type="float" office:value="0.51221526" calcext:value-type="float">
            <text:p>0,51</text:p>
          </table:table-cell>
          <table:table-cell office:value-type="float" office:value="0.483360018888889" calcext:value-type="float">
            <text:p>0,48</text:p>
          </table:table-cell>
          <table:table-cell office:value-type="float" office:value="0.07725" calcext:value-type="float">
            <text:p>0,077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EERent¹</text:p>
          </table:table-cell>
          <table:table-cell table:style-name="ce212" office:value-type="float" office:value="0.417704003333333" calcext:value-type="float">
            <text:p>0,42</text:p>
          </table:table-cell>
          <table:table-cell table:style-name="ce212" office:value-type="float" office:value="0.379473483333333" calcext:value-type="float">
            <text:p>0,38</text:p>
          </table:table-cell>
          <table:table-cell table:style-name="ce201" table:formula="of:=IF([.E15]&gt;0.1;&quot;&quot;;IF([.E15]&gt;0.05;&quot;.&quot;;IF([.E15]&gt;0.01;&quot;+&quot;;&quot;*&quot;)))">
            <text:p/>
          </table:table-cell>
          <table:table-cell table:style-name="ce188" office:value-type="float" office:value="0.3258" calcext:value-type="float">
            <text:p>0,326</text:p>
          </table:table-cell>
          <table:table-cell table:number-columns-repeated="2"/>
          <table:table-cell office:value-type="string" calcext:value-type="string">
            <text:p>EERent</text:p>
          </table:table-cell>
          <table:table-cell office:value-type="string" calcext:value-type="string">
            <text:p>ti</text:p>
          </table:table-cell>
          <table:table-cell office:value-type="float" office:value="0.417704003333333" calcext:value-type="float">
            <text:p>0,42</text:p>
          </table:table-cell>
          <table:table-cell office:value-type="float" office:value="0.379473483333333" calcext:value-type="float">
            <text:p>0,38</text:p>
          </table:table-cell>
          <table:table-cell office:value-type="float" office:value="0.3258" calcext:value-type="float">
            <text:p>0,326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EERacc²</text:p>
          </table:table-cell>
          <table:table-cell table:style-name="ce212" office:value-type="float" office:value="0.308270615444444" calcext:value-type="float">
            <text:p>0,31</text:p>
          </table:table-cell>
          <table:table-cell table:style-name="ce212" office:value-type="float" office:value="0.186162206555556" calcext:value-type="float">
            <text:p>0,19</text:p>
          </table:table-cell>
          <table:table-cell table:style-name="ce201" table:formula="of:=IF([.E16]&gt;0.1;&quot;&quot;;IF([.E16]&gt;0.05;&quot;.&quot;;IF([.E16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368" calcext:value-type="float">
            <text:p>0,004</text:p>
          </table:table-cell>
          <table:table-cell table:number-columns-repeated="2"/>
          <table:table-cell office:value-type="string" calcext:value-type="string">
            <text:p>EERacc</text:p>
          </table:table-cell>
          <table:table-cell office:value-type="string" calcext:value-type="string">
            <text:p>th</text:p>
          </table:table-cell>
          <table:table-cell office:value-type="float" office:value="0.308270615444444" calcext:value-type="float">
            <text:p>0,31</text:p>
          </table:table-cell>
          <table:table-cell office:value-type="float" office:value="0.186162206555556" calcext:value-type="float">
            <text:p>0,19</text:p>
          </table:table-cell>
          <table:table-cell office:value-type="float" office:value="0.00368" calcext:value-type="float">
            <text:p>0,004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DWman²</text:p>
          </table:table-cell>
          <table:table-cell table:style-name="ce212" office:value-type="float" office:value="0.309643833333333" calcext:value-type="float">
            <text:p>0,31</text:p>
          </table:table-cell>
          <table:table-cell table:style-name="ce212" office:value-type="float" office:value="0.165729274444444" calcext:value-type="float">
            <text:p>0,17</text:p>
          </table:table-cell>
          <table:table-cell table:style-name="ce201" table:formula="of:=IF([.E17]&gt;0.1;&quot;&quot;;IF([.E17]&gt;0.05;&quot;.&quot;;IF([.E17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0768" calcext:value-type="float">
            <text:p>0,001</text:p>
          </table:table-cell>
          <table:table-cell table:number-columns-repeated="2"/>
          <table:table-cell office:value-type="string" calcext:value-type="string">
            <text:p>DWman</text:p>
          </table:table-cell>
          <table:table-cell office:value-type="string" calcext:value-type="string">
            <text:p>th</text:p>
          </table:table-cell>
          <table:table-cell office:value-type="float" office:value="0.309643833333333" calcext:value-type="float">
            <text:p>0,31</text:p>
          </table:table-cell>
          <table:table-cell office:value-type="float" office:value="0.165729274444444" calcext:value-type="float">
            <text:p>0,17</text:p>
          </table:table-cell>
          <table:table-cell office:value-type="float" office:value="0.000768" calcext:value-type="float">
            <text:p>0,001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DWeuc²</text:p>
          </table:table-cell>
          <table:table-cell table:style-name="ce212" office:value-type="float" office:value="0.320464497777778" calcext:value-type="float">
            <text:p>0,32</text:p>
          </table:table-cell>
          <table:table-cell table:style-name="ce212" office:value-type="float" office:value="0.111177254444444" calcext:value-type="float">
            <text:p>0,11</text:p>
          </table:table-cell>
          <table:table-cell table:style-name="ce201" table:formula="of:=IF([.E18]&gt;0.1;&quot;&quot;;IF([.E18]&gt;0.05;&quot;.&quot;;IF([.E18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008135" calcext:value-type="float">
            <text:p>0,000</text:p>
          </table:table-cell>
          <table:table-cell table:number-columns-repeated="2"/>
          <table:table-cell office:value-type="string" calcext:value-type="string">
            <text:p>DWeuc</text:p>
          </table:table-cell>
          <table:table-cell office:value-type="string" calcext:value-type="string">
            <text:p>th</text:p>
          </table:table-cell>
          <table:table-cell office:value-type="float" office:value="0.320464497777778" calcext:value-type="float">
            <text:p>0,32</text:p>
          </table:table-cell>
          <table:table-cell office:value-type="float" office:value="0.111177254444444" calcext:value-type="float">
            <text:p>0,11</text:p>
          </table:table-cell>
          <table:table-cell office:value-type="float" office:value="0.00008135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HTUeuc²</text:p>
          </table:table-cell>
          <table:table-cell table:style-name="ce212" office:value-type="float" office:value="0.254868190333333" calcext:value-type="float">
            <text:p>0,25</text:p>
          </table:table-cell>
          <table:table-cell table:style-name="ce212" office:value-type="float" office:value="0.128969678888889" calcext:value-type="float">
            <text:p>0,13</text:p>
          </table:table-cell>
          <table:table-cell table:style-name="ce201" table:formula="of:=IF([.E19]&gt;0.1;&quot;&quot;;IF([.E19]&gt;0.05;&quot;.&quot;;IF([.E19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8237" calcext:value-type="float">
            <text:p>0,008</text:p>
          </table:table-cell>
          <table:table-cell table:number-columns-repeated="2"/>
          <table:table-cell office:value-type="string" calcext:value-type="string">
            <text:p>HTUeuc</text:p>
          </table:table-cell>
          <table:table-cell office:value-type="string" calcext:value-type="string">
            <text:p>th</text:p>
          </table:table-cell>
          <table:table-cell office:value-type="float" office:value="0.254868190333333" calcext:value-type="float">
            <text:p>0,25</text:p>
          </table:table-cell>
          <table:table-cell office:value-type="float" office:value="0.128969678888889" calcext:value-type="float">
            <text:p>0,13</text:p>
          </table:table-cell>
          <table:table-cell office:value-type="float" office:value="0.008237" calcext:value-type="float">
            <text:p>0,008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HTUman²</text:p>
          </table:table-cell>
          <table:table-cell table:style-name="ce212" office:value-type="float" office:value="0.246193674333333" calcext:value-type="float">
            <text:p>0,25</text:p>
          </table:table-cell>
          <table:table-cell table:style-name="ce212" office:value-type="float" office:value="0.109542405111111" calcext:value-type="float">
            <text:p>0,11</text:p>
          </table:table-cell>
          <table:table-cell table:style-name="ce201" table:formula="of:=IF([.E20]&gt;0.1;&quot;&quot;;IF([.E20]&gt;0.05;&quot;.&quot;;IF([.E20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7078" calcext:value-type="float">
            <text:p>0,007</text:p>
          </table:table-cell>
          <table:table-cell table:number-columns-repeated="2"/>
          <table:table-cell office:value-type="string" calcext:value-type="string">
            <text:p>HTUman</text:p>
          </table:table-cell>
          <table:table-cell office:value-type="string" calcext:value-type="string">
            <text:p>th</text:p>
          </table:table-cell>
          <table:table-cell office:value-type="float" office:value="0.246193674333333" calcext:value-type="float">
            <text:p>0,25</text:p>
          </table:table-cell>
          <table:table-cell office:value-type="float" office:value="0.109542405111111" calcext:value-type="float">
            <text:p>0,11</text:p>
          </table:table-cell>
          <table:table-cell office:value-type="float" office:value="0.007078" calcext:value-type="float">
            <text:p>0,007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EERent²</text:p>
          </table:table-cell>
          <table:table-cell table:style-name="ce212" office:value-type="float" office:value="0.241295905555556" calcext:value-type="float">
            <text:p>0,24</text:p>
          </table:table-cell>
          <table:table-cell table:style-name="ce212" office:value-type="float" office:value="0.140628988111111" calcext:value-type="float">
            <text:p>0,14</text:p>
          </table:table-cell>
          <table:table-cell table:style-name="ce201" table:formula="of:=IF([.E21]&gt;0.1;&quot;&quot;;IF([.E21]&gt;0.05;&quot;.&quot;;IF([.E21]&gt;0.01;&quot;+&quot;;&quot;*&quot;)))" office:value-type="string" office:string-value="+" calcext:value-type="string">
            <text:p>+</text:p>
          </table:table-cell>
          <table:table-cell table:style-name="ce188" office:value-type="float" office:value="0.01915" calcext:value-type="float">
            <text:p>0,019</text:p>
          </table:table-cell>
          <table:table-cell table:number-columns-repeated="2"/>
          <table:table-cell office:value-type="string" calcext:value-type="string">
            <text:p>EERent</text:p>
          </table:table-cell>
          <table:table-cell office:value-type="string" calcext:value-type="string">
            <text:p>th</text:p>
          </table:table-cell>
          <table:table-cell office:value-type="float" office:value="0.241295905555556" calcext:value-type="float">
            <text:p>0,24</text:p>
          </table:table-cell>
          <table:table-cell office:value-type="float" office:value="0.140628988111111" calcext:value-type="float">
            <text:p>0,14</text:p>
          </table:table-cell>
          <table:table-cell office:value-type="float" office:value="0.01915" calcext:value-type="float">
            <text:p>0,019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TUeuc²</text:p>
          </table:table-cell>
          <table:table-cell table:style-name="ce212" office:value-type="float" office:value="0.250248194777778" calcext:value-type="float">
            <text:p>0,25</text:p>
          </table:table-cell>
          <table:table-cell table:style-name="ce212" office:value-type="float" office:value="0.124755138" calcext:value-type="float">
            <text:p>0,12</text:p>
          </table:table-cell>
          <table:table-cell table:style-name="ce201" table:formula="of:=IF([.E22]&gt;0.1;&quot;&quot;;IF([.E22]&gt;0.05;&quot;.&quot;;IF([.E22]&gt;0.01;&quot;+&quot;;&quot;*&quot;)))" office:value-type="string" office:string-value="+" calcext:value-type="string">
            <text:p>+</text:p>
          </table:table-cell>
          <table:table-cell table:style-name="ce188" office:value-type="float" office:value="0.01953" calcext:value-type="float">
            <text:p>0,020</text:p>
          </table:table-cell>
          <table:table-cell table:number-columns-repeated="2"/>
          <table:table-cell office:value-type="string" calcext:value-type="string">
            <text:p>TUeuc</text:p>
          </table:table-cell>
          <table:table-cell office:value-type="string" calcext:value-type="string">
            <text:p>th</text:p>
          </table:table-cell>
          <table:table-cell office:value-type="float" office:value="0.250248194777778" calcext:value-type="float">
            <text:p>0,25</text:p>
          </table:table-cell>
          <table:table-cell office:value-type="float" office:value="0.124755138" calcext:value-type="float">
            <text:p>0,12</text:p>
          </table:table-cell>
          <table:table-cell office:value-type="float" office:value="0.01953" calcext:value-type="float">
            <text:p>0,020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HS²</text:p>
          </table:table-cell>
          <table:table-cell table:style-name="ce212" office:value-type="float" office:value="0.240776003666667" calcext:value-type="float">
            <text:p>0,24</text:p>
          </table:table-cell>
          <table:table-cell table:style-name="ce212" office:value-type="float" office:value="0.0547615244444445" calcext:value-type="float">
            <text:p>0,05</text:p>
          </table:table-cell>
          <table:table-cell table:style-name="ce201" table:formula="of:=IF([.E23]&gt;0.1;&quot;&quot;;IF([.E23]&gt;0.05;&quot;.&quot;;IF([.E23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02105" calcext:value-type="float">
            <text:p>0,000</text:p>
          </table:table-cell>
          <table:table-cell table:number-columns-repeated="2"/>
          <table:table-cell office:value-type="string" calcext:value-type="string">
            <text:p>Clu</text:p>
          </table:table-cell>
          <table:table-cell office:value-type="string" calcext:value-type="string">
            <text:p>th</text:p>
          </table:table-cell>
          <table:table-cell office:value-type="float" office:value="0.240776003666667" calcext:value-type="float">
            <text:p>0,24</text:p>
          </table:table-cell>
          <table:table-cell office:value-type="float" office:value="0.0547615244444445" calcext:value-type="float">
            <text:p>0,05</text:p>
          </table:table-cell>
          <table:table-cell office:value-type="float" office:value="0.0002105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ATUeuc²</text:p>
          </table:table-cell>
          <table:table-cell table:style-name="ce212" office:value-type="float" office:value="0.208547476666667" calcext:value-type="float">
            <text:p>0,21</text:p>
          </table:table-cell>
          <table:table-cell table:style-name="ce212" office:value-type="float" office:value="0.087531424" calcext:value-type="float">
            <text:p>0,09</text:p>
          </table:table-cell>
          <table:table-cell table:style-name="ce201" table:formula="of:=IF([.E24]&gt;0.1;&quot;&quot;;IF([.E24]&gt;0.05;&quot;.&quot;;IF([.E24]&gt;0.01;&quot;+&quot;;&quot;*&quot;)))" office:value-type="string" office:string-value="+" calcext:value-type="string">
            <text:p>+</text:p>
          </table:table-cell>
          <table:table-cell table:style-name="ce188" office:value-type="float" office:value="0.01305" calcext:value-type="float">
            <text:p>0,013</text:p>
          </table:table-cell>
          <table:table-cell table:number-columns-repeated="2"/>
          <table:table-cell office:value-type="string" calcext:value-type="string">
            <text:p>ATUeuc</text:p>
          </table:table-cell>
          <table:table-cell office:value-type="string" calcext:value-type="string">
            <text:p>th</text:p>
          </table:table-cell>
          <table:table-cell office:value-type="float" office:value="0.208547476666667" calcext:value-type="float">
            <text:p>0,21</text:p>
          </table:table-cell>
          <table:table-cell office:value-type="float" office:value="0.087531424" calcext:value-type="float">
            <text:p>0,09</text:p>
          </table:table-cell>
          <table:table-cell office:value-type="float" office:value="0.01305" calcext:value-type="float">
            <text:p>0,013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SGmulti²</text:p>
          </table:table-cell>
          <table:table-cell table:style-name="ce212" office:value-type="float" office:value="0.208609858111111" calcext:value-type="float">
            <text:p>0,21</text:p>
          </table:table-cell>
          <table:table-cell table:style-name="ce212" office:value-type="float" office:value="-0.00875548044444444" calcext:value-type="float">
            <text:p>-0,01</text:p>
          </table:table-cell>
          <table:table-cell table:style-name="ce201" table:formula="of:=IF([.E25]&gt;0.1;&quot;&quot;;IF([.E25]&gt;0.05;&quot;.&quot;;IF([.E25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02255" calcext:value-type="float">
            <text:p>0,000</text:p>
          </table:table-cell>
          <table:table-cell table:number-columns-repeated="2"/>
          <table:table-cell office:value-type="string" calcext:value-type="string">
            <text:p>SGmulti</text:p>
          </table:table-cell>
          <table:table-cell office:value-type="string" calcext:value-type="string">
            <text:p>th</text:p>
          </table:table-cell>
          <table:table-cell office:value-type="float" office:value="0.208609858111111" calcext:value-type="float">
            <text:p>0,21</text:p>
          </table:table-cell>
          <table:table-cell office:value-type="float" office:value="-0.00875548044444444" calcext:value-type="float">
            <text:p>-0,01</text:p>
          </table:table-cell>
          <table:table-cell office:value-type="float" office:value="0.0002255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Rnd²</text:p>
          </table:table-cell>
          <table:table-cell table:style-name="ce212" office:value-type="float" office:value="0.224971441111111" calcext:value-type="float">
            <text:p>0,22</text:p>
          </table:table-cell>
          <table:table-cell table:style-name="ce212" office:value-type="float" office:value="-0.0252584598888889" calcext:value-type="float">
            <text:p>-0,03</text:p>
          </table:table-cell>
          <table:table-cell table:style-name="ce201" table:formula="of:=IF([.E26]&gt;0.1;&quot;&quot;;IF([.E26]&gt;0.05;&quot;.&quot;;IF([.E26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0006366" calcext:value-type="float">
            <text:p>0,000</text:p>
          </table:table-cell>
          <table:table-cell table:number-columns-repeated="2"/>
          <table:table-cell office:value-type="string" calcext:value-type="string">
            <text:p>Rnd</text:p>
          </table:table-cell>
          <table:table-cell office:value-type="string" calcext:value-type="string">
            <text:p>th</text:p>
          </table:table-cell>
          <table:table-cell office:value-type="float" office:value="0.224971441111111" calcext:value-type="float">
            <text:p>0,22</text:p>
          </table:table-cell>
          <table:table-cell office:value-type="float" office:value="-0.0252584598888889" calcext:value-type="float">
            <text:p>-0,03</text:p>
          </table:table-cell>
          <table:table-cell office:value-type="float" office:value="0.000006366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TUman²</text:p>
          </table:table-cell>
          <table:table-cell table:style-name="ce212" office:value-type="float" office:value="0.23400459" calcext:value-type="float">
            <text:p>0,23</text:p>
          </table:table-cell>
          <table:table-cell table:style-name="ce212" office:value-type="float" office:value="0.0204130388888889" calcext:value-type="float">
            <text:p>0,02</text:p>
          </table:table-cell>
          <table:table-cell table:style-name="ce201" table:formula="of:=IF([.E27]&gt;0.1;&quot;&quot;;IF([.E27]&gt;0.05;&quot;.&quot;;IF([.E27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004163" calcext:value-type="float">
            <text:p>0,000</text:p>
          </table:table-cell>
          <table:table-cell table:number-columns-repeated="2"/>
          <table:table-cell office:value-type="string" calcext:value-type="string">
            <text:p>TUman</text:p>
          </table:table-cell>
          <table:table-cell office:value-type="string" calcext:value-type="string">
            <text:p>th</text:p>
          </table:table-cell>
          <table:table-cell office:value-type="float" office:value="0.23400459" calcext:value-type="float">
            <text:p>0,23</text:p>
          </table:table-cell>
          <table:table-cell office:value-type="float" office:value="0.0204130388888889" calcext:value-type="float">
            <text:p>0,02</text:p>
          </table:table-cell>
          <table:table-cell office:value-type="float" office:value="0.00004163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ATUman²</text:p>
          </table:table-cell>
          <table:table-cell table:style-name="ce212" office:value-type="float" office:value="0.204427047444444" calcext:value-type="float">
            <text:p>0,20</text:p>
          </table:table-cell>
          <table:table-cell table:style-name="ce212" office:value-type="float" office:value="-0.0256138102222222" calcext:value-type="float">
            <text:p>-0,03</text:p>
          </table:table-cell>
          <table:table-cell table:style-name="ce201" table:formula="of:=IF([.E28]&gt;0.1;&quot;&quot;;IF([.E28]&gt;0.05;&quot;.&quot;;IF([.E28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001771" calcext:value-type="float">
            <text:p>0,000</text:p>
          </table:table-cell>
          <table:table-cell table:number-columns-repeated="2"/>
          <table:table-cell office:value-type="string" calcext:value-type="string">
            <text:p>ATUman</text:p>
          </table:table-cell>
          <table:table-cell office:value-type="string" calcext:value-type="string">
            <text:p>th</text:p>
          </table:table-cell>
          <table:table-cell office:value-type="float" office:value="0.204427047444444" calcext:value-type="float">
            <text:p>0,20</text:p>
          </table:table-cell>
          <table:table-cell office:value-type="float" office:value="-0.0256138102222222" calcext:value-type="float">
            <text:p>-0,03</text:p>
          </table:table-cell>
          <table:table-cell office:value-type="float" office:value="0.00001771" calcext:value-type="float">
            <text:p>0,000</text:p>
          </table:table-cell>
          <table:table-cell table:number-columns-repeated="1010"/>
        </table:table-row>
        <table:table-row table:style-name="ro8">
          <table:table-cell table:style-name="ce190" office:value-type="string" calcext:value-type="string">
            <text:p>Mar²</text:p>
          </table:table-cell>
          <table:table-cell table:style-name="ce212" office:value-type="float" office:value="0.231550265555555" calcext:value-type="float">
            <text:p>0,23</text:p>
          </table:table-cell>
          <table:table-cell table:style-name="ce212" office:value-type="float" office:value="0.0233689836666667" calcext:value-type="float">
            <text:p>0,02</text:p>
          </table:table-cell>
          <table:table-cell table:style-name="ce201" table:formula="of:=IF([.E29]&gt;0.1;&quot;&quot;;IF([.E29]&gt;0.05;&quot;.&quot;;IF([.E29]&gt;0.01;&quot;+&quot;;&quot;*&quot;)))" office:value-type="string" office:string-value="*" calcext:value-type="string">
            <text:p>*</text:p>
          </table:table-cell>
          <table:table-cell table:style-name="ce188" office:value-type="float" office:value="0.00002764" calcext:value-type="float">
            <text:p>0,000</text:p>
          </table:table-cell>
          <table:table-cell table:number-columns-repeated="2"/>
          <table:table-cell office:value-type="string" calcext:value-type="string">
            <text:p>Mar</text:p>
          </table:table-cell>
          <table:table-cell office:value-type="string" calcext:value-type="string">
            <text:p>th</text:p>
          </table:table-cell>
          <table:table-cell office:value-type="float" office:value="0.231550265555555" calcext:value-type="float">
            <text:p>0,23</text:p>
          </table:table-cell>
          <table:table-cell office:value-type="float" office:value="0.0233689836666667" calcext:value-type="float">
            <text:p>0,02</text:p>
          </table:table-cell>
          <table:table-cell office:value-type="float" office:value="0.00002764" calcext:value-type="float">
            <text:p>0,000</text:p>
          </table:table-cell>
          <table:table-cell table:number-columns-repeated="1010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meta_corr.B2:meta_corr.C2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table table:name="meta_acc" table:style-name="ta1">
        <table:table-column table:style-name="co7" table:default-cell-style-name="ce127"/>
        <table:table-column table:style-name="co8" table:default-cell-style-name="ce127"/>
        <table:table-column table:style-name="co9" table:default-cell-style-name="ce127"/>
        <table:table-column table:style-name="co10" table:default-cell-style-name="ce146"/>
        <table:table-column table:style-name="co8" table:default-cell-style-name="ce146"/>
        <table:table-column table:style-name="co9" table:default-cell-style-name="ce146"/>
        <table:table-column table:style-name="co31" table:default-cell-style-name="ce146"/>
        <table:table-column table:style-name="co8" table:default-cell-style-name="ce146"/>
        <table:table-column table:style-name="co9" table:default-cell-style-name="ce127"/>
        <table:table-column table:style-name="co31" table:default-cell-style-name="ce127"/>
        <table:table-column table:style-name="co8" table:default-cell-style-name="ce127"/>
        <table:table-column table:style-name="co9" table:default-cell-style-name="ce127"/>
        <table:table-column table:style-name="co31" table:default-cell-style-name="ce127"/>
        <table:table-column table:style-name="co8" table:default-cell-style-name="ce127"/>
        <table:table-column table:style-name="co9" table:default-cell-style-name="ce127"/>
        <table:table-column table:style-name="co31" table:default-cell-style-name="ce127"/>
        <table:table-column table:style-name="co8" table:default-cell-style-name="ce127"/>
        <table:table-column table:style-name="co9" table:default-cell-style-name="ce127"/>
        <table:table-column table:style-name="co31" table:default-cell-style-name="ce127"/>
        <table:table-column table:style-name="co6" table:number-columns-repeated="996" table:default-cell-style-name="ce127"/>
        <table:table-row table:style-name="ro1">
          <table:table-cell table:style-name="ce126" office:value-type="string" calcext:value-type="string">
            <text:p>Estratégia</text:p>
          </table:table-cell>
          <table:table-cell table:style-name="ce128" office:value-type="string" calcext:value-type="string" table:number-columns-spanned="3" table:number-rows-spanned="1">
            <text:p>RoF</text:p>
          </table:table-cell>
          <table:covered-table-cell table:number-columns-repeated="2" table:style-name="ce126"/>
          <table:table-cell table:style-name="ce128" office:value-type="string" calcext:value-type="string" table:number-columns-spanned="3" table:number-rows-spanned="1">
            <text:p>PCT</text:p>
          </table:table-cell>
          <table:covered-table-cell table:number-columns-repeated="2" table:style-name="ce126"/>
          <table:table-cell table:style-name="ce153" office:value-type="string" calcext:value-type="string" table:number-columns-spanned="3" table:number-rows-spanned="1">
            <text:p>RFw</text:p>
          </table:table-cell>
          <table:covered-table-cell table:number-columns-repeated="2" table:style-name="ce126"/>
          <table:table-cell table:style-name="ce155" office:value-type="string" calcext:value-type="string" table:number-columns-spanned="3" table:number-rows-spanned="1">
            <text:p>ABoo</text:p>
          </table:table-cell>
          <table:covered-table-cell table:style-name="ce211"/>
          <table:covered-table-cell table:style-name="ce126"/>
          <table:table-cell table:style-name="ce128" office:value-type="string" calcext:value-type="string" table:number-columns-spanned="3" table:number-rows-spanned="1">
            <text:p>Maj</text:p>
          </table:table-cell>
          <table:covered-table-cell table:number-columns-repeated="2" table:style-name="ce126"/>
          <table:table-cell table:style-name="ce128" office:value-type="string" calcext:value-type="string" table:number-columns-spanned="3" table:number-rows-spanned="1">
            <text:p>Alea</text:p>
          </table:table-cell>
          <table:covered-table-cell table:number-columns-repeated="2" table:style-name="ce126"/>
          <table:table-cell table:style-name="ce158" table:number-columns-repeated="996"/>
        </table:table-row>
        <table:table-row table:style-name="ro8">
          <table:table-cell office:value-type="string" calcext:value-type="string">
            <text:p>DWeuc¹</text:p>
          </table:table-cell>
          <table:table-cell table:style-name="ce214" office:value-type="float" office:value="0.67" calcext:value-type="float">
            <text:p>0,6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64" calcext:value-type="float">
            <text:p>0,6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66" calcext:value-type="float">
            <text:p>0,6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55" calcext:value-type="float">
            <text:p>0,5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4" office:value-type="float" office:value="0.59" calcext:value-type="float">
            <text:p>0,5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3" calcext:value-type="float">
            <text:p>0,3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SGmulti¹</text:p>
          </table:table-cell>
          <table:table-cell table:style-name="ce214" office:value-type="float" office:value="0.65" calcext:value-type="float">
            <text:p>0,6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66" calcext:value-type="float">
            <text:p>0,6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67" calcext:value-type="float">
            <text:p>0,6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54" calcext:value-type="float">
            <text:p>0,5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57" calcext:value-type="float">
            <text:p>0,5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DWman¹</text:p>
          </table:table-cell>
          <table:table-cell table:style-name="ce214" office:value-type="float" office:value="0.65" calcext:value-type="float">
            <text:p>0,6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61" calcext:value-type="float">
            <text:p>0,6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64" calcext:value-type="float">
            <text:p>0,6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56" calcext:value-type="float">
            <text:p>0,5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61" calcext:value-type="float">
            <text:p>0,6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Rnd¹</text:p>
          </table:table-cell>
          <table:table-cell table:style-name="ce214" office:value-type="float" office:value="0.61" calcext:value-type="float">
            <text:p>0,6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62" calcext:value-type="float">
            <text:p>0,6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6" calcext:value-type="float">
            <text:p>0,6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53" calcext:value-type="float">
            <text:p>0,5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59" calcext:value-type="float">
            <text:p>0,5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S¹</text:p>
          </table:table-cell>
          <table:table-cell table:style-name="ce214" office:value-type="float" office:value="0.61" calcext:value-type="float">
            <text:p>0,6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6" calcext:value-type="float">
            <text:p>0,6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62" calcext:value-type="float">
            <text:p>0,6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55" calcext:value-type="float">
            <text:p>0,5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56" calcext:value-type="float">
            <text:p>0,5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8" calcext:value-type="float">
            <text:p>0,2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man¹</text:p>
          </table:table-cell>
          <table:table-cell table:style-name="ce214" office:value-type="float" office:value="0.61" calcext:value-type="float">
            <text:p>0,6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61" calcext:value-type="float">
            <text:p>0,6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62" calcext:value-type="float">
            <text:p>0,6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51" calcext:value-type="float">
            <text:p>0,5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58" calcext:value-type="float">
            <text:p>0,5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8" calcext:value-type="float">
            <text:p>0,2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euc¹</text:p>
          </table:table-cell>
          <table:table-cell table:style-name="ce214" office:value-type="float" office:value="0.62" calcext:value-type="float">
            <text:p>0,6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62" calcext:value-type="float">
            <text:p>0,6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6" calcext:value-type="float">
            <text:p>0,6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53" calcext:value-type="float">
            <text:p>0,5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style-name="ce214" office:value-type="float" office:value="0.56" calcext:value-type="float">
            <text:p>0,5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TUeuc¹</text:p>
          </table:table-cell>
          <table:table-cell table:style-name="ce214" office:value-type="float" office:value="0.62" calcext:value-type="float">
            <text:p>0,6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62" calcext:value-type="float">
            <text:p>0,6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64" calcext:value-type="float">
            <text:p>0,6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53" calcext:value-type="float">
            <text:p>0,5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style-name="ce214" office:value-type="float" office:value="0.51" calcext:value-type="float">
            <text:p>0,5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7" calcext:value-type="float">
            <text:p>0,2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TUman¹</text:p>
          </table:table-cell>
          <table:table-cell table:style-name="ce214" office:value-type="float" office:value="0.6" calcext:value-type="float">
            <text:p>0,6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56" calcext:value-type="float">
            <text:p>0,5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62" calcext:value-type="float">
            <text:p>0,6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56" calcext:value-type="float">
            <text:p>0,5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51" calcext:value-type="float">
            <text:p>0,5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7" calcext:value-type="float">
            <text:p>0,2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euc¹</text:p>
          </table:table-cell>
          <table:table-cell table:style-name="ce214" office:value-type="float" office:value="0.62" calcext:value-type="float">
            <text:p>0,6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61" calcext:value-type="float">
            <text:p>0,6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6" calcext:value-type="float">
            <text:p>0,6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48" calcext:value-type="float">
            <text:p>0,4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4" office:value-type="float" office:value="0.48" calcext:value-type="float">
            <text:p>0,4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8" calcext:value-type="float">
            <text:p>0,2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Mar¹</text:p>
          </table:table-cell>
          <table:table-cell table:style-name="ce214" office:value-type="float" office:value="0.62" calcext:value-type="float">
            <text:p>0,6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62" calcext:value-type="float">
            <text:p>0,6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59" calcext:value-type="float">
            <text:p>0,5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45" calcext:value-type="float">
            <text:p>0,4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8" calcext:value-type="float">
            <text:p>0,08</text:p>
          </table:table-cell>
          <table:table-cell table:style-name="ce214" office:value-type="float" office:value="0.48" calcext:value-type="float">
            <text:p>0,4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8" calcext:value-type="float">
            <text:p>0,2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man¹</text:p>
          </table:table-cell>
          <table:table-cell table:style-name="ce214" office:value-type="float" office:value="0.54" calcext:value-type="float">
            <text:p>0,5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56" calcext:value-type="float">
            <text:p>0,5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54" calcext:value-type="float">
            <text:p>0,5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48" calcext:value-type="float">
            <text:p>0,4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49" calcext:value-type="float">
            <text:p>0,4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ent¹</text:p>
          </table:table-cell>
          <table:table-cell table:style-name="ce214" office:value-type="float" office:value="0.57" calcext:value-type="float">
            <text:p>0,5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52" calcext:value-type="float">
            <text:p>0,5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53" calcext:value-type="float">
            <text:p>0,5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46" calcext:value-type="float">
            <text:p>0,4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49" calcext:value-type="float">
            <text:p>0,4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8" calcext:value-type="float">
            <text:p>0,2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acc¹</text:p>
          </table:table-cell>
          <table:table-cell table:style-name="ce214" office:value-type="float" office:value="0.53" calcext:value-type="float">
            <text:p>0,5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47" calcext:value-type="float">
            <text:p>0,4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49" calcext:value-type="float">
            <text:p>0,4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38" calcext:value-type="float">
            <text:p>0,3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43" calcext:value-type="float">
            <text:p>0,4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7" calcext:value-type="float">
            <text:p>0,2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DWeuc²</text:p>
          </table:table-cell>
          <table:table-cell table:style-name="ce214" office:value-type="float" office:value="0.5" calcext:value-type="float">
            <text:p>0,5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48" calcext:value-type="float">
            <text:p>0,4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49" calcext:value-type="float">
            <text:p>0,4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6" calcext:value-type="float">
            <text:p>0,3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style-name="ce214" office:value-type="float" office:value="0.39" calcext:value-type="float">
            <text:p>0,3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8" calcext:value-type="float">
            <text:p>0,08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DWman²</text:p>
          </table:table-cell>
          <table:table-cell table:style-name="ce214" office:value-type="float" office:value="0.49" calcext:value-type="float">
            <text:p>0,4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48" calcext:value-type="float">
            <text:p>0,4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44" calcext:value-type="float">
            <text:p>0,4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38" calcext:value-type="float">
            <text:p>0,3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39" calcext:value-type="float">
            <text:p>0,3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9" calcext:value-type="float">
            <text:p>0,09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Mar²</text:p>
          </table:table-cell>
          <table:table-cell table:style-name="ce214" office:value-type="float" office:value="0.48" calcext:value-type="float">
            <text:p>0,4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47" calcext:value-type="float">
            <text:p>0,4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45" calcext:value-type="float">
            <text:p>0,4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8" calcext:value-type="float">
            <text:p>0,3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4" calcext:value-type="float">
            <text:p>0,4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acc²</text:p>
          </table:table-cell>
          <table:table-cell table:style-name="ce214" office:value-type="float" office:value="0.44" calcext:value-type="float">
            <text:p>0,4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44" calcext:value-type="float">
            <text:p>0,4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42" calcext:value-type="float">
            <text:p>0,4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9" calcext:value-type="float">
            <text:p>0,3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42" calcext:value-type="float">
            <text:p>0,4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euc²</text:p>
          </table:table-cell>
          <table:table-cell table:style-name="ce214" office:value-type="float" office:value="0.43" calcext:value-type="float">
            <text:p>0,4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41" calcext:value-type="float">
            <text:p>0,4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41" calcext:value-type="float">
            <text:p>0,4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5" calcext:value-type="float">
            <text:p>0,3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39" calcext:value-type="float">
            <text:p>0,3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4" calcext:value-type="float">
            <text:p>0,2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man²</text:p>
          </table:table-cell>
          <table:table-cell table:style-name="ce214" office:value-type="float" office:value="0.4" calcext:value-type="float">
            <text:p>0,4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42" calcext:value-type="float">
            <text:p>0,4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44" calcext:value-type="float">
            <text:p>0,4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36" calcext:value-type="float">
            <text:p>0,3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4" calcext:value-type="float">
            <text:p>0,3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TUeuc²</text:p>
          </table:table-cell>
          <table:table-cell table:style-name="ce214" office:value-type="float" office:value="0.4" calcext:value-type="float">
            <text:p>0,4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5" calcext:value-type="float">
            <text:p>0,3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8" calcext:value-type="float">
            <text:p>0,3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36" calcext:value-type="float">
            <text:p>0,3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9" calcext:value-type="float">
            <text:p>0,3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4" calcext:value-type="float">
            <text:p>0,2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TUman²</text:p>
          </table:table-cell>
          <table:table-cell table:style-name="ce214" office:value-type="float" office:value="0.37" calcext:value-type="float">
            <text:p>0,3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6" calcext:value-type="float">
            <text:p>0,3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36" calcext:value-type="float">
            <text:p>0,3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3" calcext:value-type="float">
            <text:p>0,3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style-name="ce214" office:value-type="float" office:value="0.32" calcext:value-type="float">
            <text:p>0,3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6" calcext:value-type="float">
            <text:p>0,2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9" calcext:value-type="float">
            <text:p>0,09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ent²</text:p>
          </table:table-cell>
          <table:table-cell table:style-name="ce214" office:value-type="float" office:value="0.37" calcext:value-type="float">
            <text:p>0,3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3" calcext:value-type="float">
            <text:p>0,3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7" calcext:value-type="float">
            <text:p>0,3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4" calcext:value-type="float">
            <text:p>0,3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3" calcext:value-type="float">
            <text:p>0,3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SGmulti²</text:p>
          </table:table-cell>
          <table:table-cell table:style-name="ce214" office:value-type="float" office:value="0.4" calcext:value-type="float">
            <text:p>0,4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8" calcext:value-type="float">
            <text:p>0,3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7" calcext:value-type="float">
            <text:p>0,3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2" calcext:value-type="float">
            <text:p>0,3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4" calcext:value-type="float">
            <text:p>0,2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S²</text:p>
          </table:table-cell>
          <table:table-cell table:style-name="ce214" office:value-type="float" office:value="0.39" calcext:value-type="float">
            <text:p>0,3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5" calcext:value-type="float">
            <text:p>0,3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4" office:value-type="float" office:value="0.37" calcext:value-type="float">
            <text:p>0,3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2" calcext:value-type="float">
            <text:p>0,3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6" calcext:value-type="float">
            <text:p>0,2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8" calcext:value-type="float">
            <text:p>0,08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man²</text:p>
          </table:table-cell>
          <table:table-cell table:style-name="ce214" office:value-type="float" office:value="0.33" calcext:value-type="float">
            <text:p>0,3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36" calcext:value-type="float">
            <text:p>0,3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36" calcext:value-type="float">
            <text:p>0,3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4" calcext:value-type="float">
            <text:p>0,3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4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9" calcext:value-type="float">
            <text:p>0,09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euc²</text:p>
          </table:table-cell>
          <table:table-cell table:style-name="ce214" office:value-type="float" office:value="0.36" calcext:value-type="float">
            <text:p>0,3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5" calcext:value-type="float">
            <text:p>0,3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5" calcext:value-type="float">
            <text:p>0,3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1" calcext:value-type="float">
            <text:p>0,3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style-name="ce214" office:value-type="float" office:value="0.3" calcext:value-type="float">
            <text:p>0,3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8" calcext:value-type="float">
            <text:p>0,08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Rnd²</text:p>
          </table:table-cell>
          <table:table-cell table:style-name="ce214" office:value-type="float" office:value="0.37" calcext:value-type="float">
            <text:p>0,3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3" calcext:value-type="float">
            <text:p>0,3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4" office:value-type="float" office:value="0.36" calcext:value-type="float">
            <text:p>0,3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4" office:value-type="float" office:value="0.35" calcext:value-type="float">
            <text:p>0,3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style-name="ce214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4" office:value-type="float" office:value="0.23" calcext:value-type="float">
            <text:p>0,2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9" calcext:value-type="float">
            <text:p>0,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46" table:number-columns-repeated="2"/>
          <table:table-cell table:number-columns-repeated="1005"/>
        </table:table-row>
        <table:table-row table:style-name="ro1" table:number-rows-repeated="57">
          <table:table-cell table:number-columns-repeated="3"/>
          <table:table-cell table:style-name="Default" table:number-columns-repeated="7"/>
          <table:table-cell table:number-columns-repeated="1005"/>
        </table:table-row>
        <table:table-row table:style-name="ro1" table:number-rows-repeated="1048488">
          <table:table-cell table:number-columns-repeated="1015"/>
        </table:table-row>
        <table:table-row table:style-name="ro1">
          <table:table-cell table:number-columns-repeated="1015"/>
        </table:table-row>
        <calcext:conditional-formats>
          <calcext:conditional-format calcext:target-range-address="meta_acc.B2:meta_acc.B29 meta_acc.E2:meta_acc.E29 meta_acc.H2:meta_acc.H29 meta_acc.K2:meta_acc.K29 meta_acc.N2:meta_acc.N29 meta_acc.Q2:meta_acc.Q2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cc.B2"/>
          </calcext:conditional-format>
        </calcext:conditional-formats>
      </table:table>
      <table:table table:name="meta_accbal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8" table:default-cell-style-name="ce21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996" table:default-cell-style-name="ce2"/>
        <table:table-row table:style-name="ro1">
          <table:table-cell table:style-name="ce1" office:value-type="string" calcext:value-type="string">
            <text:p>Estratégia</text:p>
          </table:table-cell>
          <table:table-cell table:style-name="ce3" office:value-type="string" calcext:value-type="string" table:number-columns-spanned="3" table:number-rows-spanned="1">
            <text:p>RoF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PCT</text:p>
          </table:table-cell>
          <table:covered-table-cell table:number-columns-repeated="2" table:style-name="ce1"/>
          <table:table-cell table:style-name="ce28" office:value-type="string" calcext:value-type="string" table:number-columns-spanned="3" table:number-rows-spanned="1">
            <text:p>RFw</text:p>
          </table:table-cell>
          <table:covered-table-cell table:number-columns-repeated="2" table:style-name="ce1"/>
          <table:table-cell table:style-name="ce30" office:value-type="string" calcext:value-type="string" table:number-columns-spanned="3" table:number-rows-spanned="1">
            <text:p>ABoo</text:p>
          </table:table-cell>
          <table:covered-table-cell table:style-name="ce82"/>
          <table:covered-table-cell table:style-name="ce1"/>
          <table:table-cell table:style-name="ce3" office:value-type="string" calcext:value-type="string" table:number-columns-spanned="3" table:number-rows-spanned="1">
            <text:p>Maj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Alea</text:p>
          </table:table-cell>
          <table:covered-table-cell table:number-columns-repeated="2" table:style-name="ce1"/>
          <table:table-cell table:style-name="ce33" table:number-columns-repeated="996"/>
        </table:table-row>
        <table:table-row table:style-name="ro8">
          <table:table-cell office:value-type="string" calcext:value-type="string">
            <text:p>HTUeuc¹</text:p>
          </table:table-cell>
          <table:table-cell table:style-name="ce86" office:value-type="float" office:value="0.42" calcext:value-type="float">
            <text:p>0,4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42" calcext:value-type="float">
            <text:p>0,4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8" calcext:value-type="float">
            <text:p>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" calcext:value-type="float">
            <text:p>0,3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2" calcext:value-type="float">
            <text:p>0,12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euc¹</text:p>
          </table:table-cell>
          <table:table-cell table:style-name="ce86" office:value-type="float" office:value="0.43" calcext:value-type="float">
            <text:p>0,4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1" calcext:value-type="float">
            <text:p>0,11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DWeuc²</text:p>
          </table:table-cell>
          <table:table-cell table:style-name="ce86" office:value-type="float" office:value="0.44" calcext:value-type="float">
            <text:p>0,4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44" calcext:value-type="float">
            <text:p>0,4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43" calcext:value-type="float">
            <text:p>0,4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SGmulti¹</text:p>
          </table:table-cell>
          <table:table-cell table:style-name="ce86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4" calcext:value-type="float">
            <text:p>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42" calcext:value-type="float">
            <text:p>0,4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5" calcext:value-type="float">
            <text:p>0,3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2" calcext:value-type="float">
            <text:p>0,12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Mar¹</text:p>
          </table:table-cell>
          <table:table-cell table:style-name="ce86" office:value-type="float" office:value="0.43" calcext:value-type="float">
            <text:p>0,4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42" calcext:value-type="float">
            <text:p>0,4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4" calcext:value-type="float">
            <text:p>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1" calcext:value-type="float">
            <text:p>0,11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TUman¹</text:p>
          </table:table-cell>
          <table:table-cell table:style-name="ce86" office:value-type="float" office:value="0.4" calcext:value-type="float">
            <text:p>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9" calcext:value-type="float">
            <text:p>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1" calcext:value-type="float">
            <text:p>0,11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Mar²</text:p>
          </table:table-cell>
          <table:table-cell table:style-name="ce86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8" calcext:value-type="float">
            <text:p>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4" calcext:value-type="float">
            <text:p>0,2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euc¹</text:p>
          </table:table-cell>
          <table:table-cell table:style-name="ce86" office:value-type="float" office:value="0.38" calcext:value-type="float">
            <text:p>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1" calcext:value-type="float">
            <text:p>0,11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Clu¹</text:p>
          </table:table-cell>
          <table:table-cell table:style-name="ce86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8" calcext:value-type="float">
            <text:p>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5" calcext:value-type="float">
            <text:p>0,3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1" calcext:value-type="float">
            <text:p>0,11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DWman²</text:p>
          </table:table-cell>
          <table:table-cell table:style-name="ce86" office:value-type="float" office:value="0.41" calcext:value-type="float">
            <text:p>0,4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4" calcext:value-type="float">
            <text:p>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8" calcext:value-type="float">
            <text:p>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" calcext:value-type="float">
            <text:p>0,10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man¹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8" calcext:value-type="float">
            <text:p>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5" calcext:value-type="float">
            <text:p>0,3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" calcext:value-type="float">
            <text:p>0,10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DWeuc¹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5" calcext:value-type="float">
            <text:p>0,3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3" calcext:value-type="float">
            <text:p>0,1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Rnd¹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5" calcext:value-type="float">
            <text:p>0,3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3" calcext:value-type="float">
            <text:p>0,1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man¹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5" calcext:value-type="float">
            <text:p>0,3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2" calcext:value-type="float">
            <text:p>0,12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man²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9" calcext:value-type="float">
            <text:p>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39" calcext:value-type="float">
            <text:p>0,3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4" calcext:value-type="float">
            <text:p>0,2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ent¹</text:p>
          </table:table-cell>
          <table:table-cell table:style-name="ce86" office:value-type="float" office:value="0.38" calcext:value-type="float">
            <text:p>0,3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1" calcext:value-type="float">
            <text:p>0,11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SGmulti²</text:p>
          </table:table-cell>
          <table:table-cell table:style-name="ce86" office:value-type="float" office:value="0.4" calcext:value-type="float">
            <text:p>0,4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4" calcext:value-type="float">
            <text:p>0,2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Rnd²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5" calcext:value-type="float">
            <text:p>0,3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7" calcext:value-type="float">
            <text:p>0,07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3" calcext:value-type="float">
            <text:p>0,2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acc¹</text:p>
          </table:table-cell>
          <table:table-cell table:style-name="ce86" office:value-type="float" office:value="0.37" calcext:value-type="float">
            <text:p>0,3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27" calcext:value-type="float">
            <text:p>0,2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3" calcext:value-type="float">
            <text:p>0,1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TUman²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5" calcext:value-type="float">
            <text:p>0,3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24" calcext:value-type="float">
            <text:p>0,2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6" calcext:value-type="float">
            <text:p>0,2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euc²</text:p>
          </table:table-cell>
          <table:table-cell table:style-name="ce86" office:value-type="float" office:value="0.35" calcext:value-type="float">
            <text:p>0,3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4" calcext:value-type="float">
            <text:p>0,2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acc²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Clu²</text:p>
          </table:table-cell>
          <table:table-cell table:style-name="ce86" office:value-type="float" office:value="0.36" calcext:value-type="float">
            <text:p>0,3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27" calcext:value-type="float">
            <text:p>0,27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6" calcext:value-type="float">
            <text:p>0,2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ent²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man²</text:p>
          </table:table-cell>
          <table:table-cell table:style-name="ce86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4" calcext:value-type="float">
            <text:p>0,3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3" calcext:value-type="float">
            <text:p>0,3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23" calcext:value-type="float">
            <text:p>0,2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DWman¹</text:p>
          </table:table-cell>
          <table:table-cell table:style-name="ce86" office:value-type="float" office:value="0.31" calcext:value-type="float">
            <text:p>0,31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28" calcext:value-type="float">
            <text:p>0,2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3" calcext:value-type="float">
            <text:p>0,3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28" calcext:value-type="float">
            <text:p>0,2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13" calcext:value-type="float">
            <text:p>0,1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euc²</text:p>
          </table:table-cell>
          <table:table-cell table:style-name="ce86" office:value-type="float" office:value="0.32" calcext:value-type="float">
            <text:p>0,32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" calcext:value-type="float">
            <text:p>0,3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3" calcext:value-type="float">
            <text:p>0,3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29" calcext:value-type="float">
            <text:p>0,2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style-name="ce86" office:value-type="float" office:value="0.23" calcext:value-type="float">
            <text:p>0,23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8" calcext:value-type="float">
            <text:p>0,08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TUeuc²</text:p>
          </table:table-cell>
          <table:table-cell table:style-name="ce86" office:value-type="float" office:value="0.3" calcext:value-type="float">
            <text:p>0,30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3" calcext:value-type="float">
            <text:p>0,03</text:p>
          </table:table-cell>
          <table:table-cell table:style-name="ce86" office:value-type="float" office:value="0.28" calcext:value-type="float">
            <text:p>0,28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2" calcext:value-type="float">
            <text:p>0,02</text:p>
          </table:table-cell>
          <table:table-cell table:style-name="ce86" office:value-type="float" office:value="0.29" calcext:value-type="float">
            <text:p>0,2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1" calcext:value-type="float">
            <text:p>0,01</text:p>
          </table:table-cell>
          <table:table-cell table:style-name="ce86" office:value-type="float" office:value="0.29" calcext:value-type="float">
            <text:p>0,29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4" calcext:value-type="float">
            <text:p>0,04</text:p>
          </table:table-cell>
          <table:table-cell table:style-name="ce86" office:value-type="float" office:value="0.25" calcext:value-type="float">
            <text:p>0,25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" calcext:value-type="float">
            <text:p>0,00</text:p>
          </table:table-cell>
          <table:table-cell table:style-name="ce86" office:value-type="float" office:value="0.24" calcext:value-type="float">
            <text:p>0,24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21" table:number-columns-repeated="2"/>
          <table:table-cell table:number-columns-repeated="1005"/>
        </table:table-row>
        <table:table-row table:style-name="ro1" table:number-rows-repeated="57">
          <table:table-cell table:number-columns-repeated="3"/>
          <table:table-cell table:style-name="Default" table:number-columns-repeated="7"/>
          <table:table-cell table:number-columns-repeated="1005"/>
        </table:table-row>
        <table:table-row table:style-name="ro1" table:number-rows-repeated="1048488">
          <table:table-cell table:number-columns-repeated="1015"/>
        </table:table-row>
        <table:table-row table:style-name="ro1">
          <table:table-cell table:number-columns-repeated="1015"/>
        </table:table-row>
        <calcext:conditional-formats>
          <calcext:conditional-format calcext:target-range-address="meta_accbal.B2:meta_accbal.B29 meta_accbal.E2:meta_accbal.E29 meta_accbal.H2:meta_accbal.H29 meta_accbal.K2:meta_accbal.K29 meta_accbal.N2:meta_accbal.N29 meta_accbal.Q2:meta_accbal.Q29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ccbal.B2"/>
          </calcext:conditional-format>
        </calcext:conditional-formats>
      </table:table>
      <table:table table:name="meta_kappa" table:style-name="ta1">
        <table:table-column table:style-name="co7" table:default-cell-style-name="ce127"/>
        <table:table-column table:style-name="co8" table:default-cell-style-name="ce127"/>
        <table:table-column table:style-name="co9" table:default-cell-style-name="ce127"/>
        <table:table-column table:style-name="co10" table:default-cell-style-name="ce146"/>
        <table:table-column table:style-name="co8" table:default-cell-style-name="ce146"/>
        <table:table-column table:style-name="co9" table:default-cell-style-name="ce146"/>
        <table:table-column table:style-name="co10" table:default-cell-style-name="ce146"/>
        <table:table-column table:style-name="co8" table:default-cell-style-name="ce146"/>
        <table:table-column table:style-name="co9" table:default-cell-style-name="ce127"/>
        <table:table-column table:style-name="co10" table:default-cell-style-name="ce127"/>
        <table:table-column table:style-name="co8" table:default-cell-style-name="ce127"/>
        <table:table-column table:style-name="co9" table:default-cell-style-name="ce127"/>
        <table:table-column table:style-name="co10" table:default-cell-style-name="ce127"/>
        <table:table-column table:style-name="co8" table:default-cell-style-name="ce127"/>
        <table:table-column table:style-name="co9" table:default-cell-style-name="ce127"/>
        <table:table-column table:style-name="co10" table:default-cell-style-name="ce127"/>
        <table:table-column table:style-name="co8" table:default-cell-style-name="ce127"/>
        <table:table-column table:style-name="co9" table:default-cell-style-name="ce127"/>
        <table:table-column table:style-name="co10" table:default-cell-style-name="ce127"/>
        <table:table-column table:style-name="co6" table:number-columns-repeated="996" table:default-cell-style-name="ce127"/>
        <table:table-row table:style-name="ro8">
          <table:table-cell table:style-name="ce126" office:value-type="string" calcext:value-type="string">
            <text:p>Estratégia</text:p>
          </table:table-cell>
          <table:table-cell table:style-name="ce128" office:value-type="string" calcext:value-type="string" table:number-columns-spanned="3" table:number-rows-spanned="1">
            <text:p>RoF</text:p>
          </table:table-cell>
          <table:covered-table-cell table:number-columns-repeated="2" table:style-name="ce126"/>
          <table:table-cell table:style-name="ce128" office:value-type="string" calcext:value-type="string" table:number-columns-spanned="3" table:number-rows-spanned="1">
            <text:p>PCT</text:p>
          </table:table-cell>
          <table:covered-table-cell table:number-columns-repeated="2" table:style-name="ce126"/>
          <table:table-cell table:style-name="ce153" office:value-type="string" calcext:value-type="string" table:number-columns-spanned="3" table:number-rows-spanned="1">
            <text:p>RFw</text:p>
          </table:table-cell>
          <table:covered-table-cell table:number-columns-repeated="2" table:style-name="ce126"/>
          <table:table-cell table:style-name="ce155" office:value-type="string" calcext:value-type="string" table:number-columns-spanned="3" table:number-rows-spanned="1">
            <text:p>ABoo</text:p>
          </table:table-cell>
          <table:covered-table-cell table:style-name="ce211"/>
          <table:covered-table-cell table:style-name="ce126"/>
          <table:table-cell table:style-name="ce128" office:value-type="string" calcext:value-type="string" table:number-columns-spanned="3" table:number-rows-spanned="1">
            <text:p>Maj</text:p>
          </table:table-cell>
          <table:covered-table-cell table:number-columns-repeated="2" table:style-name="ce126"/>
          <table:table-cell table:style-name="ce128" office:value-type="string" calcext:value-type="string" table:number-columns-spanned="3" table:number-rows-spanned="1">
            <text:p>Alea</text:p>
          </table:table-cell>
          <table:covered-table-cell table:number-columns-repeated="2" table:style-name="ce126"/>
          <table:table-cell table:style-name="ce158" table:number-columns-repeated="996"/>
        </table:table-row>
        <table:table-row table:style-name="ro8">
          <table:table-cell office:value-type="string" calcext:value-type="string">
            <text:p>HTUeuc¹</text:p>
          </table:table-cell>
          <table:table-cell table:style-name="ce216" office:value-type="float" office:value="0.36" calcext:value-type="float">
            <text:p>0,3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35" calcext:value-type="float">
            <text:p>0,3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6" office:value-type="float" office:value="0.38" calcext:value-type="float">
            <text:p>0,3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6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9" calcext:value-type="float">
            <text:p>0,09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4" calcext:value-type="float">
            <text:p>0,0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euc¹</text:p>
          </table:table-cell>
          <table:table-cell table:style-name="ce216" office:value-type="float" office:value="0.38" calcext:value-type="float">
            <text:p>0,3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35" calcext:value-type="float">
            <text:p>0,3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36" calcext:value-type="float">
            <text:p>0,3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2" calcext:value-type="float">
            <text:p>0,2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8" calcext:value-type="float">
            <text:p>0,08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6" calcext:value-type="float">
            <text:p>0,0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SGmulti¹</text:p>
          </table:table-cell>
          <table:table-cell table:style-name="ce216" office:value-type="float" office:value="0.34" calcext:value-type="float">
            <text:p>0,3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34" calcext:value-type="float">
            <text:p>0,3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37" calcext:value-type="float">
            <text:p>0,3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2" calcext:value-type="float">
            <text:p>0,2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7" calcext:value-type="float">
            <text:p>0,0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Mar¹</text:p>
          </table:table-cell>
          <table:table-cell table:style-name="ce216" office:value-type="float" office:value="0.38" calcext:value-type="float">
            <text:p>0,3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37" calcext:value-type="float">
            <text:p>0,3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33" calcext:value-type="float">
            <text:p>0,3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15" calcext:value-type="float">
            <text:p>0,1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12" calcext:value-type="float">
            <text:p>0,12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6" calcext:value-type="float">
            <text:p>0,0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TUman¹</text:p>
          </table:table-cell>
          <table:table-cell table:style-name="ce216" office:value-type="float" office:value="0.33" calcext:value-type="float">
            <text:p>0,3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23" calcext:value-type="float">
            <text:p>0,2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6" office:value-type="float" office:value="0.35" calcext:value-type="float">
            <text:p>0,3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style-name="ce216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5" calcext:value-type="float">
            <text:p>0,0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DWeuc¹</text:p>
          </table:table-cell>
          <table:table-cell table:style-name="ce216" office:value-type="float" office:value="0.33" calcext:value-type="float">
            <text:p>0,3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26" calcext:value-type="float">
            <text:p>0,2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31" calcext:value-type="float">
            <text:p>0,3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21" calcext:value-type="float">
            <text:p>0,2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8" calcext:value-type="float">
            <text:p>0,0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S¹</text:p>
          </table:table-cell>
          <table:table-cell table:style-name="ce216" office:value-type="float" office:value="0.28" calcext:value-type="float">
            <text:p>0,2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28" calcext:value-type="float">
            <text:p>0,2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3" calcext:value-type="float">
            <text:p>0,3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22" calcext:value-type="float">
            <text:p>0,2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6" calcext:value-type="float">
            <text:p>0,0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euc¹</text:p>
          </table:table-cell>
          <table:table-cell table:style-name="ce216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27" calcext:value-type="float">
            <text:p>0,2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18" calcext:value-type="float">
            <text:p>0,1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9" calcext:value-type="float">
            <text:p>0,09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7" calcext:value-type="float">
            <text:p>0,0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man¹</text:p>
          </table:table-cell>
          <table:table-cell table:style-name="ce216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6" office:value-type="float" office:value="0.28" calcext:value-type="float">
            <text:p>0,2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24" calcext:value-type="float">
            <text:p>0,2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2" calcext:value-type="float">
            <text:p>0,2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8" calcext:value-type="float">
            <text:p>0,08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7" calcext:value-type="float">
            <text:p>0,0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man¹</text:p>
          </table:table-cell>
          <table:table-cell table:style-name="ce216" office:value-type="float" office:value="0.26" calcext:value-type="float">
            <text:p>0,2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24" calcext:value-type="float">
            <text:p>0,2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27" calcext:value-type="float">
            <text:p>0,2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15" calcext:value-type="float">
            <text:p>0,1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6" calcext:value-type="float">
            <text:p>0,0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DWeuc²</text:p>
          </table:table-cell>
          <table:table-cell table:style-name="ce216" office:value-type="float" office:value="0.29" calcext:value-type="float">
            <text:p>0,2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26" calcext:value-type="float">
            <text:p>0,2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12" calcext:value-type="float">
            <text:p>0,1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1" calcext:value-type="float">
            <text:p>0,10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Rnd¹</text:p>
          </table:table-cell>
          <table:table-cell table:style-name="ce216" office:value-type="float" office:value="0.23" calcext:value-type="float">
            <text:p>0,2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23" calcext:value-type="float">
            <text:p>0,2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2" calcext:value-type="float">
            <text:p>0,2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17" calcext:value-type="float">
            <text:p>0,1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7" calcext:value-type="float">
            <text:p>0,0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ent¹</text:p>
          </table:table-cell>
          <table:table-cell table:style-name="ce216" office:value-type="float" office:value="0.28" calcext:value-type="float">
            <text:p>0,2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6" office:value-type="float" office:value="0.19" calcext:value-type="float">
            <text:p>0,1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2" calcext:value-type="float">
            <text:p>0,2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14" calcext:value-type="float">
            <text:p>0,1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6" calcext:value-type="float">
            <text:p>0,0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DWman²</text:p>
          </table:table-cell>
          <table:table-cell table:style-name="ce216" office:value-type="float" office:value="0.27" calcext:value-type="float">
            <text:p>0,2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23" calcext:value-type="float">
            <text:p>0,2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19" calcext:value-type="float">
            <text:p>0,1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style-name="ce216" office:value-type="float" office:value="0.13" calcext:value-type="float">
            <text:p>0,1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-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12" calcext:value-type="float">
            <text:p>0,12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Mar²</text:p>
          </table:table-cell>
          <table:table-cell table:style-name="ce216" office:value-type="float" office:value="0.25" calcext:value-type="float">
            <text:p>0,2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24" calcext:value-type="float">
            <text:p>0,2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19" calcext:value-type="float">
            <text:p>0,1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14" calcext:value-type="float">
            <text:p>0,1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-0.01" calcext:value-type="float">
            <text:p>-0,0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DWman¹</text:p>
          </table:table-cell>
          <table:table-cell table:style-name="ce216" office:value-type="float" office:value="0.23" calcext:value-type="float">
            <text:p>0,2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style-name="ce216" office:value-type="float" office:value="0.13" calcext:value-type="float">
            <text:p>0,1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2" calcext:value-type="float">
            <text:p>0,2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14" calcext:value-type="float">
            <text:p>0,1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6" calcext:value-type="float">
            <text:p>0,0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acc¹</text:p>
          </table:table-cell>
          <table:table-cell table:style-name="ce216" office:value-type="float" office:value="0.27" calcext:value-type="float">
            <text:p>0,2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15" calcext:value-type="float">
            <text:p>0,1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6" office:value-type="float" office:value="0.2" calcext:value-type="float">
            <text:p>0,2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05" calcext:value-type="float">
            <text:p>0,0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6" calcext:value-type="float">
            <text:p>0,0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man²</text:p>
          </table:table-cell>
          <table:table-cell table:style-name="ce216" office:value-type="float" office:value="0.17" calcext:value-type="float">
            <text:p>0,1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21" calcext:value-type="float">
            <text:p>0,2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6" office:value-type="float" office:value="0.22" calcext:value-type="float">
            <text:p>0,2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12" calcext:value-type="float">
            <text:p>0,1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-0.01" calcext:value-type="float">
            <text:p>-0,0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8" calcext:value-type="float">
            <text:p>0,08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SGmulti²</text:p>
          </table:table-cell>
          <table:table-cell table:style-name="ce216" office:value-type="float" office:value="0.19" calcext:value-type="float">
            <text:p>0,1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16" calcext:value-type="float">
            <text:p>0,1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14" calcext:value-type="float">
            <text:p>0,1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09" calcext:value-type="float">
            <text:p>0,0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-0.01" calcext:value-type="float">
            <text:p>-0,0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8" calcext:value-type="float">
            <text:p>0,08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acc²</text:p>
          </table:table-cell>
          <table:table-cell table:style-name="ce216" office:value-type="float" office:value="0.16" calcext:value-type="float">
            <text:p>0,1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6" office:value-type="float" office:value="0.16" calcext:value-type="float">
            <text:p>0,1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12" calcext:value-type="float">
            <text:p>0,1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6" office:value-type="float" office:value="0.11" calcext:value-type="float">
            <text:p>0,1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-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TUeuc²</text:p>
          </table:table-cell>
          <table:table-cell table:style-name="ce216" office:value-type="float" office:value="0.17" calcext:value-type="float">
            <text:p>0,1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14" calcext:value-type="float">
            <text:p>0,1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14" calcext:value-type="float">
            <text:p>0,1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08" calcext:value-type="float">
            <text:p>0,0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-0.02" calcext:value-type="float">
            <text:p>-0,0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8" calcext:value-type="float">
            <text:p>0,08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Rnd²</text:p>
          </table:table-cell>
          <table:table-cell table:style-name="ce216" office:value-type="float" office:value="0.14" calcext:value-type="float">
            <text:p>0,1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09" calcext:value-type="float">
            <text:p>0,0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12" calcext:value-type="float">
            <text:p>0,1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12" calcext:value-type="float">
            <text:p>0,1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1" calcext:value-type="float">
            <text:p>0,10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-0.01" calcext:value-type="float">
            <text:p>-0,0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11" calcext:value-type="float">
            <text:p>0,11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EERent²</text:p>
          </table:table-cell>
          <table:table-cell table:style-name="ce216" office:value-type="float" office:value="0.13" calcext:value-type="float">
            <text:p>0,1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07" calcext:value-type="float">
            <text:p>0,0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13" calcext:value-type="float">
            <text:p>0,1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1" calcext:value-type="float">
            <text:p>0,1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-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9" calcext:value-type="float">
            <text:p>0,09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S²</text:p>
          </table:table-cell>
          <table:table-cell table:style-name="ce216" office:value-type="float" office:value="0.15" calcext:value-type="float">
            <text:p>0,15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1" calcext:value-type="float">
            <text:p>0,1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6" calcext:value-type="float">
            <text:p>0,06</text:p>
          </table:table-cell>
          <table:table-cell table:style-name="ce216" office:value-type="float" office:value="0.13" calcext:value-type="float">
            <text:p>0,1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03" calcext:value-type="float">
            <text:p>0,0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1" calcext:value-type="float">
            <text:p>0,0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1" calcext:value-type="float">
            <text:p>0,10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TUman²</text:p>
          </table:table-cell>
          <table:table-cell table:style-name="ce216" office:value-type="float" office:value="0.12" calcext:value-type="float">
            <text:p>0,1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09" calcext:value-type="float">
            <text:p>0,0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1" calcext:value-type="float">
            <text:p>0,1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07" calcext:value-type="float">
            <text:p>0,0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7" calcext:value-type="float">
            <text:p>0,07</text:p>
          </table:table-cell>
          <table:table-cell table:style-name="ce216" office:value-type="float" office:value="-0.01" calcext:value-type="float">
            <text:p>-0,0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.01" calcext:value-type="float">
            <text:p>0,0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12" calcext:value-type="float">
            <text:p>0,12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man²</text:p>
          </table:table-cell>
          <table:table-cell table:style-name="ce216" office:value-type="float" office:value="0.08" calcext:value-type="float">
            <text:p>0,0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.11" calcext:value-type="float">
            <text:p>0,1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11" calcext:value-type="float">
            <text:p>0,1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1" calcext:value-type="float">
            <text:p>0,1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-0.03" calcext:value-type="float">
            <text:p>-0,0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12" calcext:value-type="float">
            <text:p>0,12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ATUeuc²</text:p>
          </table:table-cell>
          <table:table-cell table:style-name="ce216" office:value-type="float" office:value="0.11" calcext:value-type="float">
            <text:p>0,1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09" calcext:value-type="float">
            <text:p>0,09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3" calcext:value-type="float">
            <text:p>0,03</text:p>
          </table:table-cell>
          <table:table-cell table:style-name="ce216" office:value-type="float" office:value="0.08" calcext:value-type="float">
            <text:p>0,08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2" calcext:value-type="float">
            <text:p>0,02</text:p>
          </table:table-cell>
          <table:table-cell table:style-name="ce216" office:value-type="float" office:value="0.06" calcext:value-type="float">
            <text:p>0,06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9" calcext:value-type="float">
            <text:p>0,09</text:p>
          </table:table-cell>
          <table:table-cell table:style-name="ce216" office:value-type="float" office:value="-0.03" calcext:value-type="float">
            <text:p>-0,03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11" calcext:value-type="float">
            <text:p>0,11</text:p>
          </table:table-cell>
          <table:table-cell table:number-columns-repeated="996"/>
        </table:table-row>
        <table:table-row table:style-name="ro8">
          <table:table-cell office:value-type="string" calcext:value-type="string">
            <text:p>HTUeuc²</text:p>
          </table:table-cell>
          <table:table-cell table:style-name="ce216" office:value-type="float" office:value="0.11" calcext:value-type="float">
            <text:p>0,11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6" office:value-type="float" office:value="0.04" calcext:value-type="float">
            <text:p>0,04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5" calcext:value-type="float">
            <text:p>0,05</text:p>
          </table:table-cell>
          <table:table-cell table:style-name="ce216" office:value-type="float" office:value="0.07" calcext:value-type="float">
            <text:p>0,0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1" calcext:value-type="float">
            <text:p>0,01</text:p>
          </table:table-cell>
          <table:table-cell table:style-name="ce216" office:value-type="float" office:value="0.07" calcext:value-type="float">
            <text:p>0,07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4" calcext:value-type="float">
            <text:p>0,04</text:p>
          </table:table-cell>
          <table:table-cell table:style-name="ce216" office:value-type="float" office:value="0" calcext:value-type="float">
            <text:p>0,00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" calcext:value-type="float">
            <text:p>0,00</text:p>
          </table:table-cell>
          <table:table-cell table:style-name="ce216" office:value-type="float" office:value="-0.02" calcext:value-type="float">
            <text:p>-0,02</text:p>
          </table:table-cell>
          <table:table-cell table:style-name="ce140" office:value-type="string" calcext:value-type="string">
            <text:p>/</text:p>
          </table:table-cell>
          <table:table-cell table:style-name="ce140" office:value-type="float" office:value="0.09" calcext:value-type="float">
            <text:p>0,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46" table:number-columns-repeated="2"/>
          <table:table-cell table:number-columns-repeated="1005"/>
        </table:table-row>
        <table:table-row table:style-name="ro1" table:number-rows-repeated="57">
          <table:table-cell table:number-columns-repeated="3"/>
          <table:table-cell table:style-name="Default" table:number-columns-repeated="7"/>
          <table:table-cell table:number-columns-repeated="1005"/>
        </table:table-row>
        <table:table-row table:style-name="ro1" table:number-rows-repeated="1048488">
          <table:table-cell table:number-columns-repeated="1015"/>
        </table:table-row>
        <table:table-row table:style-name="ro1">
          <table:table-cell table:number-columns-repeated="1015"/>
        </table:table-row>
        <calcext:conditional-formats>
          <calcext:conditional-format calcext:target-range-address="meta_kappa.B2:meta_kappa.B29 meta_kappa.E2:meta_kappa.E29 meta_kappa.H2:meta_kappa.H29 meta_kappa.K2:meta_kappa.K29 meta_kappa.N2:meta_kappa.N29 meta_kappa.Q2:meta_kappa.Q29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kappa.B2"/>
          </calcext:conditional-format>
        </calcext:conditional-formats>
      </table:table>
      <table:table table:name="vits" table:style-name="ta1">
        <table:table-column table:style-name="co18" table:default-cell-style-name="ce89"/>
        <table:table-column table:style-name="co19" table:number-columns-repeated="9" table:default-cell-style-name="ce92"/>
        <table:table-column table:style-name="co6" table:number-columns-repeated="1008" table:default-cell-style-name="ce89"/>
        <table:table-row table:style-name="ro9">
          <table:table-cell table:style-name="ce88"/>
          <table:table-cell table:style-name="ce90"/>
          <table:table-cell table:style-name="ce93"/>
          <table:table-cell table:style-name="ce95"/>
          <table:table-cell table:number-columns-repeated="1014"/>
        </table:table-row>
        <table:table-row table:style-name="ro10">
          <table:table-cell table:style-name="ce88" office:value-type="string" calcext:value-type="string">
            <text:p>HTUeuc</text:p>
          </table:table-cell>
          <table:table-cell table:style-name="ce91" office:value-type="float" office:value="197" calcext:value-type="float">
            <text:p>197</text:p>
          </table:table-cell>
          <table:table-cell table:style-name="ce94" office:value-type="float" office:value="109" calcext:value-type="float">
            <text:p>109</text:p>
          </table:table-cell>
          <table:table-cell table:style-name="ce96" office:value-type="float" office:value="61" calcext:value-type="float">
            <text:p>61</text:p>
          </table:table-cell>
          <table:table-cell table:number-columns-repeated="1014"/>
        </table:table-row>
        <table:table-row table:style-name="ro11">
          <table:table-cell table:style-name="ce88" office:value-type="string" calcext:value-type="string">
            <text:p>ATUeuc</text:p>
          </table:table-cell>
          <table:table-cell table:style-name="ce91" office:value-type="float" office:value="190" calcext:value-type="float">
            <text:p>190</text:p>
          </table:table-cell>
          <table:table-cell table:style-name="ce94" office:value-type="float" office:value="96" calcext:value-type="float">
            <text:p>96</text:p>
          </table:table-cell>
          <table:table-cell table:style-name="ce96" office:value-type="float" office:value="74" calcext:value-type="float">
            <text:p>74</text:p>
          </table:table-cell>
          <table:table-cell table:number-columns-repeated="1014"/>
        </table:table-row>
        <table:table-row table:style-name="ro11">
          <table:table-cell table:style-name="ce88" office:value-type="string" calcext:value-type="string">
            <text:p>EERent</text:p>
          </table:table-cell>
          <table:table-cell table:style-name="ce91" office:value-type="float" office:value="189" calcext:value-type="float">
            <text:p>189</text:p>
          </table:table-cell>
          <table:table-cell table:style-name="ce94" office:value-type="float" office:value="92" calcext:value-type="float">
            <text:p>92</text:p>
          </table:table-cell>
          <table:table-cell table:style-name="ce96" office:value-type="float" office:value="65" calcext:value-type="float">
            <text:p>65</text:p>
          </table:table-cell>
          <table:table-cell table:number-columns-repeated="1014"/>
        </table:table-row>
        <table:table-row table:style-name="ro11">
          <table:table-cell table:style-name="ce88" office:value-type="string" calcext:value-type="string">
            <text:p>TUeuc</text:p>
          </table:table-cell>
          <table:table-cell table:style-name="ce91" office:value-type="float" office:value="131" calcext:value-type="float">
            <text:p>131</text:p>
          </table:table-cell>
          <table:table-cell table:style-name="ce94" office:value-type="float" office:value="148" calcext:value-type="float">
            <text:p>148</text:p>
          </table:table-cell>
          <table:table-cell table:style-name="ce96" office:value-type="float" office:value="113" calcext:value-type="float">
            <text:p>113</text:p>
          </table:table-cell>
          <table:table-cell table:number-columns-repeated="1014"/>
        </table:table-row>
        <table:table-row table:style-name="ro11">
          <table:table-cell table:style-name="ce88" office:value-type="string" calcext:value-type="string">
            <text:p>Clu</text:p>
          </table:table-cell>
          <table:table-cell table:style-name="ce91" office:value-type="float" office:value="95" calcext:value-type="float">
            <text:p>95</text:p>
          </table:table-cell>
          <table:table-cell table:style-name="ce94" office:value-type="float" office:value="129" calcext:value-type="float">
            <text:p>129</text:p>
          </table:table-cell>
          <table:table-cell table:style-name="ce96" office:value-type="float" office:value="95" calcext:value-type="float">
            <text:p>95</text:p>
          </table:table-cell>
          <table:table-cell table:number-columns-repeated="1014"/>
        </table:table-row>
        <table:table-row table:style-name="ro11">
          <table:table-cell table:style-name="ce88" office:value-type="string" calcext:value-type="string">
            <text:p>Mar</text:p>
          </table:table-cell>
          <table:table-cell table:style-name="ce91" office:value-type="float" office:value="80" calcext:value-type="float">
            <text:p>80</text:p>
          </table:table-cell>
          <table:table-cell table:style-name="ce94" office:value-type="float" office:value="187" calcext:value-type="float">
            <text:p>187</text:p>
          </table:table-cell>
          <table:table-cell table:style-name="ce96" office:value-type="float" office:value="172" calcext:value-type="float">
            <text:p>172</text:p>
          </table:table-cell>
          <table:table-cell table:number-columns-repeated="1014"/>
        </table:table-row>
        <table:table-row table:style-name="ro11">
          <table:table-cell table:style-name="ce88" office:value-type="string" calcext:value-type="string">
            <text:p>SGmulti</text:p>
          </table:table-cell>
          <table:table-cell table:style-name="ce91" office:value-type="float" office:value="75" calcext:value-type="float">
            <text:p>75</text:p>
          </table:table-cell>
          <table:table-cell table:style-name="ce94" office:value-type="float" office:value="200" calcext:value-type="float">
            <text:p>200</text:p>
          </table:table-cell>
          <table:table-cell table:style-name="ce96" office:value-type="float" office:value="127" calcext:value-type="float">
            <text:p>127</text:p>
          </table:table-cell>
          <table:table-cell table:number-columns-repeated="1014"/>
        </table:table-row>
        <table:table-row table:style-name="ro11">
          <table:table-cell table:style-name="ce88" office:value-type="string" calcext:value-type="string">
            <text:p>DWeuc</text:p>
          </table:table-cell>
          <table:table-cell table:style-name="ce91" office:value-type="float" office:value="73" calcext:value-type="float">
            <text:p>73</text:p>
          </table:table-cell>
          <table:table-cell table:style-name="ce94" office:value-type="float" office:value="242" calcext:value-type="float">
            <text:p>242</text:p>
          </table:table-cell>
          <table:table-cell table:style-name="ce96" office:value-type="float" office:value="227" calcext:value-type="float">
            <text:p>227</text:p>
          </table:table-cell>
          <table:table-cell table:number-columns-repeated="1014"/>
        </table:table-row>
        <table:table-row table:style-name="ro11">
          <table:table-cell table:style-name="ce88" office:value-type="string" calcext:value-type="string">
            <text:p>Rnd</text:p>
          </table:table-cell>
          <table:table-cell table:style-name="ce91" office:value-type="float" office:value="66" calcext:value-type="float">
            <text:p>66</text:p>
          </table:table-cell>
          <table:table-cell table:style-name="ce94" office:value-type="float" office:value="360" calcext:value-type="float">
            <text:p>360</text:p>
          </table:table-cell>
          <table:table-cell table:style-name="ce96" office:value-type="float" office:value="165" calcext:value-type="float">
            <text:p>165</text:p>
          </table:table-cell>
          <table:table-cell table:number-columns-repeated="1014"/>
        </table:table-row>
        <table:table-row table:style-name="ro12" table:number-rows-repeated="1048550">
          <table:table-cell table:number-columns-repeated="1018"/>
        </table:table-row>
        <table:table-row table:style-name="ro3" table:number-rows-repeated="15">
          <table:table-cell table:number-columns-repeated="1018"/>
        </table:table-row>
        <table:table-row table:style-name="ro3">
          <table:table-cell table:number-columns-repeated="1018"/>
        </table:table-row>
        <calcext:conditional-formats>
          <calcext:conditional-format calcext:target-range-address="vits.B2:vits.B1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vits.B2"/>
          </calcext:conditional-format>
          <calcext:conditional-format calcext:target-range-address="vits.C2:vits.C10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vits.C2"/>
          </calcext:conditional-format>
          <calcext:conditional-format calcext:target-range-address="vits.B1:vits.B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vits.B1"/>
          </calcext:conditional-format>
          <calcext:conditional-format calcext:target-range-address="vits.C1:vits.C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vits.C1"/>
          </calcext:conditional-format>
          <calcext:conditional-format calcext:target-range-address="vits.D1:vits.D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vits.D1"/>
          </calcext:conditional-format>
          <calcext:conditional-format calcext:target-range-address="vits.D2:vits.D10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vits.D2"/>
          </calcext:conditional-format>
        </calcext:conditional-formats>
      </table:table>
      <table:table table:name="BITMAP" table:style-name="ta1">
        <table:table-column table:style-name="co20" table:default-cell-style-name="ce97"/>
        <table:table-column table:style-name="co21" table:number-columns-repeated="90" table:default-cell-style-name="ce103"/>
        <table:table-column table:style-name="co22" table:number-columns-repeated="843" table:default-cell-style-name="ce98"/>
        <table:table-column table:style-name="co22" table:number-columns-repeated="72" table:default-cell-style-name="ce89"/>
        <table:table-column table:style-name="co22" table:number-columns-repeated="18" table:default-cell-style-name="Default"/>
        <table:table-row table:style-name="ro13">
          <table:table-cell/>
          <table:table-cell table:style-name="ce100" table:number-matrix-columns-spanned="90" table:number-matrix-rows-spanned="1" table:formula="of:=TRANSPOSE([.A2:.A91])" office:value-type="string" office:string-value="robot-nav-sensor-readings-2" calcext:value-type="string">
            <text:p>robot-nav-sensor-readings-2</text:p>
          </table:table-cell>
          <table:table-cell table:style-name="ce100" office:value-type="string" office:string-value="cardiotocography-3class" calcext:value-type="string">
            <text:p>cardiotocography-3class</text:p>
          </table:table-cell>
          <table:table-cell table:style-name="ce100" office:value-type="string" office:string-value="optdigits" calcext:value-type="string">
            <text:p>optdigits</text:p>
          </table:table-cell>
          <table:table-cell table:style-name="ce100" office:value-type="string" office:string-value="banknote-authentication" calcext:value-type="string">
            <text:p>banknote-authentication</text:p>
          </table:table-cell>
          <table:table-cell table:style-name="ce100" office:value-type="string" office:string-value="autoUniv-au6-cd1-400" calcext:value-type="string">
            <text:p>autoUniv-au6-cd1-400</text:p>
          </table:table-cell>
          <table:table-cell table:style-name="ce100" office:value-type="string" office:string-value="parkinsons" calcext:value-type="string">
            <text:p>parkinsons</text:p>
          </table:table-cell>
          <table:table-cell table:style-name="ce100" office:value-type="string" office:string-value="banana" calcext:value-type="string">
            <text:p>banana</text:p>
          </table:table-cell>
          <table:table-cell table:style-name="ce100" office:value-type="string" office:string-value="heart-disease-processed-va" calcext:value-type="string">
            <text:p>heart-disease-processed-va</text:p>
          </table:table-cell>
          <table:table-cell table:style-name="ce100" office:value-type="string" office:string-value="hill-valley-without-noise" calcext:value-type="string">
            <text:p>hill-valley-without-noise</text:p>
          </table:table-cell>
          <table:table-cell table:style-name="ce100" office:value-type="string" office:string-value="mushroom" calcext:value-type="string">
            <text:p>mushroom</text:p>
          </table:table-cell>
          <table:table-cell table:style-name="ce100" office:value-type="string" office:string-value="iris" calcext:value-type="string">
            <text:p>iris</text:p>
          </table:table-cell>
          <table:table-cell table:style-name="ce100" office:value-type="string" office:string-value="autoUniv-au7-cpd1-500" calcext:value-type="string">
            <text:p>autoUniv-au7-cpd1-500</text:p>
          </table:table-cell>
          <table:table-cell table:style-name="ce100" office:value-type="string" office:string-value="leaf" calcext:value-type="string">
            <text:p>leaf</text:p>
          </table:table-cell>
          <table:table-cell table:style-name="ce100" office:value-type="string" office:string-value="autoUniv-au1-1000" calcext:value-type="string">
            <text:p>autoUniv-au1-1000</text:p>
          </table:table-cell>
          <table:table-cell table:style-name="ce100" office:value-type="string" office:string-value="autoUniv-au7-300-drift-au7-cpd1" calcext:value-type="string">
            <text:p>autoUniv-au7-300-drift-au7-cpd1</text:p>
          </table:table-cell>
          <table:table-cell table:style-name="ce100" office:value-type="string" office:string-value="twonorm" calcext:value-type="string">
            <text:p>twonorm</text:p>
          </table:table-cell>
          <table:table-cell table:style-name="ce100" office:value-type="string" office:string-value="artificial-characters" calcext:value-type="string">
            <text:p>artificial-characters</text:p>
          </table:table-cell>
          <table:table-cell table:style-name="ce100" office:value-type="string" office:string-value="first-order-theorem" calcext:value-type="string">
            <text:p>first-order-theorem</text:p>
          </table:table-cell>
          <table:table-cell table:style-name="ce100" office:value-type="string" office:string-value="volcanoes-a3" calcext:value-type="string">
            <text:p>volcanoes-a3</text:p>
          </table:table-cell>
          <table:table-cell table:style-name="ce100" office:value-type="string" office:string-value="steel-plates-faults" calcext:value-type="string">
            <text:p>steel-plates-faults</text:p>
          </table:table-cell>
          <table:table-cell table:style-name="ce100" office:value-type="string" office:string-value="volcanoes-b5" calcext:value-type="string">
            <text:p>volcanoes-b5</text:p>
          </table:table-cell>
          <table:table-cell table:style-name="ce100" office:value-type="string" office:string-value="eeg-eye-state" calcext:value-type="string">
            <text:p>eeg-eye-state</text:p>
          </table:table-cell>
          <table:table-cell table:style-name="ce100" office:value-type="string" office:string-value="thyroid-ann" calcext:value-type="string">
            <text:p>thyroid-ann</text:p>
          </table:table-cell>
          <table:table-cell table:style-name="ce100" office:value-type="string" office:string-value="seeds" calcext:value-type="string">
            <text:p>seeds</text:p>
          </table:table-cell>
          <table:table-cell table:style-name="ce100" office:value-type="string" office:string-value="volcanoes-e1" calcext:value-type="string">
            <text:p>volcanoes-e1</text:p>
          </table:table-cell>
          <table:table-cell table:style-name="ce100" office:value-type="string" office:string-value="tic-tac-toe" calcext:value-type="string">
            <text:p>tic-tac-toe</text:p>
          </table:table-cell>
          <table:table-cell table:style-name="ce100" office:value-type="string" office:string-value="turkiye-student" calcext:value-type="string">
            <text:p>turkiye-student</text:p>
          </table:table-cell>
          <table:table-cell table:style-name="ce100" office:value-type="string" office:string-value="autoUniv-au7-700" calcext:value-type="string">
            <text:p>autoUniv-au7-700</text:p>
          </table:table-cell>
          <table:table-cell table:style-name="ce100" office:value-type="string" office:string-value="statlog-australian-credit" calcext:value-type="string">
            <text:p>statlog-australian-credit</text:p>
          </table:table-cell>
          <table:table-cell table:style-name="ce100" office:value-type="string" office:string-value="texture" calcext:value-type="string">
            <text:p>texture</text:p>
          </table:table-cell>
          <table:table-cell table:style-name="ce100" office:value-type="string" office:string-value="ecoli" calcext:value-type="string">
            <text:p>ecoli</text:p>
          </table:table-cell>
          <table:table-cell table:style-name="ce100" office:value-type="string" office:string-value="wdbc" calcext:value-type="string">
            <text:p>wdbc</text:p>
          </table:table-cell>
          <table:table-cell table:style-name="ce100" office:value-type="string" office:string-value="thyroid-newthyroid" calcext:value-type="string">
            <text:p>thyroid-newthyroid</text:p>
          </table:table-cell>
          <table:table-cell table:style-name="ce100" office:value-type="string" office:string-value="glass" calcext:value-type="string">
            <text:p>glass</text:p>
          </table:table-cell>
          <table:table-cell table:style-name="ce100" office:value-type="string" office:string-value="balance-scale" calcext:value-type="string">
            <text:p>balance-scale</text:p>
          </table:table-cell>
          <table:table-cell table:style-name="ce100" office:value-type="string" office:string-value="spect-heart" calcext:value-type="string">
            <text:p>spect-heart</text:p>
          </table:table-cell>
          <table:table-cell table:style-name="ce100" office:value-type="string" office:string-value="robot-failure-lp5" calcext:value-type="string">
            <text:p>robot-failure-lp5</text:p>
          </table:table-cell>
          <table:table-cell table:style-name="ce100" office:value-type="string" office:string-value="heart-disease-processed-hungarian" calcext:value-type="string">
            <text:p>heart-disease-processed-hungarian</text:p>
          </table:table-cell>
          <table:table-cell table:style-name="ce100" office:value-type="string" office:string-value="statlog-heart" calcext:value-type="string">
            <text:p>statlog-heart</text:p>
          </table:table-cell>
          <table:table-cell table:style-name="ce100" office:value-type="string" office:string-value="movement-libras" calcext:value-type="string">
            <text:p>movement-libras</text:p>
          </table:table-cell>
          <table:table-cell table:style-name="ce100" office:value-type="string" office:string-value="phoneme" calcext:value-type="string">
            <text:p>phoneme</text:p>
          </table:table-cell>
          <table:table-cell table:style-name="ce100" office:value-type="string" office:string-value="voting" calcext:value-type="string">
            <text:p>voting</text:p>
          </table:table-cell>
          <table:table-cell table:style-name="ce100" office:value-type="string" office:string-value="monks3" calcext:value-type="string">
            <text:p>monks3</text:p>
          </table:table-cell>
          <table:table-cell table:style-name="ce100" office:value-type="string" office:string-value="page-blocks" calcext:value-type="string">
            <text:p>page-blocks</text:p>
          </table:table-cell>
          <table:table-cell table:style-name="ce100" office:value-type="string" office:string-value="mammographic-mass" calcext:value-type="string">
            <text:p>mammographic-mass</text:p>
          </table:table-cell>
          <table:table-cell table:style-name="ce100" office:value-type="string" office:string-value="systhetic-control" calcext:value-type="string">
            <text:p>systhetic-control</text:p>
          </table:table-cell>
          <table:table-cell table:style-name="ce100" office:value-type="string" office:string-value="mfeat-fourier" calcext:value-type="string">
            <text:p>mfeat-fourier</text:p>
          </table:table-cell>
          <table:table-cell table:style-name="ce100" office:value-type="string" office:string-value="thyroid-sick-euthyroid" calcext:value-type="string">
            <text:p>thyroid-sick-euthyroid</text:p>
          </table:table-cell>
          <table:table-cell table:style-name="ce100" office:value-type="string" office:string-value="statlog-image-segmentation" calcext:value-type="string">
            <text:p>statlog-image-segmentation</text:p>
          </table:table-cell>
          <table:table-cell table:style-name="ce100" office:value-type="string" office:string-value="yeast-4class" calcext:value-type="string">
            <text:p>yeast-4class</text:p>
          </table:table-cell>
          <table:table-cell table:style-name="ce100" office:value-type="string" office:string-value="wholesale-channel" calcext:value-type="string">
            <text:p>wholesale-channel</text:p>
          </table:table-cell>
          <table:table-cell table:style-name="ce100" office:value-type="string" office:string-value="horse-colic-surgical" calcext:value-type="string">
            <text:p>horse-colic-surgical</text:p>
          </table:table-cell>
          <table:table-cell table:style-name="ce100" office:value-type="string" office:string-value="statlog-vehicle-silhouettes" calcext:value-type="string">
            <text:p>statlog-vehicle-silhouettes</text:p>
          </table:table-cell>
          <table:table-cell table:style-name="ce100" office:value-type="string" office:string-value="heart-disease-processed-cleveland" calcext:value-type="string">
            <text:p>heart-disease-processed-cleveland</text:p>
          </table:table-cell>
          <table:table-cell table:style-name="ce100" office:value-type="string" office:string-value="volcanoes-d1" calcext:value-type="string">
            <text:p>volcanoes-d1</text:p>
          </table:table-cell>
          <table:table-cell table:style-name="ce100" office:value-type="string" office:string-value="monks1" calcext:value-type="string">
            <text:p>monks1</text:p>
          </table:table-cell>
          <table:table-cell table:style-name="ce100" office:value-type="string" office:string-value="pendigits" calcext:value-type="string">
            <text:p>pendigits</text:p>
          </table:table-cell>
          <table:table-cell table:style-name="ce100" office:value-type="string" office:string-value="wilt" calcext:value-type="string">
            <text:p>wilt</text:p>
          </table:table-cell>
          <table:table-cell table:style-name="ce100" office:value-type="string" office:string-value="thyroid-hypothyroid" calcext:value-type="string">
            <text:p>thyroid-hypothyroid</text:p>
          </table:table-cell>
          <table:table-cell table:style-name="ce100" office:value-type="string" office:string-value="hepatitis" calcext:value-type="string">
            <text:p>hepatitis</text:p>
          </table:table-cell>
          <table:table-cell table:style-name="ce100" office:value-type="string" office:string-value="connectionist-vowel" calcext:value-type="string">
            <text:p>connectionist-vowel</text:p>
          </table:table-cell>
          <table:table-cell table:style-name="ce100" office:value-type="string" office:string-value="connectionist-mines-vs-rocks" calcext:value-type="string">
            <text:p>connectionist-mines-vs-rocks</text:p>
          </table:table-cell>
          <table:table-cell table:style-name="ce100" office:value-type="string" office:string-value="kr-vs-kp" calcext:value-type="string">
            <text:p>kr-vs-kp</text:p>
          </table:table-cell>
          <table:table-cell table:style-name="ce100" office:value-type="string" office:string-value="habermans-survival" calcext:value-type="string">
            <text:p>habermans-survival</text:p>
          </table:table-cell>
          <table:table-cell table:style-name="ce100" office:value-type="string" office:string-value="lymphography" calcext:value-type="string">
            <text:p>lymphography</text:p>
          </table:table-cell>
          <table:table-cell table:style-name="ce100" office:value-type="string" office:string-value="saheart" calcext:value-type="string">
            <text:p>saheart</text:p>
          </table:table-cell>
          <table:table-cell table:style-name="ce100" office:value-type="string" office:string-value="wine" calcext:value-type="string">
            <text:p>wine</text:p>
          </table:table-cell>
          <table:table-cell table:style-name="ce100" office:value-type="string" office:string-value="bupa" calcext:value-type="string">
            <text:p>bupa</text:p>
          </table:table-cell>
          <table:table-cell table:style-name="ce100" office:value-type="string" office:string-value="musk" calcext:value-type="string">
            <text:p>musk</text:p>
          </table:table-cell>
          <table:table-cell table:style-name="ce100" office:value-type="string" office:string-value="waveform-v2" calcext:value-type="string">
            <text:p>waveform-v2</text:p>
          </table:table-cell>
          <table:table-cell table:style-name="ce100" office:value-type="string" office:string-value="ozone-eighthr" calcext:value-type="string">
            <text:p>ozone-eighthr</text:p>
          </table:table-cell>
          <table:table-cell table:style-name="ce100" office:value-type="string" office:string-value="user-knowledge" calcext:value-type="string">
            <text:p>user-knowledge</text:p>
          </table:table-cell>
          <table:table-cell table:style-name="ce100" office:value-type="string" office:string-value="molecular-splice-junction" calcext:value-type="string">
            <text:p>molecular-splice-junction</text:p>
          </table:table-cell>
          <table:table-cell table:style-name="ce100" office:value-type="string" office:string-value="flare" calcext:value-type="string">
            <text:p>flare</text:p>
          </table:table-cell>
          <table:table-cell table:style-name="ce100" office:value-type="string" office:string-value="statlog-german-credit" calcext:value-type="string">
            <text:p>statlog-german-credit</text:p>
          </table:table-cell>
          <table:table-cell table:style-name="ce100" office:value-type="string" office:string-value="indian-liver-patient" calcext:value-type="string">
            <text:p>indian-liver-patient</text:p>
          </table:table-cell>
          <table:table-cell table:style-name="ce100" office:value-type="string" office:string-value="nursery" calcext:value-type="string">
            <text:p>nursery</text:p>
          </table:table-cell>
          <table:table-cell table:style-name="ce100" office:value-type="string" office:string-value="spambase" calcext:value-type="string">
            <text:p>spambase</text:p>
          </table:table-cell>
          <table:table-cell table:style-name="ce100" office:value-type="string" office:string-value="vertebra-column-3c" calcext:value-type="string">
            <text:p>vertebra-column-3c</text:p>
          </table:table-cell>
          <table:table-cell table:style-name="ce100" office:value-type="string" office:string-value="magic" calcext:value-type="string">
            <text:p>magic</text:p>
          </table:table-cell>
          <table:table-cell table:style-name="ce100" office:value-type="string" office:string-value="ringnorm" calcext:value-type="string">
            <text:p>ringnorm</text:p>
          </table:table-cell>
          <table:table-cell table:style-name="ce100" office:value-type="string" office:string-value="abalone-3class" calcext:value-type="string">
            <text:p>abalone-3class</text:p>
          </table:table-cell>
          <table:table-cell table:style-name="ce100" office:value-type="string" office:string-value="wine-quality-white-5class" calcext:value-type="string">
            <text:p>wine-quality-white-5class</text:p>
          </table:table-cell>
          <table:table-cell table:style-name="ce100" office:value-type="string" office:string-value="pima-indians-diabetes" calcext:value-type="string">
            <text:p>pima-indians-diabetes</text:p>
          </table:table-cell>
          <table:table-cell table:style-name="ce100" office:value-type="string" office:string-value="vertebra-column-2c" calcext:value-type="string">
            <text:p>vertebra-column-2c</text:p>
          </table:table-cell>
          <table:table-cell table:style-name="ce100" office:value-type="string" office:string-value="car-evaluation" calcext:value-type="string">
            <text:p>car-evaluation</text:p>
          </table:table-cell>
          <table:table-cell table:style-name="ce100" office:value-type="string" office:string-value="climate-simulation-craches" calcext:value-type="string">
            <text:p>climate-simulation-craches</text:p>
          </table:table-cell>
          <table:table-cell table:style-name="ce100" office:value-type="string" office:string-value="wine-quality-red" calcext:value-type="string">
            <text:p>wine-quality-red</text:p>
          </table:table-cell>
          <table:table-cell table:style-name="ce100" office:value-type="string" office:string-value="ionosphere" calcext:value-type="string">
            <text:p>ionosphere</text:p>
          </table:table-cell>
          <table:table-cell table:style-name="ce100" office:value-type="string" office:string-value="qsar-biodegradation" calcext:value-type="string">
            <text:p>qsar-biodegradation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robot-nav-sensor-readings-2</text:p>
          </table:table-cell>
          <table:table-cell table:style-name="ce101"/>
          <table:table-cell table:style-name="ce104" office:value-type="float" office:value="-0.582" calcext:value-type="float">
            <text:p>-1</text:p>
          </table:table-cell>
          <table:table-cell table:style-name="ce104" office:value-type="float" office:value="-0.468" calcext:value-type="float">
            <text:p/>
          </table:table-cell>
          <table:table-cell table:style-name="ce104" office:value-type="float" office:value="-0.597" calcext:value-type="float">
            <text:p>-1</text:p>
          </table:table-cell>
          <table:table-cell table:style-name="ce104" office:value-type="float" office:value="0.665" calcext:value-type="float">
            <text:p>1</text:p>
          </table:table-cell>
          <table:table-cell table:style-name="ce104" office:value-type="float" office:value="-0.441" calcext:value-type="float">
            <text:p/>
          </table:table-cell>
          <table:table-cell table:style-name="ce104" office:value-type="float" office:value="-0.518" calcext:value-type="float">
            <text:p>-1</text:p>
          </table:table-cell>
          <table:table-cell table:style-name="ce104" office:value-type="float" office:value="-0.456" calcext:value-type="float">
            <text:p/>
          </table:table-cell>
          <table:table-cell table:style-name="ce104" office:value-type="float" office:value="-0.059" calcext:value-type="float">
            <text:p/>
          </table:table-cell>
          <table:table-cell table:style-name="ce104" office:value-type="float" office:value="0.262" calcext:value-type="float">
            <text:p/>
          </table:table-cell>
          <table:table-cell table:style-name="ce104" office:value-type="float" office:value="-0.747" calcext:value-type="float">
            <text:p>-1</text:p>
          </table:table-cell>
          <table:table-cell table:style-name="ce104" office:value-type="float" office:value="0.303" calcext:value-type="float">
            <text:p/>
          </table:table-cell>
          <table:table-cell table:style-name="ce104" office:value-type="float" office:value="0.45" calcext:value-type="float">
            <text:p/>
          </table:table-cell>
          <table:table-cell table:style-name="ce104" office:value-type="float" office:value="-0.688" calcext:value-type="float">
            <text:p>-1</text:p>
          </table:table-cell>
          <table:table-cell table:style-name="ce104" office:value-type="float" office:value="-0.174" calcext:value-type="float">
            <text:p/>
          </table:table-cell>
          <table:table-cell table:style-name="ce104" office:value-type="float" office:value="-0.734" calcext:value-type="float">
            <text:p>-1</text:p>
          </table:table-cell>
          <table:table-cell table:style-name="ce104" office:value-type="float" office:value="-0.191" calcext:value-type="float">
            <text:p/>
          </table:table-cell>
          <table:table-cell table:style-name="ce104" office:value-type="float" office:value="0.193" calcext:value-type="float">
            <text:p/>
          </table:table-cell>
          <table:table-cell table:style-name="ce104" office:value-type="float" office:value="0.284" calcext:value-type="float">
            <text:p/>
          </table:table-cell>
          <table:table-cell table:style-name="ce104" office:value-type="float" office:value="-0.338" calcext:value-type="float">
            <text:p/>
          </table:table-cell>
          <table:table-cell table:style-name="ce104" office:value-type="float" office:value="-0.168" calcext:value-type="float">
            <text:p/>
          </table:table-cell>
          <table:table-cell table:style-name="ce104" office:value-type="float" office:value="-0.315" calcext:value-type="float">
            <text:p/>
          </table:table-cell>
          <table:table-cell table:style-name="ce104" office:value-type="float" office:value="0.582" calcext:value-type="float">
            <text:p>1</text:p>
          </table:table-cell>
          <table:table-cell table:style-name="ce104" office:value-type="float" office:value="-0.888" calcext:value-type="float">
            <text:p>-1</text:p>
          </table:table-cell>
          <table:table-cell table:style-name="ce104" office:value-type="float" office:value="-0.1" calcext:value-type="float">
            <text:p/>
          </table:table-cell>
          <table:table-cell table:style-name="ce104" office:value-type="float" office:value="-0.224" calcext:value-type="float">
            <text:p/>
          </table:table-cell>
          <table:table-cell table:style-name="ce104" office:value-type="float" office:value="0.368" calcext:value-type="float">
            <text:p/>
          </table:table-cell>
          <table:table-cell table:style-name="ce104" office:value-type="float" office:value="0.509" calcext:value-type="float">
            <text:p>1</text:p>
          </table:table-cell>
          <table:table-cell table:style-name="ce104" office:value-type="float" office:value="-0.438" calcext:value-type="float">
            <text:p/>
          </table:table-cell>
          <table:table-cell table:style-name="ce104" office:value-type="float" office:value="-0.406" calcext:value-type="float">
            <text:p/>
          </table:table-cell>
          <table:table-cell table:style-name="ce104" office:value-type="float" office:value="-0.694" calcext:value-type="float">
            <text:p>-1</text:p>
          </table:table-cell>
          <table:table-cell table:style-name="ce104" office:value-type="float" office:value="-0.706" calcext:value-type="float">
            <text:p>-1</text:p>
          </table:table-cell>
          <table:table-cell table:style-name="ce104" office:value-type="float" office:value="0.188" calcext:value-type="float">
            <text:p/>
          </table:table-cell>
          <table:table-cell table:style-name="ce104" office:value-type="float" office:value="0.494" calcext:value-type="float">
            <text:p/>
          </table:table-cell>
          <table:table-cell table:style-name="ce104" office:value-type="float" office:value="-0.591" calcext:value-type="float">
            <text:p>-1</text:p>
          </table:table-cell>
          <table:table-cell table:style-name="ce104" office:value-type="float" office:value="-0.174" calcext:value-type="float">
            <text:p/>
          </table:table-cell>
          <table:table-cell table:style-name="ce104" office:value-type="float" office:value="0.618" calcext:value-type="float">
            <text:p>1</text:p>
          </table:table-cell>
          <table:table-cell table:style-name="ce104" office:value-type="float" office:value="-0.235" calcext:value-type="float">
            <text:p/>
          </table:table-cell>
          <table:table-cell table:style-name="ce104" office:value-type="float" office:value="-0.376" calcext:value-type="float">
            <text:p/>
          </table:table-cell>
          <table:table-cell table:style-name="ce104" office:value-type="float" office:value="-0.179" calcext:value-type="float">
            <text:p/>
          </table:table-cell>
          <table:table-cell table:style-name="ce104" office:value-type="float" office:value="-0.697" calcext:value-type="float">
            <text:p>-1</text:p>
          </table:table-cell>
          <table:table-cell table:style-name="ce104" office:value-type="float" office:value="-0.062" calcext:value-type="float">
            <text:p/>
          </table:table-cell>
          <table:table-cell table:style-name="ce104" office:value-type="float" office:value="0.694" calcext:value-type="float">
            <text:p>1</text:p>
          </table:table-cell>
          <table:table-cell table:style-name="ce104" office:value-type="float" office:value="0.7" calcext:value-type="float">
            <text:p>1</text:p>
          </table:table-cell>
          <table:table-cell table:style-name="ce104" office:value-type="float" office:value="0.262" calcext:value-type="float">
            <text:p/>
          </table:table-cell>
          <table:table-cell table:style-name="ce104" office:value-type="float" office:value="-0.265" calcext:value-type="float">
            <text:p/>
          </table:table-cell>
          <table:table-cell table:style-name="ce104" office:value-type="float" office:value="0.091" calcext:value-type="float">
            <text:p/>
          </table:table-cell>
          <table:table-cell table:style-name="ce104" office:value-type="float" office:value="0.575" calcext:value-type="float">
            <text:p>1</text:p>
          </table:table-cell>
          <table:table-cell table:style-name="ce104" office:value-type="float" office:value="0.391" calcext:value-type="float">
            <text:p/>
          </table:table-cell>
          <table:table-cell table:style-name="ce104" office:value-type="float" office:value="-0.453" calcext:value-type="float">
            <text:p/>
          </table:table-cell>
          <table:table-cell table:style-name="ce104" office:value-type="float" office:value="0.512" calcext:value-type="float">
            <text:p>1</text:p>
          </table:table-cell>
          <table:table-cell table:style-name="ce104" office:value-type="float" office:value="0.318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.082" calcext:value-type="float">
            <text:p/>
          </table:table-cell>
          <table:table-cell table:style-name="ce104" office:value-type="float" office:value="-0.309" calcext:value-type="float">
            <text:p/>
          </table:table-cell>
          <table:table-cell table:style-name="ce104" office:value-type="float" office:value="0.509" calcext:value-type="float">
            <text:p>1</text:p>
          </table:table-cell>
          <table:table-cell table:style-name="ce104" office:value-type="float" office:value="-0.326" calcext:value-type="float">
            <text:p/>
          </table:table-cell>
          <table:table-cell table:style-name="ce104" office:value-type="float" office:value="0.368" calcext:value-type="float">
            <text:p/>
          </table:table-cell>
          <table:table-cell table:style-name="ce104" office:value-type="float" office:value="0.626" calcext:value-type="float">
            <text:p>1</text:p>
          </table:table-cell>
          <table:table-cell table:style-name="ce104" office:value-type="float" office:value="-0.221" calcext:value-type="float">
            <text:p/>
          </table:table-cell>
          <table:table-cell table:style-name="ce104" office:value-type="float" office:value="0.376" calcext:value-type="float">
            <text:p/>
          </table:table-cell>
          <table:table-cell table:style-name="ce104" office:value-type="float" office:value="-0.109" calcext:value-type="float">
            <text:p/>
          </table:table-cell>
          <table:table-cell table:style-name="ce104" office:value-type="float" office:value="0.524" calcext:value-type="float">
            <text:p>1</text:p>
          </table:table-cell>
          <table:table-cell table:style-name="ce104" office:value-type="float" office:value="-0.171" calcext:value-type="float">
            <text:p/>
          </table:table-cell>
          <table:table-cell table:style-name="ce104" office:value-type="float" office:value="0.074" calcext:value-type="float">
            <text:p/>
          </table:table-cell>
          <table:table-cell table:style-name="ce104" office:value-type="float" office:value="-0.382" calcext:value-type="float">
            <text:p/>
          </table:table-cell>
          <table:table-cell table:style-name="ce104" office:value-type="float" office:value="-0.146" calcext:value-type="float">
            <text:p/>
          </table:table-cell>
          <table:table-cell table:style-name="ce104" office:value-type="float" office:value="-0.032" calcext:value-type="float">
            <text:p/>
          </table:table-cell>
          <table:table-cell table:style-name="ce104" office:value-type="float" office:value="0.159" calcext:value-type="float">
            <text:p/>
          </table:table-cell>
          <table:table-cell table:style-name="ce104" office:value-type="float" office:value="-0.268" calcext:value-type="float">
            <text:p/>
          </table:table-cell>
          <table:table-cell table:style-name="ce104" office:value-type="float" office:value="-0.729" calcext:value-type="float">
            <text:p>-1</text:p>
          </table:table-cell>
          <table:table-cell table:style-name="ce104" office:value-type="float" office:value="0.562" calcext:value-type="float">
            <text:p>1</text:p>
          </table:table-cell>
          <table:table-cell table:style-name="ce104" office:value-type="float" office:value="-0.082" calcext:value-type="float">
            <text:p/>
          </table:table-cell>
          <table:table-cell table:style-name="ce104" office:value-type="float" office:value="0.221" calcext:value-type="float">
            <text:p/>
          </table:table-cell>
          <table:table-cell table:style-name="ce104" office:value-type="float" office:value="-0.109" calcext:value-type="float">
            <text:p/>
          </table:table-cell>
          <table:table-cell table:style-name="ce104" office:value-type="float" office:value="0.329" calcext:value-type="float">
            <text:p/>
          </table:table-cell>
          <table:table-cell table:style-name="ce104" office:value-type="float" office:value="0.124" calcext:value-type="float">
            <text:p/>
          </table:table-cell>
          <table:table-cell table:style-name="ce104" office:value-type="float" office:value="0.371" calcext:value-type="float">
            <text:p/>
          </table:table-cell>
          <table:table-cell table:style-name="ce104" office:value-type="float" office:value="-0.309" calcext:value-type="float">
            <text:p/>
          </table:table-cell>
          <table:table-cell table:style-name="ce104" office:value-type="float" office:value="-0.076" calcext:value-type="float">
            <text:p/>
          </table:table-cell>
          <table:table-cell table:style-name="ce104" office:value-type="float" office:value="0.424" calcext:value-type="float">
            <text:p/>
          </table:table-cell>
          <table:table-cell table:style-name="ce104" office:value-type="float" office:value="-0.124" calcext:value-type="float">
            <text:p/>
          </table:table-cell>
          <table:table-cell table:style-name="ce104" office:value-type="float" office:value="-0.153" calcext:value-type="float">
            <text:p/>
          </table:table-cell>
          <table:table-cell table:style-name="ce104" office:value-type="float" office:value="-0.271" calcext:value-type="float">
            <text:p/>
          </table:table-cell>
          <table:table-cell table:style-name="ce104" office:value-type="float" office:value="-0.032" calcext:value-type="float">
            <text:p/>
          </table:table-cell>
          <table:table-cell table:style-name="ce104" office:value-type="float" office:value="0.156" calcext:value-type="float">
            <text:p/>
          </table:table-cell>
          <table:table-cell table:style-name="ce104" office:value-type="float" office:value="-0.149" calcext:value-type="float">
            <text:p/>
          </table:table-cell>
          <table:table-cell table:style-name="ce104" office:value-type="float" office:value="-0.109" calcext:value-type="float">
            <text:p/>
          </table:table-cell>
          <table:table-cell table:style-name="ce104" office:value-type="float" office:value="0.362" calcext:value-type="float">
            <text:p/>
          </table:table-cell>
          <table:table-cell table:style-name="ce104" office:value-type="float" office:value="0.012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cardiotocography-3class</text:p>
          </table:table-cell>
          <table:table-cell table:style-name="ce102" office:value-type="float" office:value="-0.582" calcext:value-type="float">
            <text:p>-1</text:p>
          </table:table-cell>
          <table:table-cell table:style-name="ce105"/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615" calcext:value-type="float">
            <text:p>1</text:p>
          </table:table-cell>
          <table:table-cell table:style-name="ce102" office:value-type="float" office:value="-0.753" calcext:value-type="float">
            <text:p>-1</text:p>
          </table:table-cell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176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-0.474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-0.629" calcext:value-type="float">
            <text:p>-1</text:p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506" calcext:value-type="float">
            <text:p>-1</text:p>
          </table:table-cell>
          <table:table-cell table:style-name="ce102" office:value-type="float" office:value="0.115" calcext:value-type="float">
            <text:p/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-0.556" calcext:value-type="float">
            <text:p>-1</text:p>
          </table:table-cell>
          <table:table-cell table:style-name="ce102" office:value-type="float" office:value="-0.485" calcext:value-type="float">
            <text:p/>
          </table:table-cell>
          <table:table-cell table:style-name="ce102" office:value-type="float" office:value="-0.406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-0.358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-0.638" calcext:value-type="float">
            <text:p>-1</text:p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-0.485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-0.688" calcext:value-type="float">
            <text:p>-1</text:p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-0.025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-0.541" calcext:value-type="float">
            <text:p>-1</text:p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-0.415" calcext:value-type="float">
            <text:p/>
          </table:table-cell>
          <table:table-cell table:style-name="ce102" office:value-type="float" office:value="-0.103" calcext:value-type="float">
            <text:p/>
          </table:table-cell>
          <table:table-cell table:style-name="ce102" office:value-type="float" office:value="-0.447" calcext:value-type="float">
            <text:p/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-0.479" calcext:value-type="float">
            <text:p/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-0.241" calcext:value-type="float">
            <text:p/>
          </table:table-cell>
          <table:table-cell table:style-name="ce102" office:value-type="float" office:value="-0.188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-0.009" calcext:value-type="float">
            <text:p/>
          </table:table-cell>
          <table:table-cell table:style-name="ce102" office:value-type="float" office:value="-0.193" calcext:value-type="float">
            <text:p/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-0.265" calcext:value-type="float">
            <text:p/>
          </table:table-cell>
          <table:table-cell table:style-name="ce102" office:value-type="float" office:value="0.176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optdigits</text:p>
          </table:table-cell>
          <table:table-cell table:style-name="ce102" office:value-type="float" office:value="-0.468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5"/>
          <table:table-cell table:style-name="ce102" office:value-type="float" office:value="0.635" calcext:value-type="float">
            <text:p>1</text:p>
          </table:table-cell>
          <table:table-cell table:style-name="ce102" office:value-type="float" office:value="-0.709" calcext:value-type="float">
            <text:p>-1</text:p>
          </table:table-cell>
          <table:table-cell table:style-name="ce102" office:value-type="float" office:value="0.659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0.615" calcext:value-type="float">
            <text:p>1</text:p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0.444" calcext:value-type="float">
            <text:p/>
          </table:table-cell>
          <table:table-cell table:style-name="ce102" office:value-type="float" office:value="0.505" calcext:value-type="float">
            <text:p>1</text:p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278" calcext:value-type="float">
            <text:p/>
          </table:table-cell>
          <table:table-cell table:style-name="ce102" office:value-type="float" office:value="-0.749" calcext:value-type="float">
            <text:p>-1</text:p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-0.729" calcext:value-type="float">
            <text:p>-1</text:p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-0.518" calcext:value-type="float">
            <text:p>-1</text:p>
          </table:table-cell>
          <table:table-cell table:style-name="ce102" office:value-type="float" office:value="-0.812" calcext:value-type="float">
            <text:p>-1</text:p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718" calcext:value-type="float">
            <text:p>1</text:p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-0.591" calcext:value-type="float">
            <text:p>-1</text:p>
          </table:table-cell>
          <table:table-cell table:style-name="ce102" office:value-type="float" office:value="-0.641" calcext:value-type="float">
            <text:p>-1</text:p>
          </table:table-cell>
          <table:table-cell table:style-name="ce102" office:value-type="float" office:value="-0.497" calcext:value-type="float">
            <text:p/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-0.514" calcext:value-type="float">
            <text:p>-1</text:p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-0.476" calcext:value-type="float">
            <text:p/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588" calcext:value-type="float">
            <text:p>-1</text:p>
          </table:table-cell>
          <table:table-cell table:style-name="ce102" office:value-type="float" office:value="0.759" calcext:value-type="float">
            <text:p>1</text:p>
          </table:table-cell>
          <table:table-cell table:style-name="ce102" office:value-type="float" office:value="-0.315" calcext:value-type="float">
            <text:p/>
          </table:table-cell>
          <table:table-cell table:style-name="ce102" office:value-type="float" office:value="-0.576" calcext:value-type="float">
            <text:p>-1</text:p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-0.606" calcext:value-type="float">
            <text:p>-1</text:p>
          </table:table-cell>
          <table:table-cell table:style-name="ce102" office:value-type="float" office:value="-0.271" calcext:value-type="float">
            <text:p/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047" calcext:value-type="float">
            <text:p/>
          </table:table-cell>
          <table:table-cell table:style-name="ce102" office:value-type="float" office:value="0.399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-0.203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-0.65" calcext:value-type="float">
            <text:p>-1</text:p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106" calcext:value-type="float">
            <text:p/>
          </table:table-cell>
          <table:table-cell table:style-name="ce102" office:value-type="float" office:value="-0.426" calcext:value-type="float">
            <text:p/>
          </table:table-cell>
          <table:table-cell table:style-name="ce102" office:value-type="float" office:value="-0.271" calcext:value-type="float">
            <text:p/>
          </table:table-cell>
          <table:table-cell table:style-name="ce102" office:value-type="float" office:value="-0.341" calcext:value-type="float">
            <text:p/>
          </table:table-cell>
          <table:table-cell table:style-name="ce102" office:value-type="float" office:value="-0.282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315" calcext:value-type="float">
            <text:p/>
          </table:table-cell>
          <table:table-cell table:style-name="ce102" office:value-type="float" office:value="-0.353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-0.4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-0.149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banknote-authentication</text:p>
          </table:table-cell>
          <table:table-cell table:style-name="ce102" office:value-type="float" office:value="-0.597" calcext:value-type="float">
            <text:p>-1</text:p>
          </table:table-cell>
          <table:table-cell table:style-name="ce102" office:value-type="float" office:value="0.615" calcext:value-type="float">
            <text:p>1</text:p>
          </table:table-cell>
          <table:table-cell table:style-name="ce102" office:value-type="float" office:value="0.635" calcext:value-type="float">
            <text:p>1</text:p>
          </table:table-cell>
          <table:table-cell table:style-name="ce105"/>
          <table:table-cell table:style-name="ce102" office:value-type="float" office:value="-0.788" calcext:value-type="float">
            <text:p>-1</text:p>
          </table:table-cell>
          <table:table-cell table:style-name="ce102" office:value-type="float" office:value="0.809" calcext:value-type="float">
            <text:p>1</text:p>
          </table:table-cell>
          <table:table-cell table:style-name="ce102" office:value-type="float" office:value="0.971" calcext:value-type="float">
            <text:p>1</text:p>
          </table:table-cell>
          <table:table-cell table:style-name="ce102" office:value-type="float" office:value="0.656" calcext:value-type="float">
            <text:p>1</text:p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7" calcext:value-type="float">
            <text:p>1</text:p>
          </table:table-cell>
          <table:table-cell table:style-name="ce102" office:value-type="float" office:value="-0.229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.328" calcext:value-type="float">
            <text:p/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0.284" calcext:value-type="float">
            <text:p/>
          </table:table-cell>
          <table:table-cell table:style-name="ce102" office:value-type="float" office:value="-0.658" calcext:value-type="float">
            <text:p>-1</text:p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-0.459" calcext:value-type="float">
            <text:p/>
          </table:table-cell>
          <table:table-cell table:style-name="ce102" office:value-type="float" office:value="0.759" calcext:value-type="float">
            <text:p>1</text:p>
          </table:table-cell>
          <table:table-cell table:style-name="ce102" office:value-type="float" office:value="-0.644" calcext:value-type="float">
            <text:p>-1</text:p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-0.329" calcext:value-type="float">
            <text:p/>
          </table:table-cell>
          <table:table-cell table:style-name="ce102" office:value-type="float" office:value="0.794" calcext:value-type="float">
            <text:p>1</text:p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-0.753" calcext:value-type="float">
            <text:p>-1</text:p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0.726" calcext:value-type="float">
            <text:p>1</text:p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618" calcext:value-type="float">
            <text:p>1</text:p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115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-0.444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-0.194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-0.603" calcext:value-type="float">
            <text:p>-1</text:p>
          </table:table-cell>
          <table:table-cell table:style-name="ce102" office:value-type="float" office:value="-0.35" calcext:value-type="float">
            <text:p/>
          </table:table-cell>
          <table:table-cell table:style-name="ce102" office:value-type="float" office:value="-0.606" calcext:value-type="float">
            <text:p>-1</text:p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-0.352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-0.721" calcext:value-type="float">
            <text:p>-1</text:p>
          </table:table-cell>
          <table:table-cell table:style-name="ce102" office:value-type="float" office:value="-0.385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-0.241" calcext:value-type="float">
            <text:p/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-0.735" calcext:value-type="float">
            <text:p>-1</text:p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-0.35" calcext:value-type="float">
            <text:p/>
          </table:table-cell>
          <table:table-cell table:style-name="ce102" office:value-type="float" office:value="-0.244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0.034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056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-0.376" calcext:value-type="float">
            <text:p/>
          </table:table-cell>
          <table:table-cell table:style-name="ce102" office:value-type="float" office:value="-0.371" calcext:value-type="float">
            <text:p/>
          </table:table-cell>
          <table:table-cell table:style-name="ce102" office:value-type="float" office:value="-0.241" calcext:value-type="float">
            <text:p/>
          </table:table-cell>
          <table:table-cell table:style-name="ce102" office:value-type="float" office:value="-0.324" calcext:value-type="float">
            <text:p/>
          </table:table-cell>
          <table:table-cell table:style-name="ce102" office:value-type="float" office:value="-0.576" calcext:value-type="float">
            <text:p>-1</text:p>
          </table:table-cell>
          <table:table-cell table:style-name="ce102" office:value-type="float" office:value="-0.412" calcext:value-type="float">
            <text:p/>
          </table:table-cell>
          <table:table-cell table:style-name="ce102" office:value-type="float" office:value="-0.503" calcext:value-type="float">
            <text:p>-1</text:p>
          </table:table-cell>
          <table:table-cell table:style-name="ce102" office:value-type="float" office:value="0.215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-0.282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-0.252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autoUniv-au6-cd1-400</text:p>
          </table:table-cell>
          <table:table-cell table:style-name="ce102" office:value-type="float" office:value="0.665" calcext:value-type="float">
            <text:p>1</text:p>
          </table:table-cell>
          <table:table-cell table:style-name="ce102" office:value-type="float" office:value="-0.753" calcext:value-type="float">
            <text:p>-1</text:p>
          </table:table-cell>
          <table:table-cell table:style-name="ce102" office:value-type="float" office:value="-0.709" calcext:value-type="float">
            <text:p>-1</text:p>
          </table:table-cell>
          <table:table-cell table:style-name="ce102" office:value-type="float" office:value="-0.788" calcext:value-type="float">
            <text:p>-1</text:p>
          </table:table-cell>
          <table:table-cell table:style-name="ce105"/>
          <table:table-cell table:style-name="ce102" office:value-type="float" office:value="-0.776" calcext:value-type="float">
            <text:p>-1</text:p>
          </table:table-cell>
          <table:table-cell table:style-name="ce102" office:value-type="float" office:value="-0.788" calcext:value-type="float">
            <text:p>-1</text:p>
          </table:table-cell>
          <table:table-cell table:style-name="ce102" office:value-type="float" office:value="-0.618" calcext:value-type="float">
            <text:p>-1</text:p>
          </table:table-cell>
          <table:table-cell table:style-name="ce102" office:value-type="float" office:value="-0.426" calcext:value-type="float">
            <text:p/>
          </table:table-cell>
          <table:table-cell table:style-name="ce102" office:value-type="float" office:value="-0.021" calcext:value-type="float">
            <text:p/>
          </table:table-cell>
          <table:table-cell table:style-name="ce102" office:value-type="float" office:value="-0.647" calcext:value-type="float">
            <text:p>-1</text:p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506" calcext:value-type="float">
            <text:p>-1</text:p>
          </table:table-cell>
          <table:table-cell table:style-name="ce102" office:value-type="float" office:value="-0.556" calcext:value-type="float">
            <text:p>-1</text:p>
          </table:table-cell>
          <table:table-cell table:style-name="ce102" office:value-type="float" office:value="-0.336" calcext:value-type="float">
            <text:p/>
          </table:table-cell>
          <table:table-cell table:style-name="ce102" office:value-type="float" office:value="0.611" calcext:value-type="float">
            <text:p>1</text:p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0.147" calcext:value-type="float">
            <text:p/>
          </table:table-cell>
          <table:table-cell table:style-name="ce102" office:value-type="float" office:value="-0.644" calcext:value-type="float">
            <text:p>-1</text:p>
          </table:table-cell>
          <table:table-cell table:style-name="ce102" office:value-type="float" office:value="0.803" calcext:value-type="float">
            <text:p>1</text:p>
          </table:table-cell>
          <table:table-cell table:style-name="ce102" office:value-type="float" office:value="-0.694" calcext:value-type="float">
            <text:p>-1</text:p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-0.594" calcext:value-type="float">
            <text:p>-1</text:p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0.744" calcext:value-type="float">
            <text:p>1</text:p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-0.762" calcext:value-type="float">
            <text:p>-1</text:p>
          </table:table-cell>
          <table:table-cell table:style-name="ce102" office:value-type="float" office:value="-0.291" calcext:value-type="float">
            <text:p/>
          </table:table-cell>
          <table:table-cell table:style-name="ce102" office:value-type="float" office:value="-0.541" calcext:value-type="float">
            <text:p>-1</text:p>
          </table:table-cell>
          <table:table-cell table:style-name="ce102" office:value-type="float" office:value="-0.332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-0.471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147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-0.576" calcext:value-type="float">
            <text:p>-1</text:p>
          </table:table-cell>
          <table:table-cell table:style-name="ce102" office:value-type="float" office:value="-0.45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-0.571" calcext:value-type="float">
            <text:p>-1</text:p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0.623" calcext:value-type="float">
            <text:p>1</text:p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103" calcext:value-type="float">
            <text:p/>
          </table:table-cell>
          <table:table-cell table:style-name="ce102" office:value-type="float" office:value="0.744" calcext:value-type="float">
            <text:p>1</text:p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-0.656" calcext:value-type="float">
            <text:p>-1</text:p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-0.515" calcext:value-type="float">
            <text:p>-1</text:p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344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131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-0.394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65" calcext:value-type="float">
            <text:p>1</text:p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0.065" calcext:value-type="float">
            <text:p/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0.222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parkinsons</text:p>
          </table:table-cell>
          <table:table-cell table:style-name="ce102" office:value-type="float" office:value="-0.441" calcext:value-type="float">
            <text:p/>
          </table:table-cell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659" calcext:value-type="float">
            <text:p>1</text:p>
          </table:table-cell>
          <table:table-cell table:style-name="ce102" office:value-type="float" office:value="0.809" calcext:value-type="float">
            <text:p>1</text:p>
          </table:table-cell>
          <table:table-cell table:style-name="ce102" office:value-type="float" office:value="-0.776" calcext:value-type="float">
            <text:p>-1</text:p>
          </table:table-cell>
          <table:table-cell table:style-name="ce105"/>
          <table:table-cell table:style-name="ce102" office:value-type="float" office:value="0.853" calcext:value-type="float">
            <text:p>1</text:p>
          </table:table-cell>
          <table:table-cell table:style-name="ce102" office:value-type="float" office:value="0.859" calcext:value-type="float">
            <text:p>1</text:p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0.063" calcext:value-type="float">
            <text:p/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0.567" calcext:value-type="float">
            <text:p>1</text:p>
          </table:table-cell>
          <table:table-cell table:style-name="ce102" office:value-type="float" office:value="-0.522" calcext:value-type="float">
            <text:p>-1</text:p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321" calcext:value-type="float">
            <text:p/>
          </table:table-cell>
          <table:table-cell table:style-name="ce102" office:value-type="float" office:value="0.903" calcext:value-type="float">
            <text:p>1</text:p>
          </table:table-cell>
          <table:table-cell table:style-name="ce102" office:value-type="float" office:value="-0.453" calcext:value-type="float">
            <text:p/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0.838" calcext:value-type="float">
            <text:p>1</text:p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-0.647" calcext:value-type="float">
            <text:p>-1</text:p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774" calcext:value-type="float">
            <text:p>1</text:p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-0.55" calcext:value-type="float">
            <text:p>-1</text:p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-0.156" calcext:value-type="float">
            <text:p/>
          </table:table-cell>
          <table:table-cell table:style-name="ce102" office:value-type="float" office:value="-0.459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-0.515" calcext:value-type="float">
            <text:p>-1</text:p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-0.187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012" calcext:value-type="float">
            <text:p/>
          </table:table-cell>
          <table:table-cell table:style-name="ce102" office:value-type="float" office:value="-0.491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0.626" calcext:value-type="float">
            <text:p>1</text:p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-0.597" calcext:value-type="float">
            <text:p>-1</text:p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685" calcext:value-type="float">
            <text:p>1</text:p>
          </table:table-cell>
          <table:table-cell table:style-name="ce102" office:value-type="float" office:value="-0.303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0.224" calcext:value-type="float">
            <text:p/>
          </table:table-cell>
          <table:table-cell table:style-name="ce102" office:value-type="float" office:value="-0.391" calcext:value-type="float">
            <text:p/>
          </table:table-cell>
          <table:table-cell table:style-name="ce102" office:value-type="float" office:value="-0.096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-0.332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-0.568" calcext:value-type="float">
            <text:p>-1</text:p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-0.4" calcext:value-type="float">
            <text:p/>
          </table:table-cell>
          <table:table-cell table:style-name="ce102" office:value-type="float" office:value="-0.688" calcext:value-type="float">
            <text:p>-1</text:p>
          </table:table-cell>
          <table:table-cell table:style-name="ce102" office:value-type="float" office:value="-0.585" calcext:value-type="float">
            <text:p>-1</text:p>
          </table:table-cell>
          <table:table-cell table:style-name="ce102" office:value-type="float" office:value="-0.512" calcext:value-type="float">
            <text:p>-1</text:p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-0.465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-0.329" calcext:value-type="float">
            <text:p/>
          </table:table-cell>
          <table:table-cell table:style-name="ce102" office:value-type="float" office:value="-0.226" calcext:value-type="float">
            <text:p/>
          </table:table-cell>
          <table:table-cell table:style-name="ce102" office:value-type="float" office:value="-0.188" calcext:value-type="float">
            <text:p/>
          </table:table-cell>
          <table:table-cell table:style-name="ce102" office:value-type="float" office:value="-0.402" calcext:value-type="float">
            <text:p/>
          </table:table-cell>
          <table:table-cell table:style-name="ce102" office:value-type="float" office:value="-0.318" calcext:value-type="float">
            <text:p/>
          </table:table-cell>
          <table:table-cell table:style-name="ce102" office:value-type="float" office:value="-0.229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banana</text:p>
          </table:table-cell>
          <table:table-cell table:style-name="ce102" office:value-type="float" office:value="-0.518" calcext:value-type="float">
            <text:p>-1</text:p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971" calcext:value-type="float">
            <text:p>1</text:p>
          </table:table-cell>
          <table:table-cell table:style-name="ce102" office:value-type="float" office:value="-0.788" calcext:value-type="float">
            <text:p>-1</text:p>
          </table:table-cell>
          <table:table-cell table:style-name="ce102" office:value-type="float" office:value="0.853" calcext:value-type="float">
            <text:p>1</text:p>
          </table:table-cell>
          <table:table-cell table:style-name="ce105"/>
          <table:table-cell table:style-name="ce102" office:value-type="float" office:value="0.65" calcext:value-type="float">
            <text:p>1</text:p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0.275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0.355" calcext:value-type="float">
            <text:p/>
          </table:table-cell>
          <table:table-cell table:style-name="ce102" office:value-type="float" office:value="-0.645" calcext:value-type="float">
            <text:p>-1</text:p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-0.494" calcext:value-type="float">
            <text:p/>
          </table:table-cell>
          <table:table-cell table:style-name="ce102" office:value-type="float" office:value="0.791" calcext:value-type="float">
            <text:p>1</text:p>
          </table:table-cell>
          <table:table-cell table:style-name="ce102" office:value-type="float" office:value="-0.606" calcext:value-type="float">
            <text:p>-1</text:p>
          </table:table-cell>
          <table:table-cell table:style-name="ce102" office:value-type="float" office:value="0.712" calcext:value-type="float">
            <text:p>1</text:p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0.809" calcext:value-type="float">
            <text:p>1</text:p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-0.75" calcext:value-type="float">
            <text:p>-1</text:p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747" calcext:value-type="float">
            <text:p>1</text:p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341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-0.462" calcext:value-type="float">
            <text:p/>
          </table:table-cell>
          <table:table-cell table:style-name="ce102" office:value-type="float" office:value="-0.365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-0.547" calcext:value-type="float">
            <text:p>-1</text:p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-0.544" calcext:value-type="float">
            <text:p>-1</text:p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-0.299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668" calcext:value-type="float">
            <text:p>-1</text:p>
          </table:table-cell>
          <table:table-cell table:style-name="ce102" office:value-type="float" office:value="-0.344" calcext:value-type="float">
            <text:p/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738" calcext:value-type="float">
            <text:p>1</text:p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-0.691" calcext:value-type="float">
            <text:p>-1</text:p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0.665" calcext:value-type="float">
            <text:p>1</text:p>
          </table:table-cell>
          <table:table-cell table:style-name="ce102" office:value-type="float" office:value="-0.344" calcext:value-type="float">
            <text:p/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0.066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-0.338" calcext:value-type="float">
            <text:p/>
          </table:table-cell>
          <table:table-cell table:style-name="ce102" office:value-type="float" office:value="-0.426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-0.326" calcext:value-type="float">
            <text:p/>
          </table:table-cell>
          <table:table-cell table:style-name="ce102" office:value-type="float" office:value="-0.568" calcext:value-type="float">
            <text:p>-1</text:p>
          </table:table-cell>
          <table:table-cell table:style-name="ce102" office:value-type="float" office:value="-0.418" calcext:value-type="float">
            <text:p/>
          </table:table-cell>
          <table:table-cell table:style-name="ce102" office:value-type="float" office:value="-0.512" calcext:value-type="float">
            <text:p>-1</text:p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-0.263" calcext:value-type="float">
            <text:p/>
          </table:table-cell>
          <table:table-cell table:style-name="ce102" office:value-type="float" office:value="-0.203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0.259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heart-disease-processed-va</text:p>
          </table:table-cell>
          <table:table-cell table:style-name="ce102" office:value-type="float" office:value="-0.456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0.656" calcext:value-type="float">
            <text:p>1</text:p>
          </table:table-cell>
          <table:table-cell table:style-name="ce102" office:value-type="float" office:value="-0.618" calcext:value-type="float">
            <text:p>-1</text:p>
          </table:table-cell>
          <table:table-cell table:style-name="ce102" office:value-type="float" office:value="0.859" calcext:value-type="float">
            <text:p>1</text:p>
          </table:table-cell>
          <table:table-cell table:style-name="ce102" office:value-type="float" office:value="0.65" calcext:value-type="float">
            <text:p>1</text:p>
          </table:table-cell>
          <table:table-cell table:style-name="ce105"/>
          <table:table-cell table:style-name="ce102" office:value-type="float" office:value="0.441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066" calcext:value-type="float">
            <text:p/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0.537" calcext:value-type="float">
            <text:p>1</text:p>
          </table:table-cell>
          <table:table-cell table:style-name="ce102" office:value-type="float" office:value="-0.227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-0.403" calcext:value-type="float">
            <text:p/>
          </table:table-cell>
          <table:table-cell table:style-name="ce102" office:value-type="float" office:value="0.168" calcext:value-type="float">
            <text:p/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097" calcext:value-type="float">
            <text:p/>
          </table:table-cell>
          <table:table-cell table:style-name="ce102" office:value-type="float" office:value="0.409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-0.506" calcext:value-type="float">
            <text:p>-1</text:p>
          </table:table-cell>
          <table:table-cell table:number-columns-repeated="2" table:style-name="ce102" office:value-type="float" office:value="-0.206" calcext:value-type="float">
            <text:p/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-0.163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0.571" calcext:value-type="float">
            <text:p>1</text:p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-0.429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-0.172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-0.276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-0.488" calcext:value-type="float">
            <text:p/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-0.374" calcext:value-type="float">
            <text:p/>
          </table:table-cell>
          <table:table-cell table:style-name="ce102" office:value-type="float" office:value="-0.559" calcext:value-type="float">
            <text:p>-1</text:p>
          </table:table-cell>
          <table:table-cell table:style-name="ce102" office:value-type="float" office:value="-0.509" calcext:value-type="float">
            <text:p>-1</text:p>
          </table:table-cell>
          <table:table-cell table:style-name="ce102" office:value-type="float" office:value="-0.418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-0.476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056" calcext:value-type="float">
            <text:p/>
          </table:table-cell>
          <table:table-cell table:number-columns-repeated="2" table:style-name="ce102" office:value-type="float" office:value="-0.179" calcext:value-type="float">
            <text:p/>
          </table:table-cell>
          <table:table-cell table:style-name="ce102" office:value-type="float" office:value="-0.241" calcext:value-type="float">
            <text:p/>
          </table:table-cell>
          <table:table-cell table:style-name="ce102" office:value-type="float" office:value="-0.249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-0.203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hill-valley-without-noise</text:p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-0.426" calcext:value-type="float">
            <text:p/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5"/>
          <table:table-cell table:style-name="ce102" office:value-type="float" office:value="0.044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-0.406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-0.479" calcext:value-type="float">
            <text:p/>
          </table:table-cell>
          <table:table-cell table:style-name="ce102" office:value-type="float" office:value="0.049" calcext:value-type="float">
            <text:p/>
          </table:table-cell>
          <table:table-cell table:style-name="ce102" office:value-type="float" office:value="0.665" calcext:value-type="float">
            <text:p>1</text:p>
          </table:table-cell>
          <table:table-cell table:style-name="ce102" office:value-type="float" office:value="0.469" calcext:value-type="float">
            <text:p/>
          </table:table-cell>
          <table:table-cell table:style-name="ce102" office:value-type="float" office:value="-0.263" calcext:value-type="float">
            <text:p/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229" calcext:value-type="float">
            <text:p/>
          </table:table-cell>
          <table:table-cell table:style-name="ce102" office:value-type="float" office:value="-0.362" calcext:value-type="float">
            <text:p/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-0.453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0.462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-0.524" calcext:value-type="float">
            <text:p>-1</text:p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-0.103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0.232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-0.391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103" calcext:value-type="float">
            <text:p/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mushroom</text:p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-0.021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5"/>
          <table:table-cell table:style-name="ce102" office:value-type="float" office:value="-0.282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-0.485" calcext:value-type="float">
            <text:p/>
          </table:table-cell>
          <table:table-cell table:style-name="ce102" office:value-type="float" office:value="-0.575" calcext:value-type="float">
            <text:p>-1</text:p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305" calcext:value-type="float">
            <text:p/>
          </table:table-cell>
          <table:table-cell table:style-name="ce102" office:value-type="float" office:value="-0.001" calcext:value-type="float">
            <text:p/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-0.671" calcext:value-type="float">
            <text:p>-1</text:p>
          </table:table-cell>
          <table:table-cell table:style-name="ce102" office:value-type="float" office:value="-0.412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-0.538" calcext:value-type="float">
            <text:p>-1</text:p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-0.656" calcext:value-type="float">
            <text:p>-1</text:p>
          </table:table-cell>
          <table:table-cell table:style-name="ce102" office:value-type="float" office:value="-0.629" calcext:value-type="float">
            <text:p>-1</text:p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-0.535" calcext:value-type="float">
            <text:p>-1</text:p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522" calcext:value-type="float">
            <text:p>1</text:p>
          </table:table-cell>
          <table:table-cell table:style-name="ce102" office:value-type="float" office:value="0.665" calcext:value-type="float">
            <text:p>1</text:p>
          </table:table-cell>
          <table:table-cell table:style-name="ce102" office:value-type="float" office:value="-0.318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0.259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-0.609" calcext:value-type="float">
            <text:p>-1</text:p>
          </table:table-cell>
          <table:table-cell table:style-name="ce102" office:value-type="float" office:value="0.585" calcext:value-type="float">
            <text:p>1</text:p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65" calcext:value-type="float">
            <text:p>1</text:p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-0.518" calcext:value-type="float">
            <text:p>-1</text:p>
          </table:table-cell>
          <table:table-cell table:style-name="ce102" office:value-type="float" office:value="-0.437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665" calcext:value-type="float">
            <text:p>1</text:p>
          </table:table-cell>
          <table:table-cell table:style-name="ce102" office:value-type="float" office:value="-0.541" calcext:value-type="float">
            <text:p>-1</text:p>
          </table:table-cell>
          <table:table-cell table:style-name="ce102" office:value-type="float" office:value="-0.365" calcext:value-type="float">
            <text:p/>
          </table:table-cell>
          <table:table-cell table:style-name="ce102" office:value-type="float" office:value="0.353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-0.409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number-columns-repeated="2" table:style-name="ce102" office:value-type="float" office:value="0.415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-0.403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115" calcext:value-type="float">
            <text:p/>
          </table:table-cell>
          <table:table-cell table:style-name="ce102" office:value-type="float" office:value="-0.337" calcext:value-type="float">
            <text:p/>
          </table:table-cell>
          <table:table-cell table:style-name="ce102" office:value-type="float" office:value="-0.324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iris</text:p>
          </table:table-cell>
          <table:table-cell table:style-name="ce102" office:value-type="float" office:value="-0.747" calcext:value-type="float">
            <text:p>-1</text:p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615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102" office:value-type="float" office:value="-0.647" calcext:value-type="float">
            <text:p>-1</text:p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-0.282" calcext:value-type="float">
            <text:p/>
          </table:table-cell>
          <table:table-cell table:style-name="ce105"/>
          <table:table-cell table:style-name="ce102" office:value-type="float" office:value="-0.359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798" calcext:value-type="float">
            <text:p>1</text:p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-0.592" calcext:value-type="float">
            <text:p>-1</text:p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-0.806" calcext:value-type="float">
            <text:p>-1</text:p>
          </table:table-cell>
          <table:table-cell table:style-name="ce102" office:value-type="float" office:value="0.844" calcext:value-type="float">
            <text:p>1</text:p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-0.668" calcext:value-type="float">
            <text:p>-1</text:p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0.65" calcext:value-type="float">
            <text:p>1</text:p>
          </table:table-cell>
          <table:table-cell table:style-name="ce102" office:value-type="float" office:value="0.571" calcext:value-type="float">
            <text:p>1</text:p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-0.321" calcext:value-type="float">
            <text:p/>
          </table:table-cell>
          <table:table-cell table:style-name="ce102" office:value-type="float" office:value="0.715" calcext:value-type="float">
            <text:p>1</text:p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0.091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-0.741" calcext:value-type="float">
            <text:p>-1</text:p>
          </table:table-cell>
          <table:table-cell table:style-name="ce102" office:value-type="float" office:value="-0.621" calcext:value-type="float">
            <text:p>-1</text:p>
          </table:table-cell>
          <table:table-cell table:style-name="ce102" office:value-type="float" office:value="-0.488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-0.65" calcext:value-type="float">
            <text:p>-1</text:p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-0.641" calcext:value-type="float">
            <text:p>-1</text:p>
          </table:table-cell>
          <table:table-cell table:style-name="ce102" office:value-type="float" office:value="-0.544" calcext:value-type="float">
            <text:p>-1</text:p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-0.574" calcext:value-type="float">
            <text:p>-1</text:p>
          </table:table-cell>
          <table:table-cell table:style-name="ce102" office:value-type="float" office:value="0.665" calcext:value-type="float">
            <text:p>1</text:p>
          </table:table-cell>
          <table:table-cell table:style-name="ce102" office:value-type="float" office:value="-0.303" calcext:value-type="float">
            <text:p/>
          </table:table-cell>
          <table:table-cell table:style-name="ce102" office:value-type="float" office:value="-0.6" calcext:value-type="float">
            <text:p>-1</text:p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-0.559" calcext:value-type="float">
            <text:p>-1</text:p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43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0.341" calcext:value-type="float">
            <text:p/>
          </table:table-cell>
          <table:table-cell table:style-name="ce102" office:value-type="float" office:value="0.7" calcext:value-type="float">
            <text:p>1</text:p>
          </table:table-cell>
          <table:table-cell table:style-name="ce102" office:value-type="float" office:value="-0.544" calcext:value-type="float">
            <text:p>-1</text:p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224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autoUniv-au7-cpd1-500</text:p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-0.229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406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-0.359" calcext:value-type="float">
            <text:p/>
          </table:table-cell>
          <table:table-cell table:style-name="ce105"/>
          <table:table-cell table:style-name="ce102" office:value-type="float" office:value="0.109" calcext:value-type="float">
            <text:p/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-0.477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147" calcext:value-type="float">
            <text:p/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459" calcext:value-type="float">
            <text:p/>
          </table:table-cell>
          <table:table-cell table:style-name="ce102" office:value-type="float" office:value="-0.576" calcext:value-type="float">
            <text:p>-1</text:p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344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474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-0.021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-0.156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-0.177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115" calcext:value-type="float">
            <text:p/>
          </table:table-cell>
          <table:table-cell table:style-name="ce102" office:value-type="float" office:value="-0.103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leaf</text:p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-0.176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5"/>
          <table:table-cell table:style-name="ce102" office:value-type="float" office:value="-0.491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-0.315" calcext:value-type="float">
            <text:p/>
          </table:table-cell>
          <table:table-cell table:style-name="ce102" office:value-type="float" office:value="0.585" calcext:value-type="float">
            <text:p>1</text:p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-0.276" calcext:value-type="float">
            <text:p/>
          </table:table-cell>
          <table:table-cell table:style-name="ce102" office:value-type="float" office:value="-0.415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-0.45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-0.7" calcext:value-type="float">
            <text:p>-1</text:p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-0.429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-0.512" calcext:value-type="float">
            <text:p>-1</text:p>
          </table:table-cell>
          <table:table-cell table:style-name="ce102" office:value-type="float" office:value="0.712" calcext:value-type="float">
            <text:p>1</text:p>
          </table:table-cell>
          <table:table-cell table:style-name="ce102" office:value-type="float" office:value="-0.453" calcext:value-type="float">
            <text:p/>
          </table:table-cell>
          <table:table-cell table:style-name="ce102" office:value-type="float" office:value="-0.45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-0.326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-0.403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0.157" calcext:value-type="float">
            <text:p/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-0.494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-0.5" calcext:value-type="float">
            <text:p>-1</text:p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771" calcext:value-type="float">
            <text:p>1</text:p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-0.429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-0.426" calcext:value-type="float">
            <text:p/>
          </table:table-cell>
          <table:table-cell table:style-name="ce102" office:value-type="float" office:value="0.075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-0.324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-0.172" calcext:value-type="float">
            <text:p/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autoUniv-au1-1000</text:p>
          </table:table-cell>
          <table:table-cell table:style-name="ce102" office:value-type="float" office:value="-0.688" calcext:value-type="float">
            <text:p>-1</text:p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-0.491" calcext:value-type="float">
            <text:p/>
          </table:table-cell>
          <table:table-cell table:style-name="ce105"/>
          <table:table-cell table:style-name="ce102" office:value-type="float" office:value="-0.032" calcext:value-type="float">
            <text:p/>
          </table:table-cell>
          <table:table-cell table:style-name="ce102" office:value-type="float" office:value="0.446" calcext:value-type="float">
            <text:p/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-0.152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number-columns-repeated="2" table:style-name="ce102" office:value-type="float" office:value="0.197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-0.459" calcext:value-type="float">
            <text:p/>
          </table:table-cell>
          <table:table-cell table:style-name="ce102" office:value-type="float" office:value="-0.376" calcext:value-type="float">
            <text:p/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-0.409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-0.265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-0.294" calcext:value-type="float">
            <text:p/>
          </table:table-cell>
          <table:table-cell table:style-name="ce102" office:value-type="float" office:value="-0.228" calcext:value-type="float">
            <text:p/>
          </table:table-cell>
          <table:table-cell table:style-name="ce102" office:value-type="float" office:value="-0.265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394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-0.135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-0.176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-0.509" calcext:value-type="float">
            <text:p>-1</text:p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-0.131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-0.276" calcext:value-type="float">
            <text:p/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387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autoUniv-au7-300-drift-au7-cpd1</text:p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0.444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-0.479" calcext:value-type="float">
            <text:p/>
          </table:table-cell>
          <table:table-cell table:style-name="ce102" office:value-type="float" office:value="-0.485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5"/>
          <table:table-cell table:style-name="ce102" office:value-type="float" office:value="0.302" calcext:value-type="float">
            <text:p/>
          </table:table-cell>
          <table:table-cell table:style-name="ce102" office:value-type="float" office:value="-0.271" calcext:value-type="float">
            <text:p/>
          </table:table-cell>
          <table:table-cell table:style-name="ce102" office:value-type="float" office:value="0.043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-0.085" calcext:value-type="float">
            <text:p/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-0.265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265" calcext:value-type="float">
            <text:p/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-0.194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444" calcext:value-type="float">
            <text:p/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0.562" calcext:value-type="float">
            <text:p>1</text:p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0.097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-0.276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-0.176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259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-0.238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-0.097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twonorm</text:p>
          </table:table-cell>
          <table:table-cell table:style-name="ce102" office:value-type="float" office:value="-0.734" calcext:value-type="float">
            <text:p>-1</text:p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505" calcext:value-type="float">
            <text:p>1</text:p>
          </table:table-cell>
          <table:table-cell table:style-name="ce102" office:value-type="float" office:value="0.328" calcext:value-type="float">
            <text:p/>
          </table:table-cell>
          <table:table-cell table:style-name="ce102" office:value-type="float" office:value="-0.506" calcext:value-type="float">
            <text:p>-1</text:p>
          </table:table-cell>
          <table:table-cell table:style-name="ce102" office:value-type="float" office:value="0.063" calcext:value-type="float">
            <text:p/>
          </table:table-cell>
          <table:table-cell table:style-name="ce102" office:value-type="float" office:value="0.275" calcext:value-type="float">
            <text:p/>
          </table:table-cell>
          <table:table-cell table:style-name="ce102" office:value-type="float" office:value="0.066" calcext:value-type="float">
            <text:p/>
          </table:table-cell>
          <table:table-cell table:style-name="ce102" office:value-type="float" office:value="0.049" calcext:value-type="float">
            <text:p/>
          </table:table-cell>
          <table:table-cell table:style-name="ce102" office:value-type="float" office:value="-0.575" calcext:value-type="float">
            <text:p>-1</text:p>
          </table:table-cell>
          <table:table-cell table:style-name="ce102" office:value-type="float" office:value="0.798" calcext:value-type="float">
            <text:p>1</text:p>
          </table:table-cell>
          <table:table-cell table:style-name="ce102" office:value-type="float" office:value="-0.477" calcext:value-type="float">
            <text:p/>
          </table:table-cell>
          <table:table-cell table:style-name="ce102" office:value-type="float" office:value="-0.315" calcext:value-type="float">
            <text:p/>
          </table:table-cell>
          <table:table-cell table:style-name="ce102" office:value-type="float" office:value="0.446" calcext:value-type="float">
            <text:p/>
          </table:table-cell>
          <table:table-cell table:style-name="ce102" office:value-type="float" office:value="0.302" calcext:value-type="float">
            <text:p/>
          </table:table-cell>
          <table:table-cell table:style-name="ce105"/>
          <table:table-cell table:style-name="ce102" office:value-type="float" office:value="-0.121" calcext:value-type="float">
            <text:p/>
          </table:table-cell>
          <table:table-cell table:style-name="ce102" office:value-type="float" office:value="-0.181" calcext:value-type="float">
            <text:p/>
          </table:table-cell>
          <table:table-cell table:style-name="ce102" office:value-type="float" office:value="-0.272" calcext:value-type="float">
            <text:p/>
          </table:table-cell>
          <table:table-cell table:style-name="ce102" office:value-type="float" office:value="0.102" calcext:value-type="float">
            <text:p/>
          </table:table-cell>
          <table:table-cell table:style-name="ce102" office:value-type="float" office:value="0.308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-0.658" calcext:value-type="float">
            <text:p>-1</text:p>
          </table:table-cell>
          <table:table-cell table:style-name="ce102" office:value-type="float" office:value="0.648" calcext:value-type="float">
            <text:p>1</text:p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135" calcext:value-type="float">
            <text:p/>
          </table:table-cell>
          <table:table-cell table:style-name="ce102" office:value-type="float" office:value="-0.458" calcext:value-type="float">
            <text:p/>
          </table:table-cell>
          <table:table-cell table:style-name="ce102" office:value-type="float" office:value="-0.399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346" calcext:value-type="float">
            <text:p/>
          </table:table-cell>
          <table:table-cell table:style-name="ce102" office:value-type="float" office:value="0.752" calcext:value-type="float">
            <text:p>1</text:p>
          </table:table-cell>
          <table:table-cell table:style-name="ce102" office:value-type="float" office:value="0.728" calcext:value-type="float">
            <text:p>1</text:p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-0.623" calcext:value-type="float">
            <text:p>-1</text:p>
          </table:table-cell>
          <table:table-cell table:style-name="ce102" office:value-type="float" office:value="0.543" calcext:value-type="float">
            <text:p>1</text:p>
          </table:table-cell>
          <table:table-cell table:style-name="ce102" office:value-type="float" office:value="0.534" calcext:value-type="float">
            <text:p>1</text:p>
          </table:table-cell>
          <table:table-cell table:style-name="ce102" office:value-type="float" office:value="-0.249" calcext:value-type="float">
            <text:p/>
          </table:table-cell>
          <table:table-cell table:style-name="ce102" office:value-type="float" office:value="0.487" calcext:value-type="float">
            <text:p/>
          </table:table-cell>
          <table:table-cell table:style-name="ce102" office:value-type="float" office:value="0.784" calcext:value-type="float">
            <text:p>1</text:p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0.68" calcext:value-type="float">
            <text:p>1</text:p>
          </table:table-cell>
          <table:table-cell table:style-name="ce102" office:value-type="float" office:value="-0.225" calcext:value-type="float">
            <text:p/>
          </table:table-cell>
          <table:table-cell table:style-name="ce102" office:value-type="float" office:value="-0.611" calcext:value-type="float">
            <text:p>-1</text:p>
          </table:table-cell>
          <table:table-cell table:style-name="ce102" office:value-type="float" office:value="-0.714" calcext:value-type="float">
            <text:p>-1</text:p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0.59" calcext:value-type="float">
            <text:p>1</text:p>
          </table:table-cell>
          <table:table-cell table:style-name="ce102" office:value-type="float" office:value="0.389" calcext:value-type="float">
            <text:p/>
          </table:table-cell>
          <table:table-cell table:style-name="ce102" office:value-type="float" office:value="-0.713" calcext:value-type="float">
            <text:p>-1</text:p>
          </table:table-cell>
          <table:table-cell table:style-name="ce102" office:value-type="float" office:value="-0.636" calcext:value-type="float">
            <text:p>-1</text:p>
          </table:table-cell>
          <table:table-cell table:style-name="ce102" office:value-type="float" office:value="0.358" calcext:value-type="float">
            <text:p/>
          </table:table-cell>
          <table:table-cell table:style-name="ce102" office:value-type="float" office:value="-0.353" calcext:value-type="float">
            <text:p/>
          </table:table-cell>
          <table:table-cell table:style-name="ce102" office:value-type="float" office:value="-0.502" calcext:value-type="float">
            <text:p>-1</text:p>
          </table:table-cell>
          <table:table-cell table:style-name="ce102" office:value-type="float" office:value="-0.331" calcext:value-type="float">
            <text:p/>
          </table:table-cell>
          <table:table-cell table:style-name="ce102" office:value-type="float" office:value="0.147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-0.57" calcext:value-type="float">
            <text:p>-1</text:p>
          </table:table-cell>
          <table:table-cell table:style-name="ce102" office:value-type="float" office:value="0.443" calcext:value-type="float">
            <text:p/>
          </table:table-cell>
          <table:table-cell table:style-name="ce102" office:value-type="float" office:value="-0.578" calcext:value-type="float">
            <text:p>-1</text:p>
          </table:table-cell>
          <table:table-cell table:style-name="ce102" office:value-type="float" office:value="-0.372" calcext:value-type="float">
            <text:p/>
          </table:table-cell>
          <table:table-cell table:style-name="ce102" office:value-type="float" office:value="0.687" calcext:value-type="float">
            <text:p>1</text:p>
          </table:table-cell>
          <table:table-cell table:style-name="ce102" office:value-type="float" office:value="-0.243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-0.581" calcext:value-type="float">
            <text:p>-1</text:p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711" calcext:value-type="float">
            <text:p>1</text:p>
          </table:table-cell>
          <table:table-cell table:style-name="ce102" office:value-type="float" office:value="0.627" calcext:value-type="float">
            <text:p>1</text:p>
          </table:table-cell>
          <table:table-cell table:style-name="ce102" office:value-type="float" office:value="-0.134" calcext:value-type="float">
            <text:p/>
          </table:table-cell>
          <table:table-cell table:style-name="ce102" office:value-type="float" office:value="-0.107" calcext:value-type="float">
            <text:p/>
          </table:table-cell>
          <table:table-cell table:style-name="ce102" office:value-type="float" office:value="0.687" calcext:value-type="float">
            <text:p>1</text:p>
          </table:table-cell>
          <table:table-cell table:style-name="ce102" office:value-type="float" office:value="0.696" calcext:value-type="float">
            <text:p>1</text:p>
          </table:table-cell>
          <table:table-cell table:style-name="ce102" office:value-type="float" office:value="-0.496" calcext:value-type="float">
            <text:p/>
          </table:table-cell>
          <table:table-cell table:style-name="ce102" office:value-type="float" office:value="0.349" calcext:value-type="float">
            <text:p/>
          </table:table-cell>
          <table:table-cell table:style-name="ce102" office:value-type="float" office:value="-0.066" calcext:value-type="float">
            <text:p/>
          </table:table-cell>
          <table:table-cell table:style-name="ce102" office:value-type="float" office:value="0.478" calcext:value-type="float">
            <text:p/>
          </table:table-cell>
          <table:table-cell table:style-name="ce102" office:value-type="float" office:value="0.099" calcext:value-type="float">
            <text:p/>
          </table:table-cell>
          <table:table-cell table:style-name="ce102" office:value-type="float" office:value="0.243" calcext:value-type="float">
            <text:p/>
          </table:table-cell>
          <table:table-cell table:style-name="ce102" office:value-type="float" office:value="-0.066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-0.004" calcext:value-type="float">
            <text:p/>
          </table:table-cell>
          <table:table-cell table:style-name="ce102" office:value-type="float" office:value="0.134" calcext:value-type="float">
            <text:p/>
          </table:table-cell>
          <table:table-cell table:style-name="ce102" office:value-type="float" office:value="0.411" calcext:value-type="float">
            <text:p/>
          </table:table-cell>
          <table:table-cell table:style-name="ce102" office:value-type="float" office:value="0.587" calcext:value-type="float">
            <text:p>1</text:p>
          </table:table-cell>
          <table:table-cell table:style-name="ce102" office:value-type="float" office:value="-0.031" calcext:value-type="float">
            <text:p/>
          </table:table-cell>
          <table:table-cell table:style-name="ce102" office:value-type="float" office:value="0.216" calcext:value-type="float">
            <text:p/>
          </table:table-cell>
          <table:table-cell table:style-name="ce102" office:value-type="float" office:value="0.52" calcext:value-type="float">
            <text:p>1</text:p>
          </table:table-cell>
          <table:table-cell table:style-name="ce102" office:value-type="float" office:value="0.433" calcext:value-type="float">
            <text:p/>
          </table:table-cell>
          <table:table-cell table:style-name="ce102" office:value-type="float" office:value="-0.113" calcext:value-type="float">
            <text:p/>
          </table:table-cell>
          <table:table-cell table:style-name="ce102" office:value-type="float" office:value="0.216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artificial-characters</text:p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-0.556" calcext:value-type="float">
            <text:p>-1</text:p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0.665" calcext:value-type="float">
            <text:p>1</text:p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0.585" calcext:value-type="float">
            <text:p>1</text:p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-0.271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5"/>
          <table:table-cell table:style-name="ce102" office:value-type="float" office:value="0.739" calcext:value-type="float">
            <text:p>1</text:p>
          </table:table-cell>
          <table:table-cell table:style-name="ce102" office:value-type="float" office:value="-0.406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-0.415" calcext:value-type="float">
            <text:p/>
          </table:table-cell>
          <table:table-cell table:style-name="ce102" office:value-type="float" office:value="0.897" calcext:value-type="float">
            <text:p>1</text:p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0.462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0.856" calcext:value-type="float">
            <text:p>1</text:p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-0.365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0.762" calcext:value-type="float">
            <text:p>1</text:p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0.168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-0.7" calcext:value-type="float">
            <text:p>-1</text:p>
          </table:table-cell>
          <table:table-cell table:style-name="ce102" office:value-type="float" office:value="0.106" calcext:value-type="float">
            <text:p/>
          </table:table-cell>
          <table:table-cell table:style-name="ce102" office:value-type="float" office:value="-0.547" calcext:value-type="float">
            <text:p>-1</text:p>
          </table:table-cell>
          <table:table-cell table:style-name="ce102" office:value-type="float" office:value="-0.521" calcext:value-type="float">
            <text:p>-1</text:p>
          </table:table-cell>
          <table:table-cell table:style-name="ce102" office:value-type="float" office:value="0.715" calcext:value-type="float">
            <text:p>1</text:p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-0.668" calcext:value-type="float">
            <text:p>-1</text:p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043" calcext:value-type="float">
            <text:p/>
          </table:table-cell>
          <table:table-cell table:style-name="ce102" office:value-type="float" office:value="0.585" calcext:value-type="float">
            <text:p>1</text:p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-0.447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0.765" calcext:value-type="float">
            <text:p>1</text:p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-0.385" calcext:value-type="float">
            <text:p/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-0.465" calcext:value-type="float">
            <text:p/>
          </table:table-cell>
          <table:table-cell table:style-name="ce102" office:value-type="float" office:value="-0.181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-0.444" calcext:value-type="float">
            <text:p/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047" calcext:value-type="float">
            <text:p/>
          </table:table-cell>
          <table:table-cell table:style-name="ce102" office:value-type="float" office:value="-0.518" calcext:value-type="float">
            <text:p>-1</text:p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-0.503" calcext:value-type="float">
            <text:p>-1</text:p>
          </table:table-cell>
          <table:table-cell table:style-name="ce102" office:value-type="float" office:value="-0.444" calcext:value-type="float">
            <text:p/>
          </table:table-cell>
          <table:table-cell table:style-name="ce102" office:value-type="float" office:value="-0.294" calcext:value-type="float">
            <text:p/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-0.129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-0.296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first-order-theorem</text:p>
          </table:table-cell>
          <table:table-cell table:style-name="ce102" office:value-type="float" office:value="0.193" calcext:value-type="float">
            <text:p/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0.278" calcext:value-type="float">
            <text:p/>
          </table:table-cell>
          <table:table-cell table:style-name="ce102" office:value-type="float" office:value="0.284" calcext:value-type="float">
            <text:p/>
          </table:table-cell>
          <table:table-cell table:style-name="ce102" office:value-type="float" office:value="-0.336" calcext:value-type="float">
            <text:p/>
          </table:table-cell>
          <table:table-cell table:style-name="ce102" office:value-type="float" office:value="0.567" calcext:value-type="float">
            <text:p>1</text:p>
          </table:table-cell>
          <table:table-cell table:style-name="ce102" office:value-type="float" office:value="0.355" calcext:value-type="float">
            <text:p/>
          </table:table-cell>
          <table:table-cell table:style-name="ce102" office:value-type="float" office:value="0.537" calcext:value-type="float">
            <text:p>1</text:p>
          </table:table-cell>
          <table:table-cell table:style-name="ce102" office:value-type="float" office:value="0.469" calcext:value-type="float">
            <text:p/>
          </table:table-cell>
          <table:table-cell table:style-name="ce102" office:value-type="float" office:value="0.305" calcext:value-type="float">
            <text:p/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-0.152" calcext:value-type="float">
            <text:p/>
          </table:table-cell>
          <table:table-cell table:style-name="ce102" office:value-type="float" office:value="0.043" calcext:value-type="float">
            <text:p/>
          </table:table-cell>
          <table:table-cell table:style-name="ce102" office:value-type="float" office:value="-0.181" calcext:value-type="float">
            <text:p/>
          </table:table-cell>
          <table:table-cell table:style-name="ce102" office:value-type="float" office:value="0.739" calcext:value-type="float">
            <text:p>1</text:p>
          </table:table-cell>
          <table:table-cell table:style-name="ce105"/>
          <table:table-cell table:style-name="ce102" office:value-type="float" office:value="-0.144" calcext:value-type="float">
            <text:p/>
          </table:table-cell>
          <table:table-cell table:style-name="ce102" office:value-type="float" office:value="-0.075" calcext:value-type="float">
            <text:p/>
          </table:table-cell>
          <table:table-cell table:style-name="ce102" office:value-type="float" office:value="-0.099" calcext:value-type="float">
            <text:p/>
          </table:table-cell>
          <table:table-cell table:style-name="ce102" office:value-type="float" office:value="0.742" calcext:value-type="float">
            <text:p>1</text:p>
          </table:table-cell>
          <table:table-cell table:style-name="ce102" office:value-type="float" office:value="-0.216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0.527" calcext:value-type="float">
            <text:p>1</text:p>
          </table:table-cell>
          <table:table-cell table:style-name="ce102" office:value-type="float" office:value="0.443" calcext:value-type="float">
            <text:p/>
          </table:table-cell>
          <table:table-cell table:style-name="ce102" office:value-type="float" office:value="-0.06" calcext:value-type="float">
            <text:p/>
          </table:table-cell>
          <table:table-cell table:style-name="ce102" office:value-type="float" office:value="-0.359" calcext:value-type="float">
            <text:p/>
          </table:table-cell>
          <table:table-cell table:style-name="ce102" office:value-type="float" office:value="0.578" calcext:value-type="float">
            <text:p>1</text:p>
          </table:table-cell>
          <table:table-cell table:style-name="ce102" office:value-type="float" office:value="-0.311" calcext:value-type="float">
            <text:p/>
          </table:table-cell>
          <table:table-cell table:style-name="ce102" office:value-type="float" office:value="-0.072" calcext:value-type="float">
            <text:p/>
          </table:table-cell>
          <table:table-cell table:style-name="ce102" office:value-type="float" office:value="0.536" calcext:value-type="float">
            <text:p>1</text:p>
          </table:table-cell>
          <table:table-cell table:style-name="ce102" office:value-type="float" office:value="0.74" calcext:value-type="float">
            <text:p>1</text:p>
          </table:table-cell>
          <table:table-cell table:style-name="ce102" office:value-type="float" office:value="0.104" calcext:value-type="float">
            <text:p/>
          </table:table-cell>
          <table:table-cell table:style-name="ce102" office:value-type="float" office:value="-0.537" calcext:value-type="float">
            <text:p>-1</text:p>
          </table:table-cell>
          <table:table-cell table:style-name="ce102" office:value-type="float" office:value="0.455" calcext:value-type="float">
            <text:p/>
          </table:table-cell>
          <table:table-cell table:style-name="ce102" office:value-type="float" office:value="-0.458" calcext:value-type="float">
            <text:p/>
          </table:table-cell>
          <table:table-cell table:style-name="ce102" office:value-type="float" office:value="-0.355" calcext:value-type="float">
            <text:p/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-0.266" calcext:value-type="float">
            <text:p/>
          </table:table-cell>
          <table:table-cell table:style-name="ce102" office:value-type="float" office:value="-0.004" calcext:value-type="float">
            <text:p/>
          </table:table-cell>
          <table:table-cell table:style-name="ce102" office:value-type="float" office:value="0.399" calcext:value-type="float">
            <text:p/>
          </table:table-cell>
          <table:table-cell table:style-name="ce102" office:value-type="float" office:value="-0.447" calcext:value-type="float">
            <text:p/>
          </table:table-cell>
          <table:table-cell table:style-name="ce102" office:value-type="float" office:value="0.284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-0.175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-0.199" calcext:value-type="float">
            <text:p/>
          </table:table-cell>
          <table:table-cell table:style-name="ce102" office:value-type="float" office:value="0.493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11" calcext:value-type="float">
            <text:p/>
          </table:table-cell>
          <table:table-cell table:style-name="ce102" office:value-type="float" office:value="0.458" calcext:value-type="float">
            <text:p/>
          </table:table-cell>
          <table:table-cell table:style-name="ce102" office:value-type="float" office:value="0.381" calcext:value-type="float">
            <text:p/>
          </table:table-cell>
          <table:table-cell table:style-name="ce102" office:value-type="float" office:value="-0.122" calcext:value-type="float">
            <text:p/>
          </table:table-cell>
          <table:table-cell table:style-name="ce102" office:value-type="float" office:value="-0.278" calcext:value-type="float">
            <text:p/>
          </table:table-cell>
          <table:table-cell table:style-name="ce102" office:value-type="float" office:value="0.72" calcext:value-type="float">
            <text:p>1</text:p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025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-0.34" calcext:value-type="float">
            <text:p/>
          </table:table-cell>
          <table:table-cell table:style-name="ce102" office:value-type="float" office:value="-0.133" calcext:value-type="float">
            <text:p/>
          </table:table-cell>
          <table:table-cell table:style-name="ce102" office:value-type="float" office:value="0.222" calcext:value-type="float">
            <text:p/>
          </table:table-cell>
          <table:table-cell table:style-name="ce102" office:value-type="float" office:value="0.175" calcext:value-type="float">
            <text:p/>
          </table:table-cell>
          <table:table-cell table:style-name="ce102" office:value-type="float" office:value="-0.293" calcext:value-type="float">
            <text:p/>
          </table:table-cell>
          <table:table-cell table:style-name="ce102" office:value-type="float" office:value="-0.043" calcext:value-type="float">
            <text:p/>
          </table:table-cell>
          <table:table-cell table:style-name="ce102" office:value-type="float" office:value="0.172" calcext:value-type="float">
            <text:p/>
          </table:table-cell>
          <table:table-cell table:style-name="ce102" office:value-type="float" office:value="-0.502" calcext:value-type="float">
            <text:p>-1</text:p>
          </table:table-cell>
          <table:table-cell table:style-name="ce102" office:value-type="float" office:value="-0.087" calcext:value-type="float">
            <text:p/>
          </table:table-cell>
          <table:table-cell table:style-name="ce102" office:value-type="float" office:value="-0.331" calcext:value-type="float">
            <text:p/>
          </table:table-cell>
          <table:table-cell table:style-name="ce102" office:value-type="float" office:value="-0.281" calcext:value-type="float">
            <text:p/>
          </table:table-cell>
          <table:table-cell table:style-name="ce102" office:value-type="float" office:value="-0.393" calcext:value-type="float">
            <text:p/>
          </table:table-cell>
          <table:table-cell table:style-name="ce102" office:value-type="float" office:value="-0.166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004" calcext:value-type="float">
            <text:p/>
          </table:table-cell>
          <table:table-cell table:style-name="ce102" office:value-type="float" office:value="0.128" calcext:value-type="float">
            <text:p/>
          </table:table-cell>
          <table:table-cell table:style-name="ce102" office:value-type="float" office:value="0.346" calcext:value-type="float">
            <text:p/>
          </table:table-cell>
          <table:table-cell table:style-name="ce102" office:value-type="float" office:value="-0.181" calcext:value-type="float">
            <text:p/>
          </table:table-cell>
          <table:table-cell table:style-name="ce102" office:value-type="float" office:value="-0.237" calcext:value-type="float">
            <text:p/>
          </table:table-cell>
          <table:table-cell table:style-name="ce102" office:value-type="float" office:value="0.107" calcext:value-type="float">
            <text:p/>
          </table:table-cell>
          <table:table-cell table:style-name="ce102" office:value-type="float" office:value="-0.196" calcext:value-type="float">
            <text:p/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0.078" calcext:value-type="float">
            <text:p/>
          </table:table-cell>
          <table:table-cell table:style-name="ce102" office:value-type="float" office:value="0.361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volcanoes-a3</text:p>
          </table:table-cell>
          <table:table-cell table:style-name="ce102" office:value-type="float" office:value="0.284" calcext:value-type="float">
            <text:p/>
          </table:table-cell>
          <table:table-cell table:style-name="ce102" office:value-type="float" office:value="-0.474" calcext:value-type="float">
            <text:p/>
          </table:table-cell>
          <table:table-cell table:style-name="ce102" office:value-type="float" office:value="-0.749" calcext:value-type="float">
            <text:p>-1</text:p>
          </table:table-cell>
          <table:table-cell table:style-name="ce102" office:value-type="float" office:value="-0.658" calcext:value-type="float">
            <text:p>-1</text:p>
          </table:table-cell>
          <table:table-cell table:style-name="ce102" office:value-type="float" office:value="0.611" calcext:value-type="float">
            <text:p>1</text:p>
          </table:table-cell>
          <table:table-cell table:style-name="ce102" office:value-type="float" office:value="-0.522" calcext:value-type="float">
            <text:p>-1</text:p>
          </table:table-cell>
          <table:table-cell table:style-name="ce102" office:value-type="float" office:value="-0.645" calcext:value-type="float">
            <text:p>-1</text:p>
          </table:table-cell>
          <table:table-cell table:style-name="ce102" office:value-type="float" office:value="-0.227" calcext:value-type="float">
            <text:p/>
          </table:table-cell>
          <table:table-cell table:style-name="ce102" office:value-type="float" office:value="-0.263" calcext:value-type="float">
            <text:p/>
          </table:table-cell>
          <table:table-cell table:style-name="ce102" office:value-type="float" office:value="-0.001" calcext:value-type="float">
            <text:p/>
          </table:table-cell>
          <table:table-cell table:style-name="ce102" office:value-type="float" office:value="-0.592" calcext:value-type="float">
            <text:p>-1</text:p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-0.272" calcext:value-type="float">
            <text:p/>
          </table:table-cell>
          <table:table-cell table:style-name="ce102" office:value-type="float" office:value="-0.406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5"/>
          <table:table-cell table:style-name="ce102" office:value-type="float" office:value="-0.032" calcext:value-type="float">
            <text:p/>
          </table:table-cell>
          <table:table-cell table:style-name="ce102" office:value-type="float" office:value="0.452" calcext:value-type="float">
            <text:p/>
          </table:table-cell>
          <table:table-cell table:style-name="ce102" office:value-type="float" office:value="-0.393" calcext:value-type="float">
            <text:p/>
          </table:table-cell>
          <table:table-cell table:style-name="ce102" office:value-type="float" office:value="0.718" calcext:value-type="float">
            <text:p>1</text:p>
          </table:table-cell>
          <table:table-cell table:style-name="ce102" office:value-type="float" office:value="-0.453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-0.422" calcext:value-type="float">
            <text:p/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876" calcext:value-type="float">
            <text:p>1</text:p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-0.661" calcext:value-type="float">
            <text:p>-1</text:p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-0.514" calcext:value-type="float">
            <text:p>-1</text:p>
          </table:table-cell>
          <table:table-cell table:style-name="ce102" office:value-type="float" office:value="-0.539" calcext:value-type="float">
            <text:p>-1</text:p>
          </table:table-cell>
          <table:table-cell table:style-name="ce102" office:value-type="float" office:value="0.037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043" calcext:value-type="float">
            <text:p/>
          </table:table-cell>
          <table:table-cell table:style-name="ce102" office:value-type="float" office:value="0.124" calcext:value-type="float">
            <text:p/>
          </table:table-cell>
          <table:table-cell table:style-name="ce102" office:value-type="float" office:value="0.122" calcext:value-type="float">
            <text:p/>
          </table:table-cell>
          <table:table-cell table:style-name="ce102" office:value-type="float" office:value="-0.461" calcext:value-type="float">
            <text:p/>
          </table:table-cell>
          <table:table-cell table:style-name="ce102" office:value-type="float" office:value="-0.199" calcext:value-type="float">
            <text:p/>
          </table:table-cell>
          <table:table-cell table:style-name="ce102" office:value-type="float" office:value="0.587" calcext:value-type="float">
            <text:p>1</text:p>
          </table:table-cell>
          <table:table-cell table:style-name="ce102" office:value-type="float" office:value="0.617" calcext:value-type="float">
            <text:p>1</text:p>
          </table:table-cell>
          <table:table-cell table:style-name="ce102" office:value-type="float" office:value="0.405" calcext:value-type="float">
            <text:p/>
          </table:table-cell>
          <table:table-cell table:style-name="ce102" office:value-type="float" office:value="0.545" calcext:value-type="float">
            <text:p>1</text:p>
          </table:table-cell>
          <table:table-cell table:style-name="ce102" office:value-type="float" office:value="-0.553" calcext:value-type="float">
            <text:p>-1</text:p>
          </table:table-cell>
          <table:table-cell table:style-name="ce102" office:value-type="float" office:value="-0.277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065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0.428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0.293" calcext:value-type="float">
            <text:p/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-0.652" calcext:value-type="float">
            <text:p>-1</text:p>
          </table:table-cell>
          <table:table-cell table:style-name="ce102" office:value-type="float" office:value="0.175" calcext:value-type="float">
            <text:p/>
          </table:table-cell>
          <table:table-cell table:style-name="ce102" office:value-type="float" office:value="0.634" calcext:value-type="float">
            <text:p>1</text:p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-0.517" calcext:value-type="float">
            <text:p>-1</text:p>
          </table:table-cell>
          <table:table-cell table:style-name="ce102" office:value-type="float" office:value="0.489" calcext:value-type="float">
            <text:p/>
          </table:table-cell>
          <table:table-cell table:style-name="ce102" office:value-type="float" office:value="0.615" calcext:value-type="float">
            <text:p>1</text:p>
          </table:table-cell>
          <table:table-cell table:style-name="ce102" office:value-type="float" office:value="-0.477" calcext:value-type="float">
            <text:p/>
          </table:table-cell>
          <table:table-cell table:style-name="ce102" office:value-type="float" office:value="0.319" calcext:value-type="float">
            <text:p/>
          </table:table-cell>
          <table:table-cell table:style-name="ce102" office:value-type="float" office:value="-0.271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-0.031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533" calcext:value-type="float">
            <text:p>1</text:p>
          </table:table-cell>
          <table:table-cell table:style-name="ce102" office:value-type="float" office:value="0.378" calcext:value-type="float">
            <text:p/>
          </table:table-cell>
          <table:table-cell table:style-name="ce102" office:value-type="float" office:value="0.455" calcext:value-type="float">
            <text:p/>
          </table:table-cell>
          <table:table-cell table:style-name="ce102" office:value-type="float" office:value="0.383" calcext:value-type="float">
            <text:p/>
          </table:table-cell>
          <table:table-cell table:style-name="ce102" office:value-type="float" office:value="0.052" calcext:value-type="float">
            <text:p/>
          </table:table-cell>
          <table:table-cell table:style-name="ce102" office:value-type="float" office:value="0.259" calcext:value-type="float">
            <text:p/>
          </table:table-cell>
          <table:table-cell table:style-name="ce102" office:value-type="float" office:value="0.659" calcext:value-type="float">
            <text:p>1</text:p>
          </table:table-cell>
          <table:table-cell table:style-name="ce102" office:value-type="float" office:value="0.381" calcext:value-type="float">
            <text:p/>
          </table:table-cell>
          <table:table-cell table:style-name="ce102" office:value-type="float" office:value="0.377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-0.084" calcext:value-type="float">
            <text:p/>
          </table:table-cell>
          <table:table-cell table:style-name="ce102" office:value-type="float" office:value="0.424" calcext:value-type="float">
            <text:p/>
          </table:table-cell>
          <table:table-cell table:style-name="ce102" office:value-type="float" office:value="0.452" calcext:value-type="float">
            <text:p/>
          </table:table-cell>
          <table:table-cell table:style-name="ce102" office:value-type="float" office:value="0.252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steel-plates-faults</text:p>
          </table:table-cell>
          <table:table-cell table:style-name="ce102" office:value-type="float" office:value="-0.338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-0.276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0.102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-0.075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5"/>
          <table:table-cell table:style-name="ce102" office:value-type="float" office:value="0.009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224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104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-0.104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054" calcext:value-type="float">
            <text:p/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volcanoes-b5</text:p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-0.459" calcext:value-type="float">
            <text:p/>
          </table:table-cell>
          <table:table-cell table:style-name="ce102" office:value-type="float" office:value="0.147" calcext:value-type="float">
            <text:p/>
          </table:table-cell>
          <table:table-cell table:style-name="ce102" office:value-type="float" office:value="-0.321" calcext:value-type="float">
            <text:p/>
          </table:table-cell>
          <table:table-cell table:style-name="ce102" office:value-type="float" office:value="-0.494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415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308" calcext:value-type="float">
            <text:p/>
          </table:table-cell>
          <table:table-cell table:style-name="ce102" office:value-type="float" office:value="-0.415" calcext:value-type="float">
            <text:p/>
          </table:table-cell>
          <table:table-cell table:style-name="ce102" office:value-type="float" office:value="-0.099" calcext:value-type="float">
            <text:p/>
          </table:table-cell>
          <table:table-cell table:style-name="ce102" office:value-type="float" office:value="0.452" calcext:value-type="float">
            <text:p/>
          </table:table-cell>
          <table:table-cell table:style-name="ce102" office:value-type="float" office:value="0.009" calcext:value-type="float">
            <text:p/>
          </table:table-cell>
          <table:table-cell table:style-name="ce105"/>
          <table:table-cell table:style-name="ce102" office:value-type="float" office:value="-0.276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-0.465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-0.156" calcext:value-type="float">
            <text:p/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0.065" calcext:value-type="float">
            <text:p/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-0.244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091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-0.072" calcext:value-type="float">
            <text:p/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-0.482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-0.4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0.113" calcext:value-type="float">
            <text:p/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0.215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0.487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eeg-eye-state</text:p>
          </table:table-cell>
          <table:table-cell table:style-name="ce102" office:value-type="float" office:value="-0.315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759" calcext:value-type="float">
            <text:p>1</text:p>
          </table:table-cell>
          <table:table-cell table:style-name="ce102" office:value-type="float" office:value="-0.644" calcext:value-type="float">
            <text:p>-1</text:p>
          </table:table-cell>
          <table:table-cell table:style-name="ce102" office:value-type="float" office:value="0.903" calcext:value-type="float">
            <text:p>1</text:p>
          </table:table-cell>
          <table:table-cell table:style-name="ce102" office:value-type="float" office:value="0.791" calcext:value-type="float">
            <text:p>1</text:p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897" calcext:value-type="float">
            <text:p>1</text:p>
          </table:table-cell>
          <table:table-cell table:style-name="ce102" office:value-type="float" office:value="0.742" calcext:value-type="float">
            <text:p>1</text:p>
          </table:table-cell>
          <table:table-cell table:style-name="ce102" office:value-type="float" office:value="-0.393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-0.276" calcext:value-type="float">
            <text:p/>
          </table:table-cell>
          <table:table-cell table:style-name="ce105"/>
          <table:table-cell table:style-name="ce102" office:value-type="float" office:value="-0.412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856" calcext:value-type="float">
            <text:p>1</text:p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-0.456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0.797" calcext:value-type="float">
            <text:p>1</text:p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353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-0.562" calcext:value-type="float">
            <text:p>-1</text:p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-0.347" calcext:value-type="float">
            <text:p/>
          </table:table-cell>
          <table:table-cell table:style-name="ce102" office:value-type="float" office:value="-0.365" calcext:value-type="float">
            <text:p/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-0.315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-0.541" calcext:value-type="float">
            <text:p>-1</text:p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-0.09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-0.444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694" calcext:value-type="float">
            <text:p>1</text:p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638" calcext:value-type="float">
            <text:p>1</text:p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-0.459" calcext:value-type="float">
            <text:p/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0.426" calcext:value-type="float">
            <text:p/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-0.149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-0.491" calcext:value-type="float">
            <text:p/>
          </table:table-cell>
          <table:table-cell table:style-name="ce102" office:value-type="float" office:value="-0.056" calcext:value-type="float">
            <text:p/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-0.553" calcext:value-type="float">
            <text:p>-1</text:p>
          </table:table-cell>
          <table:table-cell table:style-name="ce102" office:value-type="float" office:value="-0.474" calcext:value-type="float">
            <text:p/>
          </table:table-cell>
          <table:table-cell table:style-name="ce102" office:value-type="float" office:value="-0.359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-0.009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-0.021" calcext:value-type="float">
            <text:p/>
          </table:table-cell>
          <table:table-cell table:style-name="ce102" office:value-type="float" office:value="-0.269" calcext:value-type="float">
            <text:p/>
          </table:table-cell>
          <table:table-cell table:style-name="ce102" office:value-type="float" office:value="-0.176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thyroid-ann</text:p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-0.629" calcext:value-type="float">
            <text:p>-1</text:p>
          </table:table-cell>
          <table:table-cell table:style-name="ce102" office:value-type="float" office:value="-0.729" calcext:value-type="float">
            <text:p>-1</text:p>
          </table:table-cell>
          <table:table-cell table:style-name="ce102" office:value-type="float" office:value="-0.644" calcext:value-type="float">
            <text:p>-1</text:p>
          </table:table-cell>
          <table:table-cell table:style-name="ce102" office:value-type="float" office:value="0.803" calcext:value-type="float">
            <text:p>1</text:p>
          </table:table-cell>
          <table:table-cell table:style-name="ce102" office:value-type="float" office:value="-0.453" calcext:value-type="float">
            <text:p/>
          </table:table-cell>
          <table:table-cell table:style-name="ce102" office:value-type="float" office:value="-0.606" calcext:value-type="float">
            <text:p>-1</text:p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-0.806" calcext:value-type="float">
            <text:p>-1</text:p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-0.658" calcext:value-type="float">
            <text:p>-1</text:p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-0.216" calcext:value-type="float">
            <text:p/>
          </table:table-cell>
          <table:table-cell table:style-name="ce102" office:value-type="float" office:value="0.718" calcext:value-type="float">
            <text:p>1</text:p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-0.412" calcext:value-type="float">
            <text:p/>
          </table:table-cell>
          <table:table-cell table:style-name="ce105"/>
          <table:table-cell table:style-name="ce102" office:value-type="float" office:value="-0.553" calcext:value-type="float">
            <text:p>-1</text:p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-0.624" calcext:value-type="float">
            <text:p>-1</text:p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-0.509" calcext:value-type="float">
            <text:p>-1</text:p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-0.412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-0.541" calcext:value-type="float">
            <text:p>-1</text:p>
          </table:table-cell>
          <table:table-cell table:style-name="ce102" office:value-type="float" office:value="-0.347" calcext:value-type="float">
            <text:p/>
          </table:table-cell>
          <table:table-cell table:style-name="ce102" office:value-type="float" office:value="0.626" calcext:value-type="float">
            <text:p>1</text:p>
          </table:table-cell>
          <table:table-cell table:style-name="ce102" office:value-type="float" office:value="0.897" calcext:value-type="float">
            <text:p>1</text:p>
          </table:table-cell>
          <table:table-cell table:style-name="ce102" office:value-type="float" office:value="0.747" calcext:value-type="float">
            <text:p>1</text:p>
          </table:table-cell>
          <table:table-cell table:style-name="ce102" office:value-type="float" office:value="0.679" calcext:value-type="float">
            <text:p>1</text:p>
          </table:table-cell>
          <table:table-cell table:style-name="ce102" office:value-type="float" office:value="-0.574" calcext:value-type="float">
            <text:p>-1</text:p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861" calcext:value-type="float">
            <text:p>1</text:p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0.865" calcext:value-type="float">
            <text:p>1</text:p>
          </table:table-cell>
          <table:table-cell table:style-name="ce102" office:value-type="float" office:value="0.824" calcext:value-type="float">
            <text:p>1</text:p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782" calcext:value-type="float">
            <text:p>1</text:p>
          </table:table-cell>
          <table:table-cell table:style-name="ce102" office:value-type="float" office:value="-0.576" calcext:value-type="float">
            <text:p>-1</text:p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829" calcext:value-type="float">
            <text:p>1</text:p>
          </table:table-cell>
          <table:table-cell table:style-name="ce102" office:value-type="float" office:value="-0.135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0.768" calcext:value-type="float">
            <text:p>1</text:p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-0.199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-0.291" calcext:value-type="float">
            <text:p/>
          </table:table-cell>
          <table:table-cell table:style-name="ce102" office:value-type="float" office:value="0.797" calcext:value-type="float">
            <text:p>1</text:p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094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184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seeds</text:p>
          </table:table-cell>
          <table:table-cell table:style-name="ce102" office:value-type="float" office:value="-0.888" calcext:value-type="float">
            <text:p>-1</text:p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-0.694" calcext:value-type="float">
            <text:p>-1</text:p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712" calcext:value-type="float">
            <text:p>1</text:p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0.844" calcext:value-type="float">
            <text:p>1</text:p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0.648" calcext:value-type="float">
            <text:p>1</text:p>
          </table:table-cell>
          <table:table-cell table:style-name="ce102" office:value-type="float" office:value="0.462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-0.453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-0.553" calcext:value-type="float">
            <text:p>-1</text:p>
          </table:table-cell>
          <table:table-cell table:style-name="ce105"/>
          <table:table-cell table:style-name="ce102" office:value-type="float" office:value="-0.041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-0.579" calcext:value-type="float">
            <text:p>-1</text:p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815" calcext:value-type="float">
            <text:p>1</text:p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-0.391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-0.597" calcext:value-type="float">
            <text:p>-1</text:p>
          </table:table-cell>
          <table:table-cell table:style-name="ce102" office:value-type="float" office:value="-0.456" calcext:value-type="float">
            <text:p/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-0.387" calcext:value-type="float">
            <text:p/>
          </table:table-cell>
          <table:table-cell table:style-name="ce102" office:value-type="float" office:value="-0.085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-0.491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224" calcext:value-type="float">
            <text:p/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-0.553" calcext:value-type="float">
            <text:p>-1</text:p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-0.347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287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8" calcext:value-type="float">
            <text:p>1</text:p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-0.294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103" calcext:value-type="float">
            <text:p/>
          </table:table-cell>
          <table:table-cell table:style-name="ce102" office:value-type="float" office:value="0.166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volcanoes-e1</text:p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-0.329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-0.45" calcext:value-type="float">
            <text:p/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5"/>
          <table:table-cell table:style-name="ce102" office:value-type="float" office:value="-0.329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-0.203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-0.456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424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426" calcext:value-type="float">
            <text:p/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0.202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-0.135" calcext:value-type="float">
            <text:p/>
          </table:table-cell>
          <table:table-cell table:style-name="ce102" office:value-type="float" office:value="0.712" calcext:value-type="float">
            <text:p>1</text:p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-0.188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168" calcext:value-type="float">
            <text:p/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049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232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0.215" calcext:value-type="float">
            <text:p/>
          </table:table-cell>
          <table:table-cell table:style-name="ce102" office:value-type="float" office:value="0.344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0.474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0.355" calcext:value-type="float">
            <text:p/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0.094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tic-tac-toe</text:p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794" calcext:value-type="float">
            <text:p>1</text:p>
          </table:table-cell>
          <table:table-cell table:style-name="ce102" office:value-type="float" office:value="-0.594" calcext:value-type="float">
            <text:p>-1</text:p>
          </table:table-cell>
          <table:table-cell table:style-name="ce102" office:value-type="float" office:value="0.838" calcext:value-type="float">
            <text:p>1</text:p>
          </table:table-cell>
          <table:table-cell table:style-name="ce102" office:value-type="float" office:value="0.809" calcext:value-type="float">
            <text:p>1</text:p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-0.135" calcext:value-type="float">
            <text:p/>
          </table:table-cell>
          <table:table-cell table:style-name="ce102" office:value-type="float" office:value="0.856" calcext:value-type="float">
            <text:p>1</text:p>
          </table:table-cell>
          <table:table-cell table:style-name="ce102" office:value-type="float" office:value="0.527" calcext:value-type="float">
            <text:p>1</text:p>
          </table:table-cell>
          <table:table-cell table:style-name="ce102" office:value-type="float" office:value="-0.422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-0.465" calcext:value-type="float">
            <text:p/>
          </table:table-cell>
          <table:table-cell table:style-name="ce102" office:value-type="float" office:value="0.856" calcext:value-type="float">
            <text:p>1</text:p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-0.329" calcext:value-type="float">
            <text:p/>
          </table:table-cell>
          <table:table-cell table:style-name="ce105"/>
          <table:table-cell table:style-name="ce102" office:value-type="float" office:value="0.106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744" calcext:value-type="float">
            <text:p>1</text:p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-0.588" calcext:value-type="float">
            <text:p>-1</text:p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-0.412" calcext:value-type="float">
            <text:p/>
          </table:table-cell>
          <table:table-cell table:style-name="ce102" office:value-type="float" office:value="-0.456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097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-0.441" calcext:value-type="float">
            <text:p/>
          </table:table-cell>
          <table:table-cell table:style-name="ce102" office:value-type="float" office:value="0.341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14" calcext:value-type="float">
            <text:p/>
          </table:table-cell>
          <table:table-cell table:style-name="ce102" office:value-type="float" office:value="0.629" calcext:value-type="float">
            <text:p>1</text:p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-0.241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-0.388" calcext:value-type="float">
            <text:p/>
          </table:table-cell>
          <table:table-cell table:style-name="ce102" office:value-type="float" office:value="-0.326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-0.438" calcext:value-type="float">
            <text:p/>
          </table:table-cell>
          <table:table-cell table:style-name="ce102" office:value-type="float" office:value="-0.107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376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-0.432" calcext:value-type="float">
            <text:p/>
          </table:table-cell>
          <table:table-cell table:style-name="ce102" office:value-type="float" office:value="-0.353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0.115" calcext:value-type="float">
            <text:p/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-0.287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turkiye-student</text:p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518" calcext:value-type="float">
            <text:p>-1</text:p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-0.458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443" calcext:value-type="float">
            <text:p/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106" calcext:value-type="float">
            <text:p/>
          </table:table-cell>
          <table:table-cell table:style-name="ce105"/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-0.597" calcext:value-type="float">
            <text:p>-1</text:p>
          </table:table-cell>
          <table:table-cell table:style-name="ce102" office:value-type="float" office:value="-0.588" calcext:value-type="float">
            <text:p>-1</text:p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468" calcext:value-type="float">
            <text:p/>
          </table:table-cell>
          <table:table-cell table:style-name="ce102" office:value-type="float" office:value="-0.329" calcext:value-type="float">
            <text:p/>
          </table:table-cell>
          <table:table-cell table:style-name="ce102" office:value-type="float" office:value="0.232" calcext:value-type="float">
            <text:p/>
          </table:table-cell>
          <table:table-cell table:style-name="ce102" office:value-type="float" office:value="-0.526" calcext:value-type="float">
            <text:p>-1</text:p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626" calcext:value-type="float">
            <text:p>1</text:p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0.522" calcext:value-type="float">
            <text:p>1</text:p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-0.294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444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-0.418" calcext:value-type="float">
            <text:p/>
          </table:table-cell>
          <table:table-cell table:style-name="ce102" office:value-type="float" office:value="0.612" calcext:value-type="float">
            <text:p>1</text:p>
          </table:table-cell>
          <table:table-cell table:style-name="ce102" office:value-type="float" office:value="-0.103" calcext:value-type="float">
            <text:p/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-0.294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-0.414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-0.291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0.612" calcext:value-type="float">
            <text:p>1</text:p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103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047" calcext:value-type="float">
            <text:p/>
          </table:table-cell>
          <table:table-cell table:style-name="ce102" office:value-type="float" office:value="0.426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078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autoUniv-au7-700</text:p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-0.506" calcext:value-type="float">
            <text:p>-1</text:p>
          </table:table-cell>
          <table:table-cell table:style-name="ce102" office:value-type="float" office:value="-0.812" calcext:value-type="float">
            <text:p>-1</text:p>
          </table:table-cell>
          <table:table-cell table:style-name="ce102" office:value-type="float" office:value="-0.753" calcext:value-type="float">
            <text:p>-1</text:p>
          </table:table-cell>
          <table:table-cell table:style-name="ce102" office:value-type="float" office:value="0.744" calcext:value-type="float">
            <text:p>1</text:p>
          </table:table-cell>
          <table:table-cell table:style-name="ce102" office:value-type="float" office:value="-0.647" calcext:value-type="float">
            <text:p>-1</text:p>
          </table:table-cell>
          <table:table-cell table:style-name="ce102" office:value-type="float" office:value="-0.75" calcext:value-type="float">
            <text:p>-1</text:p>
          </table:table-cell>
          <table:table-cell table:style-name="ce102" office:value-type="float" office:value="-0.403" calcext:value-type="float">
            <text:p/>
          </table:table-cell>
          <table:table-cell table:style-name="ce102" office:value-type="float" office:value="-0.229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-0.668" calcext:value-type="float">
            <text:p>-1</text:p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-0.399" calcext:value-type="float">
            <text:p/>
          </table:table-cell>
          <table:table-cell table:style-name="ce102" office:value-type="float" office:value="-0.365" calcext:value-type="float">
            <text:p/>
          </table:table-cell>
          <table:table-cell table:style-name="ce102" office:value-type="float" office:value="-0.06" calcext:value-type="float">
            <text:p/>
          </table:table-cell>
          <table:table-cell table:style-name="ce102" office:value-type="float" office:value="0.876" calcext:value-type="float">
            <text:p>1</text:p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-0.456" calcext:value-type="float">
            <text:p/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-0.579" calcext:value-type="float">
            <text:p>-1</text:p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0.697" calcext:value-type="float">
            <text:p>1</text:p>
          </table:table-cell>
          <table:table-cell table:style-name="ce105"/>
          <table:table-cell table:style-name="ce102" office:value-type="float" office:value="0.091" calcext:value-type="float">
            <text:p/>
          </table:table-cell>
          <table:table-cell table:style-name="ce102" office:value-type="float" office:value="-0.603" calcext:value-type="float">
            <text:p>-1</text:p>
          </table:table-cell>
          <table:table-cell table:style-name="ce102" office:value-type="float" office:value="-0.374" calcext:value-type="float">
            <text:p/>
          </table:table-cell>
          <table:table-cell table:style-name="ce102" office:value-type="float" office:value="-0.612" calcext:value-type="float">
            <text:p>-1</text:p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-0.321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791" calcext:value-type="float">
            <text:p>1</text:p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0.614" calcext:value-type="float">
            <text:p>1</text:p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-0.565" calcext:value-type="float">
            <text:p>-1</text:p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791" calcext:value-type="float">
            <text:p>1</text:p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-0.415" calcext:value-type="float">
            <text:p/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-0.321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-0.187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124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0.474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635" calcext:value-type="float">
            <text:p>1</text:p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431" calcext:value-type="float">
            <text:p/>
          </table:table-cell>
          <table:table-cell table:style-name="ce102" office:value-type="float" office:value="0.459" calcext:value-type="float">
            <text:p/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statlog-australian-credit</text:p>
          </table:table-cell>
          <table:table-cell table:style-name="ce102" office:value-type="float" office:value="-0.438" calcext:value-type="float">
            <text:p/>
          </table:table-cell>
          <table:table-cell table:style-name="ce102" office:value-type="float" office:value="0.115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168" calcext:value-type="float">
            <text:p/>
          </table:table-cell>
          <table:table-cell table:style-name="ce102" office:value-type="float" office:value="-0.362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0.147" calcext:value-type="float">
            <text:p/>
          </table:table-cell>
          <table:table-cell table:style-name="ce102" office:value-type="float" office:value="-0.7" calcext:value-type="float">
            <text:p>-1</text:p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359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091" calcext:value-type="float">
            <text:p/>
          </table:table-cell>
          <table:table-cell table:style-name="ce105"/>
          <table:table-cell table:style-name="ce102" office:value-type="float" office:value="-0.129" calcext:value-type="float">
            <text:p/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-0.512" calcext:value-type="float">
            <text:p>-1</text:p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0.124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-0.568" calcext:value-type="float">
            <text:p>-1</text:p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0.321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-0.226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225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0.806" calcext:value-type="float">
            <text:p>1</text:p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0.147" calcext:value-type="float">
            <text:p/>
          </table:table-cell>
          <table:table-cell table:style-name="ce102" office:value-type="float" office:value="-0.447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553" calcext:value-type="float">
            <text:p>1</text:p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-0.037" calcext:value-type="float">
            <text:p/>
          </table:table-cell>
          <table:table-cell table:style-name="ce102" office:value-type="float" office:value="0.491" calcext:value-type="float">
            <text:p/>
          </table:table-cell>
          <table:table-cell table:style-name="ce102" office:value-type="float" office:value="-0.085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056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462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459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293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065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texture</text:p>
          </table:table-cell>
          <table:table-cell table:style-name="ce102" office:value-type="float" office:value="-0.406" calcext:value-type="float">
            <text:p/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0.726" calcext:value-type="float">
            <text:p>1</text:p>
          </table:table-cell>
          <table:table-cell table:style-name="ce102" office:value-type="float" office:value="-0.762" calcext:value-type="float">
            <text:p>-1</text:p>
          </table:table-cell>
          <table:table-cell table:style-name="ce102" office:value-type="float" office:value="0.774" calcext:value-type="float">
            <text:p>1</text:p>
          </table:table-cell>
          <table:table-cell table:style-name="ce102" office:value-type="float" office:value="0.747" calcext:value-type="float">
            <text:p>1</text:p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65" calcext:value-type="float">
            <text:p>1</text:p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346" calcext:value-type="float">
            <text:p/>
          </table:table-cell>
          <table:table-cell table:style-name="ce102" office:value-type="float" office:value="0.762" calcext:value-type="float">
            <text:p>1</text:p>
          </table:table-cell>
          <table:table-cell table:style-name="ce102" office:value-type="float" office:value="0.578" calcext:value-type="float">
            <text:p>1</text:p>
          </table:table-cell>
          <table:table-cell table:style-name="ce102" office:value-type="float" office:value="-0.661" calcext:value-type="float">
            <text:p>-1</text:p>
          </table:table-cell>
          <table:table-cell table:style-name="ce102" office:value-type="float" office:value="0.224" calcext:value-type="float">
            <text:p/>
          </table:table-cell>
          <table:table-cell table:style-name="ce102" office:value-type="float" office:value="-0.156" calcext:value-type="float">
            <text:p/>
          </table:table-cell>
          <table:table-cell table:style-name="ce102" office:value-type="float" office:value="0.797" calcext:value-type="float">
            <text:p>1</text:p>
          </table:table-cell>
          <table:table-cell table:style-name="ce102" office:value-type="float" office:value="-0.624" calcext:value-type="float">
            <text:p>-1</text:p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-0.203" calcext:value-type="float">
            <text:p/>
          </table:table-cell>
          <table:table-cell table:style-name="ce102" office:value-type="float" office:value="0.744" calcext:value-type="float">
            <text:p>1</text:p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-0.603" calcext:value-type="float">
            <text:p>-1</text:p>
          </table:table-cell>
          <table:table-cell table:style-name="ce102" office:value-type="float" office:value="-0.129" calcext:value-type="float">
            <text:p/>
          </table:table-cell>
          <table:table-cell table:style-name="ce105"/>
          <table:table-cell table:style-name="ce102" office:value-type="float" office:value="0.238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0.841" calcext:value-type="float">
            <text:p>1</text:p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-0.459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-0.482" calcext:value-type="float">
            <text:p/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-0.24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-0.468" calcext:value-type="float">
            <text:p/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0.921" calcext:value-type="float">
            <text:p>1</text:p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-0.45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785" calcext:value-type="float">
            <text:p>1</text:p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346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-0.085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341" calcext:value-type="float">
            <text:p/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-0.031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ecoli</text:p>
          </table:table-cell>
          <table:table-cell table:style-name="ce102" office:value-type="float" office:value="-0.694" calcext:value-type="float">
            <text:p>-1</text:p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-0.291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-0.671" calcext:value-type="float">
            <text:p>-1</text:p>
          </table:table-cell>
          <table:table-cell table:style-name="ce102" office:value-type="float" office:value="0.571" calcext:value-type="float">
            <text:p>1</text:p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429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752" calcext:value-type="float">
            <text:p>1</text:p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-0.311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-0.597" calcext:value-type="float">
            <text:p>-1</text:p>
          </table:table-cell>
          <table:table-cell table:style-name="ce102" office:value-type="float" office:value="-0.374" calcext:value-type="float">
            <text:p/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0.238" calcext:value-type="float">
            <text:p/>
          </table:table-cell>
          <table:table-cell table:style-name="ce105"/>
          <table:table-cell table:style-name="ce102" office:value-type="float" office:value="0.835" calcext:value-type="float">
            <text:p>1</text:p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0.785" calcext:value-type="float">
            <text:p>1</text:p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912" calcext:value-type="float">
            <text:p>1</text:p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-0.359" calcext:value-type="float">
            <text:p/>
          </table:table-cell>
          <table:table-cell table:style-name="ce102" office:value-type="float" office:value="-0.488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-0.349" calcext:value-type="float">
            <text:p/>
          </table:table-cell>
          <table:table-cell table:style-name="ce102" office:value-type="float" office:value="-0.4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number-columns-repeated="2" table:style-name="ce102" office:value-type="float" office:value="0.388" calcext:value-type="float">
            <text:p/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-0.391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-0.453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-0.45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682" calcext:value-type="float">
            <text:p>1</text:p>
          </table:table-cell>
          <table:table-cell table:style-name="ce102" office:value-type="float" office:value="0.581" calcext:value-type="float">
            <text:p>1</text:p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0.685" calcext:value-type="float">
            <text:p>1</text:p>
          </table:table-cell>
          <table:table-cell table:style-name="ce102" office:value-type="float" office:value="0.815" calcext:value-type="float">
            <text:p>1</text:p>
          </table:table-cell>
          <table:table-cell table:style-name="ce102" office:value-type="float" office:value="-0.321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224" calcext:value-type="float">
            <text:p/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0.618" calcext:value-type="float">
            <text:p>1</text:p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517" calcext:value-type="float">
            <text:p>1</text:p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wdbc</text:p>
          </table:table-cell>
          <table:table-cell table:style-name="ce102" office:value-type="float" office:value="-0.706" calcext:value-type="float">
            <text:p>-1</text:p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718" calcext:value-type="float">
            <text:p>1</text:p>
          </table:table-cell>
          <table:table-cell table:style-name="ce102" office:value-type="float" office:value="0.618" calcext:value-type="float">
            <text:p>1</text:p>
          </table:table-cell>
          <table:table-cell table:style-name="ce102" office:value-type="float" office:value="-0.541" calcext:value-type="float">
            <text:p>-1</text:p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412" calcext:value-type="float">
            <text:p/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728" calcext:value-type="float">
            <text:p>1</text:p>
          </table:table-cell>
          <table:table-cell table:style-name="ce102" office:value-type="float" office:value="0.168" calcext:value-type="float">
            <text:p/>
          </table:table-cell>
          <table:table-cell table:style-name="ce102" office:value-type="float" office:value="-0.072" calcext:value-type="float">
            <text:p/>
          </table:table-cell>
          <table:table-cell table:style-name="ce102" office:value-type="float" office:value="-0.514" calcext:value-type="float">
            <text:p>-1</text:p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0.065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-0.509" calcext:value-type="float">
            <text:p>-1</text:p>
          </table:table-cell>
          <table:table-cell table:style-name="ce102" office:value-type="float" office:value="0.815" calcext:value-type="float">
            <text:p>1</text:p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-0.588" calcext:value-type="float">
            <text:p>-1</text:p>
          </table:table-cell>
          <table:table-cell table:style-name="ce102" office:value-type="float" office:value="-0.612" calcext:value-type="float">
            <text:p>-1</text:p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835" calcext:value-type="float">
            <text:p>1</text:p>
          </table:table-cell>
          <table:table-cell table:style-name="ce105"/>
          <table:table-cell table:style-name="ce102" office:value-type="float" office:value="0.262" calcext:value-type="float">
            <text:p/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876" calcext:value-type="float">
            <text:p>1</text:p>
          </table:table-cell>
          <table:table-cell table:style-name="ce102" office:value-type="float" office:value="-0.176" calcext:value-type="float">
            <text:p/>
          </table:table-cell>
          <table:table-cell table:style-name="ce102" office:value-type="float" office:value="-0.529" calcext:value-type="float">
            <text:p>-1</text:p>
          </table:table-cell>
          <table:table-cell table:style-name="ce102" office:value-type="float" office:value="-0.441" calcext:value-type="float">
            <text:p/>
          </table:table-cell>
          <table:table-cell table:style-name="ce102" office:value-type="float" office:value="-0.021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-0.375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238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-0.344" calcext:value-type="float">
            <text:p/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-0.203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-0.474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608" calcext:value-type="float">
            <text:p>1</text:p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-0.385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056" calcext:value-type="float">
            <text:p/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0.299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thyroid-newthyroid</text:p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-0.332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341" calcext:value-type="float">
            <text:p/>
          </table:table-cell>
          <table:table-cell table:style-name="ce102" office:value-type="float" office:value="0.097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-0.459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536" calcext:value-type="float">
            <text:p>1</text:p>
          </table:table-cell>
          <table:table-cell table:style-name="ce102" office:value-type="float" office:value="-0.539" calcext:value-type="float">
            <text:p>-1</text:p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0.353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456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-0.512" calcext:value-type="float">
            <text:p>-1</text:p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5"/>
          <table:table-cell table:style-name="ce102" office:value-type="float" office:value="0.409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0.65" calcext:value-type="float">
            <text:p>1</text:p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-0.465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0.815" calcext:value-type="float">
            <text:p>1</text:p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-0.072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-0.376" calcext:value-type="float">
            <text:p/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0.774" calcext:value-type="float">
            <text:p>1</text:p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54" calcext:value-type="float">
            <text:p>1</text:p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102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glass</text:p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0.115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409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-0.321" calcext:value-type="float">
            <text:p/>
          </table:table-cell>
          <table:table-cell table:style-name="ce102" office:value-type="float" office:value="0.459" calcext:value-type="float">
            <text:p/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-0.376" calcext:value-type="float">
            <text:p/>
          </table:table-cell>
          <table:table-cell table:style-name="ce102" office:value-type="float" office:value="-0.085" calcext:value-type="float">
            <text:p/>
          </table:table-cell>
          <table:table-cell table:style-name="ce102" office:value-type="float" office:value="-0.623" calcext:value-type="float">
            <text:p>-1</text:p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74" calcext:value-type="float">
            <text:p>1</text:p>
          </table:table-cell>
          <table:table-cell table:style-name="ce102" office:value-type="float" office:value="0.037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-0.244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0.409" calcext:value-type="float">
            <text:p/>
          </table:table-cell>
          <table:table-cell table:style-name="ce105"/>
          <table:table-cell table:style-name="ce102" office:value-type="float" office:value="-0.124" calcext:value-type="float">
            <text:p/>
          </table:table-cell>
          <table:table-cell table:style-name="ce102" office:value-type="float" office:value="-0.521" calcext:value-type="float">
            <text:p>-1</text:p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-0.394" calcext:value-type="float">
            <text:p/>
          </table:table-cell>
          <table:table-cell table:style-name="ce102" office:value-type="float" office:value="-0.571" calcext:value-type="float">
            <text:p>-1</text:p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-0.091" calcext:value-type="float">
            <text:p/>
          </table:table-cell>
          <table:table-cell table:number-columns-repeated="2" table:style-name="ce102" office:value-type="float" office:value="-0.024" calcext:value-type="float">
            <text:p/>
          </table:table-cell>
          <table:table-cell table:style-name="ce102" office:value-type="float" office:value="0.596" calcext:value-type="float">
            <text:p>1</text:p>
          </table:table-cell>
          <table:table-cell table:style-name="ce102" office:value-type="float" office:value="0.909" calcext:value-type="float">
            <text:p>1</text:p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324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779" calcext:value-type="float">
            <text:p>1</text:p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-0.332" calcext:value-type="float">
            <text:p/>
          </table:table-cell>
          <table:table-cell table:style-name="ce102" office:value-type="float" office:value="0.744" calcext:value-type="float">
            <text:p>1</text:p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-0.465" calcext:value-type="float">
            <text:p/>
          </table:table-cell>
          <table:table-cell table:style-name="ce102" office:value-type="float" office:value="-0.21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0.585" calcext:value-type="float">
            <text:p>1</text:p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-0.187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409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balance-scale</text:p>
          </table:table-cell>
          <table:table-cell table:style-name="ce102" office:value-type="float" office:value="-0.591" calcext:value-type="float">
            <text:p>-1</text:p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-0.471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715" calcext:value-type="float">
            <text:p>1</text:p>
          </table:table-cell>
          <table:table-cell table:style-name="ce102" office:value-type="float" office:value="-0.576" calcext:value-type="float">
            <text:p>-1</text:p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0.543" calcext:value-type="float">
            <text:p>1</text:p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0.104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-0.412" calcext:value-type="float">
            <text:p/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124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5"/>
          <table:table-cell table:style-name="ce102" office:value-type="float" office:value="-0.032" calcext:value-type="float">
            <text:p/>
          </table:table-cell>
          <table:table-cell table:style-name="ce102" office:value-type="float" office:value="-0.229" calcext:value-type="float">
            <text:p/>
          </table:table-cell>
          <table:table-cell table:style-name="ce102" office:value-type="float" office:value="-0.056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-0.362" calcext:value-type="float">
            <text:p/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-0.388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-0.21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-0.326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-0.303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249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718" calcext:value-type="float">
            <text:p>1</text:p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056" calcext:value-type="float">
            <text:p/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424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387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535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spect-heart</text:p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-0.444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55" calcext:value-type="float">
            <text:p>-1</text:p>
          </table:table-cell>
          <table:table-cell table:style-name="ce102" office:value-type="float" office:value="-0.462" calcext:value-type="float">
            <text:p/>
          </table:table-cell>
          <table:table-cell table:style-name="ce102" office:value-type="float" office:value="-0.506" calcext:value-type="float">
            <text:p>-1</text:p>
          </table:table-cell>
          <table:table-cell table:style-name="ce102" office:value-type="float" office:value="-0.453" calcext:value-type="float">
            <text:p/>
          </table:table-cell>
          <table:table-cell table:style-name="ce102" office:value-type="float" office:value="-0.538" calcext:value-type="float">
            <text:p>-1</text:p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-0.512" calcext:value-type="float">
            <text:p>-1</text:p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534" calcext:value-type="float">
            <text:p>1</text:p>
          </table:table-cell>
          <table:table-cell table:style-name="ce102" office:value-type="float" office:value="-0.7" calcext:value-type="float">
            <text:p>-1</text:p>
          </table:table-cell>
          <table:table-cell table:style-name="ce102" office:value-type="float" office:value="-0.537" calcext:value-type="float">
            <text:p>-1</text:p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-0.562" calcext:value-type="float">
            <text:p>-1</text:p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-0.588" calcext:value-type="float">
            <text:p>-1</text:p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-0.521" calcext:value-type="float">
            <text:p>-1</text:p>
          </table:table-cell>
          <table:table-cell table:style-name="ce102" office:value-type="float" office:value="-0.032" calcext:value-type="float">
            <text:p/>
          </table:table-cell>
          <table:table-cell table:style-name="ce105"/>
          <table:table-cell table:style-name="ce102" office:value-type="float" office:value="0.076" calcext:value-type="float">
            <text:p/>
          </table:table-cell>
          <table:table-cell table:style-name="ce102" office:value-type="float" office:value="0.862" calcext:value-type="float">
            <text:p>1</text:p>
          </table:table-cell>
          <table:table-cell table:style-name="ce102" office:value-type="float" office:value="0.879" calcext:value-type="float">
            <text:p>1</text:p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0.688" calcext:value-type="float">
            <text:p>1</text:p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-0.069" calcext:value-type="float">
            <text:p/>
          </table:table-cell>
          <table:table-cell table:style-name="ce102" office:value-type="float" office:value="-0.471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-0.568" calcext:value-type="float">
            <text:p>-1</text:p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0.553" calcext:value-type="float">
            <text:p>1</text:p>
          </table:table-cell>
          <table:table-cell table:style-name="ce102" office:value-type="float" office:value="-0.129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-0.474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835" calcext:value-type="float">
            <text:p>1</text:p>
          </table:table-cell>
          <table:table-cell table:style-name="ce102" office:value-type="float" office:value="-0.318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903" calcext:value-type="float">
            <text:p>1</text:p>
          </table:table-cell>
          <table:table-cell table:style-name="ce102" office:value-type="float" office:value="0.614" calcext:value-type="float">
            <text:p>1</text:p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891" calcext:value-type="float">
            <text:p>1</text:p>
          </table:table-cell>
          <table:table-cell table:style-name="ce102" office:value-type="float" office:value="0.353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832" calcext:value-type="float">
            <text:p>1</text:p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0.874" calcext:value-type="float">
            <text:p>1</text:p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0.753" calcext:value-type="float">
            <text:p>1</text:p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762" calcext:value-type="float">
            <text:p>1</text:p>
          </table:table-cell>
          <table:table-cell table:style-name="ce102" office:value-type="float" office:value="0.353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77" calcext:value-type="float">
            <text:p>1</text:p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robot-failure-lp5</text:p>
          </table:table-cell>
          <table:table-cell table:style-name="ce102" office:value-type="float" office:value="0.618" calcext:value-type="float">
            <text:p>1</text:p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-0.365" calcext:value-type="float">
            <text:p/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0.712" calcext:value-type="float">
            <text:p>1</text:p>
          </table:table-cell>
          <table:table-cell table:style-name="ce102" office:value-type="float" office:value="-0.409" calcext:value-type="float">
            <text:p/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-0.249" calcext:value-type="float">
            <text:p/>
          </table:table-cell>
          <table:table-cell table:style-name="ce102" office:value-type="float" office:value="0.106" calcext:value-type="float">
            <text:p/>
          </table:table-cell>
          <table:table-cell table:style-name="ce102" office:value-type="float" office:value="0.455" calcext:value-type="float">
            <text:p/>
          </table:table-cell>
          <table:table-cell table:style-name="ce102" office:value-type="float" office:value="0.043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-0.391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-0.568" calcext:value-type="float">
            <text:p>-1</text:p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0.65" calcext:value-type="float">
            <text:p>1</text:p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-0.229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5"/>
          <table:table-cell table:style-name="ce102" office:value-type="float" office:value="-0.056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-0.362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632" calcext:value-type="float">
            <text:p>1</text:p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0.321" calcext:value-type="float">
            <text:p/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361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-0.329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579" calcext:value-type="float">
            <text:p>1</text:p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325" calcext:value-type="float">
            <text:p/>
          </table:table-cell>
          <table:table-cell table:style-name="ce102" office:value-type="float" office:value="-0.135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number-columns-repeated="2" table:style-name="ce102" office:value-type="float" office:value="0.271" calcext:value-type="float">
            <text:p/>
          </table:table-cell>
          <table:table-cell table:style-name="ce102" office:value-type="float" office:value="0.459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0.626" calcext:value-type="float">
            <text:p>1</text:p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106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635" calcext:value-type="float">
            <text:p>1</text:p>
          </table:table-cell>
          <table:table-cell table:style-name="ce102" office:value-type="float" office:value="0.237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0.441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heart-disease-processed-hungarian</text:p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0.147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-0.656" calcext:value-type="float">
            <text:p>-1</text:p>
          </table:table-cell>
          <table:table-cell table:style-name="ce102" office:value-type="float" office:value="0.091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-0.453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487" calcext:value-type="float">
            <text:p/>
          </table:table-cell>
          <table:table-cell table:style-name="ce102" office:value-type="float" office:value="-0.547" calcext:value-type="float">
            <text:p>-1</text:p>
          </table:table-cell>
          <table:table-cell table:style-name="ce102" office:value-type="float" office:value="-0.458" calcext:value-type="float">
            <text:p/>
          </table:table-cell>
          <table:table-cell table:style-name="ce102" office:value-type="float" office:value="0.124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347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-0.412" calcext:value-type="float">
            <text:p/>
          </table:table-cell>
          <table:table-cell table:style-name="ce102" office:value-type="float" office:value="-0.468" calcext:value-type="float">
            <text:p/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0.785" calcext:value-type="float">
            <text:p>1</text:p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-0.394" calcext:value-type="float">
            <text:p/>
          </table:table-cell>
          <table:table-cell table:style-name="ce102" office:value-type="float" office:value="-0.056" calcext:value-type="float">
            <text:p/>
          </table:table-cell>
          <table:table-cell table:style-name="ce102" office:value-type="float" office:value="0.862" calcext:value-type="float">
            <text:p>1</text:p>
          </table:table-cell>
          <table:table-cell table:style-name="ce102" office:value-type="float" office:value="-0.056" calcext:value-type="float">
            <text:p/>
          </table:table-cell>
          <table:table-cell table:style-name="ce105"/>
          <table:table-cell table:style-name="ce102" office:value-type="float" office:value="0.838" calcext:value-type="float">
            <text:p>1</text:p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-0.022" calcext:value-type="float">
            <text:p/>
          </table:table-cell>
          <table:table-cell table:style-name="ce102" office:value-type="float" office:value="-0.324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491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-0.403" calcext:value-type="float">
            <text:p/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056" calcext:value-type="float">
            <text:p/>
          </table:table-cell>
          <table:table-cell table:style-name="ce102" office:value-type="float" office:value="-0.4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-0.435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353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762" calcext:value-type="float">
            <text:p>1</text:p>
          </table:table-cell>
          <table:table-cell table:style-name="ce102" office:value-type="float" office:value="0.675" calcext:value-type="float">
            <text:p>1</text:p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-0.194" calcext:value-type="float">
            <text:p/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85" calcext:value-type="float">
            <text:p>1</text:p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618" calcext:value-type="float">
            <text:p>1</text:p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634" calcext:value-type="float">
            <text:p>1</text:p>
          </table:table-cell>
          <table:table-cell table:style-name="ce102" office:value-type="float" office:value="0.659" calcext:value-type="float">
            <text:p>1</text:p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statlog-heart</text:p>
          </table:table-cell>
          <table:table-cell table:style-name="ce102" office:value-type="float" office:value="-0.376" calcext:value-type="float">
            <text:p/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-0.194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-0.629" calcext:value-type="float">
            <text:p>-1</text:p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-0.45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0.784" calcext:value-type="float">
            <text:p>1</text:p>
          </table:table-cell>
          <table:table-cell table:style-name="ce102" office:value-type="float" office:value="-0.521" calcext:value-type="float">
            <text:p>-1</text:p>
          </table:table-cell>
          <table:table-cell table:style-name="ce102" office:value-type="float" office:value="-0.355" calcext:value-type="float">
            <text:p/>
          </table:table-cell>
          <table:table-cell table:style-name="ce102" office:value-type="float" office:value="0.122" calcext:value-type="float">
            <text:p/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-0.365" calcext:value-type="float">
            <text:p/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424" calcext:value-type="float">
            <text:p/>
          </table:table-cell>
          <table:table-cell table:style-name="ce102" office:value-type="float" office:value="-0.456" calcext:value-type="float">
            <text:p/>
          </table:table-cell>
          <table:table-cell table:style-name="ce102" office:value-type="float" office:value="-0.329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321" calcext:value-type="float">
            <text:p/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-0.571" calcext:value-type="float">
            <text:p>-1</text:p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879" calcext:value-type="float">
            <text:p>1</text:p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838" calcext:value-type="float">
            <text:p>1</text:p>
          </table:table-cell>
          <table:table-cell table:style-name="ce105"/>
          <table:table-cell table:style-name="ce102" office:value-type="float" office:value="-0.018" calcext:value-type="float">
            <text:p/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-0.391" calcext:value-type="float">
            <text:p/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0.562" calcext:value-type="float">
            <text:p>1</text:p>
          </table:table-cell>
          <table:table-cell table:style-name="ce102" office:value-type="float" office:value="-0.305" calcext:value-type="float">
            <text:p/>
          </table:table-cell>
          <table:table-cell table:style-name="ce102" office:value-type="float" office:value="-0.524" calcext:value-type="float">
            <text:p>-1</text:p>
          </table:table-cell>
          <table:table-cell table:style-name="ce102" office:value-type="float" office:value="0.474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-0.482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-0.271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-0.518" calcext:value-type="float">
            <text:p>-1</text:p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879" calcext:value-type="float">
            <text:p>1</text:p>
          </table:table-cell>
          <table:table-cell table:style-name="ce102" office:value-type="float" office:value="-0.282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912" calcext:value-type="float">
            <text:p>1</text:p>
          </table:table-cell>
          <table:table-cell table:style-name="ce102" office:value-type="float" office:value="0.758" calcext:value-type="float">
            <text:p>1</text:p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0.9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0.688" calcext:value-type="float">
            <text:p>1</text:p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562" calcext:value-type="float">
            <text:p>1</text:p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106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785" calcext:value-type="float">
            <text:p>1</text:p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movement-libras</text:p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-0.576" calcext:value-type="float">
            <text:p>-1</text:p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462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0.715" calcext:value-type="float">
            <text:p>1</text:p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-0.461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-0.541" calcext:value-type="float">
            <text:p>-1</text:p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232" calcext:value-type="float">
            <text:p/>
          </table:table-cell>
          <table:table-cell table:style-name="ce102" office:value-type="float" office:value="-0.321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0.841" calcext:value-type="float">
            <text:p>1</text:p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5"/>
          <table:table-cell table:style-name="ce102" office:value-type="float" office:value="0.171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-0.521" calcext:value-type="float">
            <text:p>-1</text:p>
          </table:table-cell>
          <table:table-cell table:style-name="ce102" office:value-type="float" office:value="0.762" calcext:value-type="float">
            <text:p>1</text:p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-0.208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-0.371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094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853" calcext:value-type="float">
            <text:p>1</text:p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0.682" calcext:value-type="float">
            <text:p>1</text:p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-0.021" calcext:value-type="float">
            <text:p/>
          </table:table-cell>
          <table:table-cell table:style-name="ce102" office:value-type="float" office:value="0.325" calcext:value-type="float">
            <text:p/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102" calcext:value-type="float">
            <text:p/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635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phoneme</text:p>
          </table:table-cell>
          <table:table-cell table:style-name="ce102" office:value-type="float" office:value="-0.697" calcext:value-type="float">
            <text:p>-1</text:p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-0.45" calcext:value-type="float">
            <text:p/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-0.535" calcext:value-type="float">
            <text:p>-1</text:p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68" calcext:value-type="float">
            <text:p>1</text:p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-0.199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091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-0.347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-0.526" calcext:value-type="float">
            <text:p>-1</text:p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0.912" calcext:value-type="float">
            <text:p>1</text:p>
          </table:table-cell>
          <table:table-cell table:style-name="ce102" office:value-type="float" office:value="0.876" calcext:value-type="float">
            <text:p>1</text:p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-0.362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171" calcext:value-type="float">
            <text:p/>
          </table:table-cell>
          <table:table-cell table:style-name="ce105"/>
          <table:table-cell table:style-name="ce102" office:value-type="float" office:value="-0.059" calcext:value-type="float">
            <text:p/>
          </table:table-cell>
          <table:table-cell table:style-name="ce102" office:value-type="float" office:value="-0.371" calcext:value-type="float">
            <text:p/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-0.328" calcext:value-type="float">
            <text:p/>
          </table:table-cell>
          <table:table-cell table:style-name="ce102" office:value-type="float" office:value="-0.188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-0.103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-0.244" calcext:value-type="float">
            <text:p/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-0.432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478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0.871" calcext:value-type="float">
            <text:p>1</text:p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0.091" calcext:value-type="float">
            <text:p/>
          </table:table-cell>
          <table:table-cell table:style-name="ce102" office:value-type="float" office:value="0.416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voting</text:p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-0.591" calcext:value-type="float">
            <text:p>-1</text:p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-0.156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-0.326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-0.225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266" calcext:value-type="float">
            <text:p/>
          </table:table-cell>
          <table:table-cell table:style-name="ce102" office:value-type="float" office:value="0.587" calcext:value-type="float">
            <text:p>1</text:p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626" calcext:value-type="float">
            <text:p>1</text:p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426" calcext:value-type="float">
            <text:p/>
          </table:table-cell>
          <table:table-cell table:style-name="ce102" office:value-type="float" office:value="0.097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-0.176" calcext:value-type="float">
            <text:p/>
          </table:table-cell>
          <table:table-cell table:style-name="ce102" office:value-type="float" office:value="-0.465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5"/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-0.338" calcext:value-type="float">
            <text:p/>
          </table:table-cell>
          <table:table-cell table:style-name="ce102" office:value-type="float" office:value="0.625" calcext:value-type="float">
            <text:p>1</text:p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0.571" calcext:value-type="float">
            <text:p>1</text:p>
          </table:table-cell>
          <table:table-cell table:style-name="ce102" office:value-type="float" office:value="0.444" calcext:value-type="float">
            <text:p/>
          </table:table-cell>
          <table:table-cell table:style-name="ce102" office:value-type="float" office:value="-0.315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-0.25" calcext:value-type="float">
            <text:p/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0.047" calcext:value-type="float">
            <text:p/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0.685" calcext:value-type="float">
            <text:p>1</text:p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-0.181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85" calcext:value-type="float">
            <text:p>1</text:p>
          </table:table-cell>
          <table:table-cell table:style-name="ce102" office:value-type="float" office:value="0.612" calcext:value-type="float">
            <text:p>1</text:p>
          </table:table-cell>
          <table:table-cell table:style-name="ce102" office:value-type="float" office:value="0.321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34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monks3</text:p>
          </table:table-cell>
          <table:table-cell table:style-name="ce102" office:value-type="float" office:value="0.694" calcext:value-type="float">
            <text:p>1</text:p>
          </table:table-cell>
          <table:table-cell table:style-name="ce102" office:value-type="float" office:value="-0.556" calcext:value-type="float">
            <text:p>-1</text:p>
          </table:table-cell>
          <table:table-cell table:style-name="ce102" office:value-type="float" office:value="-0.641" calcext:value-type="float">
            <text:p>-1</text:p>
          </table:table-cell>
          <table:table-cell table:style-name="ce102" office:value-type="float" office:value="-0.603" calcext:value-type="float">
            <text:p>-1</text:p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-0.459" calcext:value-type="float">
            <text:p/>
          </table:table-cell>
          <table:table-cell table:style-name="ce102" office:value-type="float" office:value="-0.547" calcext:value-type="float">
            <text:p>-1</text:p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-0.741" calcext:value-type="float">
            <text:p>-1</text:p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-0.265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-0.611" calcext:value-type="float">
            <text:p>-1</text:p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-0.004" calcext:value-type="float">
            <text:p/>
          </table:table-cell>
          <table:table-cell table:style-name="ce102" office:value-type="float" office:value="0.617" calcext:value-type="float">
            <text:p>1</text:p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-0.315" calcext:value-type="float">
            <text:p/>
          </table:table-cell>
          <table:table-cell table:style-name="ce102" office:value-type="float" office:value="0.897" calcext:value-type="float">
            <text:p>1</text:p>
          </table:table-cell>
          <table:table-cell table:style-name="ce102" office:value-type="float" office:value="-0.597" calcext:value-type="float">
            <text:p>-1</text:p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791" calcext:value-type="float">
            <text:p>1</text:p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-0.459" calcext:value-type="float">
            <text:p/>
          </table:table-cell>
          <table:table-cell table:style-name="ce102" office:value-type="float" office:value="-0.359" calcext:value-type="float">
            <text:p/>
          </table:table-cell>
          <table:table-cell table:style-name="ce102" office:value-type="float" office:value="-0.529" calcext:value-type="float">
            <text:p>-1</text:p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-0.362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-0.371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5"/>
          <table:table-cell table:style-name="ce102" office:value-type="float" office:value="0.844" calcext:value-type="float">
            <text:p>1</text:p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852" calcext:value-type="float">
            <text:p>1</text:p>
          </table:table-cell>
          <table:table-cell table:style-name="ce102" office:value-type="float" office:value="0.562" calcext:value-type="float">
            <text:p>1</text:p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0.818" calcext:value-type="float">
            <text:p>1</text:p>
          </table:table-cell>
          <table:table-cell table:style-name="ce102" office:value-type="float" office:value="0.753" calcext:value-type="float">
            <text:p>1</text:p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865" calcext:value-type="float">
            <text:p>1</text:p>
          </table:table-cell>
          <table:table-cell table:style-name="ce102" office:value-type="float" office:value="-0.359" calcext:value-type="float">
            <text:p/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874" calcext:value-type="float">
            <text:p>1</text:p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0.856" calcext:value-type="float">
            <text:p>1</text:p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034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0.9" calcext:value-type="float">
            <text:p>1</text:p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232" calcext:value-type="float">
            <text:p/>
          </table:table-cell>
          <table:table-cell table:style-name="ce102" office:value-type="float" office:value="0.656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676" calcext:value-type="float">
            <text:p>1</text:p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168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281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282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page-blocks</text:p>
          </table:table-cell>
          <table:table-cell table:style-name="ce102" office:value-type="float" office:value="0.7" calcext:value-type="float">
            <text:p>1</text:p>
          </table:table-cell>
          <table:table-cell table:style-name="ce102" office:value-type="float" office:value="-0.485" calcext:value-type="float">
            <text:p/>
          </table:table-cell>
          <table:table-cell table:style-name="ce102" office:value-type="float" office:value="-0.497" calcext:value-type="float">
            <text:p/>
          </table:table-cell>
          <table:table-cell table:style-name="ce102" office:value-type="float" office:value="-0.35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-0.621" calcext:value-type="float">
            <text:p>-1</text:p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-0.714" calcext:value-type="float">
            <text:p>-1</text:p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0.399" calcext:value-type="float">
            <text:p/>
          </table:table-cell>
          <table:table-cell table:style-name="ce102" office:value-type="float" office:value="0.405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747" calcext:value-type="float">
            <text:p>1</text:p>
          </table:table-cell>
          <table:table-cell table:style-name="ce102" office:value-type="float" office:value="-0.456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626" calcext:value-type="float">
            <text:p>1</text:p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-0.488" calcext:value-type="float">
            <text:p/>
          </table:table-cell>
          <table:table-cell table:style-name="ce102" office:value-type="float" office:value="-0.441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0.632" calcext:value-type="float">
            <text:p>1</text:p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-0.391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844" calcext:value-type="float">
            <text:p>1</text:p>
          </table:table-cell>
          <table:table-cell table:style-name="ce105"/>
          <table:table-cell table:style-name="ce102" office:value-type="float" office:value="0.282" calcext:value-type="float">
            <text:p/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0.852" calcext:value-type="float">
            <text:p>1</text:p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0.826" calcext:value-type="float">
            <text:p>1</text:p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785" calcext:value-type="float">
            <text:p>1</text:p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0.615" calcext:value-type="float">
            <text:p>1</text:p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782" calcext:value-type="float">
            <text:p>1</text:p>
          </table:table-cell>
          <table:table-cell table:style-name="ce102" office:value-type="float" office:value="0.056" calcext:value-type="float">
            <text:p/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-0.131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-0.25" calcext:value-type="float">
            <text:p/>
          </table:table-cell>
          <table:table-cell table:style-name="ce102" office:value-type="float" office:value="-0.282" calcext:value-type="float">
            <text:p/>
          </table:table-cell>
          <table:table-cell table:style-name="ce102" office:value-type="float" office:value="0.891" calcext:value-type="float">
            <text:p>1</text:p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075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656" calcext:value-type="float">
            <text:p>1</text:p>
          </table:table-cell>
          <table:table-cell table:style-name="ce102" office:value-type="float" office:value="0.391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mammographic-mass</text:p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-0.406" calcext:value-type="float">
            <text:p/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-0.606" calcext:value-type="float">
            <text:p>-1</text:p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-0.515" calcext:value-type="float">
            <text:p>-1</text:p>
          </table:table-cell>
          <table:table-cell table:style-name="ce102" office:value-type="float" office:value="-0.544" calcext:value-type="float">
            <text:p>-1</text:p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-0.524" calcext:value-type="float">
            <text:p>-1</text:p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-0.488" calcext:value-type="float">
            <text:p/>
          </table:table-cell>
          <table:table-cell table:style-name="ce102" office:value-type="float" office:value="0.344" calcext:value-type="float">
            <text:p/>
          </table:table-cell>
          <table:table-cell table:style-name="ce102" office:value-type="float" office:value="-0.403" calcext:value-type="float">
            <text:p/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-0.668" calcext:value-type="float">
            <text:p>-1</text:p>
          </table:table-cell>
          <table:table-cell table:style-name="ce102" office:value-type="float" office:value="-0.447" calcext:value-type="float">
            <text:p/>
          </table:table-cell>
          <table:table-cell table:style-name="ce102" office:value-type="float" office:value="0.545" calcext:value-type="float">
            <text:p>1</text:p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-0.541" calcext:value-type="float">
            <text:p>-1</text:p>
          </table:table-cell>
          <table:table-cell table:style-name="ce102" office:value-type="float" office:value="0.679" calcext:value-type="float">
            <text:p>1</text:p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-0.441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-0.482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-0.021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-0.388" calcext:value-type="float">
            <text:p/>
          </table:table-cell>
          <table:table-cell table:style-name="ce102" office:value-type="float" office:value="0.688" calcext:value-type="float">
            <text:p>1</text:p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-0.521" calcext:value-type="float">
            <text:p>-1</text:p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282" calcext:value-type="float">
            <text:p/>
          </table:table-cell>
          <table:table-cell table:style-name="ce105"/>
          <table:table-cell table:style-name="ce102" office:value-type="float" office:value="-0.132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517" calcext:value-type="float">
            <text:p>1</text:p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862" calcext:value-type="float">
            <text:p>1</text:p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331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7" calcext:value-type="float">
            <text:p>1</text:p>
          </table:table-cell>
          <table:table-cell table:style-name="ce102" office:value-type="float" office:value="0.618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638" calcext:value-type="float">
            <text:p>1</text:p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491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534" calcext:value-type="float">
            <text:p>1</text:p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systhetic-control</text:p>
          </table:table-cell>
          <table:table-cell table:style-name="ce102" office:value-type="float" office:value="-0.265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571" calcext:value-type="float">
            <text:p>-1</text:p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0.59" calcext:value-type="float">
            <text:p>1</text:p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284" calcext:value-type="float">
            <text:p/>
          </table:table-cell>
          <table:table-cell table:style-name="ce102" office:value-type="float" office:value="-0.553" calcext:value-type="float">
            <text:p>-1</text:p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574" calcext:value-type="float">
            <text:p>-1</text:p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0.341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-0.226" calcext:value-type="float">
            <text:p/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0.815" calcext:value-type="float">
            <text:p>1</text:p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321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0.762" calcext:value-type="float">
            <text:p>1</text:p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5"/>
          <table:table-cell table:style-name="ce102" office:value-type="float" office:value="0.774" calcext:value-type="float">
            <text:p>1</text:p>
          </table:table-cell>
          <table:table-cell table:style-name="ce102" office:value-type="float" office:value="-0.308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0.859" calcext:value-type="float">
            <text:p>1</text:p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737" calcext:value-type="float">
            <text:p>1</text:p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474" calcext:value-type="float">
            <text:p/>
          </table:table-cell>
          <table:table-cell table:style-name="ce102" office:value-type="float" office:value="0.344" calcext:value-type="float">
            <text:p/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103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325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mfeat-fourier</text:p>
          </table:table-cell>
          <table:table-cell table:style-name="ce102" office:value-type="float" office:value="0.091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-0.103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-0.294" calcext:value-type="float">
            <text:p/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0.389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-0.277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562" calcext:value-type="float">
            <text:p>1</text:p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-0.338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774" calcext:value-type="float">
            <text:p>1</text:p>
          </table:table-cell>
          <table:table-cell table:style-name="ce105"/>
          <table:table-cell table:style-name="ce102" office:value-type="float" office:value="-0.087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0.579" calcext:value-type="float">
            <text:p>1</text:p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755" calcext:value-type="float">
            <text:p>1</text:p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629" calcext:value-type="float">
            <text:p>1</text:p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659" calcext:value-type="float">
            <text:p>1</text:p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012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341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0.428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535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thyroid-sick-euthyroid</text:p>
          </table:table-cell>
          <table:table-cell table:style-name="ce102" office:value-type="float" office:value="0.575" calcext:value-type="float">
            <text:p>1</text:p>
          </table:table-cell>
          <table:table-cell table:style-name="ce102" office:value-type="float" office:value="-0.358" calcext:value-type="float">
            <text:p/>
          </table:table-cell>
          <table:table-cell table:style-name="ce102" office:value-type="float" office:value="-0.514" calcext:value-type="float">
            <text:p>-1</text:p>
          </table:table-cell>
          <table:table-cell table:style-name="ce102" office:value-type="float" office:value="-0.352" calcext:value-type="float">
            <text:p/>
          </table:table-cell>
          <table:table-cell table:style-name="ce102" office:value-type="float" office:value="0.623" calcext:value-type="float">
            <text:p>1</text:p>
          </table:table-cell>
          <table:table-cell table:style-name="ce102" office:value-type="float" office:value="-0.187" calcext:value-type="float">
            <text:p/>
          </table:table-cell>
          <table:table-cell table:style-name="ce102" office:value-type="float" office:value="-0.299" calcext:value-type="float">
            <text:p/>
          </table:table-cell>
          <table:table-cell table:style-name="ce102" office:value-type="float" office:value="-0.163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0.522" calcext:value-type="float">
            <text:p>1</text:p>
          </table:table-cell>
          <table:table-cell table:style-name="ce102" office:value-type="float" office:value="-0.65" calcext:value-type="float">
            <text:p>-1</text:p>
          </table:table-cell>
          <table:table-cell table:style-name="ce102" office:value-type="float" office:value="0.474" calcext:value-type="float">
            <text:p/>
          </table:table-cell>
          <table:table-cell table:style-name="ce102" office:value-type="float" office:value="0.157" calcext:value-type="float">
            <text:p/>
          </table:table-cell>
          <table:table-cell table:style-name="ce102" office:value-type="float" office:value="-0.228" calcext:value-type="float">
            <text:p/>
          </table:table-cell>
          <table:table-cell table:style-name="ce102" office:value-type="float" office:value="-0.265" calcext:value-type="float">
            <text:p/>
          </table:table-cell>
          <table:table-cell table:style-name="ce102" office:value-type="float" office:value="-0.713" calcext:value-type="float">
            <text:p>-1</text:p>
          </table:table-cell>
          <table:table-cell table:style-name="ce102" office:value-type="float" office:value="0.043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104" calcext:value-type="float">
            <text:p/>
          </table:table-cell>
          <table:table-cell table:style-name="ce102" office:value-type="float" office:value="-0.072" calcext:value-type="float">
            <text:p/>
          </table:table-cell>
          <table:table-cell table:style-name="ce102" office:value-type="float" office:value="-0.09" calcext:value-type="float">
            <text:p/>
          </table:table-cell>
          <table:table-cell table:style-name="ce102" office:value-type="float" office:value="0.861" calcext:value-type="float">
            <text:p>1</text:p>
          </table:table-cell>
          <table:table-cell table:style-name="ce102" office:value-type="float" office:value="-0.387" calcext:value-type="float">
            <text:p/>
          </table:table-cell>
          <table:table-cell table:style-name="ce102" office:value-type="float" office:value="0.202" calcext:value-type="float">
            <text:p/>
          </table:table-cell>
          <table:table-cell table:style-name="ce102" office:value-type="float" office:value="0.14" calcext:value-type="float">
            <text:p/>
          </table:table-cell>
          <table:table-cell table:style-name="ce102" office:value-type="float" office:value="0.522" calcext:value-type="float">
            <text:p>1</text:p>
          </table:table-cell>
          <table:table-cell table:style-name="ce102" office:value-type="float" office:value="0.614" calcext:value-type="float">
            <text:p>1</text:p>
          </table:table-cell>
          <table:table-cell table:style-name="ce102" office:value-type="float" office:value="0.225" calcext:value-type="float">
            <text:p/>
          </table:table-cell>
          <table:table-cell table:style-name="ce102" office:value-type="float" office:value="-0.24" calcext:value-type="float">
            <text:p/>
          </table:table-cell>
          <table:table-cell table:style-name="ce102" office:value-type="float" office:value="-0.349" calcext:value-type="float">
            <text:p/>
          </table:table-cell>
          <table:table-cell table:style-name="ce102" office:value-type="float" office:value="-0.375" calcext:value-type="float">
            <text:p/>
          </table:table-cell>
          <table:table-cell table:style-name="ce102" office:value-type="float" office:value="-0.072" calcext:value-type="float">
            <text:p/>
          </table:table-cell>
          <table:table-cell table:style-name="ce102" office:value-type="float" office:value="0.596" calcext:value-type="float">
            <text:p>1</text:p>
          </table:table-cell>
          <table:table-cell table:style-name="ce102" office:value-type="float" office:value="-0.21" calcext:value-type="float">
            <text:p/>
          </table:table-cell>
          <table:table-cell table:style-name="ce102" office:value-type="float" office:value="-0.069" calcext:value-type="float">
            <text:p/>
          </table:table-cell>
          <table:table-cell table:style-name="ce102" office:value-type="float" office:value="0.361" calcext:value-type="float">
            <text:p/>
          </table:table-cell>
          <table:table-cell table:style-name="ce102" office:value-type="float" office:value="-0.022" calcext:value-type="float">
            <text:p/>
          </table:table-cell>
          <table:table-cell table:style-name="ce102" office:value-type="float" office:value="-0.305" calcext:value-type="float">
            <text:p/>
          </table:table-cell>
          <table:table-cell table:style-name="ce102" office:value-type="float" office:value="-0.208" calcext:value-type="float">
            <text:p/>
          </table:table-cell>
          <table:table-cell table:style-name="ce102" office:value-type="float" office:value="-0.328" calcext:value-type="float">
            <text:p/>
          </table:table-cell>
          <table:table-cell table:style-name="ce102" office:value-type="float" office:value="0.625" calcext:value-type="float">
            <text:p>1</text:p>
          </table:table-cell>
          <table:table-cell table:number-columns-repeated="2" table:style-name="ce102" office:value-type="float" office:value="0.852" calcext:value-type="float">
            <text:p>1</text:p>
          </table:table-cell>
          <table:table-cell table:style-name="ce102" office:value-type="float" office:value="0.517" calcext:value-type="float">
            <text:p>1</text:p>
          </table:table-cell>
          <table:table-cell table:style-name="ce102" office:value-type="float" office:value="-0.308" calcext:value-type="float">
            <text:p/>
          </table:table-cell>
          <table:table-cell table:style-name="ce102" office:value-type="float" office:value="-0.087" calcext:value-type="float">
            <text:p/>
          </table:table-cell>
          <table:table-cell table:style-name="ce105"/>
          <table:table-cell table:style-name="ce102" office:value-type="float" office:value="0.717" calcext:value-type="float">
            <text:p>1</text:p>
          </table:table-cell>
          <table:table-cell table:style-name="ce102" office:value-type="float" office:value="0.016" calcext:value-type="float">
            <text:p/>
          </table:table-cell>
          <table:table-cell table:style-name="ce102" office:value-type="float" office:value="0.72" calcext:value-type="float">
            <text:p>1</text:p>
          </table:table-cell>
          <table:table-cell table:style-name="ce102" office:value-type="float" office:value="0.861" calcext:value-type="float">
            <text:p>1</text:p>
          </table:table-cell>
          <table:table-cell table:style-name="ce102" office:value-type="float" office:value="0.484" calcext:value-type="float">
            <text:p/>
          </table:table-cell>
          <table:table-cell table:style-name="ce102" office:value-type="float" office:value="0.09" calcext:value-type="float">
            <text:p/>
          </table:table-cell>
          <table:table-cell table:style-name="ce102" office:value-type="float" office:value="0.007" calcext:value-type="float">
            <text:p/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-0.193" calcext:value-type="float">
            <text:p/>
          </table:table-cell>
          <table:table-cell table:style-name="ce102" office:value-type="float" office:value="0.779" calcext:value-type="float">
            <text:p>1</text:p>
          </table:table-cell>
          <table:table-cell table:style-name="ce102" office:value-type="float" office:value="0.74" calcext:value-type="float">
            <text:p>1</text:p>
          </table:table-cell>
          <table:table-cell table:style-name="ce102" office:value-type="float" office:value="-0.181" calcext:value-type="float">
            <text:p/>
          </table:table-cell>
          <table:table-cell table:style-name="ce102" office:value-type="float" office:value="0.34" calcext:value-type="float">
            <text:p/>
          </table:table-cell>
          <table:table-cell table:style-name="ce102" office:value-type="float" office:value="0.069" calcext:value-type="float">
            <text:p/>
          </table:table-cell>
          <table:table-cell table:style-name="ce102" office:value-type="float" office:value="0.899" calcext:value-type="float">
            <text:p>1</text:p>
          </table:table-cell>
          <table:table-cell table:style-name="ce102" office:value-type="float" office:value="0.181" calcext:value-type="float">
            <text:p/>
          </table:table-cell>
          <table:table-cell table:style-name="ce102" office:value-type="float" office:value="0.099" calcext:value-type="float">
            <text:p/>
          </table:table-cell>
          <table:table-cell table:style-name="ce102" office:value-type="float" office:value="-0.172" calcext:value-type="float">
            <text:p/>
          </table:table-cell>
          <table:table-cell table:style-name="ce102" office:value-type="float" office:value="-0.149" calcext:value-type="float">
            <text:p/>
          </table:table-cell>
          <table:table-cell table:style-name="ce102" office:value-type="float" office:value="0.481" calcext:value-type="float">
            <text:p/>
          </table:table-cell>
          <table:table-cell table:style-name="ce102" office:value-type="float" office:value="0.428" calcext:value-type="float">
            <text:p/>
          </table:table-cell>
          <table:table-cell table:style-name="ce102" office:value-type="float" office:value="-0.184" calcext:value-type="float">
            <text:p/>
          </table:table-cell>
          <table:table-cell table:style-name="ce102" office:value-type="float" office:value="-0.249" calcext:value-type="float">
            <text:p/>
          </table:table-cell>
          <table:table-cell table:style-name="ce102" office:value-type="float" office:value="0.811" calcext:value-type="float">
            <text:p>1</text:p>
          </table:table-cell>
          <table:table-cell table:style-name="ce102" office:value-type="float" office:value="0.237" calcext:value-type="float">
            <text:p/>
          </table:table-cell>
          <table:table-cell table:style-name="ce102" office:value-type="float" office:value="0.455" calcext:value-type="float">
            <text:p/>
          </table:table-cell>
          <table:table-cell table:style-name="ce102" office:value-type="float" office:value="0.146" calcext:value-type="float">
            <text:p/>
          </table:table-cell>
          <table:table-cell table:style-name="ce102" office:value-type="float" office:value="0.449" calcext:value-type="float">
            <text:p/>
          </table:table-cell>
          <table:table-cell table:style-name="ce102" office:value-type="float" office:value="0.331" calcext:value-type="float">
            <text:p/>
          </table:table-cell>
          <table:table-cell table:style-name="ce102" office:value-type="float" office:value="0.572" calcext:value-type="float">
            <text:p>1</text:p>
          </table:table-cell>
          <table:table-cell table:style-name="ce102" office:value-type="float" office:value="0.425" calcext:value-type="float">
            <text:p/>
          </table:table-cell>
          <table:table-cell table:style-name="ce102" office:value-type="float" office:value="0.642" calcext:value-type="float">
            <text:p>1</text:p>
          </table:table-cell>
          <table:table-cell table:style-name="ce102" office:value-type="float" office:value="0.496" calcext:value-type="float">
            <text:p/>
          </table:table-cell>
          <table:table-cell table:style-name="ce102" office:value-type="float" office:value="0.331" calcext:value-type="float">
            <text:p/>
          </table:table-cell>
          <table:table-cell table:style-name="ce102" office:value-type="float" office:value="-0.01" calcext:value-type="float">
            <text:p/>
          </table:table-cell>
          <table:table-cell table:style-name="ce102" office:value-type="float" office:value="0.037" calcext:value-type="float">
            <text:p/>
          </table:table-cell>
          <table:table-cell table:style-name="ce102" office:value-type="float" office:value="0.645" calcext:value-type="float">
            <text:p>1</text:p>
          </table:table-cell>
          <table:table-cell table:style-name="ce102" office:value-type="float" office:value="0.29" calcext:value-type="float">
            <text:p/>
          </table:table-cell>
          <table:table-cell table:style-name="ce102" office:value-type="float" office:value="0.116" calcext:value-type="float">
            <text:p/>
          </table:table-cell>
          <table:table-cell table:style-name="ce102" office:value-type="float" office:value="0.205" calcext:value-type="float">
            <text:p/>
          </table:table-cell>
          <table:table-cell table:style-name="ce102" office:value-type="float" office:value="0.673" calcext:value-type="float">
            <text:p>1</text:p>
          </table:table-cell>
          <table:table-cell table:style-name="ce102" office:value-type="float" office:value="0.358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statlog-image-segmentation</text:p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number-columns-repeated="2" table:style-name="ce102" office:value-type="float" office:value="0.109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232" calcext:value-type="float">
            <text:p/>
          </table:table-cell>
          <table:table-cell table:style-name="ce102" office:value-type="float" office:value="0.665" calcext:value-type="float">
            <text:p>1</text:p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-0.265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-0.636" calcext:value-type="float">
            <text:p>-1</text:p>
          </table:table-cell>
          <table:table-cell table:style-name="ce102" office:value-type="float" office:value="0.585" calcext:value-type="float">
            <text:p>1</text:p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0.065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-0.085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629" calcext:value-type="float">
            <text:p>1</text:p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-0.4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909" calcext:value-type="float">
            <text:p>1</text:p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-0.471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-0.324" calcext:value-type="float">
            <text:p/>
          </table:table-cell>
          <table:table-cell table:style-name="ce102" office:value-type="float" office:value="-0.524" calcext:value-type="float">
            <text:p>-1</text:p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-0.188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562" calcext:value-type="float">
            <text:p>1</text:p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0.717" calcext:value-type="float">
            <text:p>1</text:p>
          </table:table-cell>
          <table:table-cell table:style-name="ce105"/>
          <table:table-cell table:style-name="ce102" office:value-type="float" office:value="-0.132" calcext:value-type="float">
            <text:p/>
          </table:table-cell>
          <table:table-cell table:style-name="ce102" office:value-type="float" office:value="0.341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0.847" calcext:value-type="float">
            <text:p>1</text:p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438" calcext:value-type="float">
            <text:p/>
          </table:table-cell>
          <table:table-cell table:style-name="ce102" office:value-type="float" office:value="-0.155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629" calcext:value-type="float">
            <text:p>1</text:p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152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432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yeast-4class</text:p>
          </table:table-cell>
          <table:table-cell table:style-name="ce102" office:value-type="float" office:value="-0.453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103" calcext:value-type="float">
            <text:p/>
          </table:table-cell>
          <table:table-cell table:style-name="ce102" office:value-type="float" office:value="0.012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-0.318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-0.494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358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-0.175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806" calcext:value-type="float">
            <text:p>1</text:p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376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-0.329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474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016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5"/>
          <table:table-cell table:style-name="ce102" office:value-type="float" office:value="0.291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065" calcext:value-type="float">
            <text:p/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0.129" calcext:value-type="float">
            <text:p/>
          </table:table-cell>
          <table:table-cell table:number-columns-repeated="2" table:style-name="ce102" office:value-type="float" office:value="-0.053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-0.238" calcext:value-type="float">
            <text:p/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729" calcext:value-type="float">
            <text:p>1</text:p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0.072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676" calcext:value-type="float">
            <text:p>1</text:p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534" calcext:value-type="float">
            <text:p>1</text:p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wholesale-channel</text:p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-0.638" calcext:value-type="float">
            <text:p>-1</text:p>
          </table:table-cell>
          <table:table-cell table:style-name="ce102" office:value-type="float" office:value="-0.476" calcext:value-type="float">
            <text:p/>
          </table:table-cell>
          <table:table-cell table:style-name="ce102" office:value-type="float" office:value="-0.721" calcext:value-type="float">
            <text:p>-1</text:p>
          </table:table-cell>
          <table:table-cell table:style-name="ce102" office:value-type="float" office:value="0.744" calcext:value-type="float">
            <text:p>1</text:p>
          </table:table-cell>
          <table:table-cell table:style-name="ce102" office:value-type="float" office:value="-0.491" calcext:value-type="float">
            <text:p/>
          </table:table-cell>
          <table:table-cell table:style-name="ce102" office:value-type="float" office:value="-0.668" calcext:value-type="float">
            <text:p>-1</text:p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-0.641" calcext:value-type="float">
            <text:p>-1</text:p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-0.353" calcext:value-type="float">
            <text:p/>
          </table:table-cell>
          <table:table-cell table:style-name="ce102" office:value-type="float" office:value="-0.447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-0.444" calcext:value-type="float">
            <text:p/>
          </table:table-cell>
          <table:table-cell table:style-name="ce102" office:value-type="float" office:value="0.865" calcext:value-type="float">
            <text:p>1</text:p>
          </table:table-cell>
          <table:table-cell table:style-name="ce102" office:value-type="float" office:value="-0.491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-0.468" calcext:value-type="float">
            <text:p/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-0.238" calcext:value-type="float">
            <text:p/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491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-0.103" calcext:value-type="float">
            <text:p/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0.818" calcext:value-type="float">
            <text:p>1</text:p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0.862" calcext:value-type="float">
            <text:p>1</text:p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72" calcext:value-type="float">
            <text:p>1</text:p>
          </table:table-cell>
          <table:table-cell table:style-name="ce102" office:value-type="float" office:value="0.341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5"/>
          <table:table-cell table:style-name="ce102" office:value-type="float" office:value="0.797" calcext:value-type="float">
            <text:p>1</text:p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941" calcext:value-type="float">
            <text:p>1</text:p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0.321" calcext:value-type="float">
            <text:p/>
          </table:table-cell>
          <table:table-cell table:style-name="ce102" office:value-type="float" office:value="0.202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0.638" calcext:value-type="float">
            <text:p>1</text:p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0.738" calcext:value-type="float">
            <text:p>1</text:p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782" calcext:value-type="float">
            <text:p>1</text:p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0.571" calcext:value-type="float">
            <text:p>1</text:p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478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241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horse-colic-surgical</text:p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-0.312" calcext:value-type="float">
            <text:p/>
          </table:table-cell>
          <table:table-cell table:style-name="ce102" office:value-type="float" office:value="-0.385" calcext:value-type="float">
            <text:p/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-0.344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0.259" calcext:value-type="float">
            <text:p/>
          </table:table-cell>
          <table:table-cell table:style-name="ce102" office:value-type="float" office:value="-0.544" calcext:value-type="float">
            <text:p>-1</text:p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502" calcext:value-type="float">
            <text:p>-1</text:p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-0.199" calcext:value-type="float">
            <text:p/>
          </table:table-cell>
          <table:table-cell table:style-name="ce102" office:value-type="float" office:value="0.428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824" calcext:value-type="float">
            <text:p>1</text:p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-0.326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-0.371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571" calcext:value-type="float">
            <text:p>1</text:p>
          </table:table-cell>
          <table:table-cell table:style-name="ce102" office:value-type="float" office:value="0.753" calcext:value-type="float">
            <text:p>1</text:p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861" calcext:value-type="float">
            <text:p>1</text:p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797" calcext:value-type="float">
            <text:p>1</text:p>
          </table:table-cell>
          <table:table-cell table:style-name="ce105"/>
          <table:table-cell table:style-name="ce102" office:value-type="float" office:value="0.276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103" calcext:value-type="float">
            <text:p/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-0.226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7" calcext:value-type="float">
            <text:p>1</text:p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-0.031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632" calcext:value-type="float">
            <text:p>1</text:p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202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518" calcext:value-type="float">
            <text:p>1</text:p>
          </table:table-cell>
          <table:table-cell table:style-name="ce102" office:value-type="float" office:value="0.215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statlog-vehicle-silhouettes</text:p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571" calcext:value-type="float">
            <text:p>1</text:p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265" calcext:value-type="float">
            <text:p/>
          </table:table-cell>
          <table:table-cell table:style-name="ce102" office:value-type="float" office:value="-0.331" calcext:value-type="float">
            <text:p/>
          </table:table-cell>
          <table:table-cell table:style-name="ce102" office:value-type="float" office:value="0.765" calcext:value-type="float">
            <text:p>1</text:p>
          </table:table-cell>
          <table:table-cell table:style-name="ce102" office:value-type="float" office:value="0.493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-0.482" calcext:value-type="float">
            <text:p/>
          </table:table-cell>
          <table:table-cell table:style-name="ce102" office:value-type="float" office:value="0.694" calcext:value-type="float">
            <text:p>1</text:p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-0.568" calcext:value-type="float">
            <text:p>-1</text:p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-0.403" calcext:value-type="float">
            <text:p/>
          </table:table-cell>
          <table:table-cell table:style-name="ce102" office:value-type="float" office:value="-0.482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444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0.484" calcext:value-type="float">
            <text:p/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0.065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5"/>
          <table:table-cell table:style-name="ce102" office:value-type="float" office:value="0.059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894" calcext:value-type="float">
            <text:p>1</text:p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-0.388" calcext:value-type="float">
            <text:p/>
          </table:table-cell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-0.344" calcext:value-type="float">
            <text:p/>
          </table:table-cell>
          <table:table-cell table:style-name="ce102" office:value-type="float" office:value="-0.193" calcext:value-type="float">
            <text:p/>
          </table:table-cell>
          <table:table-cell table:style-name="ce102" office:value-type="float" office:value="0.729" calcext:value-type="float">
            <text:p>1</text:p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-0.318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-0.282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0.729" calcext:value-type="float">
            <text:p>1</text:p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-0.06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heart-disease-processed-cleveland</text:p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-0.394" calcext:value-type="float">
            <text:p/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147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-0.135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-0.294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-0.315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0.09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5"/>
          <table:table-cell table:style-name="ce102" office:value-type="float" office:value="-0.082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585" calcext:value-type="float">
            <text:p>1</text:p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0.882" calcext:value-type="float">
            <text:p>1</text:p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578" calcext:value-type="float">
            <text:p>1</text:p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626" calcext:value-type="float">
            <text:p>1</text:p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459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-0.085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311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volcanoes-d1</text:p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-0.5" calcext:value-type="float">
            <text:p>-1</text:p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293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224" calcext:value-type="float">
            <text:p/>
          </table:table-cell>
          <table:table-cell table:style-name="ce102" office:value-type="float" office:value="0.712" calcext:value-type="float">
            <text:p>1</text:p>
          </table:table-cell>
          <table:table-cell table:style-name="ce102" office:value-type="float" office:value="-0.241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-0.324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553" calcext:value-type="float">
            <text:p>1</text:p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0.094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007" calcext:value-type="float">
            <text:p/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103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-0.082" calcext:value-type="float">
            <text:p/>
          </table:table-cell>
          <table:table-cell table:style-name="ce105"/>
          <table:table-cell table:style-name="ce102" office:value-type="float" office:value="-0.071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-0.056" calcext:value-type="float">
            <text:p/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0.343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409" calcext:value-type="float">
            <text:p/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738" calcext:value-type="float">
            <text:p>1</text:p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64" calcext:value-type="float">
            <text:p>1</text:p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447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monks1</text:p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-0.485" calcext:value-type="float">
            <text:p/>
          </table:table-cell>
          <table:table-cell table:style-name="ce102" office:value-type="float" office:value="-0.588" calcext:value-type="float">
            <text:p>-1</text:p>
          </table:table-cell>
          <table:table-cell table:style-name="ce102" office:value-type="float" office:value="-0.241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-0.574" calcext:value-type="float">
            <text:p>-1</text:p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-0.135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-0.57" calcext:value-type="float">
            <text:p>-1</text:p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11" calcext:value-type="float">
            <text:p/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782" calcext:value-type="float">
            <text:p>1</text:p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444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-0.129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-0.271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0.865" calcext:value-type="float">
            <text:p>1</text:p>
          </table:table-cell>
          <table:table-cell table:style-name="ce102" office:value-type="float" office:value="0.826" calcext:value-type="float">
            <text:p>1</text:p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0.129" calcext:value-type="float">
            <text:p/>
          </table:table-cell>
          <table:table-cell table:number-columns-repeated="2" table:style-name="ce102" office:value-type="float" office:value="0.624" calcext:value-type="float">
            <text:p>1</text:p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5"/>
          <table:table-cell table:style-name="ce102" office:value-type="float" office:value="-0.209" calcext:value-type="float">
            <text:p/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932" calcext:value-type="float">
            <text:p>1</text:p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number-columns-repeated="2" table:style-name="ce102" office:value-type="float" office:value="0.503" calcext:value-type="float">
            <text:p>1</text:p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726" calcext:value-type="float">
            <text:p>1</text:p>
          </table:table-cell>
          <table:table-cell table:style-name="ce102" office:value-type="float" office:value="0.376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pendigits</text:p>
          </table:table-cell>
          <table:table-cell table:style-name="ce102" office:value-type="float" office:value="-0.326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0.759" calcext:value-type="float">
            <text:p>1</text:p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-0.656" calcext:value-type="float">
            <text:p>-1</text:p>
          </table:table-cell>
          <table:table-cell table:style-name="ce102" office:value-type="float" office:value="0.626" calcext:value-type="float">
            <text:p>1</text:p>
          </table:table-cell>
          <table:table-cell table:style-name="ce102" office:value-type="float" office:value="0.738" calcext:value-type="float">
            <text:p>1</text:p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0.665" calcext:value-type="float">
            <text:p>1</text:p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0.443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458" calcext:value-type="float">
            <text:p/>
          </table:table-cell>
          <table:table-cell table:style-name="ce102" office:value-type="float" office:value="-0.652" calcext:value-type="float">
            <text:p>-1</text:p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638" calcext:value-type="float">
            <text:p>1</text:p>
          </table:table-cell>
          <table:table-cell table:style-name="ce102" office:value-type="float" office:value="-0.576" calcext:value-type="float">
            <text:p>-1</text:p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-0.188" calcext:value-type="float">
            <text:p/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-0.565" calcext:value-type="float">
            <text:p>-1</text:p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921" calcext:value-type="float">
            <text:p>1</text:p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0.774" calcext:value-type="float">
            <text:p>1</text:p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056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853" calcext:value-type="float">
            <text:p>1</text:p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-0.25" calcext:value-type="float">
            <text:p/>
          </table:table-cell>
          <table:table-cell table:style-name="ce102" office:value-type="float" office:value="-0.359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0.859" calcext:value-type="float">
            <text:p>1</text:p>
          </table:table-cell>
          <table:table-cell table:style-name="ce102" office:value-type="float" office:value="0.579" calcext:value-type="float">
            <text:p>1</text:p>
          </table:table-cell>
          <table:table-cell table:style-name="ce102" office:value-type="float" office:value="-0.193" calcext:value-type="float">
            <text:p/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-0.226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-0.209" calcext:value-type="float">
            <text:p/>
          </table:table-cell>
          <table:table-cell table:style-name="ce105"/>
          <table:table-cell table:style-name="ce102" office:value-type="float" office:value="0.179" calcext:value-type="float">
            <text:p/>
          </table:table-cell>
          <table:table-cell table:style-name="ce102" office:value-type="float" office:value="-0.329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868" calcext:value-type="float">
            <text:p>1</text:p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561" calcext:value-type="float">
            <text:p>1</text:p>
          </table:table-cell>
          <table:table-cell table:style-name="ce102" office:value-type="float" office:value="0.091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-0.194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518" calcext:value-type="float">
            <text:p>1</text:p>
          </table:table-cell>
          <table:table-cell table:style-name="ce102" office:value-type="float" office:value="0.152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0.679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wilt</text:p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-0.315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-0.303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-0.578" calcext:value-type="float">
            <text:p>-1</text:p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0.381" calcext:value-type="float">
            <text:p/>
          </table:table-cell>
          <table:table-cell table:style-name="ce102" office:value-type="float" office:value="0.175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-0.4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-0.391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779" calcext:value-type="float">
            <text:p>1</text:p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-0.474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-0.4" calcext:value-type="float">
            <text:p/>
          </table:table-cell>
          <table:table-cell table:style-name="ce102" office:value-type="float" office:value="-0.518" calcext:value-type="float">
            <text:p>-1</text:p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785" calcext:value-type="float">
            <text:p>1</text:p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779" calcext:value-type="float">
            <text:p>1</text:p>
          </table:table-cell>
          <table:table-cell table:style-name="ce102" office:value-type="float" office:value="0.847" calcext:value-type="float">
            <text:p>1</text:p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894" calcext:value-type="float">
            <text:p>1</text:p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0.179" calcext:value-type="float">
            <text:p/>
          </table:table-cell>
          <table:table-cell table:style-name="ce105"/>
          <table:table-cell table:style-name="ce102" office:value-type="float" office:value="0.353" calcext:value-type="float">
            <text:p/>
          </table:table-cell>
          <table:table-cell table:style-name="ce102" office:value-type="float" office:value="-0.371" calcext:value-type="float">
            <text:p/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0.344" calcext:value-type="float">
            <text:p/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365" calcext:value-type="float">
            <text:p/>
          </table:table-cell>
          <table:table-cell table:style-name="ce102" office:value-type="float" office:value="-0.202" calcext:value-type="float">
            <text:p/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-0.344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765" calcext:value-type="float">
            <text:p>1</text:p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0.232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738" calcext:value-type="float">
            <text:p>1</text:p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553" calcext:value-type="float">
            <text:p>1</text:p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001" calcext:value-type="float">
            <text:p/>
          </table:table-cell>
          <table:table-cell table:style-name="ce102" office:value-type="float" office:value="0.097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thyroid-hypothyroid</text:p>
          </table:table-cell>
          <table:table-cell table:style-name="ce102" office:value-type="float" office:value="0.626" calcext:value-type="float">
            <text:p>1</text:p>
          </table:table-cell>
          <table:table-cell table:style-name="ce102" office:value-type="float" office:value="-0.688" calcext:value-type="float">
            <text:p>-1</text:p>
          </table:table-cell>
          <table:table-cell table:style-name="ce102" office:value-type="float" office:value="-0.576" calcext:value-type="float">
            <text:p>-1</text:p>
          </table:table-cell>
          <table:table-cell table:style-name="ce102" office:value-type="float" office:value="-0.735" calcext:value-type="float">
            <text:p>-1</text:p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-0.597" calcext:value-type="float">
            <text:p>-1</text:p>
          </table:table-cell>
          <table:table-cell table:style-name="ce102" office:value-type="float" office:value="-0.691" calcext:value-type="float">
            <text:p>-1</text:p>
          </table:table-cell>
          <table:table-cell table:style-name="ce102" office:value-type="float" office:value="-0.429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-0.6" calcext:value-type="float">
            <text:p>-1</text:p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-0.176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-0.372" calcext:value-type="float">
            <text:p/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-0.122" calcext:value-type="float">
            <text:p/>
          </table:table-cell>
          <table:table-cell table:style-name="ce102" office:value-type="float" office:value="0.634" calcext:value-type="float">
            <text:p>1</text:p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-0.459" calcext:value-type="float">
            <text:p/>
          </table:table-cell>
          <table:table-cell table:style-name="ce102" office:value-type="float" office:value="0.829" calcext:value-type="float">
            <text:p>1</text:p>
          </table:table-cell>
          <table:table-cell table:style-name="ce102" office:value-type="float" office:value="-0.553" calcext:value-type="float">
            <text:p>-1</text:p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-0.388" calcext:value-type="float">
            <text:p/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0.791" calcext:value-type="float">
            <text:p>1</text:p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-0.45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-0.344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-0.303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579" calcext:value-type="float">
            <text:p>1</text:p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874" calcext:value-type="float">
            <text:p>1</text:p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74" calcext:value-type="float">
            <text:p>1</text:p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941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-0.329" calcext:value-type="float">
            <text:p/>
          </table:table-cell>
          <table:table-cell table:style-name="ce102" office:value-type="float" office:value="0.353" calcext:value-type="float">
            <text:p/>
          </table:table-cell>
          <table:table-cell table:style-name="ce105"/>
          <table:table-cell table:style-name="ce102" office:value-type="float" office:value="0.312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222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224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8" calcext:value-type="float">
            <text:p>1</text:p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826" calcext:value-type="float">
            <text:p>1</text:p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876" calcext:value-type="float">
            <text:p>1</text:p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543" calcext:value-type="float">
            <text:p>1</text:p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715" calcext:value-type="float">
            <text:p>1</text:p>
          </table:table-cell>
          <table:table-cell table:style-name="ce102" office:value-type="float" office:value="0.338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hepatitis</text:p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-0.609" calcext:value-type="float">
            <text:p>-1</text:p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-0.021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687" calcext:value-type="float">
            <text:p>1</text:p>
          </table:table-cell>
          <table:table-cell table:style-name="ce102" office:value-type="float" office:value="-0.385" calcext:value-type="float">
            <text:p/>
          </table:table-cell>
          <table:table-cell table:style-name="ce102" office:value-type="float" office:value="-0.278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-0.135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168" calcext:value-type="float">
            <text:p/>
          </table:table-cell>
          <table:table-cell table:style-name="ce102" office:value-type="float" office:value="-0.326" calcext:value-type="float">
            <text:p/>
          </table:table-cell>
          <table:table-cell table:style-name="ce102" office:value-type="float" office:value="-0.418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0.147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-0.332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835" calcext:value-type="float">
            <text:p>1</text:p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879" calcext:value-type="float">
            <text:p>1</text:p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-0.181" calcext:value-type="float">
            <text:p/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-0.388" calcext:value-type="float">
            <text:p/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-0.371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5"/>
          <table:table-cell table:style-name="ce102" office:value-type="float" office:value="-0.091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0.902" calcext:value-type="float">
            <text:p>1</text:p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897" calcext:value-type="float">
            <text:p>1</text:p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0.874" calcext:value-type="float">
            <text:p>1</text:p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012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773" calcext:value-type="float">
            <text:p>1</text:p>
          </table:table-cell>
          <table:table-cell table:style-name="ce102" office:value-type="float" office:value="0.679" calcext:value-type="float">
            <text:p>1</text:p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432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connectionist-vowel</text:p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585" calcext:value-type="float">
            <text:p>1</text:p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0.771" calcext:value-type="float">
            <text:p>1</text:p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194" calcext:value-type="float">
            <text:p/>
          </table:table-cell>
          <table:table-cell table:style-name="ce102" office:value-type="float" office:value="-0.243" calcext:value-type="float">
            <text:p/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0.72" calcext:value-type="float">
            <text:p>1</text:p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0.426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612" calcext:value-type="float">
            <text:p>1</text:p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-0.447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453" calcext:value-type="float">
            <text:p/>
          </table:table-cell>
          <table:table-cell table:style-name="ce102" office:value-type="float" office:value="-0.203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0.744" calcext:value-type="float">
            <text:p>1</text:p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-0.318" calcext:value-type="float">
            <text:p/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-0.435" calcext:value-type="float">
            <text:p/>
          </table:table-cell>
          <table:table-cell table:style-name="ce102" office:value-type="float" office:value="-0.282" calcext:value-type="float">
            <text:p/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-0.244" calcext:value-type="float">
            <text:p/>
          </table:table-cell>
          <table:table-cell table:style-name="ce102" office:value-type="float" office:value="0.047" calcext:value-type="float">
            <text:p/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0.615" calcext:value-type="float">
            <text:p>1</text:p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34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-0.238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5"/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093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0.137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629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connectionist-mines-vs-rocks</text:p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-0.515" calcext:value-type="float">
            <text:p>-1</text:p>
          </table:table-cell>
          <table:table-cell table:style-name="ce102" office:value-type="float" office:value="0.685" calcext:value-type="float">
            <text:p>1</text:p>
          </table:table-cell>
          <table:table-cell table:style-name="ce102" office:value-type="float" office:value="0.665" calcext:value-type="float">
            <text:p>1</text:p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-0.517" calcext:value-type="float">
            <text:p>-1</text:p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-0.103" calcext:value-type="float">
            <text:p/>
          </table:table-cell>
          <table:table-cell table:style-name="ce102" office:value-type="float" office:value="-0.415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785" calcext:value-type="float">
            <text:p>1</text:p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682" calcext:value-type="float">
            <text:p>1</text:p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069" calcext:value-type="float">
            <text:p/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585" calcext:value-type="float">
            <text:p>1</text:p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868" calcext:value-type="float">
            <text:p>1</text:p>
          </table:table-cell>
          <table:table-cell table:style-name="ce102" office:value-type="float" office:value="0.344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5"/>
          <table:table-cell table:style-name="ce102" office:value-type="float" office:value="0.026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411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168" calcext:value-type="float">
            <text:p/>
          </table:table-cell>
          <table:table-cell table:style-name="ce102" office:value-type="float" office:value="0.097" calcext:value-type="float">
            <text:p/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-0.056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168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001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588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kr-vs-kp</text:p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-0.606" calcext:value-type="float">
            <text:p>-1</text:p>
          </table:table-cell>
          <table:table-cell table:style-name="ce102" office:value-type="float" office:value="-0.35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-0.303" calcext:value-type="float">
            <text:p/>
          </table:table-cell>
          <table:table-cell table:style-name="ce102" office:value-type="float" office:value="-0.344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0.65" calcext:value-type="float">
            <text:p>1</text:p>
          </table:table-cell>
          <table:table-cell table:style-name="ce102" office:value-type="float" office:value="-0.559" calcext:value-type="float">
            <text:p>-1</text:p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-0.581" calcext:value-type="float">
            <text:p>-1</text:p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025" calcext:value-type="float">
            <text:p/>
          </table:table-cell>
          <table:table-cell table:style-name="ce102" office:value-type="float" office:value="0.489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768" calcext:value-type="float">
            <text:p>1</text:p>
          </table:table-cell>
          <table:table-cell table:style-name="ce102" office:value-type="float" office:value="-0.347" calcext:value-type="float">
            <text:p/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-0.45" calcext:value-type="float">
            <text:p/>
          </table:table-cell>
          <table:table-cell table:style-name="ce102" office:value-type="float" office:value="-0.474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-0.035" calcext:value-type="float">
            <text:p/>
          </table:table-cell>
          <table:table-cell table:style-name="ce102" office:value-type="float" office:value="-0.432" calcext:value-type="float">
            <text:p/>
          </table:table-cell>
          <table:table-cell table:style-name="ce102" office:value-type="float" office:value="0.685" calcext:value-type="float">
            <text:p>1</text:p>
          </table:table-cell>
          <table:table-cell table:style-name="ce102" office:value-type="float" office:value="0.856" calcext:value-type="float">
            <text:p>1</text:p>
          </table:table-cell>
          <table:table-cell table:style-name="ce102" office:value-type="float" office:value="0.782" calcext:value-type="float">
            <text:p>1</text:p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899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026" calcext:value-type="float">
            <text:p/>
          </table:table-cell>
          <table:table-cell table:style-name="ce105"/>
          <table:table-cell table:style-name="ce102" office:value-type="float" office:value="0.315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-0.099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0.847" calcext:value-type="float">
            <text:p>1</text:p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579" calcext:value-type="float">
            <text:p>1</text:p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612" calcext:value-type="float">
            <text:p>1</text:p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0.694" calcext:value-type="float">
            <text:p>1</text:p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124" calcext:value-type="float">
            <text:p/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26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756" calcext:value-type="float">
            <text:p>1</text:p>
          </table:table-cell>
          <table:table-cell table:style-name="ce102" office:value-type="float" office:value="0.453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habermans-survival</text:p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-0.271" calcext:value-type="float">
            <text:p/>
          </table:table-cell>
          <table:table-cell table:style-name="ce102" office:value-type="float" office:value="-0.244" calcext:value-type="float">
            <text:p/>
          </table:table-cell>
          <table:table-cell table:style-name="ce102" office:value-type="float" office:value="0.344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-0.262" calcext:value-type="float">
            <text:p/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-0.391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-0.429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0.615" calcext:value-type="float">
            <text:p>1</text:p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0.553" calcext:value-type="float">
            <text:p>1</text:p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353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056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181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0.729" calcext:value-type="float">
            <text:p>1</text:p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style-name="ce105"/>
          <table:table-cell table:style-name="ce102" office:value-type="float" office:value="-0.132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069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409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774" calcext:value-type="float">
            <text:p>1</text:p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675" calcext:value-type="float">
            <text:p>1</text:p>
          </table:table-cell>
          <table:table-cell table:style-name="ce102" office:value-type="float" office:value="0.774" calcext:value-type="float">
            <text:p>1</text:p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lymphography</text:p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0.224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-0.509" calcext:value-type="float">
            <text:p>-1</text:p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-0.477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-0.294" calcext:value-type="float">
            <text:p/>
          </table:table-cell>
          <table:table-cell table:style-name="ce102" office:value-type="float" office:value="-0.321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0.099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0.882" calcext:value-type="float">
            <text:p>1</text:p>
          </table:table-cell>
          <table:table-cell table:style-name="ce102" office:value-type="float" office:value="-0.056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5"/>
          <table:table-cell table:style-name="ce102" office:value-type="float" office:value="0.194" calcext:value-type="float">
            <text:p/>
          </table:table-cell>
          <table:table-cell table:style-name="ce102" office:value-type="float" office:value="0.693" calcext:value-type="float">
            <text:p>1</text:p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091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0.491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0.094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26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0.526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saheart</text:p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0.047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391" calcext:value-type="float">
            <text:p/>
          </table:table-cell>
          <table:table-cell table:style-name="ce102" office:value-type="float" office:value="-0.268" calcext:value-type="float">
            <text:p/>
          </table:table-cell>
          <table:table-cell table:number-columns-repeated="2" table:style-name="ce102" office:value-type="float" office:value="-0.256" calcext:value-type="float">
            <text:p/>
          </table:table-cell>
          <table:table-cell table:style-name="ce102" office:value-type="float" office:value="-0.518" calcext:value-type="float">
            <text:p>-1</text:p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-0.426" calcext:value-type="float">
            <text:p/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0.444" calcext:value-type="float">
            <text:p/>
          </table:table-cell>
          <table:table-cell table:style-name="ce102" office:value-type="float" office:value="0.711" calcext:value-type="float">
            <text:p>1</text:p>
          </table:table-cell>
          <table:table-cell table:style-name="ce102" office:value-type="float" office:value="-0.465" calcext:value-type="float">
            <text:p/>
          </table:table-cell>
          <table:table-cell table:style-name="ce102" office:value-type="float" office:value="-0.34" calcext:value-type="float">
            <text:p/>
          </table:table-cell>
          <table:table-cell table:style-name="ce102" office:value-type="float" office:value="0.319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-0.438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682" calcext:value-type="float">
            <text:p>1</text:p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-0.465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903" calcext:value-type="float">
            <text:p>1</text:p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762" calcext:value-type="float">
            <text:p>1</text:p>
          </table:table-cell>
          <table:table-cell table:style-name="ce102" office:value-type="float" office:value="0.912" calcext:value-type="float">
            <text:p>1</text:p>
          </table:table-cell>
          <table:table-cell table:style-name="ce102" office:value-type="float" office:value="-0.021" calcext:value-type="float">
            <text:p/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-0.172" calcext:value-type="float">
            <text:p/>
          </table:table-cell>
          <table:table-cell table:style-name="ce102" office:value-type="float" office:value="-0.438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0.321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-0.344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-0.365" calcext:value-type="float">
            <text:p/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194" calcext:value-type="float">
            <text:p/>
          </table:table-cell>
          <table:table-cell table:style-name="ce105"/>
          <table:table-cell table:style-name="ce102" office:value-type="float" office:value="0.608" calcext:value-type="float">
            <text:p>1</text:p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924" calcext:value-type="float">
            <text:p>1</text:p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794" calcext:value-type="float">
            <text:p>1</text:p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832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721" calcext:value-type="float">
            <text:p>1</text:p>
          </table:table-cell>
          <table:table-cell table:style-name="ce102" office:value-type="float" office:value="0.518" calcext:value-type="float">
            <text:p>1</text:p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635" calcext:value-type="float">
            <text:p>1</text:p>
          </table:table-cell>
          <table:table-cell table:style-name="ce102" office:value-type="float" office:value="0.926" calcext:value-type="float">
            <text:p>1</text:p>
          </table:table-cell>
          <table:table-cell table:style-name="ce102" office:value-type="float" office:value="0.424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896" calcext:value-type="float">
            <text:p>1</text:p>
          </table:table-cell>
          <table:table-cell table:style-name="ce102" office:value-type="float" office:value="0.85" calcext:value-type="float">
            <text:p>1</text:p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341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wine</text:p>
          </table:table-cell>
          <table:table-cell table:style-name="ce102" office:value-type="float" office:value="-0.146" calcext:value-type="float">
            <text:p/>
          </table:table-cell>
          <table:table-cell table:style-name="ce102" office:value-type="float" office:value="-0.025" calcext:value-type="float">
            <text:p/>
          </table:table-cell>
          <table:table-cell table:style-name="ce102" office:value-type="float" office:value="0.399" calcext:value-type="float">
            <text:p/>
          </table:table-cell>
          <table:table-cell table:style-name="ce102" office:value-type="float" office:value="0.034" calcext:value-type="float">
            <text:p/>
          </table:table-cell>
          <table:table-cell table:style-name="ce102" office:value-type="float" office:value="-0.131" calcext:value-type="float">
            <text:p/>
          </table:table-cell>
          <table:table-cell table:style-name="ce102" office:value-type="float" office:value="-0.096" calcext:value-type="float">
            <text:p/>
          </table:table-cell>
          <table:table-cell table:style-name="ce102" office:value-type="float" office:value="0.066" calcext:value-type="float">
            <text:p/>
          </table:table-cell>
          <table:table-cell table:style-name="ce102" office:value-type="float" office:value="-0.172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437" calcext:value-type="float">
            <text:p/>
          </table:table-cell>
          <table:table-cell table:style-name="ce102" office:value-type="float" office:value="0.43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075" calcext:value-type="float">
            <text:p/>
          </table:table-cell>
          <table:table-cell table:style-name="ce102" office:value-type="float" office:value="-0.131" calcext:value-type="float">
            <text:p/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0.627" calcext:value-type="float">
            <text:p>1</text:p>
          </table:table-cell>
          <table:table-cell table:style-name="ce102" office:value-type="float" office:value="-0.181" calcext:value-type="float">
            <text:p/>
          </table:table-cell>
          <table:table-cell table:style-name="ce102" office:value-type="float" office:value="-0.133" calcext:value-type="float">
            <text:p/>
          </table:table-cell>
          <table:table-cell table:style-name="ce102" office:value-type="float" office:value="-0.271" calcext:value-type="float">
            <text:p/>
          </table:table-cell>
          <table:table-cell table:style-name="ce102" office:value-type="float" office:value="-0.104" calcext:value-type="float">
            <text:p/>
          </table:table-cell>
          <table:table-cell table:style-name="ce102" office:value-type="float" office:value="0.113" calcext:value-type="float">
            <text:p/>
          </table:table-cell>
          <table:table-cell table:style-name="ce102" office:value-type="float" office:value="-0.149" calcext:value-type="float">
            <text:p/>
          </table:table-cell>
          <table:table-cell table:style-name="ce102" office:value-type="float" office:value="-0.199" calcext:value-type="float">
            <text:p/>
          </table:table-cell>
          <table:table-cell table:style-name="ce102" office:value-type="float" office:value="0.287" calcext:value-type="float">
            <text:p/>
          </table:table-cell>
          <table:table-cell table:style-name="ce102" office:value-type="float" office:value="0.049" calcext:value-type="float">
            <text:p/>
          </table:table-cell>
          <table:table-cell table:style-name="ce102" office:value-type="float" office:value="-0.107" calcext:value-type="float">
            <text:p/>
          </table:table-cell>
          <table:table-cell table:style-name="ce102" office:value-type="float" office:value="-0.414" calcext:value-type="float">
            <text:p/>
          </table:table-cell>
          <table:table-cell table:style-name="ce102" office:value-type="float" office:value="-0.187" calcext:value-type="float">
            <text:p/>
          </table:table-cell>
          <table:table-cell table:style-name="ce102" office:value-type="float" office:value="-0.037" calcext:value-type="float">
            <text:p/>
          </table:table-cell>
          <table:table-cell table:style-name="ce102" office:value-type="float" office:value="0.346" calcext:value-type="float">
            <text:p/>
          </table:table-cell>
          <table:table-cell table:style-name="ce102" office:value-type="float" office:value="0.581" calcext:value-type="float">
            <text:p>1</text:p>
          </table:table-cell>
          <table:table-cell table:style-name="ce102" office:value-type="float" office:value="0.608" calcext:value-type="float">
            <text:p>1</text:p>
          </table:table-cell>
          <table:table-cell table:style-name="ce102" office:value-type="float" office:value="0.54" calcext:value-type="float">
            <text:p>1</text:p>
          </table:table-cell>
          <table:table-cell table:style-name="ce102" office:value-type="float" office:value="-0.21" calcext:value-type="float">
            <text:p/>
          </table:table-cell>
          <table:table-cell table:style-name="ce102" office:value-type="float" office:value="0.249" calcext:value-type="float">
            <text:p/>
          </table:table-cell>
          <table:table-cell table:style-name="ce102" office:value-type="float" office:value="0.614" calcext:value-type="float">
            <text:p>1</text:p>
          </table:table-cell>
          <table:table-cell table:style-name="ce102" office:value-type="float" office:value="0.325" calcext:value-type="float">
            <text:p/>
          </table:table-cell>
          <table:table-cell table:style-name="ce102" office:value-type="float" office:value="0.675" calcext:value-type="float">
            <text:p>1</text:p>
          </table:table-cell>
          <table:table-cell table:style-name="ce102" office:value-type="float" office:value="0.758" calcext:value-type="float">
            <text:p>1</text:p>
          </table:table-cell>
          <table:table-cell table:style-name="ce102" office:value-type="float" office:value="0.325" calcext:value-type="float">
            <text:p/>
          </table:table-cell>
          <table:table-cell table:style-name="ce102" office:value-type="float" office:value="0.478" calcext:value-type="float">
            <text:p/>
          </table:table-cell>
          <table:table-cell table:style-name="ce102" office:value-type="float" office:value="-0.181" calcext:value-type="float">
            <text:p/>
          </table:table-cell>
          <table:table-cell table:style-name="ce102" office:value-type="float" office:value="-0.034" calcext:value-type="float">
            <text:p/>
          </table:table-cell>
          <table:table-cell table:style-name="ce102" office:value-type="float" office:value="-0.131" calcext:value-type="float">
            <text:p/>
          </table:table-cell>
          <table:table-cell table:style-name="ce102" office:value-type="float" office:value="0.331" calcext:value-type="float">
            <text:p/>
          </table:table-cell>
          <table:table-cell table:style-name="ce102" office:value-type="float" office:value="0.737" calcext:value-type="float">
            <text:p>1</text:p>
          </table:table-cell>
          <table:table-cell table:style-name="ce102" office:value-type="float" office:value="0.755" calcext:value-type="float">
            <text:p>1</text:p>
          </table:table-cell>
          <table:table-cell table:style-name="ce102" office:value-type="float" office:value="-0.149" calcext:value-type="float">
            <text:p/>
          </table:table-cell>
          <table:table-cell table:style-name="ce102" office:value-type="float" office:value="-0.155" calcext:value-type="float">
            <text:p/>
          </table:table-cell>
          <table:table-cell table:style-name="ce102" office:value-type="float" office:value="0.072" calcext:value-type="float">
            <text:p/>
          </table:table-cell>
          <table:table-cell table:style-name="ce102" office:value-type="float" office:value="0.202" calcext:value-type="float">
            <text:p/>
          </table:table-cell>
          <table:table-cell table:style-name="ce102" office:value-type="float" office:value="-0.031" calcext:value-type="float">
            <text:p/>
          </table:table-cell>
          <table:table-cell table:style-name="ce102" office:value-type="float" office:value="-0.193" calcext:value-type="float">
            <text:p/>
          </table:table-cell>
          <table:table-cell table:style-name="ce102" office:value-type="float" office:value="0.578" calcext:value-type="float">
            <text:p>1</text:p>
          </table:table-cell>
          <table:table-cell table:style-name="ce102" office:value-type="float" office:value="0.343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561" calcext:value-type="float">
            <text:p>1</text:p>
          </table:table-cell>
          <table:table-cell table:style-name="ce102" office:value-type="float" office:value="-0.202" calcext:value-type="float">
            <text:p/>
          </table:table-cell>
          <table:table-cell table:style-name="ce102" office:value-type="float" office:value="0.222" calcext:value-type="float">
            <text:p/>
          </table:table-cell>
          <table:table-cell table:style-name="ce102" office:value-type="float" office:value="0.902" calcext:value-type="float">
            <text:p>1</text:p>
          </table:table-cell>
          <table:table-cell table:style-name="ce102" office:value-type="float" office:value="0.093" calcext:value-type="float">
            <text:p/>
          </table:table-cell>
          <table:table-cell table:style-name="ce102" office:value-type="float" office:value="0.411" calcext:value-type="float">
            <text:p/>
          </table:table-cell>
          <table:table-cell table:style-name="ce102" office:value-type="float" office:value="-0.099" calcext:value-type="float">
            <text:p/>
          </table:table-cell>
          <table:table-cell table:style-name="ce102" office:value-type="float" office:value="0.069" calcext:value-type="float">
            <text:p/>
          </table:table-cell>
          <table:table-cell table:style-name="ce102" office:value-type="float" office:value="0.693" calcext:value-type="float">
            <text:p>1</text:p>
          </table:table-cell>
          <table:table-cell table:style-name="ce102" office:value-type="float" office:value="0.608" calcext:value-type="float">
            <text:p>1</text:p>
          </table:table-cell>
          <table:table-cell table:style-name="ce105"/>
          <table:table-cell table:style-name="ce102" office:value-type="float" office:value="-0.04" calcext:value-type="float">
            <text:p/>
          </table:table-cell>
          <table:table-cell table:style-name="ce102" office:value-type="float" office:value="0.181" calcext:value-type="float">
            <text:p/>
          </table:table-cell>
          <table:table-cell table:style-name="ce102" office:value-type="float" office:value="0.779" calcext:value-type="float">
            <text:p>1</text:p>
          </table:table-cell>
          <table:table-cell table:style-name="ce102" office:value-type="float" office:value="0.467" calcext:value-type="float">
            <text:p/>
          </table:table-cell>
          <table:table-cell table:style-name="ce102" office:value-type="float" office:value="-0.022" calcext:value-type="float">
            <text:p/>
          </table:table-cell>
          <table:table-cell table:style-name="ce102" office:value-type="float" office:value="0.575" calcext:value-type="float">
            <text:p>1</text:p>
          </table:table-cell>
          <table:table-cell table:style-name="ce102" office:value-type="float" office:value="0.411" calcext:value-type="float">
            <text:p/>
          </table:table-cell>
          <table:table-cell table:style-name="ce102" office:value-type="float" office:value="0.761" calcext:value-type="float">
            <text:p>1</text:p>
          </table:table-cell>
          <table:table-cell table:style-name="ce102" office:value-type="float" office:value="0.525" calcext:value-type="float">
            <text:p>1</text:p>
          </table:table-cell>
          <table:table-cell table:style-name="ce102" office:value-type="float" office:value="0.643" calcext:value-type="float">
            <text:p>1</text:p>
          </table:table-cell>
          <table:table-cell table:style-name="ce102" office:value-type="float" office:value="0.455" calcext:value-type="float">
            <text:p/>
          </table:table-cell>
          <table:table-cell table:style-name="ce102" office:value-type="float" office:value="0.046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508" calcext:value-type="float">
            <text:p>1</text:p>
          </table:table-cell>
          <table:table-cell table:style-name="ce102" office:value-type="float" office:value="0.172" calcext:value-type="float">
            <text:p/>
          </table:table-cell>
          <table:table-cell table:style-name="ce102" office:value-type="float" office:value="0.322" calcext:value-type="float">
            <text:p/>
          </table:table-cell>
          <table:table-cell table:style-name="ce102" office:value-type="float" office:value="0.572" calcext:value-type="float">
            <text:p>1</text:p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702" calcext:value-type="float">
            <text:p>1</text:p>
          </table:table-cell>
          <table:table-cell table:style-name="ce102" office:value-type="float" office:value="0.652" calcext:value-type="float">
            <text:p>1</text:p>
          </table:table-cell>
          <table:table-cell table:style-name="ce102" office:value-type="float" office:value="0.59" calcext:value-type="float">
            <text:p>1</text:p>
          </table:table-cell>
          <table:table-cell table:style-name="ce102" office:value-type="float" office:value="0.496" calcext:value-type="float">
            <text:p/>
          </table:table-cell>
          <table:table-cell table:style-name="ce102" office:value-type="float" office:value="0.593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bupa</text:p>
          </table:table-cell>
          <table:table-cell table:style-name="ce102" office:value-type="float" office:value="-0.032" calcext:value-type="float">
            <text:p/>
          </table:table-cell>
          <table:table-cell table:number-columns-repeated="2" table:style-name="ce102" office:value-type="float" office:value="-0.182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-0.156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-0.134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222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number-columns-repeated="2" table:style-name="ce102" office:value-type="float" office:value="0.347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491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-0.135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0.481" calcext:value-type="float">
            <text:p/>
          </table:table-cell>
          <table:table-cell table:number-columns-repeated="2" table:style-name="ce102" office:value-type="float" office:value="0.435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729" calcext:value-type="float">
            <text:p>1</text:p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724" calcext:value-type="float">
            <text:p>1</text:p>
          </table:table-cell>
          <table:table-cell table:style-name="ce102" office:value-type="float" office:value="0.091" calcext:value-type="float">
            <text:p/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-0.04" calcext:value-type="float">
            <text:p/>
          </table:table-cell>
          <table:table-cell table:style-name="ce105"/>
          <table:table-cell table:style-name="ce102" office:value-type="float" office:value="0.194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615" calcext:value-type="float">
            <text:p>1</text:p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065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629" calcext:value-type="float">
            <text:p>1</text:p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305" calcext:value-type="float">
            <text:p/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476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musk</text:p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-0.203" calcext:value-type="float">
            <text:p/>
          </table:table-cell>
          <table:table-cell table:style-name="ce102" office:value-type="float" office:value="0.056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076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103" calcext:value-type="float">
            <text:p/>
          </table:table-cell>
          <table:table-cell table:style-name="ce102" office:value-type="float" office:value="0.665" calcext:value-type="float">
            <text:p>1</text:p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-0.107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175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-0.085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-0.194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428" calcext:value-type="float">
            <text:p/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224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703" calcext:value-type="float">
            <text:p>1</text:p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091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181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5"/>
          <table:table-cell table:style-name="ce102" office:value-type="float" office:value="0.079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0.124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638" calcext:value-type="float">
            <text:p>1</text:p>
          </table:table-cell>
          <table:table-cell table:style-name="ce102" office:value-type="float" office:value="0.444" calcext:value-type="float">
            <text:p/>
          </table:table-cell>
          <table:table-cell table:style-name="ce102" office:value-type="float" office:value="0.682" calcext:value-type="float">
            <text:p>1</text:p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number-columns-repeated="2" table:style-name="ce102" office:value-type="float" office:value="0.597" calcext:value-type="float">
            <text:p>1</text:p>
          </table:table-cell>
          <table:table-cell table:style-name="ce102" office:value-type="float" office:value="0.296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0.668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waveform-v2</text:p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-0.332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-0.276" calcext:value-type="float">
            <text:p/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-0.541" calcext:value-type="float">
            <text:p>-1</text:p>
          </table:table-cell>
          <table:table-cell table:style-name="ce102" office:value-type="float" office:value="0.341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562" calcext:value-type="float">
            <text:p>1</text:p>
          </table:table-cell>
          <table:table-cell table:style-name="ce102" office:value-type="float" office:value="0.687" calcext:value-type="float">
            <text:p>1</text:p>
          </table:table-cell>
          <table:table-cell table:style-name="ce102" office:value-type="float" office:value="-0.444" calcext:value-type="float">
            <text:p/>
          </table:table-cell>
          <table:table-cell table:style-name="ce102" office:value-type="float" office:value="-0.293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-0.041" calcext:value-type="float">
            <text:p/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-0.335" calcext:value-type="float">
            <text:p/>
          </table:table-cell>
          <table:table-cell table:style-name="ce102" office:value-type="float" office:value="-0.291" calcext:value-type="float">
            <text:p/>
          </table:table-cell>
          <table:table-cell table:style-name="ce102" office:value-type="float" office:value="0.124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685" calcext:value-type="float">
            <text:p>1</text:p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-0.379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891" calcext:value-type="float">
            <text:p>1</text:p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0.812" calcext:value-type="float">
            <text:p>1</text:p>
          </table:table-cell>
          <table:table-cell table:style-name="ce102" office:value-type="float" office:value="0.9" calcext:value-type="float">
            <text:p>1</text:p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-0.25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474" calcext:value-type="float">
            <text:p/>
          </table:table-cell>
          <table:table-cell table:style-name="ce102" office:value-type="float" office:value="0.629" calcext:value-type="float">
            <text:p>1</text:p>
          </table:table-cell>
          <table:table-cell table:style-name="ce102" office:value-type="float" office:value="-0.184" calcext:value-type="float">
            <text:p/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-0.318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-0.344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897" calcext:value-type="float">
            <text:p>1</text:p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924" calcext:value-type="float">
            <text:p>1</text:p>
          </table:table-cell>
          <table:table-cell table:style-name="ce102" office:value-type="float" office:value="0.779" calcext:value-type="float">
            <text:p>1</text:p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5"/>
          <table:table-cell table:style-name="ce102" office:value-type="float" office:value="0.585" calcext:value-type="float">
            <text:p>1</text:p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844" calcext:value-type="float">
            <text:p>1</text:p>
          </table:table-cell>
          <table:table-cell table:style-name="ce102" office:value-type="float" office:value="0.676" calcext:value-type="float">
            <text:p>1</text:p>
          </table:table-cell>
          <table:table-cell table:style-name="ce102" office:value-type="float" office:value="0.779" calcext:value-type="float">
            <text:p>1</text:p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147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838" calcext:value-type="float">
            <text:p>1</text:p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858" calcext:value-type="float">
            <text:p>1</text:p>
          </table:table-cell>
          <table:table-cell table:style-name="ce102" office:value-type="float" office:value="0.809" calcext:value-type="float">
            <text:p>1</text:p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0.409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ozone-eighthr</text:p>
          </table:table-cell>
          <table:table-cell table:style-name="ce102" office:value-type="float" office:value="-0.729" calcext:value-type="float">
            <text:p>-1</text:p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-0.394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-0.365" calcext:value-type="float">
            <text:p/>
          </table:table-cell>
          <table:table-cell table:style-name="ce102" office:value-type="float" office:value="0.7" calcext:value-type="float">
            <text:p>1</text:p>
          </table:table-cell>
          <table:table-cell table:style-name="ce102" office:value-type="float" office:value="-0.259" calcext:value-type="float">
            <text:p/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696" calcext:value-type="float">
            <text:p>1</text:p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-0.043" calcext:value-type="float">
            <text:p/>
          </table:table-cell>
          <table:table-cell table:style-name="ce102" office:value-type="float" office:value="-0.031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-0.291" calcext:value-type="float">
            <text:p/>
          </table:table-cell>
          <table:table-cell table:style-name="ce102" office:value-type="float" office:value="0.8" calcext:value-type="float">
            <text:p>1</text:p>
          </table:table-cell>
          <table:table-cell table:style-name="ce102" office:value-type="float" office:value="0.232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815" calcext:value-type="float">
            <text:p>1</text:p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0.718" calcext:value-type="float">
            <text:p>1</text:p>
          </table:table-cell>
          <table:table-cell table:style-name="ce102" office:value-type="float" office:value="0.353" calcext:value-type="float">
            <text:p/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871" calcext:value-type="float">
            <text:p>1</text:p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-0.282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344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-0.249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676" calcext:value-type="float">
            <text:p>1</text:p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0.409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-0.224" calcext:value-type="float">
            <text:p/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467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585" calcext:value-type="float">
            <text:p>1</text:p>
          </table:table-cell>
          <table:table-cell table:style-name="ce105"/>
          <table:table-cell table:style-name="ce102" office:value-type="float" office:value="-0.065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596" calcext:value-type="float">
            <text:p>1</text:p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user-knowledge</text:p>
          </table:table-cell>
          <table:table-cell table:style-name="ce102" office:value-type="float" office:value="0.562" calcext:value-type="float">
            <text:p>1</text:p>
          </table:table-cell>
          <table:table-cell table:style-name="ce102" office:value-type="float" office:value="-0.541" calcext:value-type="float">
            <text:p>-1</text:p>
          </table:table-cell>
          <table:table-cell table:style-name="ce102" office:value-type="float" office:value="-0.65" calcext:value-type="float">
            <text:p>-1</text:p>
          </table:table-cell>
          <table:table-cell table:style-name="ce102" office:value-type="float" office:value="-0.376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-0.297" calcext:value-type="float">
            <text:p/>
          </table:table-cell>
          <table:table-cell table:style-name="ce102" office:value-type="float" office:value="-0.338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353" calcext:value-type="float">
            <text:p/>
          </table:table-cell>
          <table:table-cell table:style-name="ce102" office:value-type="float" office:value="-0.544" calcext:value-type="float">
            <text:p>-1</text:p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-0.496" calcext:value-type="float">
            <text:p/>
          </table:table-cell>
          <table:table-cell table:style-name="ce102" office:value-type="float" office:value="0.047" calcext:value-type="float">
            <text:p/>
          </table:table-cell>
          <table:table-cell table:style-name="ce102" office:value-type="float" office:value="0.172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.797" calcext:value-type="float">
            <text:p>1</text:p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612" calcext:value-type="float">
            <text:p>1</text:p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0.056" calcext:value-type="float">
            <text:p/>
          </table:table-cell>
          <table:table-cell table:style-name="ce102" office:value-type="float" office:value="-0.288" calcext:value-type="float">
            <text:p/>
          </table:table-cell>
          <table:table-cell table:style-name="ce102" office:value-type="float" office:value="-0.321" calcext:value-type="float">
            <text:p/>
          </table:table-cell>
          <table:table-cell table:style-name="ce102" office:value-type="float" office:value="-0.385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585" calcext:value-type="float">
            <text:p>1</text:p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-0.15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-0.215" calcext:value-type="float">
            <text:p/>
          </table:table-cell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9" calcext:value-type="float">
            <text:p>1</text:p>
          </table:table-cell>
          <table:table-cell table:style-name="ce102" office:value-type="float" office:value="0.891" calcext:value-type="float">
            <text:p>1</text:p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0.811" calcext:value-type="float">
            <text:p>1</text:p>
          </table:table-cell>
          <table:table-cell table:style-name="ce102" office:value-type="float" office:value="0.629" calcext:value-type="float">
            <text:p>1</text:p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0.932" calcext:value-type="float">
            <text:p>1</text:p>
          </table:table-cell>
          <table:table-cell table:style-name="ce102" office:value-type="float" office:value="-0.194" calcext:value-type="float">
            <text:p/>
          </table:table-cell>
          <table:table-cell table:style-name="ce102" office:value-type="float" office:value="0.765" calcext:value-type="float">
            <text:p>1</text:p>
          </table:table-cell>
          <table:table-cell table:style-name="ce102" office:value-type="float" office:value="0.8" calcext:value-type="float">
            <text:p>1</text:p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847" calcext:value-type="float">
            <text:p>1</text:p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-0.022" calcext:value-type="float">
            <text:p/>
          </table:table-cell>
          <table:table-cell table:style-name="ce102" office:value-type="float" office:value="0.615" calcext:value-type="float">
            <text:p>1</text:p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5"/>
          <table:table-cell table:style-name="ce102" office:value-type="float" office:value="0.268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635" calcext:value-type="float">
            <text:p>1</text:p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65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632" calcext:value-type="float">
            <text:p>1</text:p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393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791" calcext:value-type="float">
            <text:p>1</text:p>
          </table:table-cell>
          <table:table-cell table:style-name="ce102" office:value-type="float" office:value="0.474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molecular-splice-junction</text:p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-0.371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-0.568" calcext:value-type="float">
            <text:p>-1</text:p>
          </table:table-cell>
          <table:table-cell table:style-name="ce102" office:value-type="float" office:value="-0.426" calcext:value-type="float">
            <text:p/>
          </table:table-cell>
          <table:table-cell table:style-name="ce102" office:value-type="float" office:value="-0.488" calcext:value-type="float">
            <text:p/>
          </table:table-cell>
          <table:table-cell table:style-name="ce102" office:value-type="float" office:value="-0.382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-0.324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349" calcext:value-type="float">
            <text:p/>
          </table:table-cell>
          <table:table-cell table:style-name="ce102" office:value-type="float" office:value="-0.518" calcext:value-type="float">
            <text:p>-1</text:p>
          </table:table-cell>
          <table:table-cell table:style-name="ce102" office:value-type="float" office:value="-0.502" calcext:value-type="float">
            <text:p>-1</text:p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491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-0.376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-0.306" calcext:value-type="float">
            <text:p/>
          </table:table-cell>
          <table:table-cell table:style-name="ce102" office:value-type="float" office:value="0.059" calcext:value-type="float">
            <text:p/>
          </table:table-cell>
          <table:table-cell table:style-name="ce102" office:value-type="float" office:value="0.832" calcext:value-type="float">
            <text:p>1</text:p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0.688" calcext:value-type="float">
            <text:p>1</text:p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0.7" calcext:value-type="float">
            <text:p>1</text:p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0.237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794" calcext:value-type="float">
            <text:p>1</text:p>
          </table:table-cell>
          <table:table-cell table:style-name="ce102" office:value-type="float" office:value="0.575" calcext:value-type="float">
            <text:p>1</text:p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5"/>
          <table:table-cell table:style-name="ce102" office:value-type="float" office:value="0.521" calcext:value-type="float">
            <text:p>1</text:p>
          </table:table-cell>
          <table:table-cell table:style-name="ce102" office:value-type="float" office:value="0.885" calcext:value-type="float">
            <text:p>1</text:p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874" calcext:value-type="float">
            <text:p>1</text:p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0.726" calcext:value-type="float">
            <text:p>1</text:p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638" calcext:value-type="float">
            <text:p>1</text:p>
          </table:table-cell>
          <table:table-cell table:style-name="ce102" office:value-type="float" office:value="0.779" calcext:value-type="float">
            <text:p>1</text:p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0.374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flare</text:p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-0.415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-0.241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-0.174" calcext:value-type="float">
            <text:p/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-0.276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-0.066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-0.087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-0.056" calcext:value-type="float">
            <text:p/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215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-0.103" calcext:value-type="float">
            <text:p/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-0.085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0.618" calcext:value-type="float">
            <text:p>1</text:p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455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638" calcext:value-type="float">
            <text:p>1</text:p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626" calcext:value-type="float">
            <text:p>1</text:p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232" calcext:value-type="float">
            <text:p/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168" calcext:value-type="float">
            <text:p/>
          </table:table-cell>
          <table:table-cell table:number-columns-repeated="2" table:style-name="ce102" office:value-type="float" office:value="0.318" calcext:value-type="float">
            <text:p/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411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521" calcext:value-type="float">
            <text:p>1</text:p>
          </table:table-cell>
          <table:table-cell table:style-name="ce105"/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0.715" calcext:value-type="float">
            <text:p>1</text:p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484" calcext:value-type="float">
            <text:p/>
          </table:table-cell>
          <table:table-cell table:style-name="ce102" office:value-type="float" office:value="0.612" calcext:value-type="float">
            <text:p>1</text:p>
          </table:table-cell>
          <table:table-cell table:style-name="ce102" office:value-type="float" office:value="0.579" calcext:value-type="float">
            <text:p>1</text:p>
          </table:table-cell>
          <table:table-cell table:style-name="ce102" office:value-type="float" office:value="0.344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statlog-german-credit</text:p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-0.103" calcext:value-type="float">
            <text:p/>
          </table:table-cell>
          <table:table-cell table:style-name="ce102" office:value-type="float" office:value="0.106" calcext:value-type="float">
            <text:p/>
          </table:table-cell>
          <table:table-cell table:style-name="ce102" office:value-type="float" office:value="-0.324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-0.4" calcext:value-type="float">
            <text:p/>
          </table:table-cell>
          <table:table-cell table:style-name="ce102" office:value-type="float" office:value="-0.326" calcext:value-type="float">
            <text:p/>
          </table:table-cell>
          <table:table-cell table:style-name="ce102" office:value-type="float" office:value="-0.374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-0.409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0.478" calcext:value-type="float">
            <text:p/>
          </table:table-cell>
          <table:table-cell table:style-name="ce102" office:value-type="float" office:value="-0.421" calcext:value-type="float">
            <text:p/>
          </table:table-cell>
          <table:table-cell table:style-name="ce102" office:value-type="float" office:value="-0.331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0.344" calcext:value-type="float">
            <text:p/>
          </table:table-cell>
          <table:table-cell table:style-name="ce102" office:value-type="float" office:value="-0.368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0.874" calcext:value-type="float">
            <text:p>1</text:p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85" calcext:value-type="float">
            <text:p>1</text:p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232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659" calcext:value-type="float">
            <text:p>1</text:p>
          </table:table-cell>
          <table:table-cell table:style-name="ce102" office:value-type="float" office:value="0.146" calcext:value-type="float">
            <text:p/>
          </table:table-cell>
          <table:table-cell table:style-name="ce102" office:value-type="float" office:value="-0.182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-0.282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874" calcext:value-type="float">
            <text:p>1</text:p>
          </table:table-cell>
          <table:table-cell table:style-name="ce102" office:value-type="float" office:value="-0.082" calcext:value-type="float">
            <text:p/>
          </table:table-cell>
          <table:table-cell table:style-name="ce102" office:value-type="float" office:value="0.097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491" calcext:value-type="float">
            <text:p/>
          </table:table-cell>
          <table:table-cell table:style-name="ce102" office:value-type="float" office:value="0.832" calcext:value-type="float">
            <text:p>1</text:p>
          </table:table-cell>
          <table:table-cell table:style-name="ce102" office:value-type="float" office:value="0.761" calcext:value-type="float">
            <text:p>1</text:p>
          </table:table-cell>
          <table:table-cell table:style-name="ce102" office:value-type="float" office:value="0.065" calcext:value-type="float">
            <text:p/>
          </table:table-cell>
          <table:table-cell table:style-name="ce102" office:value-type="float" office:value="0.124" calcext:value-type="float">
            <text:p/>
          </table:table-cell>
          <table:table-cell table:style-name="ce102" office:value-type="float" office:value="0.844" calcext:value-type="float">
            <text:p>1</text:p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885" calcext:value-type="float">
            <text:p>1</text:p>
          </table:table-cell>
          <table:table-cell table:style-name="ce102" office:value-type="float" office:value="0.588" calcext:value-type="float">
            <text:p>1</text:p>
          </table:table-cell>
          <table:table-cell table:style-name="ce105"/>
          <table:table-cell table:style-name="ce102" office:value-type="float" office:value="0.756" calcext:value-type="float">
            <text:p>1</text:p>
          </table:table-cell>
          <table:table-cell table:style-name="ce102" office:value-type="float" office:value="0.803" calcext:value-type="float">
            <text:p>1</text:p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817" calcext:value-type="float">
            <text:p>1</text:p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503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indian-liver-patient</text:p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-0.447" calcext:value-type="float">
            <text:p/>
          </table:table-cell>
          <table:table-cell table:style-name="ce102" office:value-type="float" office:value="-0.426" calcext:value-type="float">
            <text:p/>
          </table:table-cell>
          <table:table-cell table:style-name="ce102" office:value-type="float" office:value="-0.576" calcext:value-type="float">
            <text:p>-1</text:p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-0.688" calcext:value-type="float">
            <text:p>-1</text:p>
          </table:table-cell>
          <table:table-cell table:style-name="ce102" office:value-type="float" office:value="-0.568" calcext:value-type="float">
            <text:p>-1</text:p>
          </table:table-cell>
          <table:table-cell table:style-name="ce102" office:value-type="float" office:value="-0.559" calcext:value-type="float">
            <text:p>-1</text:p>
          </table:table-cell>
          <table:table-cell table:style-name="ce102" office:value-type="float" office:value="-0.185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097" calcext:value-type="float">
            <text:p/>
          </table:table-cell>
          <table:table-cell table:style-name="ce102" office:value-type="float" office:value="0.099" calcext:value-type="float">
            <text:p/>
          </table:table-cell>
          <table:table-cell table:style-name="ce102" office:value-type="float" office:value="-0.503" calcext:value-type="float">
            <text:p>-1</text:p>
          </table:table-cell>
          <table:table-cell table:style-name="ce102" office:value-type="float" office:value="-0.281" calcext:value-type="float">
            <text:p/>
          </table:table-cell>
          <table:table-cell table:style-name="ce102" office:value-type="float" office:value="0.533" calcext:value-type="float">
            <text:p>1</text:p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-0.553" calcext:value-type="float">
            <text:p>-1</text:p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-0.294" calcext:value-type="float">
            <text:p/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-0.432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-0.341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044" calcext:value-type="float">
            <text:p/>
          </table:table-cell>
          <table:table-cell table:style-name="ce102" office:value-type="float" office:value="-0.024" calcext:value-type="float">
            <text:p/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0.459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562" calcext:value-type="float">
            <text:p>1</text:p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656" calcext:value-type="float">
            <text:p>1</text:p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0.449" calcext:value-type="float">
            <text:p/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738" calcext:value-type="float">
            <text:p>1</text:p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0.826" calcext:value-type="float">
            <text:p>1</text:p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0.579" calcext:value-type="float">
            <text:p>1</text:p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525" calcext:value-type="float">
            <text:p>1</text:p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676" calcext:value-type="float">
            <text:p>1</text:p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635" calcext:value-type="float">
            <text:p>1</text:p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756" calcext:value-type="float">
            <text:p>1</text:p>
          </table:table-cell>
          <table:table-cell table:style-name="ce105"/>
          <table:table-cell table:style-name="ce102" office:value-type="float" office:value="0.906" calcext:value-type="float">
            <text:p>1</text:p>
          </table:table-cell>
          <table:table-cell table:style-name="ce102" office:value-type="float" office:value="0.853" calcext:value-type="float">
            <text:p>1</text:p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853" calcext:value-type="float">
            <text:p>1</text:p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729" calcext:value-type="float">
            <text:p>1</text:p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679" calcext:value-type="float">
            <text:p>1</text:p>
          </table:table-cell>
          <table:table-cell table:style-name="ce102" office:value-type="float" office:value="0.837" calcext:value-type="float">
            <text:p>1</text:p>
          </table:table-cell>
          <table:table-cell table:style-name="ce102" office:value-type="float" office:value="0.809" calcext:value-type="float">
            <text:p>1</text:p>
          </table:table-cell>
          <table:table-cell table:style-name="ce102" office:value-type="float" office:value="0.782" calcext:value-type="float">
            <text:p>1</text:p>
          </table:table-cell>
          <table:table-cell table:style-name="ce102" office:value-type="float" office:value="0.512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nursery</text:p>
          </table:table-cell>
          <table:table-cell table:style-name="ce102" office:value-type="float" office:value="0.124" calcext:value-type="float">
            <text:p/>
          </table:table-cell>
          <table:table-cell table:style-name="ce102" office:value-type="float" office:value="-0.356" calcext:value-type="float">
            <text:p/>
          </table:table-cell>
          <table:table-cell table:style-name="ce102" office:value-type="float" office:value="-0.271" calcext:value-type="float">
            <text:p/>
          </table:table-cell>
          <table:table-cell table:style-name="ce102" office:value-type="float" office:value="-0.412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-0.585" calcext:value-type="float">
            <text:p>-1</text:p>
          </table:table-cell>
          <table:table-cell table:style-name="ce102" office:value-type="float" office:value="-0.418" calcext:value-type="float">
            <text:p/>
          </table:table-cell>
          <table:table-cell table:style-name="ce102" office:value-type="float" office:value="-0.509" calcext:value-type="float">
            <text:p>-1</text:p>
          </table:table-cell>
          <table:table-cell table:style-name="ce102" office:value-type="float" office:value="-0.212" calcext:value-type="float">
            <text:p/>
          </table:table-cell>
          <table:table-cell table:style-name="ce102" office:value-type="float" office:value="-0.221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243" calcext:value-type="float">
            <text:p/>
          </table:table-cell>
          <table:table-cell table:style-name="ce102" office:value-type="float" office:value="-0.444" calcext:value-type="float">
            <text:p/>
          </table:table-cell>
          <table:table-cell table:style-name="ce102" office:value-type="float" office:value="-0.393" calcext:value-type="float">
            <text:p/>
          </table:table-cell>
          <table:table-cell table:style-name="ce102" office:value-type="float" office:value="0.378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-0.474" calcext:value-type="float">
            <text:p/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-0.353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0.474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753" calcext:value-type="float">
            <text:p>1</text:p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618" calcext:value-type="float">
            <text:p>1</text:p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331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459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-0.056" calcext:value-type="float">
            <text:p/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721" calcext:value-type="float">
            <text:p>1</text:p>
          </table:table-cell>
          <table:table-cell table:style-name="ce102" office:value-type="float" office:value="0.643" calcext:value-type="float">
            <text:p>1</text:p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779" calcext:value-type="float">
            <text:p>1</text:p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488" calcext:value-type="float">
            <text:p/>
          </table:table-cell>
          <table:table-cell table:style-name="ce102" office:value-type="float" office:value="0.874" calcext:value-type="float">
            <text:p>1</text:p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0.803" calcext:value-type="float">
            <text:p>1</text:p>
          </table:table-cell>
          <table:table-cell table:style-name="ce102" office:value-type="float" office:value="0.906" calcext:value-type="float">
            <text:p>1</text:p>
          </table:table-cell>
          <table:table-cell table:style-name="ce105"/>
          <table:table-cell table:style-name="ce102" office:value-type="float" office:value="0.876" calcext:value-type="float">
            <text:p>1</text:p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774" calcext:value-type="float">
            <text:p>1</text:p>
          </table:table-cell>
          <table:table-cell table:style-name="ce102" office:value-type="float" office:value="0.491" calcext:value-type="float">
            <text:p/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0.756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855" calcext:value-type="float">
            <text:p>1</text:p>
          </table:table-cell>
          <table:table-cell table:style-name="ce102" office:value-type="float" office:value="0.803" calcext:value-type="float">
            <text:p>1</text:p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0.5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spambase</text:p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-0.479" calcext:value-type="float">
            <text:p/>
          </table:table-cell>
          <table:table-cell table:style-name="ce102" office:value-type="float" office:value="-0.341" calcext:value-type="float">
            <text:p/>
          </table:table-cell>
          <table:table-cell table:style-name="ce102" office:value-type="float" office:value="-0.503" calcext:value-type="float">
            <text:p>-1</text:p>
          </table:table-cell>
          <table:table-cell table:style-name="ce102" office:value-type="float" office:value="0.65" calcext:value-type="float">
            <text:p>1</text:p>
          </table:table-cell>
          <table:table-cell table:number-columns-repeated="2" table:style-name="ce102" office:value-type="float" office:value="-0.512" calcext:value-type="float">
            <text:p>-1</text:p>
          </table:table-cell>
          <table:table-cell table:style-name="ce102" office:value-type="float" office:value="-0.418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-0.209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-0.091" calcext:value-type="float">
            <text:p/>
          </table:table-cell>
          <table:table-cell table:style-name="ce102" office:value-type="float" office:value="0.1" calcext:value-type="float">
            <text:p/>
          </table:table-cell>
          <table:table-cell table:style-name="ce102" office:value-type="float" office:value="-0.066" calcext:value-type="float">
            <text:p/>
          </table:table-cell>
          <table:table-cell table:style-name="ce102" office:value-type="float" office:value="-0.294" calcext:value-type="float">
            <text:p/>
          </table:table-cell>
          <table:table-cell table:style-name="ce102" office:value-type="float" office:value="-0.166" calcext:value-type="float">
            <text:p/>
          </table:table-cell>
          <table:table-cell table:style-name="ce102" office:value-type="float" office:value="0.455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-0.359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-0.256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-0.056" calcext:value-type="float">
            <text:p/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676" calcext:value-type="float">
            <text:p>1</text:p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638" calcext:value-type="float">
            <text:p>1</text:p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572" calcext:value-type="float">
            <text:p>1</text:p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782" calcext:value-type="float">
            <text:p>1</text:p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876" calcext:value-type="float">
            <text:p>1</text:p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" calcext:value-type="float">
            <text:p/>
          </table:table-cell>
          <table:table-cell table:style-name="ce102" office:value-type="float" office:value="0.612" calcext:value-type="float">
            <text:p>1</text:p>
          </table:table-cell>
          <table:table-cell table:style-name="ce102" office:value-type="float" office:value="0.409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518" calcext:value-type="float">
            <text:p>1</text:p>
          </table:table-cell>
          <table:table-cell table:style-name="ce102" office:value-type="float" office:value="0.455" calcext:value-type="float">
            <text:p/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0.65" calcext:value-type="float">
            <text:p>1</text:p>
          </table:table-cell>
          <table:table-cell table:style-name="ce102" office:value-type="float" office:value="0.706" calcext:value-type="float">
            <text:p>1</text:p>
          </table:table-cell>
          <table:table-cell table:style-name="ce102" office:value-type="float" office:value="0.715" calcext:value-type="float">
            <text:p>1</text:p>
          </table:table-cell>
          <table:table-cell table:style-name="ce102" office:value-type="float" office:value="0.697" calcext:value-type="float">
            <text:p>1</text:p>
          </table:table-cell>
          <table:table-cell table:style-name="ce102" office:value-type="float" office:value="0.853" calcext:value-type="float">
            <text:p>1</text:p>
          </table:table-cell>
          <table:table-cell table:style-name="ce102" office:value-type="float" office:value="0.876" calcext:value-type="float">
            <text:p>1</text:p>
          </table:table-cell>
          <table:table-cell table:style-name="ce105"/>
          <table:table-cell table:style-name="ce102" office:value-type="float" office:value="0.279" calcext:value-type="float">
            <text:p/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0.782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number-columns-repeated="2" table:style-name="ce102" office:value-type="float" office:value="0.694" calcext:value-type="float">
            <text:p>1</text:p>
          </table:table-cell>
          <table:table-cell table:style-name="ce102" office:value-type="float" office:value="0.728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747" calcext:value-type="float">
            <text:p>1</text:p>
          </table:table-cell>
          <table:table-cell table:style-name="ce102" office:value-type="float" office:value="0.503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vertebra-column-3c</text:p>
          </table:table-cell>
          <table:table-cell table:style-name="ce102" office:value-type="float" office:value="-0.309" calcext:value-type="float">
            <text:p/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-0.282" calcext:value-type="float">
            <text:p/>
          </table:table-cell>
          <table:table-cell table:style-name="ce102" office:value-type="float" office:value="0.215" calcext:value-type="float">
            <text:p/>
          </table:table-cell>
          <table:table-cell table:style-name="ce102" office:value-type="float" office:value="-0.068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-0.276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383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403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0.462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0.106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85" calcext:value-type="float">
            <text:p>1</text:p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103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0.425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-0.085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6" calcext:value-type="float">
            <text:p>1</text:p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012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168" calcext:value-type="float">
            <text:p/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046" calcext:value-type="float">
            <text:p/>
          </table:table-cell>
          <table:table-cell table:style-name="ce102" office:value-type="float" office:value="0.629" calcext:value-type="float">
            <text:p>1</text:p>
          </table:table-cell>
          <table:table-cell table:style-name="ce102" office:value-type="float" office:value="0.638" calcext:value-type="float">
            <text:p>1</text:p>
          </table:table-cell>
          <table:table-cell table:style-name="ce102" office:value-type="float" office:value="0.147" calcext:value-type="float">
            <text:p/>
          </table:table-cell>
          <table:table-cell table:number-columns-repeated="2" table:style-name="ce102" office:value-type="float" office:value="0.532" calcext:value-type="float">
            <text:p>1</text:p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5"/>
          <table:table-cell table:style-name="ce102" office:value-type="float" office:value="0.694" calcext:value-type="float">
            <text:p>1</text:p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688" calcext:value-type="float">
            <text:p>1</text:p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321" calcext:value-type="float">
            <text:p/>
          </table:table-cell>
          <table:table-cell table:style-name="ce102" office:value-type="float" office:value="0.487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0.603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magic</text:p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0.065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132" calcext:value-type="float">
            <text:p/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052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-0.138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559" calcext:value-type="float">
            <text:p>1</text:p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-0.1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612" calcext:value-type="float">
            <text:p>1</text:p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642" calcext:value-type="float">
            <text:p>1</text:p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729" calcext:value-type="float">
            <text:p>1</text:p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738" calcext:value-type="float">
            <text:p>1</text:p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068" calcext:value-type="float">
            <text:p/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444" calcext:value-type="float">
            <text:p/>
          </table:table-cell>
          <table:table-cell table:style-name="ce102" office:value-type="float" office:value="-0.003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0.694" calcext:value-type="float">
            <text:p>1</text:p>
          </table:table-cell>
          <table:table-cell table:style-name="ce105"/>
          <table:table-cell table:style-name="ce102" office:value-type="float" office:value="0.332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747" calcext:value-type="float">
            <text:p>1</text:p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632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ringnorm</text:p>
          </table:table-cell>
          <table:table-cell table:style-name="ce102" office:value-type="float" office:value="0.424" calcext:value-type="float">
            <text:p/>
          </table:table-cell>
          <table:table-cell table:style-name="ce102" office:value-type="float" office:value="-0.241" calcext:value-type="float">
            <text:p/>
          </table:table-cell>
          <table:table-cell table:style-name="ce102" office:value-type="float" office:value="-0.315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0.415" calcext:value-type="float">
            <text:p/>
          </table:table-cell>
          <table:table-cell table:style-name="ce102" office:value-type="float" office:value="-0.465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-0.476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-0.165" calcext:value-type="float">
            <text:p/>
          </table:table-cell>
          <table:table-cell table:style-name="ce102" office:value-type="float" office:value="-0.176" calcext:value-type="float">
            <text:p/>
          </table:table-cell>
          <table:table-cell table:style-name="ce102" office:value-type="float" office:value="-0.004" calcext:value-type="float">
            <text:p/>
          </table:table-cell>
          <table:table-cell table:style-name="ce102" office:value-type="float" office:value="-0.129" calcext:value-type="float">
            <text:p/>
          </table:table-cell>
          <table:table-cell table:style-name="ce102" office:value-type="float" office:value="-0.004" calcext:value-type="float">
            <text:p/>
          </table:table-cell>
          <table:table-cell table:style-name="ce102" office:value-type="float" office:value="0.259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-0.285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-0.2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626" calcext:value-type="float">
            <text:p>1</text:p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321" calcext:value-type="float">
            <text:p/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496" calcext:value-type="float">
            <text:p/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694" calcext:value-type="float">
            <text:p>1</text:p>
          </table:table-cell>
          <table:table-cell table:number-columns-repeated="2" table:style-name="ce102" office:value-type="float" office:value="0.379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508" calcext:value-type="float">
            <text:p>1</text:p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682" calcext:value-type="float">
            <text:p>1</text:p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547" calcext:value-type="float">
            <text:p>1</text:p>
          </table:table-cell>
          <table:table-cell table:style-name="ce102" office:value-type="float" office:value="0.853" calcext:value-type="float">
            <text:p>1</text:p>
          </table:table-cell>
          <table:table-cell table:style-name="ce102" office:value-type="float" office:value="0.774" calcext:value-type="float">
            <text:p>1</text:p>
          </table:table-cell>
          <table:table-cell table:style-name="ce102" office:value-type="float" office:value="0.782" calcext:value-type="float">
            <text:p>1</text:p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332" calcext:value-type="float">
            <text:p/>
          </table:table-cell>
          <table:table-cell table:style-name="ce105"/>
          <table:table-cell table:style-name="ce102" office:value-type="float" office:value="0.379" calcext:value-type="float">
            <text:p/>
          </table:table-cell>
          <table:table-cell table:number-columns-repeated="2" table:style-name="ce102" office:value-type="float" office:value="0.524" calcext:value-type="float">
            <text:p>1</text:p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0.862" calcext:value-type="float">
            <text:p>1</text:p>
          </table:table-cell>
          <table:table-cell table:style-name="ce102" office:value-type="float" office:value="0.67" calcext:value-type="float">
            <text:p>1</text:p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0.885" calcext:value-type="float">
            <text:p>1</text:p>
          </table:table-cell>
          <table:table-cell table:style-name="ce102" office:value-type="float" office:value="0.721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abalone-3class</text:p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-0.188" calcext:value-type="float">
            <text:p/>
          </table:table-cell>
          <table:table-cell table:style-name="ce102" office:value-type="float" office:value="-0.353" calcext:value-type="float">
            <text:p/>
          </table:table-cell>
          <table:table-cell table:style-name="ce102" office:value-type="float" office:value="-0.282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-0.118" calcext:value-type="float">
            <text:p/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024" calcext:value-type="float">
            <text:p/>
          </table:table-cell>
          <table:table-cell table:style-name="ce102" office:value-type="float" office:value="0.582" calcext:value-type="float">
            <text:p>1</text:p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134" calcext:value-type="float">
            <text:p/>
          </table:table-cell>
          <table:table-cell table:style-name="ce102" office:value-type="float" office:value="0.018" calcext:value-type="float">
            <text:p/>
          </table:table-cell>
          <table:table-cell table:style-name="ce102" office:value-type="float" office:value="0.128" calcext:value-type="float">
            <text:p/>
          </table:table-cell>
          <table:table-cell table:style-name="ce102" office:value-type="float" office:value="0.659" calcext:value-type="float">
            <text:p>1</text:p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-0.009" calcext:value-type="float">
            <text:p/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0.635" calcext:value-type="float">
            <text:p>1</text:p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224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-0.132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256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456" calcext:value-type="float">
            <text:p/>
          </table:table-cell>
          <table:table-cell table:number-columns-repeated="2" table:style-name="ce102" office:value-type="float" office:value="0.418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012" calcext:value-type="float">
            <text:p/>
          </table:table-cell>
          <table:table-cell table:style-name="ce102" office:value-type="float" office:value="0.331" calcext:value-type="float">
            <text:p/>
          </table:table-cell>
          <table:table-cell table:style-name="ce102" office:value-type="float" office:value="0.279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571" calcext:value-type="float">
            <text:p>1</text:p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-0.047" calcext:value-type="float">
            <text:p/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172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435" calcext:value-type="float">
            <text:p/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491" calcext:value-type="float">
            <text:p/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688" calcext:value-type="float">
            <text:p>1</text:p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5"/>
          <table:table-cell table:style-name="ce102" office:value-type="float" office:value="0.629" calcext:value-type="float">
            <text:p>1</text:p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69" calcext:value-type="float">
            <text:p>1</text:p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number-columns-repeated="933"/>
        </table:table-row>
        <table:table-row table:style-name="ro14">
          <table:table-cell office:value-type="string" calcext:value-type="string">
            <text:p>wine-quality-white-5class</text:p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-0.012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0.056" calcext:value-type="float">
            <text:p/>
          </table:table-cell>
          <table:table-cell table:style-name="ce102" office:value-type="float" office:value="0.009" calcext:value-type="float">
            <text:p/>
          </table:table-cell>
          <table:table-cell table:style-name="ce102" office:value-type="float" office:value="0.044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259" calcext:value-type="float">
            <text:p/>
          </table:table-cell>
          <table:table-cell table:style-name="ce102" office:value-type="float" office:value="0.411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0.346" calcext:value-type="float">
            <text:p/>
          </table:table-cell>
          <table:table-cell table:style-name="ce102" office:value-type="float" office:value="0.381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0.115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365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235" calcext:value-type="float">
            <text:p/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309" calcext:value-type="float">
            <text:p/>
          </table:table-cell>
          <table:table-cell table:style-name="ce102" office:value-type="float" office:value="0.206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-0.01" calcext:value-type="float">
            <text:p/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153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635" calcext:value-type="float">
            <text:p>1</text:p>
          </table:table-cell>
          <table:table-cell table:style-name="ce102" office:value-type="float" office:value="0.322" calcext:value-type="float">
            <text:p/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0.159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629" calcext:value-type="float">
            <text:p>1</text:p>
          </table:table-cell>
          <table:table-cell table:style-name="ce105"/>
          <table:table-cell table:style-name="ce102" office:value-type="float" office:value="0.712" calcext:value-type="float">
            <text:p>1</text:p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717" calcext:value-type="float">
            <text:p>1</text:p>
          </table:table-cell>
          <table:table-cell table:style-name="ce102" office:value-type="float" office:value="0.712" calcext:value-type="float">
            <text:p>1</text:p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638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pima-indians-diabetes</text:p>
          </table:table-cell>
          <table:table-cell table:style-name="ce102" office:value-type="float" office:value="-0.271" calcext:value-type="float">
            <text:p/>
          </table:table-cell>
          <table:table-cell table:style-name="ce102" office:value-type="float" office:value="-0.147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-0.159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-0.329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-0.079" calcext:value-type="float">
            <text:p/>
          </table:table-cell>
          <table:table-cell table:style-name="ce102" office:value-type="float" office:value="-0.403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-0.162" calcext:value-type="float">
            <text:p/>
          </table:table-cell>
          <table:table-cell table:style-name="ce102" office:value-type="float" office:value="-0.274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587" calcext:value-type="float">
            <text:p>1</text:p>
          </table:table-cell>
          <table:table-cell table:style-name="ce102" office:value-type="float" office:value="-0.279" calcext:value-type="float">
            <text:p/>
          </table:table-cell>
          <table:table-cell table:style-name="ce102" office:value-type="float" office:value="-0.181" calcext:value-type="float">
            <text:p/>
          </table:table-cell>
          <table:table-cell table:style-name="ce102" office:value-type="float" office:value="0.377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094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474" calcext:value-type="float">
            <text:p/>
          </table:table-cell>
          <table:table-cell table:style-name="ce102" office:value-type="float" office:value="-0.3" calcext:value-type="float">
            <text:p/>
          </table:table-cell>
          <table:table-cell table:style-name="ce102" office:value-type="float" office:value="0.047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-0.026" calcext:value-type="float">
            <text:p/>
          </table:table-cell>
          <table:table-cell table:style-name="ce102" office:value-type="float" office:value="0.618" calcext:value-type="float">
            <text:p>1</text:p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-0.218" calcext:value-type="float">
            <text:p/>
          </table:table-cell>
          <table:table-cell table:style-name="ce102" office:value-type="float" office:value="0.424" calcext:value-type="float">
            <text:p/>
          </table:table-cell>
          <table:table-cell table:style-name="ce102" office:value-type="float" office:value="0.762" calcext:value-type="float">
            <text:p>1</text:p>
          </table:table-cell>
          <table:table-cell table:style-name="ce102" office:value-type="float" office:value="0.106" calcext:value-type="float">
            <text:p/>
          </table:table-cell>
          <table:table-cell table:style-name="ce102" office:value-type="float" office:value="0.644" calcext:value-type="float">
            <text:p>1</text:p>
          </table:table-cell>
          <table:table-cell table:style-name="ce102" office:value-type="float" office:value="0.785" calcext:value-type="float">
            <text:p>1</text:p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168" calcext:value-type="float">
            <text:p/>
          </table:table-cell>
          <table:table-cell table:style-name="ce102" office:value-type="float" office:value="-0.015" calcext:value-type="float">
            <text:p/>
          </table:table-cell>
          <table:table-cell table:style-name="ce102" office:value-type="float" office:value="0.491" calcext:value-type="float">
            <text:p/>
          </table:table-cell>
          <table:table-cell table:style-name="ce102" office:value-type="float" office:value="0.271" calcext:value-type="float">
            <text:p/>
          </table:table-cell>
          <table:table-cell table:style-name="ce102" office:value-type="float" office:value="0.341" calcext:value-type="float">
            <text:p/>
          </table:table-cell>
          <table:table-cell table:style-name="ce102" office:value-type="float" office:value="0.037" calcext:value-type="float">
            <text:p/>
          </table:table-cell>
          <table:table-cell table:style-name="ce102" office:value-type="float" office:value="-0.235" calcext:value-type="float">
            <text:p/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-0.074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0.738" calcext:value-type="float">
            <text:p>1</text:p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-0.062" calcext:value-type="float">
            <text:p/>
          </table:table-cell>
          <table:table-cell table:style-name="ce102" office:value-type="float" office:value="0.429" calcext:value-type="float">
            <text:p/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006" calcext:value-type="float">
            <text:p/>
          </table:table-cell>
          <table:table-cell table:style-name="ce102" office:value-type="float" office:value="0.124" calcext:value-type="float">
            <text:p/>
          </table:table-cell>
          <table:table-cell table:style-name="ce102" office:value-type="float" office:value="0.774" calcext:value-type="float">
            <text:p>1</text:p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0.926" calcext:value-type="float">
            <text:p>1</text:p>
          </table:table-cell>
          <table:table-cell table:style-name="ce102" office:value-type="float" office:value="0.572" calcext:value-type="float">
            <text:p>1</text:p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838" calcext:value-type="float">
            <text:p>1</text:p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726" calcext:value-type="float">
            <text:p>1</text:p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0.729" calcext:value-type="float">
            <text:p>1</text:p>
          </table:table-cell>
          <table:table-cell table:style-name="ce102" office:value-type="float" office:value="0.756" calcext:value-type="float">
            <text:p>1</text:p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456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0.712" calcext:value-type="float">
            <text:p>1</text:p>
          </table:table-cell>
          <table:table-cell table:style-name="ce105"/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518" calcext:value-type="float">
            <text:p>1</text:p>
          </table:table-cell>
          <table:table-cell table:style-name="ce102" office:value-type="float" office:value="0.952" calcext:value-type="float">
            <text:p>1</text:p>
          </table:table-cell>
          <table:table-cell table:style-name="ce102" office:value-type="float" office:value="0.944" calcext:value-type="float">
            <text:p>1</text:p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0.544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vertebra-column-2c</text:p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-0.071" calcext:value-type="float">
            <text:p/>
          </table:table-cell>
          <table:table-cell table:style-name="ce102" office:value-type="float" office:value="-0.4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-0.226" calcext:value-type="float">
            <text:p/>
          </table:table-cell>
          <table:table-cell table:style-name="ce102" office:value-type="float" office:value="-0.141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318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088" calcext:value-type="float">
            <text:p/>
          </table:table-cell>
          <table:table-cell table:style-name="ce102" office:value-type="float" office:value="-0.191" calcext:value-type="float">
            <text:p/>
          </table:table-cell>
          <table:table-cell table:style-name="ce102" office:value-type="float" office:value="0.356" calcext:value-type="float">
            <text:p/>
          </table:table-cell>
          <table:table-cell table:style-name="ce102" office:value-type="float" office:value="-0.238" calcext:value-type="float">
            <text:p/>
          </table:table-cell>
          <table:table-cell table:style-name="ce102" office:value-type="float" office:value="-0.031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-0.237" calcext:value-type="float">
            <text:p/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215" calcext:value-type="float">
            <text:p/>
          </table:table-cell>
          <table:table-cell table:style-name="ce102" office:value-type="float" office:value="-0.121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0.179" calcext:value-type="float">
            <text:p/>
          </table:table-cell>
          <table:table-cell table:style-name="ce102" office:value-type="float" office:value="0.297" calcext:value-type="float">
            <text:p/>
          </table:table-cell>
          <table:table-cell table:style-name="ce102" office:value-type="float" office:value="0.121" calcext:value-type="float">
            <text:p/>
          </table:table-cell>
          <table:table-cell table:style-name="ce102" office:value-type="float" office:value="0.426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459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15" calcext:value-type="float">
            <text:p/>
          </table:table-cell>
          <table:table-cell table:style-name="ce102" office:value-type="float" office:value="0.056" calcext:value-type="float">
            <text:p/>
          </table:table-cell>
          <table:table-cell table:style-name="ce102" office:value-type="float" office:value="-0.112" calcext:value-type="float">
            <text:p/>
          </table:table-cell>
          <table:table-cell table:style-name="ce102" office:value-type="float" office:value="0.138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353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212" calcext:value-type="float">
            <text:p/>
          </table:table-cell>
          <table:table-cell table:style-name="ce102" office:value-type="float" office:value="0.015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524" calcext:value-type="float">
            <text:p>1</text:p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645" calcext:value-type="float">
            <text:p>1</text:p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632" calcext:value-type="float">
            <text:p>1</text:p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0.162" calcext:value-type="float">
            <text:p/>
          </table:table-cell>
          <table:table-cell table:style-name="ce102" office:value-type="float" office:value="0.471" calcext:value-type="float">
            <text:p/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0.053" calcext:value-type="float">
            <text:p/>
          </table:table-cell>
          <table:table-cell table:style-name="ce102" office:value-type="float" office:value="0.553" calcext:value-type="float">
            <text:p>1</text:p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029" calcext:value-type="float">
            <text:p/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0.591" calcext:value-type="float">
            <text:p>1</text:p>
          </table:table-cell>
          <table:table-cell table:style-name="ce102" office:value-type="float" office:value="0.094" calcext:value-type="float">
            <text:p/>
          </table:table-cell>
          <table:table-cell table:style-name="ce102" office:value-type="float" office:value="0.424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632" calcext:value-type="float">
            <text:p>1</text:p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694" calcext:value-type="float">
            <text:p>1</text:p>
          </table:table-cell>
          <table:table-cell table:style-name="ce102" office:value-type="float" office:value="0.821" calcext:value-type="float">
            <text:p>1</text:p>
          </table:table-cell>
          <table:table-cell table:style-name="ce102" office:value-type="float" office:value="0.747" calcext:value-type="float">
            <text:p>1</text:p>
          </table:table-cell>
          <table:table-cell table:style-name="ce102" office:value-type="float" office:value="0.653" calcext:value-type="float">
            <text:p>1</text:p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0.591" calcext:value-type="float">
            <text:p>1</text:p>
          </table:table-cell>
          <table:table-cell table:style-name="ce105"/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648" calcext:value-type="float">
            <text:p>1</text:p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712" calcext:value-type="float">
            <text:p>1</text:p>
          </table:table-cell>
          <table:table-cell table:style-name="ce102" office:value-type="float" office:value="0.606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car-evaluation</text:p>
          </table:table-cell>
          <table:table-cell table:style-name="ce102" office:value-type="float" office:value="0.156" calcext:value-type="float">
            <text:p/>
          </table:table-cell>
          <table:table-cell table:style-name="ce102" office:value-type="float" office:value="-0.009" calcext:value-type="float">
            <text:p/>
          </table:table-cell>
          <table:table-cell table:style-name="ce102" office:value-type="float" office:value="0.035" calcext:value-type="float">
            <text:p/>
          </table:table-cell>
          <table:table-cell table:style-name="ce102" office:value-type="float" office:value="-0.029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-0.188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-0.241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115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0.4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216" calcext:value-type="float">
            <text:p/>
          </table:table-cell>
          <table:table-cell table:style-name="ce102" office:value-type="float" office:value="0.112" calcext:value-type="float">
            <text:p/>
          </table:table-cell>
          <table:table-cell table:style-name="ce102" office:value-type="float" office:value="0.107" calcext:value-type="float">
            <text:p/>
          </table:table-cell>
          <table:table-cell table:style-name="ce102" office:value-type="float" office:value="-0.084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-0.032" calcext:value-type="float">
            <text:p/>
          </table:table-cell>
          <table:table-cell table:style-name="ce102" office:value-type="float" office:value="-0.021" calcext:value-type="float">
            <text:p/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103" calcext:value-type="float">
            <text:p/>
          </table:table-cell>
          <table:table-cell table:style-name="ce102" office:value-type="float" office:value="-0.179" calcext:value-type="float">
            <text:p/>
          </table:table-cell>
          <table:table-cell table:style-name="ce102" office:value-type="float" office:value="0.126" calcext:value-type="float">
            <text:p/>
          </table:table-cell>
          <table:table-cell table:style-name="ce102" office:value-type="float" office:value="0.165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-0.197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221" calcext:value-type="float">
            <text:p/>
          </table:table-cell>
          <table:table-cell table:style-name="ce102" office:value-type="float" office:value="0.303" calcext:value-type="float">
            <text:p/>
          </table:table-cell>
          <table:table-cell table:style-name="ce102" office:value-type="float" office:value="0.359" calcext:value-type="float">
            <text:p/>
          </table:table-cell>
          <table:table-cell table:style-name="ce102" office:value-type="float" office:value="0.635" calcext:value-type="float">
            <text:p>1</text:p>
          </table:table-cell>
          <table:table-cell table:style-name="ce102" office:value-type="float" office:value="0.268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506" calcext:value-type="float">
            <text:p>1</text:p>
          </table:table-cell>
          <table:table-cell table:style-name="ce102" office:value-type="float" office:value="0.091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0.29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-0.076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238" calcext:value-type="float">
            <text:p/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518" calcext:value-type="float">
            <text:p>1</text:p>
          </table:table-cell>
          <table:table-cell table:style-name="ce102" office:value-type="float" office:value="0.335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0.388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226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0.702" calcext:value-type="float">
            <text:p>1</text:p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556" calcext:value-type="float">
            <text:p>1</text:p>
          </table:table-cell>
          <table:table-cell table:style-name="ce102" office:value-type="float" office:value="0.253" calcext:value-type="float">
            <text:p/>
          </table:table-cell>
          <table:table-cell table:style-name="ce102" office:value-type="float" office:value="0.438" calcext:value-type="float">
            <text:p/>
          </table:table-cell>
          <table:table-cell table:style-name="ce102" office:value-type="float" office:value="0.638" calcext:value-type="float">
            <text:p>1</text:p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679" calcext:value-type="float">
            <text:p>1</text:p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694" calcext:value-type="float">
            <text:p>1</text:p>
          </table:table-cell>
          <table:table-cell table:style-name="ce102" office:value-type="float" office:value="0.321" calcext:value-type="float">
            <text:p/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862" calcext:value-type="float">
            <text:p>1</text:p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479" calcext:value-type="float">
            <text:p/>
          </table:table-cell>
          <table:table-cell table:style-name="ce102" office:value-type="float" office:value="0.518" calcext:value-type="float">
            <text:p>1</text:p>
          </table:table-cell>
          <table:table-cell table:style-name="ce102" office:value-type="float" office:value="0.515" calcext:value-type="float">
            <text:p>1</text:p>
          </table:table-cell>
          <table:table-cell table:style-name="ce105"/>
          <table:table-cell table:style-name="ce102" office:value-type="float" office:value="0.649" calcext:value-type="float">
            <text:p>1</text:p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0.826" calcext:value-type="float">
            <text:p>1</text:p>
          </table:table-cell>
          <table:table-cell table:style-name="ce102" office:value-type="float" office:value="0.797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climate-simulation-craches</text:p>
          </table:table-cell>
          <table:table-cell table:style-name="ce102" office:value-type="float" office:value="-0.149" calcext:value-type="float">
            <text:p/>
          </table:table-cell>
          <table:table-cell table:style-name="ce102" office:value-type="float" office:value="-0.193" calcext:value-type="float">
            <text:p/>
          </table:table-cell>
          <table:table-cell table:style-name="ce102" office:value-type="float" office:value="-0.149" calcext:value-type="float">
            <text:p/>
          </table:table-cell>
          <table:table-cell table:style-name="ce102" office:value-type="float" office:value="-0.252" calcext:value-type="float">
            <text:p/>
          </table:table-cell>
          <table:table-cell table:style-name="ce102" office:value-type="float" office:value="0.222" calcext:value-type="float">
            <text:p/>
          </table:table-cell>
          <table:table-cell table:style-name="ce102" office:value-type="float" office:value="-0.402" calcext:value-type="float">
            <text:p/>
          </table:table-cell>
          <table:table-cell table:style-name="ce102" office:value-type="float" office:value="-0.263" calcext:value-type="float">
            <text:p/>
          </table:table-cell>
          <table:table-cell table:style-name="ce102" office:value-type="float" office:value="-0.249" calcext:value-type="float">
            <text:p/>
          </table:table-cell>
          <table:table-cell table:style-name="ce102" office:value-type="float" office:value="0.003" calcext:value-type="float">
            <text:p/>
          </table:table-cell>
          <table:table-cell table:style-name="ce102" office:value-type="float" office:value="-0.337" calcext:value-type="float">
            <text:p/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-0.177" calcext:value-type="float">
            <text:p/>
          </table:table-cell>
          <table:table-cell table:style-name="ce102" office:value-type="float" office:value="-0.172" calcext:value-type="float">
            <text:p/>
          </table:table-cell>
          <table:table-cell table:style-name="ce102" office:value-type="float" office:value="0.387" calcext:value-type="float">
            <text:p/>
          </table:table-cell>
          <table:table-cell table:style-name="ce102" office:value-type="float" office:value="0.203" calcext:value-type="float">
            <text:p/>
          </table:table-cell>
          <table:table-cell table:style-name="ce102" office:value-type="float" office:value="0.52" calcext:value-type="float">
            <text:p>1</text:p>
          </table:table-cell>
          <table:table-cell table:style-name="ce102" office:value-type="float" office:value="-0.296" calcext:value-type="float">
            <text:p/>
          </table:table-cell>
          <table:table-cell table:style-name="ce102" office:value-type="float" office:value="-0.196" calcext:value-type="float">
            <text:p/>
          </table:table-cell>
          <table:table-cell table:style-name="ce102" office:value-type="float" office:value="0.424" calcext:value-type="float">
            <text:p/>
          </table:table-cell>
          <table:table-cell table:style-name="ce102" office:value-type="float" office:value="0.054" calcext:value-type="float">
            <text:p/>
          </table:table-cell>
          <table:table-cell table:style-name="ce102" office:value-type="float" office:value="0.487" calcext:value-type="float">
            <text:p/>
          </table:table-cell>
          <table:table-cell table:style-name="ce102" office:value-type="float" office:value="-0.269" calcext:value-type="float">
            <text:p/>
          </table:table-cell>
          <table:table-cell table:style-name="ce102" office:value-type="float" office:value="0.184" calcext:value-type="float">
            <text:p/>
          </table:table-cell>
          <table:table-cell table:style-name="ce102" office:value-type="float" office:value="0.166" calcext:value-type="float">
            <text:p/>
          </table:table-cell>
          <table:table-cell table:style-name="ce102" office:value-type="float" office:value="0.355" calcext:value-type="float">
            <text:p/>
          </table:table-cell>
          <table:table-cell table:style-name="ce102" office:value-type="float" office:value="-0.287" calcext:value-type="float">
            <text:p/>
          </table:table-cell>
          <table:table-cell table:style-name="ce102" office:value-type="float" office:value="0.078" calcext:value-type="float">
            <text:p/>
          </table:table-cell>
          <table:table-cell table:style-name="ce102" office:value-type="float" office:value="0.431" calcext:value-type="float">
            <text:p/>
          </table:table-cell>
          <table:table-cell table:style-name="ce102" office:value-type="float" office:value="0.293" calcext:value-type="float">
            <text:p/>
          </table:table-cell>
          <table:table-cell table:style-name="ce102" office:value-type="float" office:value="-0.031" calcext:value-type="float">
            <text:p/>
          </table:table-cell>
          <table:table-cell table:style-name="ce102" office:value-type="float" office:value="0.517" calcext:value-type="float">
            <text:p>1</text:p>
          </table:table-cell>
          <table:table-cell table:style-name="ce102" office:value-type="float" office:value="0.299" calcext:value-type="float">
            <text:p/>
          </table:table-cell>
          <table:table-cell table:style-name="ce102" office:value-type="float" office:value="0.102" calcext:value-type="float">
            <text:p/>
          </table:table-cell>
          <table:table-cell table:style-name="ce102" office:value-type="float" office:value="-0.187" calcext:value-type="float">
            <text:p/>
          </table:table-cell>
          <table:table-cell table:style-name="ce102" office:value-type="float" office:value="0.387" calcext:value-type="float">
            <text:p/>
          </table:table-cell>
          <table:table-cell table:style-name="ce102" office:value-type="float" office:value="0.77" calcext:value-type="float">
            <text:p>1</text:p>
          </table:table-cell>
          <table:table-cell table:style-name="ce102" office:value-type="float" office:value="0.237" calcext:value-type="float">
            <text:p/>
          </table:table-cell>
          <table:table-cell table:style-name="ce102" office:value-type="float" office:value="0.634" calcext:value-type="float">
            <text:p>1</text:p>
          </table:table-cell>
          <table:table-cell table:style-name="ce102" office:value-type="float" office:value="0.776" calcext:value-type="float">
            <text:p>1</text:p>
          </table:table-cell>
          <table:table-cell table:style-name="ce102" office:value-type="float" office:value="0.102" calcext:value-type="float">
            <text:p/>
          </table:table-cell>
          <table:table-cell table:style-name="ce102" office:value-type="float" office:value="0.416" calcext:value-type="float">
            <text:p/>
          </table:table-cell>
          <table:table-cell table:style-name="ce102" office:value-type="float" office:value="0.34" calcext:value-type="float">
            <text:p/>
          </table:table-cell>
          <table:table-cell table:style-name="ce102" office:value-type="float" office:value="0.281" calcext:value-type="float">
            <text:p/>
          </table:table-cell>
          <table:table-cell table:style-name="ce102" office:value-type="float" office:value="0.075" calcext:value-type="float">
            <text:p/>
          </table:table-cell>
          <table:table-cell table:style-name="ce102" office:value-type="float" office:value="0.534" calcext:value-type="float">
            <text:p>1</text:p>
          </table:table-cell>
          <table:table-cell table:style-name="ce102" office:value-type="float" office:value="0.325" calcext:value-type="float">
            <text:p/>
          </table:table-cell>
          <table:table-cell table:style-name="ce102" office:value-type="float" office:value="0.428" calcext:value-type="float">
            <text:p/>
          </table:table-cell>
          <table:table-cell table:style-name="ce102" office:value-type="float" office:value="0.116" calcext:value-type="float">
            <text:p/>
          </table:table-cell>
          <table:table-cell table:style-name="ce102" office:value-type="float" office:value="-0.152" calcext:value-type="float">
            <text:p/>
          </table:table-cell>
          <table:table-cell table:style-name="ce102" office:value-type="float" office:value="0.534" calcext:value-type="float">
            <text:p>1</text:p>
          </table:table-cell>
          <table:table-cell table:style-name="ce102" office:value-type="float" office:value="0.478" calcext:value-type="float">
            <text:p/>
          </table:table-cell>
          <table:table-cell table:style-name="ce102" office:value-type="float" office:value="0.202" calcext:value-type="float">
            <text:p/>
          </table:table-cell>
          <table:table-cell table:style-name="ce102" office:value-type="float" office:value="-0.06" calcext:value-type="float">
            <text:p/>
          </table:table-cell>
          <table:table-cell table:style-name="ce102" office:value-type="float" office:value="0.311" calcext:value-type="float">
            <text:p/>
          </table:table-cell>
          <table:table-cell table:style-name="ce102" office:value-type="float" office:value="0.64" calcext:value-type="float">
            <text:p>1</text:p>
          </table:table-cell>
          <table:table-cell table:style-name="ce102" office:value-type="float" office:value="0.262" calcext:value-type="float">
            <text:p/>
          </table:table-cell>
          <table:table-cell table:style-name="ce102" office:value-type="float" office:value="0.152" calcext:value-type="float">
            <text:p/>
          </table:table-cell>
          <table:table-cell table:style-name="ce102" office:value-type="float" office:value="0.001" calcext:value-type="float">
            <text:p/>
          </table:table-cell>
          <table:table-cell table:style-name="ce102" office:value-type="float" office:value="0.543" calcext:value-type="float">
            <text:p>1</text:p>
          </table:table-cell>
          <table:table-cell table:style-name="ce102" office:value-type="float" office:value="0.773" calcext:value-type="float">
            <text:p>1</text:p>
          </table:table-cell>
          <table:table-cell table:style-name="ce102" office:value-type="float" office:value="0.137" calcext:value-type="float">
            <text:p/>
          </table:table-cell>
          <table:table-cell table:style-name="ce102" office:value-type="float" office:value="0.001" calcext:value-type="float">
            <text:p/>
          </table:table-cell>
          <table:table-cell table:style-name="ce102" office:value-type="float" office:value="0.26" calcext:value-type="float">
            <text:p/>
          </table:table-cell>
          <table:table-cell table:style-name="ce102" office:value-type="float" office:value="0.675" calcext:value-type="float">
            <text:p>1</text:p>
          </table:table-cell>
          <table:table-cell table:style-name="ce102" office:value-type="float" office:value="0.26" calcext:value-type="float">
            <text:p/>
          </table:table-cell>
          <table:table-cell table:style-name="ce102" office:value-type="float" office:value="0.896" calcext:value-type="float">
            <text:p>1</text:p>
          </table:table-cell>
          <table:table-cell table:style-name="ce102" office:value-type="float" office:value="0.652" calcext:value-type="float">
            <text:p>1</text:p>
          </table:table-cell>
          <table:table-cell table:style-name="ce102" office:value-type="float" office:value="0.305" calcext:value-type="float">
            <text:p/>
          </table:table-cell>
          <table:table-cell table:style-name="ce102" office:value-type="float" office:value="0.296" calcext:value-type="float">
            <text:p/>
          </table:table-cell>
          <table:table-cell table:style-name="ce102" office:value-type="float" office:value="0.858" calcext:value-type="float">
            <text:p>1</text:p>
          </table:table-cell>
          <table:table-cell table:style-name="ce102" office:value-type="float" office:value="0.596" calcext:value-type="float">
            <text:p>1</text:p>
          </table:table-cell>
          <table:table-cell table:style-name="ce102" office:value-type="float" office:value="0.393" calcext:value-type="float">
            <text:p/>
          </table:table-cell>
          <table:table-cell table:style-name="ce102" office:value-type="float" office:value="0.779" calcext:value-type="float">
            <text:p>1</text:p>
          </table:table-cell>
          <table:table-cell table:style-name="ce102" office:value-type="float" office:value="0.484" calcext:value-type="float">
            <text:p/>
          </table:table-cell>
          <table:table-cell table:style-name="ce102" office:value-type="float" office:value="0.817" calcext:value-type="float">
            <text:p>1</text:p>
          </table:table-cell>
          <table:table-cell table:style-name="ce102" office:value-type="float" office:value="0.837" calcext:value-type="float">
            <text:p>1</text:p>
          </table:table-cell>
          <table:table-cell table:style-name="ce102" office:value-type="float" office:value="0.855" calcext:value-type="float">
            <text:p>1</text:p>
          </table:table-cell>
          <table:table-cell table:style-name="ce102" office:value-type="float" office:value="0.728" calcext:value-type="float">
            <text:p>1</text:p>
          </table:table-cell>
          <table:table-cell table:style-name="ce102" office:value-type="float" office:value="0.487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67" calcext:value-type="float">
            <text:p>1</text:p>
          </table:table-cell>
          <table:table-cell table:style-name="ce102" office:value-type="float" office:value="0.69" calcext:value-type="float">
            <text:p>1</text:p>
          </table:table-cell>
          <table:table-cell table:style-name="ce102" office:value-type="float" office:value="0.717" calcext:value-type="float">
            <text:p>1</text:p>
          </table:table-cell>
          <table:table-cell table:style-name="ce102" office:value-type="float" office:value="0.952" calcext:value-type="float">
            <text:p>1</text:p>
          </table:table-cell>
          <table:table-cell table:style-name="ce102" office:value-type="float" office:value="0.648" calcext:value-type="float">
            <text:p>1</text:p>
          </table:table-cell>
          <table:table-cell table:style-name="ce102" office:value-type="float" office:value="0.649" calcext:value-type="float">
            <text:p>1</text:p>
          </table:table-cell>
          <table:table-cell table:style-name="ce105"/>
          <table:table-cell table:style-name="ce102" office:value-type="float" office:value="0.94" calcext:value-type="float">
            <text:p>1</text:p>
          </table:table-cell>
          <table:table-cell table:style-name="ce102" office:value-type="float" office:value="0.634" calcext:value-type="float">
            <text:p>1</text:p>
          </table:table-cell>
          <table:table-cell table:style-name="ce102" office:value-type="float" office:value="0.623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wine-quality-red</text:p>
          </table:table-cell>
          <table:table-cell table:style-name="ce102" office:value-type="float" office:value="-0.109" calcext:value-type="float">
            <text:p/>
          </table:table-cell>
          <table:table-cell table:style-name="ce102" office:value-type="float" office:value="-0.206" calcext:value-type="float">
            <text:p/>
          </table:table-cell>
          <table:table-cell table:style-name="ce102" office:value-type="float" office:value="-0.106" calcext:value-type="float">
            <text:p/>
          </table:table-cell>
          <table:table-cell table:style-name="ce102" office:value-type="float" office:value="-0.232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-0.318" calcext:value-type="float">
            <text:p/>
          </table:table-cell>
          <table:table-cell table:style-name="ce102" office:value-type="float" office:value="-0.203" calcext:value-type="float">
            <text:p/>
          </table:table-cell>
          <table:table-cell table:style-name="ce102" office:value-type="float" office:value="-0.144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-0.324" calcext:value-type="float">
            <text:p/>
          </table:table-cell>
          <table:table-cell table:style-name="ce102" office:value-type="float" office:value="0.085" calcext:value-type="float">
            <text:p/>
          </table:table-cell>
          <table:table-cell table:style-name="ce102" office:value-type="float" office:value="-0.126" calcext:value-type="float">
            <text:p/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0.35" calcext:value-type="float">
            <text:p/>
          </table:table-cell>
          <table:table-cell table:style-name="ce102" office:value-type="float" office:value="0.433" calcext:value-type="float">
            <text:p/>
          </table:table-cell>
          <table:table-cell table:style-name="ce102" office:value-type="float" office:value="-0.253" calcext:value-type="float">
            <text:p/>
          </table:table-cell>
          <table:table-cell table:style-name="ce102" office:value-type="float" office:value="-0.094" calcext:value-type="float">
            <text:p/>
          </table:table-cell>
          <table:table-cell table:style-name="ce102" office:value-type="float" office:value="0.452" calcext:value-type="float">
            <text:p/>
          </table:table-cell>
          <table:table-cell table:style-name="ce102" office:value-type="float" office:value="0.032" calcext:value-type="float">
            <text:p/>
          </table:table-cell>
          <table:table-cell table:style-name="ce102" office:value-type="float" office:value="0.412" calcext:value-type="float">
            <text:p/>
          </table:table-cell>
          <table:table-cell table:style-name="ce102" office:value-type="float" office:value="-0.176" calcext:value-type="float">
            <text:p/>
          </table:table-cell>
          <table:table-cell table:style-name="ce102" office:value-type="float" office:value="0.265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-0.247" calcext:value-type="float">
            <text:p/>
          </table:table-cell>
          <table:table-cell table:style-name="ce102" office:value-type="float" office:value="0.118" calcext:value-type="float">
            <text:p/>
          </table:table-cell>
          <table:table-cell table:style-name="ce102" office:value-type="float" office:value="0.459" calcext:value-type="float">
            <text:p/>
          </table:table-cell>
          <table:table-cell table:style-name="ce102" office:value-type="float" office:value="0.421" calcext:value-type="float">
            <text:p/>
          </table:table-cell>
          <table:table-cell table:style-name="ce102" office:value-type="float" office:value="-0.053" calcext:value-type="float">
            <text:p/>
          </table:table-cell>
          <table:table-cell table:style-name="ce102" office:value-type="float" office:value="0.529" calcext:value-type="float">
            <text:p>1</text:p>
          </table:table-cell>
          <table:table-cell table:style-name="ce102" office:value-type="float" office:value="0.312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-0.065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691" calcext:value-type="float">
            <text:p>1</text:p>
          </table:table-cell>
          <table:table-cell table:style-name="ce102" office:value-type="float" office:value="0.194" calcext:value-type="float">
            <text:p/>
          </table:table-cell>
          <table:table-cell table:style-name="ce102" office:value-type="float" office:value="0.659" calcext:value-type="float">
            <text:p>1</text:p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494" calcext:value-type="float">
            <text:p/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0.394" calcext:value-type="float">
            <text:p/>
          </table:table-cell>
          <table:table-cell table:style-name="ce102" office:value-type="float" office:value="0.185" calcext:value-type="float">
            <text:p/>
          </table:table-cell>
          <table:table-cell table:style-name="ce102" office:value-type="float" office:value="0.621" calcext:value-type="float">
            <text:p>1</text:p>
          </table:table-cell>
          <table:table-cell table:style-name="ce102" office:value-type="float" office:value="0.276" calcext:value-type="float">
            <text:p/>
          </table:table-cell>
          <table:table-cell table:style-name="ce102" office:value-type="float" office:value="0.385" calcext:value-type="float">
            <text:p/>
          </table:table-cell>
          <table:table-cell table:style-name="ce102" office:value-type="float" office:value="0.205" calcext:value-type="float">
            <text:p/>
          </table:table-cell>
          <table:table-cell table:style-name="ce102" office:value-type="float" office:value="-0.038" calcext:value-type="float">
            <text:p/>
          </table:table-cell>
          <table:table-cell table:style-name="ce102" office:value-type="float" office:value="0.624" calcext:value-type="float">
            <text:p>1</text:p>
          </table:table-cell>
          <table:table-cell table:style-name="ce102" office:value-type="float" office:value="0.538" calcext:value-type="float">
            <text:p>1</text:p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674" calcext:value-type="float">
            <text:p>1</text:p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097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679" calcext:value-type="float">
            <text:p>1</text:p>
          </table:table-cell>
          <table:table-cell table:style-name="ce102" office:value-type="float" office:value="0.129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0.288" calcext:value-type="float">
            <text:p/>
          </table:table-cell>
          <table:table-cell table:style-name="ce102" office:value-type="float" office:value="0.774" calcext:value-type="float">
            <text:p>1</text:p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85" calcext:value-type="float">
            <text:p>1</text:p>
          </table:table-cell>
          <table:table-cell table:style-name="ce102" office:value-type="float" office:value="0.59" calcext:value-type="float">
            <text:p>1</text:p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809" calcext:value-type="float">
            <text:p>1</text:p>
          </table:table-cell>
          <table:table-cell table:style-name="ce102" office:value-type="float" office:value="0.576" calcext:value-type="float">
            <text:p>1</text:p>
          </table:table-cell>
          <table:table-cell table:style-name="ce102" office:value-type="float" office:value="0.482" calcext:value-type="float">
            <text:p/>
          </table:table-cell>
          <table:table-cell table:style-name="ce102" office:value-type="float" office:value="0.741" calcext:value-type="float">
            <text:p>1</text:p>
          </table:table-cell>
          <table:table-cell table:style-name="ce102" office:value-type="float" office:value="0.612" calcext:value-type="float">
            <text:p>1</text:p>
          </table:table-cell>
          <table:table-cell table:style-name="ce102" office:value-type="float" office:value="0.788" calcext:value-type="float">
            <text:p>1</text:p>
          </table:table-cell>
          <table:table-cell table:style-name="ce102" office:value-type="float" office:value="0.809" calcext:value-type="float">
            <text:p>1</text:p>
          </table:table-cell>
          <table:table-cell table:style-name="ce102" office:value-type="float" office:value="0.803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326" calcext:value-type="float">
            <text:p/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0.732" calcext:value-type="float">
            <text:p>1</text:p>
          </table:table-cell>
          <table:table-cell table:style-name="ce102" office:value-type="float" office:value="0.712" calcext:value-type="float">
            <text:p>1</text:p>
          </table:table-cell>
          <table:table-cell table:style-name="ce102" office:value-type="float" office:value="0.944" calcext:value-type="float">
            <text:p>1</text:p>
          </table:table-cell>
          <table:table-cell table:style-name="ce102" office:value-type="float" office:value="0.609" calcext:value-type="float">
            <text:p>1</text:p>
          </table:table-cell>
          <table:table-cell table:style-name="ce102" office:value-type="float" office:value="0.594" calcext:value-type="float">
            <text:p>1</text:p>
          </table:table-cell>
          <table:table-cell table:style-name="ce102" office:value-type="float" office:value="0.94" calcext:value-type="float">
            <text:p>1</text:p>
          </table:table-cell>
          <table:table-cell table:style-name="ce105"/>
          <table:table-cell table:style-name="ce102" office:value-type="float" office:value="0.671" calcext:value-type="float">
            <text:p>1</text:p>
          </table:table-cell>
          <table:table-cell table:style-name="ce102" office:value-type="float" office:value="0.629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ionosphere</text:p>
          </table:table-cell>
          <table:table-cell table:style-name="ce102" office:value-type="float" office:value="0.362" calcext:value-type="float">
            <text:p/>
          </table:table-cell>
          <table:table-cell table:style-name="ce102" office:value-type="float" office:value="-0.265" calcext:value-type="float">
            <text:p/>
          </table:table-cell>
          <table:table-cell table:style-name="ce102" office:value-type="float" office:value="-0.268" calcext:value-type="float">
            <text:p/>
          </table:table-cell>
          <table:table-cell table:style-name="ce102" office:value-type="float" office:value="-0.168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-0.229" calcext:value-type="float">
            <text:p/>
          </table:table-cell>
          <table:table-cell table:style-name="ce102" office:value-type="float" office:value="-0.115" calcext:value-type="float">
            <text:p/>
          </table:table-cell>
          <table:table-cell table:style-name="ce102" office:value-type="float" office:value="-0.203" calcext:value-type="float">
            <text:p/>
          </table:table-cell>
          <table:table-cell table:style-name="ce102" office:value-type="float" office:value="0.188" calcext:value-type="float">
            <text:p/>
          </table:table-cell>
          <table:table-cell table:style-name="ce102" office:value-type="float" office:value="0.247" calcext:value-type="float">
            <text:p/>
          </table:table-cell>
          <table:table-cell table:style-name="ce102" office:value-type="float" office:value="-0.171" calcext:value-type="float">
            <text:p/>
          </table:table-cell>
          <table:table-cell table:style-name="ce102" office:value-type="float" office:value="0.115" calcext:value-type="float">
            <text:p/>
          </table:table-cell>
          <table:table-cell table:style-name="ce102" office:value-type="float" office:value="0.294" calcext:value-type="float">
            <text:p/>
          </table:table-cell>
          <table:table-cell table:style-name="ce102" office:value-type="float" office:value="-0.153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-0.113" calcext:value-type="float">
            <text:p/>
          </table:table-cell>
          <table:table-cell table:style-name="ce102" office:value-type="float" office:value="0.05" calcext:value-type="float">
            <text:p/>
          </table:table-cell>
          <table:table-cell table:style-name="ce102" office:value-type="float" office:value="0.078" calcext:value-type="float">
            <text:p/>
          </table:table-cell>
          <table:table-cell table:style-name="ce102" office:value-type="float" office:value="0.252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-0.05" calcext:value-type="float">
            <text:p/>
          </table:table-cell>
          <table:table-cell table:style-name="ce102" office:value-type="float" office:value="-0.059" calcext:value-type="float">
            <text:p/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-0.088" calcext:value-type="float">
            <text:p/>
          </table:table-cell>
          <table:table-cell table:style-name="ce102" office:value-type="float" office:value="0.094" calcext:value-type="float">
            <text:p/>
          </table:table-cell>
          <table:table-cell table:style-name="ce102" office:value-type="float" office:value="0.135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0.074" calcext:value-type="float">
            <text:p/>
          </table:table-cell>
          <table:table-cell table:style-name="ce102" office:value-type="float" office:value="0.082" calcext:value-type="float">
            <text:p/>
          </table:table-cell>
          <table:table-cell table:style-name="ce102" office:value-type="float" office:value="-0.006" calcext:value-type="float">
            <text:p/>
          </table:table-cell>
          <table:table-cell table:style-name="ce102" office:value-type="float" office:value="0.021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409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25" calcext:value-type="float">
            <text:p/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0.244" calcext:value-type="float">
            <text:p/>
          </table:table-cell>
          <table:table-cell table:style-name="ce102" office:value-type="float" office:value="0.209" calcext:value-type="float">
            <text:p/>
          </table:table-cell>
          <table:table-cell table:style-name="ce102" office:value-type="float" office:value="0.229" calcext:value-type="float">
            <text:p/>
          </table:table-cell>
          <table:table-cell table:style-name="ce102" office:value-type="float" office:value="0.041" calcext:value-type="float">
            <text:p/>
          </table:table-cell>
          <table:table-cell table:style-name="ce102" office:value-type="float" office:value="0.465" calcext:value-type="float">
            <text:p/>
          </table:table-cell>
          <table:table-cell table:style-name="ce102" office:value-type="float" office:value="0.709" calcext:value-type="float">
            <text:p>1</text:p>
          </table:table-cell>
          <table:table-cell table:style-name="ce102" office:value-type="float" office:value="0.656" calcext:value-type="float">
            <text:p>1</text:p>
          </table:table-cell>
          <table:table-cell table:style-name="ce102" office:value-type="float" office:value="0.497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382" calcext:value-type="float">
            <text:p/>
          </table:table-cell>
          <table:table-cell table:style-name="ce102" office:value-type="float" office:value="0.673" calcext:value-type="float">
            <text:p>1</text:p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071" calcext:value-type="float">
            <text:p/>
          </table:table-cell>
          <table:table-cell table:style-name="ce102" office:value-type="float" office:value="0.597" calcext:value-type="float">
            <text:p>1</text:p>
          </table:table-cell>
          <table:table-cell table:style-name="ce102" office:value-type="float" office:value="0.518" calcext:value-type="float">
            <text:p>1</text:p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726" calcext:value-type="float">
            <text:p>1</text:p>
          </table:table-cell>
          <table:table-cell table:style-name="ce102" office:value-type="float" office:value="0.274" calcext:value-type="float">
            <text:p/>
          </table:table-cell>
          <table:table-cell table:style-name="ce102" office:value-type="float" office:value="0.647" calcext:value-type="float">
            <text:p>1</text:p>
          </table:table-cell>
          <table:table-cell table:style-name="ce102" office:value-type="float" office:value="0.715" calcext:value-type="float">
            <text:p>1</text:p>
          </table:table-cell>
          <table:table-cell table:style-name="ce102" office:value-type="float" office:value="0.368" calcext:value-type="float">
            <text:p/>
          </table:table-cell>
          <table:table-cell table:style-name="ce102" office:value-type="float" office:value="0.565" calcext:value-type="float">
            <text:p>1</text:p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756" calcext:value-type="float">
            <text:p>1</text:p>
          </table:table-cell>
          <table:table-cell table:style-name="ce102" office:value-type="float" office:value="0.347" calcext:value-type="float">
            <text:p/>
          </table:table-cell>
          <table:table-cell table:style-name="ce102" office:value-type="float" office:value="0.45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496" calcext:value-type="float">
            <text:p/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662" calcext:value-type="float">
            <text:p>1</text:p>
          </table:table-cell>
          <table:table-cell table:style-name="ce102" office:value-type="float" office:value="0.397" calcext:value-type="float">
            <text:p/>
          </table:table-cell>
          <table:table-cell table:style-name="ce102" office:value-type="float" office:value="0.191" calcext:value-type="float">
            <text:p/>
          </table:table-cell>
          <table:table-cell table:style-name="ce102" office:value-type="float" office:value="0.791" calcext:value-type="float">
            <text:p>1</text:p>
          </table:table-cell>
          <table:table-cell table:style-name="ce102" office:value-type="float" office:value="0.568" calcext:value-type="float">
            <text:p>1</text:p>
          </table:table-cell>
          <table:table-cell table:style-name="ce102" office:value-type="float" office:value="0.579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782" calcext:value-type="float">
            <text:p>1</text:p>
          </table:table-cell>
          <table:table-cell table:style-name="ce102" office:value-type="float" office:value="0.735" calcext:value-type="float">
            <text:p>1</text:p>
          </table:table-cell>
          <table:table-cell table:style-name="ce102" office:value-type="float" office:value="0.747" calcext:value-type="float">
            <text:p>1</text:p>
          </table:table-cell>
          <table:table-cell table:style-name="ce102" office:value-type="float" office:value="0.55" calcext:value-type="float">
            <text:p>1</text:p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885" calcext:value-type="float">
            <text:p>1</text:p>
          </table:table-cell>
          <table:table-cell table:style-name="ce102" office:value-type="float" office:value="0.485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509" calcext:value-type="float">
            <text:p>1</text:p>
          </table:table-cell>
          <table:table-cell table:style-name="ce102" office:value-type="float" office:value="0.712" calcext:value-type="float">
            <text:p>1</text:p>
          </table:table-cell>
          <table:table-cell table:style-name="ce102" office:value-type="float" office:value="0.826" calcext:value-type="float">
            <text:p>1</text:p>
          </table:table-cell>
          <table:table-cell table:style-name="ce102" office:value-type="float" office:value="0.634" calcext:value-type="float">
            <text:p>1</text:p>
          </table:table-cell>
          <table:table-cell table:style-name="ce102" office:value-type="float" office:value="0.671" calcext:value-type="float">
            <text:p>1</text:p>
          </table:table-cell>
          <table:table-cell table:style-name="ce105"/>
          <table:table-cell table:style-name="ce102" office:value-type="float" office:value="0.818" calcext:value-type="float">
            <text:p>1</text:p>
          </table:table-cell>
          <table:table-cell table:number-columns-repeated="933"/>
        </table:table-row>
        <table:table-row table:style-name="ro14">
          <table:table-cell office:value-type="string" calcext:value-type="string">
            <text:p>qsar-biodegradation</text:p>
          </table:table-cell>
          <table:table-cell table:style-name="ce102" office:value-type="float" office:value="0.012" calcext:value-type="float">
            <text:p/>
          </table:table-cell>
          <table:table-cell table:style-name="ce102" office:value-type="float" office:value="0.176" calcext:value-type="float">
            <text:p/>
          </table:table-cell>
          <table:table-cell table:style-name="ce102" office:value-type="float" office:value="0.144" calcext:value-type="float">
            <text:p/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-0.124" calcext:value-type="float">
            <text:p/>
          </table:table-cell>
          <table:table-cell table:style-name="ce102" office:value-type="float" office:value="0.171" calcext:value-type="float">
            <text:p/>
          </table:table-cell>
          <table:table-cell table:style-name="ce102" office:value-type="float" office:value="0.259" calcext:value-type="float">
            <text:p/>
          </table:table-cell>
          <table:table-cell table:style-name="ce102" office:value-type="float" office:value="0.079" calcext:value-type="float">
            <text:p/>
          </table:table-cell>
          <table:table-cell table:style-name="ce102" office:value-type="float" office:value="0.418" calcext:value-type="float">
            <text:p/>
          </table:table-cell>
          <table:table-cell table:style-name="ce102" office:value-type="float" office:value="0.218" calcext:value-type="float">
            <text:p/>
          </table:table-cell>
          <table:table-cell table:style-name="ce102" office:value-type="float" office:value="0.224" calcext:value-type="float">
            <text:p/>
          </table:table-cell>
          <table:table-cell table:style-name="ce102" office:value-type="float" office:value="-0.103" calcext:value-type="float">
            <text:p/>
          </table:table-cell>
          <table:table-cell table:style-name="ce102" office:value-type="float" office:value="0.3" calcext:value-type="float">
            <text:p/>
          </table:table-cell>
          <table:table-cell table:style-name="ce102" office:value-type="float" office:value="0.038" calcext:value-type="float">
            <text:p/>
          </table:table-cell>
          <table:table-cell table:style-name="ce102" office:value-type="float" office:value="-0.097" calcext:value-type="float">
            <text:p/>
          </table:table-cell>
          <table:table-cell table:style-name="ce102" office:value-type="float" office:value="0.216" calcext:value-type="float">
            <text:p/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361" calcext:value-type="float">
            <text:p/>
          </table:table-cell>
          <table:table-cell table:style-name="ce102" office:value-type="float" office:value="-0.018" calcext:value-type="float">
            <text:p/>
          </table:table-cell>
          <table:table-cell table:style-name="ce102" office:value-type="float" office:value="0.285" calcext:value-type="float">
            <text:p/>
          </table:table-cell>
          <table:table-cell table:style-name="ce102" office:value-type="float" office:value="0.026" calcext:value-type="float">
            <text:p/>
          </table:table-cell>
          <table:table-cell table:style-name="ce102" office:value-type="float" office:value="0.306" calcext:value-type="float">
            <text:p/>
          </table:table-cell>
          <table:table-cell table:style-name="ce102" office:value-type="float" office:value="0.062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406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141" calcext:value-type="float">
            <text:p/>
          </table:table-cell>
          <table:table-cell table:style-name="ce102" office:value-type="float" office:value="0.065" calcext:value-type="float">
            <text:p/>
          </table:table-cell>
          <table:table-cell table:style-name="ce102" office:value-type="float" office:value="0.541" calcext:value-type="float">
            <text:p>1</text:p>
          </table:table-cell>
          <table:table-cell table:style-name="ce102" office:value-type="float" office:value="0.197" calcext:value-type="float">
            <text:p/>
          </table:table-cell>
          <table:table-cell table:style-name="ce102" office:value-type="float" office:value="0.329" calcext:value-type="float">
            <text:p/>
          </table:table-cell>
          <table:table-cell table:style-name="ce102" office:value-type="float" office:value="0.574" calcext:value-type="float">
            <text:p>1</text:p>
          </table:table-cell>
          <table:table-cell table:style-name="ce102" office:value-type="float" office:value="0.379" calcext:value-type="float">
            <text:p/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0.174" calcext:value-type="float">
            <text:p/>
          </table:table-cell>
          <table:table-cell table:style-name="ce102" office:value-type="float" office:value="0.441" calcext:value-type="float">
            <text:p/>
          </table:table-cell>
          <table:table-cell table:style-name="ce102" office:value-type="float" office:value="0.2" calcext:value-type="float">
            <text:p/>
          </table:table-cell>
          <table:table-cell table:style-name="ce102" office:value-type="float" office:value="0.315" calcext:value-type="float">
            <text:p/>
          </table:table-cell>
          <table:table-cell table:style-name="ce102" office:value-type="float" office:value="0.635" calcext:value-type="float">
            <text:p>1</text:p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324" calcext:value-type="float">
            <text:p/>
          </table:table-cell>
          <table:table-cell table:style-name="ce102" office:value-type="float" office:value="0.282" calcext:value-type="float">
            <text:p/>
          </table:table-cell>
          <table:table-cell table:style-name="ce102" office:value-type="float" office:value="0.391" calcext:value-type="float">
            <text:p/>
          </table:table-cell>
          <table:table-cell table:style-name="ce102" office:value-type="float" office:value="0.182" calcext:value-type="float">
            <text:p/>
          </table:table-cell>
          <table:table-cell table:style-name="ce102" office:value-type="float" office:value="0.641" calcext:value-type="float">
            <text:p>1</text:p>
          </table:table-cell>
          <table:table-cell table:style-name="ce102" office:value-type="float" office:value="0.535" calcext:value-type="float">
            <text:p>1</text:p>
          </table:table-cell>
          <table:table-cell table:style-name="ce102" office:value-type="float" office:value="0.358" calcext:value-type="float">
            <text:p/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0.109" calcext:value-type="float">
            <text:p/>
          </table:table-cell>
          <table:table-cell table:style-name="ce102" office:value-type="float" office:value="0.241" calcext:value-type="float">
            <text:p/>
          </table:table-cell>
          <table:table-cell table:style-name="ce102" office:value-type="float" office:value="0.215" calcext:value-type="float">
            <text:p/>
          </table:table-cell>
          <table:table-cell table:style-name="ce102" office:value-type="float" office:value="0.515" calcext:value-type="float">
            <text:p>1</text:p>
          </table:table-cell>
          <table:table-cell table:style-name="ce102" office:value-type="float" office:value="0.371" calcext:value-type="float">
            <text:p/>
          </table:table-cell>
          <table:table-cell table:style-name="ce102" office:value-type="float" office:value="0.447" calcext:value-type="float">
            <text:p/>
          </table:table-cell>
          <table:table-cell table:style-name="ce102" office:value-type="float" office:value="0.376" calcext:value-type="float">
            <text:p/>
          </table:table-cell>
          <table:table-cell table:style-name="ce102" office:value-type="float" office:value="0.679" calcext:value-type="float">
            <text:p>1</text:p>
          </table:table-cell>
          <table:table-cell table:style-name="ce102" office:value-type="float" office:value="0.532" calcext:value-type="float">
            <text:p>1</text:p>
          </table:table-cell>
          <table:table-cell table:style-name="ce102" office:value-type="float" office:value="0.338" calcext:value-type="float">
            <text:p/>
          </table:table-cell>
          <table:table-cell table:style-name="ce102" office:value-type="float" office:value="0.432" calcext:value-type="float">
            <text:p/>
          </table:table-cell>
          <table:table-cell table:style-name="ce102" office:value-type="float" office:value="0.629" calcext:value-type="float">
            <text:p>1</text:p>
          </table:table-cell>
          <table:table-cell table:style-name="ce102" office:value-type="float" office:value="0.588" calcext:value-type="float">
            <text:p>1</text:p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291" calcext:value-type="float">
            <text:p/>
          </table:table-cell>
          <table:table-cell table:style-name="ce102" office:value-type="float" office:value="0.526" calcext:value-type="float">
            <text:p>1</text:p>
          </table:table-cell>
          <table:table-cell table:style-name="ce102" office:value-type="float" office:value="0.341" calcext:value-type="float">
            <text:p/>
          </table:table-cell>
          <table:table-cell table:style-name="ce102" office:value-type="float" office:value="0.593" calcext:value-type="float">
            <text:p>1</text:p>
          </table:table-cell>
          <table:table-cell table:style-name="ce102" office:value-type="float" office:value="0.476" calcext:value-type="float">
            <text:p/>
          </table:table-cell>
          <table:table-cell table:style-name="ce102" office:value-type="float" office:value="0.668" calcext:value-type="float">
            <text:p>1</text:p>
          </table:table-cell>
          <table:table-cell table:style-name="ce102" office:value-type="float" office:value="0.409" calcext:value-type="float">
            <text:p/>
          </table:table-cell>
          <table:table-cell table:style-name="ce102" office:value-type="float" office:value="0.453" calcext:value-type="float">
            <text:p/>
          </table:table-cell>
          <table:table-cell table:style-name="ce102" office:value-type="float" office:value="0.474" calcext:value-type="float">
            <text:p/>
          </table:table-cell>
          <table:table-cell table:style-name="ce102" office:value-type="float" office:value="0.374" calcext:value-type="float">
            <text:p/>
          </table:table-cell>
          <table:table-cell table:style-name="ce102" office:value-type="float" office:value="0.344" calcext:value-type="float">
            <text:p/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512" calcext:value-type="float">
            <text:p>1</text:p>
          </table:table-cell>
          <table:table-cell table:style-name="ce102" office:value-type="float" office:value="0.5" calcext:value-type="float">
            <text:p>1</text:p>
          </table:table-cell>
          <table:table-cell table:style-name="ce102" office:value-type="float" office:value="0.503" calcext:value-type="float">
            <text:p>1</text:p>
          </table:table-cell>
          <table:table-cell table:style-name="ce102" office:value-type="float" office:value="0.603" calcext:value-type="float">
            <text:p>1</text:p>
          </table:table-cell>
          <table:table-cell table:style-name="ce102" office:value-type="float" office:value="0.632" calcext:value-type="float">
            <text:p>1</text:p>
          </table:table-cell>
          <table:table-cell table:style-name="ce102" office:value-type="float" office:value="0.721" calcext:value-type="float">
            <text:p>1</text:p>
          </table:table-cell>
          <table:table-cell table:style-name="ce102" office:value-type="float" office:value="0.468" calcext:value-type="float">
            <text:p/>
          </table:table-cell>
          <table:table-cell table:style-name="ce102" office:value-type="float" office:value="0.638" calcext:value-type="float">
            <text:p>1</text:p>
          </table:table-cell>
          <table:table-cell table:style-name="ce102" office:value-type="float" office:value="0.544" calcext:value-type="float">
            <text:p>1</text:p>
          </table:table-cell>
          <table:table-cell table:style-name="ce102" office:value-type="float" office:value="0.606" calcext:value-type="float">
            <text:p>1</text:p>
          </table:table-cell>
          <table:table-cell table:style-name="ce102" office:value-type="float" office:value="0.797" calcext:value-type="float">
            <text:p>1</text:p>
          </table:table-cell>
          <table:table-cell table:style-name="ce102" office:value-type="float" office:value="0.623" calcext:value-type="float">
            <text:p>1</text:p>
          </table:table-cell>
          <table:table-cell table:style-name="ce102" office:value-type="float" office:value="0.629" calcext:value-type="float">
            <text:p>1</text:p>
          </table:table-cell>
          <table:table-cell table:style-name="ce102" office:value-type="float" office:value="0.818" calcext:value-type="float">
            <text:p>1</text:p>
          </table:table-cell>
          <table:table-cell table:style-name="ce105"/>
          <table:table-cell table:number-columns-repeated="933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2">
          <table:table-cell table:number-columns-repeated="2"/>
          <table:table-cell table:style-name="ce106"/>
          <table:table-cell table:number-columns-repeated="1021"/>
        </table:table-row>
        <table:table-row table:style-name="ro12" table:number-rows-repeated="3">
          <table:table-cell table:style-name="ce98"/>
          <table:table-cell/>
          <table:table-cell table:style-name="ce106"/>
          <table:table-cell table:number-columns-repeated="1021"/>
        </table:table-row>
        <table:table-row table:style-name="ro12" table:number-rows-repeated="106">
          <table:table-cell table:number-columns-repeated="2"/>
          <table:table-cell table:style-name="ce106"/>
          <table:table-cell table:number-columns-repeated="1021"/>
        </table:table-row>
        <table:table-row table:style-name="ro12" table:number-rows-repeated="19">
          <table:table-cell table:style-name="ce98"/>
          <table:table-cell table:number-columns-repeated="1023"/>
        </table:table-row>
        <table:table-row table:style-name="ro12" table:number-rows-repeated="39">
          <table:table-cell table:number-columns-repeated="1024"/>
        </table:table-row>
        <table:table-row table:style-name="ro12">
          <table:table-cell table:style-name="ce99"/>
          <table:table-cell table:number-columns-repeated="1023"/>
        </table:table-row>
        <table:table-row table:style-name="ro12" table:number-rows-repeated="104831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BITMAP.B3:BITMAP.CM9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BITMAP.B3"/>
          </calcext:conditional-format>
          <calcext:conditional-format calcext:target-range-address="BITMAP.B2:BITMAP.CM91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  <calcext:condition calcext:apply-style-name="Default" calcext:value="=0" calcext:base-cell-address="BITMAP.B2"/>
          </calcext:conditional-format>
        </calcext:conditional-formats>
      </table:table>
      <table:table table:name="leas" table:style-name="ta1">
        <table:table-column table:style-name="co18" table:default-cell-style-name="ce89"/>
        <table:table-column table:style-name="co19" table:number-columns-repeated="10" table:default-cell-style-name="ce92"/>
        <table:table-column table:style-name="co6" table:number-columns-repeated="1011" table:default-cell-style-name="ce89"/>
        <table:table-row table:style-name="ro15">
          <table:table-cell table:style-name="ce107"/>
          <table:table-cell table:style-name="ce108" table:number-matrix-columns-spanned="10" table:number-matrix-rows-spanned="1" table:formula="of:=TRANSPOSE([.A2:.A11])" office:value-type="string" office:string-value="SVM" calcext:value-type="string">
            <text:p>SVM</text:p>
          </table:table-cell>
          <table:table-cell table:style-name="ce108" office:value-type="string" office:string-value="NB" calcext:value-type="string">
            <text:p>NB</text:p>
          </table:table-cell>
          <table:table-cell table:style-name="ce108" office:value-type="string" office:string-value="C4.5w" calcext:value-type="string">
            <text:p>C4.5w</text:p>
          </table:table-cell>
          <table:table-cell table:style-name="ce108" office:value-type="string" office:string-value="BagNB" calcext:value-type="string">
            <text:p>BagNB</text:p>
          </table:table-cell>
          <table:table-cell table:style-name="ce108" office:value-type="string" office:string-value="RFw" calcext:value-type="string">
            <text:p>RFw</text:p>
          </table:table-cell>
          <table:table-cell table:style-name="ce108" office:value-type="string" office:string-value="RoF" calcext:value-type="string">
            <text:p>RoF</text:p>
          </table:table-cell>
          <table:table-cell table:style-name="ce108" office:value-type="string" office:string-value="5NN" calcext:value-type="string">
            <text:p>5NN</text:p>
          </table:table-cell>
          <table:table-cell table:style-name="ce108" office:value-type="string" office:string-value="5NNm" calcext:value-type="string">
            <text:p>5NNm</text:p>
          </table:table-cell>
          <table:table-cell table:style-name="ce108" office:value-type="string" office:string-value="5NNp" calcext:value-type="string">
            <text:p>5NNp</text:p>
          </table:table-cell>
          <table:table-cell table:style-name="ce108" office:value-type="string" office:string-value="5NNmp" calcext:value-type="string">
            <text:p>5NNmp</text:p>
          </table:table-cell>
          <table:table-cell table:number-columns-repeated="1011"/>
        </table:table-row>
        <table:table-row table:style-name="ro10">
          <table:table-cell table:style-name="ce88" office:value-type="string" calcext:value-type="string">
            <text:p>SVM</text:p>
          </table:table-cell>
          <table:table-cell table:style-name="ce109" office:value-type="string" calcext:value-type="string">
            <text:p>-</text:p>
          </table:table-cell>
          <table:table-cell table:style-name="ce110" table:formula="of:=100-[.Q2]" office:value-type="float" office:value="53" calcext:value-type="float">
            <text:p>53</text:p>
          </table:table-cell>
          <table:table-cell table:style-name="ce110" table:formula="of:=100-[.R2]" office:value-type="float" office:value="56" calcext:value-type="float">
            <text:p>56</text:p>
          </table:table-cell>
          <table:table-cell table:style-name="ce110" table:formula="of:=100-[.S2]" office:value-type="float" office:value="55" calcext:value-type="float">
            <text:p>55</text:p>
          </table:table-cell>
          <table:table-cell table:style-name="ce110" table:formula="of:=100-[.T2]" office:value-type="float" office:value="55" calcext:value-type="float">
            <text:p>55</text:p>
          </table:table-cell>
          <table:table-cell table:style-name="ce110" table:formula="of:=100-[.U2]" office:value-type="float" office:value="54" calcext:value-type="float">
            <text:p>54</text:p>
          </table:table-cell>
          <table:table-cell table:style-name="ce110" table:formula="of:=100-[.V2]" office:value-type="float" office:value="55" calcext:value-type="float">
            <text:p>55</text:p>
          </table:table-cell>
          <table:table-cell table:style-name="ce110" table:formula="of:=100-[.W2]" office:value-type="float" office:value="55" calcext:value-type="float">
            <text:p>55</text:p>
          </table:table-cell>
          <table:table-cell table:style-name="ce110" table:formula="of:=100-[.X2]" office:value-type="float" office:value="56" calcext:value-type="float">
            <text:p>56</text:p>
          </table:table-cell>
          <table:table-cell table:style-name="ce110" table:formula="of:=100-[.Y2]" office:value-type="float" office:value="56" calcext:value-type="float">
            <text:p>56</text:p>
          </table:table-cell>
          <table:table-cell table:style-name="ce111" table:number-columns-repeated="4"/>
          <table:table-cell table:style-name="ce112"/>
          <table:table-cell table:style-name="ce113" office:value-type="float" office:value="47" calcext:value-type="float">
            <text:p>47</text:p>
          </table:table-cell>
          <table:table-cell table:style-name="ce113" office:value-type="float" office:value="44" calcext:value-type="float">
            <text:p>44</text:p>
          </table:table-cell>
          <table:table-cell table:number-columns-repeated="2" table:style-name="ce113" office:value-type="float" office:value="45" calcext:value-type="float">
            <text:p>45</text:p>
          </table:table-cell>
          <table:table-cell table:style-name="ce113" office:value-type="float" office:value="46" calcext:value-type="float">
            <text:p>46</text:p>
          </table:table-cell>
          <table:table-cell table:number-columns-repeated="2" table:style-name="ce113" office:value-type="float" office:value="45" calcext:value-type="float">
            <text:p>45</text:p>
          </table:table-cell>
          <table:table-cell table:number-columns-repeated="2" table:style-name="ce113" office:value-type="float" office:value="44" calcext:value-type="float">
            <text:p>44</text:p>
          </table:table-cell>
          <table:table-cell table:style-name="ce111" table:number-columns-repeated="997"/>
        </table:table-row>
        <table:table-row table:style-name="ro10">
          <table:table-cell table:style-name="ce88" office:value-type="string" calcext:value-type="string">
            <text:p>NB</text:p>
          </table:table-cell>
          <table:table-cell table:style-name="ce110" table:formula="of:=100-[.P3]" office:value-type="float" office:value="53" calcext:value-type="float">
            <text:p>53</text:p>
          </table:table-cell>
          <table:table-cell table:style-name="ce109" office:value-type="string" calcext:value-type="string">
            <text:p>-</text:p>
          </table:table-cell>
          <table:table-cell table:style-name="ce110" table:formula="of:=100-[.R3]" office:value-type="float" office:value="36" calcext:value-type="float">
            <text:p>36</text:p>
          </table:table-cell>
          <table:table-cell table:style-name="ce110" table:formula="of:=100-[.S3]" office:value-type="float" office:value="24" calcext:value-type="float">
            <text:p>24</text:p>
          </table:table-cell>
          <table:table-cell table:style-name="ce110" table:formula="of:=100-[.T3]" office:value-type="float" office:value="36" calcext:value-type="float">
            <text:p>36</text:p>
          </table:table-cell>
          <table:table-cell table:style-name="ce110" table:formula="of:=100-[.U3]" office:value-type="float" office:value="37" calcext:value-type="float">
            <text:p>37</text:p>
          </table:table-cell>
          <table:table-cell table:style-name="ce110" table:formula="of:=100-[.V3]" office:value-type="float" office:value="38" calcext:value-type="float">
            <text:p>38</text:p>
          </table:table-cell>
          <table:table-cell table:style-name="ce110" table:formula="of:=100-[.W3]" office:value-type="float" office:value="37" calcext:value-type="float">
            <text:p>37</text:p>
          </table:table-cell>
          <table:table-cell table:style-name="ce110" table:formula="of:=100-[.X3]" office:value-type="float" office:value="41" calcext:value-type="float">
            <text:p>41</text:p>
          </table:table-cell>
          <table:table-cell table:style-name="ce110" table:formula="of:=100-[.Y3]" office:value-type="float" office:value="41" calcext:value-type="float">
            <text:p>41</text:p>
          </table:table-cell>
          <table:table-cell table:style-name="ce111" table:number-columns-repeated="4"/>
          <table:table-cell table:style-name="ce113" office:value-type="float" office:value="47" calcext:value-type="float">
            <text:p>47</text:p>
          </table:table-cell>
          <table:table-cell table:style-name="ce112"/>
          <table:table-cell table:style-name="ce113" office:value-type="float" office:value="64" calcext:value-type="float">
            <text:p>64</text:p>
          </table:table-cell>
          <table:table-cell table:style-name="ce113" office:value-type="float" office:value="76" calcext:value-type="float">
            <text:p>76</text:p>
          </table:table-cell>
          <table:table-cell table:style-name="ce113" office:value-type="float" office:value="64" calcext:value-type="float">
            <text:p>64</text:p>
          </table:table-cell>
          <table:table-cell table:style-name="ce113" office:value-type="float" office:value="63" calcext:value-type="float">
            <text:p>63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63" calcext:value-type="float">
            <text:p>63</text:p>
          </table:table-cell>
          <table:table-cell table:number-columns-repeated="2" table:style-name="ce113" office:value-type="float" office:value="59" calcext:value-type="float">
            <text:p>59</text:p>
          </table:table-cell>
          <table:table-cell table:style-name="ce111" table:number-columns-repeated="997"/>
        </table:table-row>
        <table:table-row table:style-name="ro10">
          <table:table-cell table:style-name="ce88" office:value-type="string" calcext:value-type="string">
            <text:p>C4.5w</text:p>
          </table:table-cell>
          <table:table-cell table:style-name="ce110" table:formula="of:=100-[.P4]" office:value-type="float" office:value="56" calcext:value-type="float">
            <text:p>56</text:p>
          </table:table-cell>
          <table:table-cell table:style-name="ce110" table:formula="of:=100-[.Q4]" office:value-type="float" office:value="36" calcext:value-type="float">
            <text:p>36</text:p>
          </table:table-cell>
          <table:table-cell table:style-name="ce109" office:value-type="string" calcext:value-type="string">
            <text:p>-</text:p>
          </table:table-cell>
          <table:table-cell table:style-name="ce110" table:formula="of:=100-[.S4]" office:value-type="float" office:value="33" calcext:value-type="float">
            <text:p>33</text:p>
          </table:table-cell>
          <table:table-cell table:style-name="ce110" table:formula="of:=100-[.T4]" office:value-type="float" office:value="30" calcext:value-type="float">
            <text:p>30</text:p>
          </table:table-cell>
          <table:table-cell table:style-name="ce110" table:formula="of:=100-[.U4]" office:value-type="float" office:value="33" calcext:value-type="float">
            <text:p>33</text:p>
          </table:table-cell>
          <table:table-cell table:style-name="ce110" table:formula="of:=100-[.V4]" office:value-type="float" office:value="36" calcext:value-type="float">
            <text:p>36</text:p>
          </table:table-cell>
          <table:table-cell table:style-name="ce110" table:formula="of:=100-[.W4]" office:value-type="float" office:value="35" calcext:value-type="float">
            <text:p>35</text:p>
          </table:table-cell>
          <table:table-cell table:style-name="ce110" table:formula="of:=100-[.X4]" office:value-type="float" office:value="37" calcext:value-type="float">
            <text:p>37</text:p>
          </table:table-cell>
          <table:table-cell table:style-name="ce110" table:formula="of:=100-[.Y4]" office:value-type="float" office:value="37" calcext:value-type="float">
            <text:p>37</text:p>
          </table:table-cell>
          <table:table-cell table:style-name="ce111" table:number-columns-repeated="4"/>
          <table:table-cell table:style-name="ce113" office:value-type="float" office:value="44" calcext:value-type="float">
            <text:p>44</text:p>
          </table:table-cell>
          <table:table-cell table:style-name="ce113" office:value-type="float" office:value="64" calcext:value-type="float">
            <text:p>64</text:p>
          </table:table-cell>
          <table:table-cell table:style-name="ce112"/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70" calcext:value-type="float">
            <text:p>70</text:p>
          </table:table-cell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64" calcext:value-type="float">
            <text:p>64</text:p>
          </table:table-cell>
          <table:table-cell table:style-name="ce113" office:value-type="float" office:value="65" calcext:value-type="float">
            <text:p>65</text:p>
          </table:table-cell>
          <table:table-cell table:number-columns-repeated="2" table:style-name="ce113" office:value-type="float" office:value="63" calcext:value-type="float">
            <text:p>63</text:p>
          </table:table-cell>
          <table:table-cell table:style-name="ce111" table:number-columns-repeated="997"/>
        </table:table-row>
        <table:table-row table:style-name="ro10">
          <table:table-cell table:style-name="ce88" office:value-type="string" calcext:value-type="string">
            <text:p>BagNB</text:p>
          </table:table-cell>
          <table:table-cell table:style-name="ce110" table:formula="of:=100-[.P5]" office:value-type="float" office:value="55" calcext:value-type="float">
            <text:p>55</text:p>
          </table:table-cell>
          <table:table-cell table:style-name="ce110" table:formula="of:=100-[.Q5]" office:value-type="float" office:value="24" calcext:value-type="float">
            <text:p>24</text:p>
          </table:table-cell>
          <table:table-cell table:style-name="ce110" table:formula="of:=100-[.R5]" office:value-type="float" office:value="33" calcext:value-type="float">
            <text:p>33</text:p>
          </table:table-cell>
          <table:table-cell table:style-name="ce109" office:value-type="string" calcext:value-type="string">
            <text:p>-</text:p>
          </table:table-cell>
          <table:table-cell table:style-name="ce110" table:formula="of:=100-[.T5]" office:value-type="float" office:value="30" calcext:value-type="float">
            <text:p>30</text:p>
          </table:table-cell>
          <table:table-cell table:style-name="ce110" table:formula="of:=100-[.U5]" office:value-type="float" office:value="33" calcext:value-type="float">
            <text:p>33</text:p>
          </table:table-cell>
          <table:table-cell table:style-name="ce110" table:formula="of:=100-[.V5]" office:value-type="float" office:value="34" calcext:value-type="float">
            <text:p>34</text:p>
          </table:table-cell>
          <table:table-cell table:style-name="ce110" table:formula="of:=100-[.W5]" office:value-type="float" office:value="33" calcext:value-type="float">
            <text:p>33</text:p>
          </table:table-cell>
          <table:table-cell table:style-name="ce110" table:formula="of:=100-[.X5]" office:value-type="float" office:value="38" calcext:value-type="float">
            <text:p>38</text:p>
          </table:table-cell>
          <table:table-cell table:style-name="ce110" table:formula="of:=100-[.Y5]" office:value-type="float" office:value="38" calcext:value-type="float">
            <text:p>38</text:p>
          </table:table-cell>
          <table:table-cell table:style-name="ce111" table:number-columns-repeated="4"/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76" calcext:value-type="float">
            <text:p>76</text:p>
          </table:table-cell>
          <table:table-cell table:style-name="ce113" office:value-type="float" office:value="67" calcext:value-type="float">
            <text:p>67</text:p>
          </table:table-cell>
          <table:table-cell table:style-name="ce112"/>
          <table:table-cell table:style-name="ce113" office:value-type="float" office:value="70" calcext:value-type="float">
            <text:p>70</text:p>
          </table:table-cell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66" calcext:value-type="float">
            <text:p>66</text:p>
          </table:table-cell>
          <table:table-cell table:style-name="ce113" office:value-type="float" office:value="67" calcext:value-type="float">
            <text:p>67</text:p>
          </table:table-cell>
          <table:table-cell table:number-columns-repeated="2" table:style-name="ce113" office:value-type="float" office:value="62" calcext:value-type="float">
            <text:p>62</text:p>
          </table:table-cell>
          <table:table-cell table:style-name="ce111" table:number-columns-repeated="997"/>
        </table:table-row>
        <table:table-row table:style-name="ro10">
          <table:table-cell table:style-name="ce88" office:value-type="string" calcext:value-type="string">
            <text:p>RFw</text:p>
          </table:table-cell>
          <table:table-cell table:style-name="ce110" table:formula="of:=100-[.P6]" office:value-type="float" office:value="55" calcext:value-type="float">
            <text:p>55</text:p>
          </table:table-cell>
          <table:table-cell table:style-name="ce110" table:formula="of:=100-[.Q6]" office:value-type="float" office:value="36" calcext:value-type="float">
            <text:p>36</text:p>
          </table:table-cell>
          <table:table-cell table:style-name="ce110" table:formula="of:=100-[.R6]" office:value-type="float" office:value="30" calcext:value-type="float">
            <text:p>30</text:p>
          </table:table-cell>
          <table:table-cell table:style-name="ce110" table:formula="of:=100-[.S6]" office:value-type="float" office:value="30" calcext:value-type="float">
            <text:p>30</text:p>
          </table:table-cell>
          <table:table-cell table:style-name="ce109" office:value-type="string" calcext:value-type="string">
            <text:p>-</text:p>
          </table:table-cell>
          <table:table-cell table:style-name="ce110" table:formula="of:=100-[.U6]" office:value-type="float" office:value="28" calcext:value-type="float">
            <text:p>28</text:p>
          </table:table-cell>
          <table:table-cell table:style-name="ce110" table:formula="of:=100-[.V6]" office:value-type="float" office:value="32" calcext:value-type="float">
            <text:p>32</text:p>
          </table:table-cell>
          <table:table-cell table:style-name="ce110" table:formula="of:=100-[.W6]" office:value-type="float" office:value="31" calcext:value-type="float">
            <text:p>31</text:p>
          </table:table-cell>
          <table:table-cell table:style-name="ce110" table:formula="of:=100-[.X6]" office:value-type="float" office:value="32" calcext:value-type="float">
            <text:p>32</text:p>
          </table:table-cell>
          <table:table-cell table:style-name="ce110" table:formula="of:=100-[.Y6]" office:value-type="float" office:value="32" calcext:value-type="float">
            <text:p>32</text:p>
          </table:table-cell>
          <table:table-cell table:style-name="ce111" table:number-columns-repeated="4"/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64" calcext:value-type="float">
            <text:p>64</text:p>
          </table:table-cell>
          <table:table-cell table:number-columns-repeated="2" table:style-name="ce113" office:value-type="float" office:value="70" calcext:value-type="float">
            <text:p>70</text:p>
          </table:table-cell>
          <table:table-cell table:style-name="ce112"/>
          <table:table-cell table:style-name="ce113" office:value-type="float" office:value="72" calcext:value-type="float">
            <text:p>72</text:p>
          </table:table-cell>
          <table:table-cell table:style-name="ce113" office:value-type="float" office:value="68" calcext:value-type="float">
            <text:p>68</text:p>
          </table:table-cell>
          <table:table-cell table:style-name="ce113" office:value-type="float" office:value="69" calcext:value-type="float">
            <text:p>69</text:p>
          </table:table-cell>
          <table:table-cell table:number-columns-repeated="2" table:style-name="ce113" office:value-type="float" office:value="68" calcext:value-type="float">
            <text:p>68</text:p>
          </table:table-cell>
          <table:table-cell table:style-name="ce111" table:number-columns-repeated="997"/>
        </table:table-row>
        <table:table-row table:style-name="ro10">
          <table:table-cell table:style-name="ce88" office:value-type="string" calcext:value-type="string">
            <text:p>RoF</text:p>
          </table:table-cell>
          <table:table-cell table:style-name="ce110" table:formula="of:=100-[.P7]" office:value-type="float" office:value="54" calcext:value-type="float">
            <text:p>54</text:p>
          </table:table-cell>
          <table:table-cell table:style-name="ce110" table:formula="of:=100-[.Q7]" office:value-type="float" office:value="37" calcext:value-type="float">
            <text:p>37</text:p>
          </table:table-cell>
          <table:table-cell table:style-name="ce110" table:formula="of:=100-[.R7]" office:value-type="float" office:value="33" calcext:value-type="float">
            <text:p>33</text:p>
          </table:table-cell>
          <table:table-cell table:style-name="ce110" table:formula="of:=100-[.S7]" office:value-type="float" office:value="33" calcext:value-type="float">
            <text:p>33</text:p>
          </table:table-cell>
          <table:table-cell table:style-name="ce110" table:formula="of:=100-[.T7]" office:value-type="float" office:value="28" calcext:value-type="float">
            <text:p>28</text:p>
          </table:table-cell>
          <table:table-cell table:style-name="ce109" office:value-type="string" calcext:value-type="string">
            <text:p>-</text:p>
          </table:table-cell>
          <table:table-cell table:style-name="ce110" table:formula="of:=100-[.V7]" office:value-type="float" office:value="30" calcext:value-type="float">
            <text:p>30</text:p>
          </table:table-cell>
          <table:table-cell table:style-name="ce110" table:formula="of:=100-[.W7]" office:value-type="float" office:value="30" calcext:value-type="float">
            <text:p>30</text:p>
          </table:table-cell>
          <table:table-cell table:style-name="ce110" table:formula="of:=100-[.X7]" office:value-type="float" office:value="28" calcext:value-type="float">
            <text:p>28</text:p>
          </table:table-cell>
          <table:table-cell table:style-name="ce110" table:formula="of:=100-[.Y7]" office:value-type="float" office:value="28" calcext:value-type="float">
            <text:p>28</text:p>
          </table:table-cell>
          <table:table-cell table:style-name="ce111" table:number-columns-repeated="4"/>
          <table:table-cell table:style-name="ce113" office:value-type="float" office:value="46" calcext:value-type="float">
            <text:p>46</text:p>
          </table:table-cell>
          <table:table-cell table:style-name="ce113" office:value-type="float" office:value="63" calcext:value-type="float">
            <text:p>63</text:p>
          </table:table-cell>
          <table:table-cell table:number-columns-repeated="2" table:style-name="ce113" office:value-type="float" office:value="67" calcext:value-type="float">
            <text:p>67</text:p>
          </table:table-cell>
          <table:table-cell table:style-name="ce113" office:value-type="float" office:value="72" calcext:value-type="float">
            <text:p>72</text:p>
          </table:table-cell>
          <table:table-cell table:style-name="ce112"/>
          <table:table-cell table:number-columns-repeated="2" table:style-name="ce113" office:value-type="float" office:value="70" calcext:value-type="float">
            <text:p>70</text:p>
          </table:table-cell>
          <table:table-cell table:number-columns-repeated="2" table:style-name="ce113" office:value-type="float" office:value="72" calcext:value-type="float">
            <text:p>72</text:p>
          </table:table-cell>
          <table:table-cell table:style-name="ce111" table:number-columns-repeated="997"/>
        </table:table-row>
        <table:table-row table:style-name="ro10">
          <table:table-cell table:style-name="ce88" office:value-type="string" calcext:value-type="string">
            <text:p>5NN</text:p>
          </table:table-cell>
          <table:table-cell table:style-name="ce110" table:formula="of:=100-[.P8]" office:value-type="float" office:value="55" calcext:value-type="float">
            <text:p>55</text:p>
          </table:table-cell>
          <table:table-cell table:style-name="ce110" table:formula="of:=100-[.Q8]" office:value-type="float" office:value="38" calcext:value-type="float">
            <text:p>38</text:p>
          </table:table-cell>
          <table:table-cell table:style-name="ce110" table:formula="of:=100-[.R8]" office:value-type="float" office:value="36" calcext:value-type="float">
            <text:p>36</text:p>
          </table:table-cell>
          <table:table-cell table:style-name="ce110" table:formula="of:=100-[.S8]" office:value-type="float" office:value="34" calcext:value-type="float">
            <text:p>34</text:p>
          </table:table-cell>
          <table:table-cell table:style-name="ce110" table:formula="of:=100-[.T8]" office:value-type="float" office:value="32" calcext:value-type="float">
            <text:p>32</text:p>
          </table:table-cell>
          <table:table-cell table:style-name="ce110" table:formula="of:=100-[.U8]" office:value-type="float" office:value="30" calcext:value-type="float">
            <text:p>30</text:p>
          </table:table-cell>
          <table:table-cell table:style-name="ce109" office:value-type="string" calcext:value-type="string">
            <text:p>-</text:p>
          </table:table-cell>
          <table:table-cell table:style-name="ce110" table:formula="of:=100-[.W8]" office:value-type="float" office:value="13" calcext:value-type="float">
            <text:p>13</text:p>
          </table:table-cell>
          <table:table-cell table:style-name="ce110" table:formula="of:=100-[.X8]" office:value-type="float" office:value="29" calcext:value-type="float">
            <text:p>29</text:p>
          </table:table-cell>
          <table:table-cell table:style-name="ce110" table:formula="of:=100-[.Y8]" office:value-type="float" office:value="29" calcext:value-type="float">
            <text:p>29</text:p>
          </table:table-cell>
          <table:table-cell table:style-name="ce111" table:number-columns-repeated="4"/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64" calcext:value-type="float">
            <text:p>64</text:p>
          </table:table-cell>
          <table:table-cell table:style-name="ce113" office:value-type="float" office:value="66" calcext:value-type="float">
            <text:p>66</text:p>
          </table:table-cell>
          <table:table-cell table:style-name="ce113" office:value-type="float" office:value="68" calcext:value-type="float">
            <text:p>68</text:p>
          </table:table-cell>
          <table:table-cell table:style-name="ce113" office:value-type="float" office:value="70" calcext:value-type="float">
            <text:p>70</text:p>
          </table:table-cell>
          <table:table-cell table:style-name="ce112"/>
          <table:table-cell table:style-name="ce113" office:value-type="float" office:value="87" calcext:value-type="float">
            <text:p>87</text:p>
          </table:table-cell>
          <table:table-cell table:number-columns-repeated="2" table:style-name="ce113" office:value-type="float" office:value="71" calcext:value-type="float">
            <text:p>71</text:p>
          </table:table-cell>
          <table:table-cell table:style-name="ce111" table:number-columns-repeated="997"/>
        </table:table-row>
        <table:table-row table:style-name="ro10">
          <table:table-cell table:style-name="ce88" office:value-type="string" calcext:value-type="string">
            <text:p>5NNm</text:p>
          </table:table-cell>
          <table:table-cell table:style-name="ce110" table:formula="of:=100-[.P9]" office:value-type="float" office:value="55" calcext:value-type="float">
            <text:p>55</text:p>
          </table:table-cell>
          <table:table-cell table:style-name="ce110" table:formula="of:=100-[.Q9]" office:value-type="float" office:value="37" calcext:value-type="float">
            <text:p>37</text:p>
          </table:table-cell>
          <table:table-cell table:style-name="ce110" table:formula="of:=100-[.R9]" office:value-type="float" office:value="35" calcext:value-type="float">
            <text:p>35</text:p>
          </table:table-cell>
          <table:table-cell table:style-name="ce110" table:formula="of:=100-[.S9]" office:value-type="float" office:value="33" calcext:value-type="float">
            <text:p>33</text:p>
          </table:table-cell>
          <table:table-cell table:style-name="ce110" table:formula="of:=100-[.T9]" office:value-type="float" office:value="31" calcext:value-type="float">
            <text:p>31</text:p>
          </table:table-cell>
          <table:table-cell table:style-name="ce110" table:formula="of:=100-[.U9]" office:value-type="float" office:value="30" calcext:value-type="float">
            <text:p>30</text:p>
          </table:table-cell>
          <table:table-cell table:style-name="ce110" table:formula="of:=100-[.V9]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110" table:formula="of:=100-[.X9]" office:value-type="float" office:value="30" calcext:value-type="float">
            <text:p>30</text:p>
          </table:table-cell>
          <table:table-cell table:style-name="ce110" table:formula="of:=100-[.Y9]" office:value-type="float" office:value="30" calcext:value-type="float">
            <text:p>30</text:p>
          </table:table-cell>
          <table:table-cell table:style-name="ce111" table:number-columns-repeated="4"/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63" calcext:value-type="float">
            <text:p>63</text:p>
          </table:table-cell>
          <table:table-cell table:style-name="ce113" office:value-type="float" office:value="65" calcext:value-type="float">
            <text:p>65</text:p>
          </table:table-cell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69" calcext:value-type="float">
            <text:p>69</text:p>
          </table:table-cell>
          <table:table-cell table:style-name="ce113" office:value-type="float" office:value="70" calcext:value-type="float">
            <text:p>70</text:p>
          </table:table-cell>
          <table:table-cell table:style-name="ce113" office:value-type="float" office:value="87" calcext:value-type="float">
            <text:p>87</text:p>
          </table:table-cell>
          <table:table-cell table:style-name="ce112"/>
          <table:table-cell table:number-columns-repeated="2" table:style-name="ce113" office:value-type="float" office:value="70" calcext:value-type="float">
            <text:p>70</text:p>
          </table:table-cell>
          <table:table-cell table:style-name="ce111" table:number-columns-repeated="997"/>
        </table:table-row>
        <table:table-row table:style-name="ro10">
          <table:table-cell table:style-name="ce88" office:value-type="string" calcext:value-type="string">
            <text:p>5NNp</text:p>
          </table:table-cell>
          <table:table-cell table:style-name="ce110" table:formula="of:=100-[.P10]" office:value-type="float" office:value="56" calcext:value-type="float">
            <text:p>56</text:p>
          </table:table-cell>
          <table:table-cell table:style-name="ce110" table:formula="of:=100-[.Q10]" office:value-type="float" office:value="41" calcext:value-type="float">
            <text:p>41</text:p>
          </table:table-cell>
          <table:table-cell table:style-name="ce110" table:formula="of:=100-[.R10]" office:value-type="float" office:value="37" calcext:value-type="float">
            <text:p>37</text:p>
          </table:table-cell>
          <table:table-cell table:style-name="ce110" table:formula="of:=100-[.S10]" office:value-type="float" office:value="38" calcext:value-type="float">
            <text:p>38</text:p>
          </table:table-cell>
          <table:table-cell table:style-name="ce110" table:formula="of:=100-[.T10]" office:value-type="float" office:value="32" calcext:value-type="float">
            <text:p>32</text:p>
          </table:table-cell>
          <table:table-cell table:style-name="ce110" table:formula="of:=100-[.U10]" office:value-type="float" office:value="28" calcext:value-type="float">
            <text:p>28</text:p>
          </table:table-cell>
          <table:table-cell table:style-name="ce110" table:formula="of:=100-[.V10]" office:value-type="float" office:value="29" calcext:value-type="float">
            <text:p>29</text:p>
          </table:table-cell>
          <table:table-cell table:style-name="ce110" table:formula="of:=100-[.W10]" office:value-type="float" office:value="30" calcext:value-type="float">
            <text:p>30</text:p>
          </table:table-cell>
          <table:table-cell table:style-name="ce109" office:value-type="string" calcext:value-type="string">
            <text:p>-</text:p>
          </table:table-cell>
          <table:table-cell table:style-name="ce110" table:formula="of:=100-[.Y10]" office:value-type="float" office:value="0" calcext:value-type="float">
            <text:p>0</text:p>
          </table:table-cell>
          <table:table-cell table:style-name="ce111" table:number-columns-repeated="4"/>
          <table:table-cell table:style-name="ce113" office:value-type="float" office:value="44" calcext:value-type="float">
            <text:p>44</text:p>
          </table:table-cell>
          <table:table-cell table:style-name="ce113" office:value-type="float" office:value="59" calcext:value-type="float">
            <text:p>59</text:p>
          </table:table-cell>
          <table:table-cell table:style-name="ce113" office:value-type="float" office:value="63" calcext:value-type="float">
            <text:p>63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68" calcext:value-type="float">
            <text:p>68</text:p>
          </table:table-cell>
          <table:table-cell table:style-name="ce113" office:value-type="float" office:value="72" calcext:value-type="float">
            <text:p>72</text:p>
          </table:table-cell>
          <table:table-cell table:style-name="ce113" office:value-type="float" office:value="71" calcext:value-type="float">
            <text:p>71</text:p>
          </table:table-cell>
          <table:table-cell table:style-name="ce113" office:value-type="float" office:value="70" calcext:value-type="float">
            <text:p>70</text:p>
          </table:table-cell>
          <table:table-cell table:style-name="ce112"/>
          <table:table-cell table:style-name="ce113" office:value-type="float" office:value="100" calcext:value-type="float">
            <text:p>100</text:p>
          </table:table-cell>
          <table:table-cell table:style-name="ce111" table:number-columns-repeated="997"/>
        </table:table-row>
        <table:table-row table:style-name="ro16">
          <table:table-cell table:style-name="ce88" office:value-type="string" calcext:value-type="string">
            <text:p>5NNmp</text:p>
          </table:table-cell>
          <table:table-cell table:style-name="ce110" table:formula="of:=100-[.P11]" office:value-type="float" office:value="56" calcext:value-type="float">
            <text:p>56</text:p>
          </table:table-cell>
          <table:table-cell table:style-name="ce110" table:formula="of:=100-[.Q11]" office:value-type="float" office:value="41" calcext:value-type="float">
            <text:p>41</text:p>
          </table:table-cell>
          <table:table-cell table:style-name="ce110" table:formula="of:=100-[.R11]" office:value-type="float" office:value="37" calcext:value-type="float">
            <text:p>37</text:p>
          </table:table-cell>
          <table:table-cell table:style-name="ce110" table:formula="of:=100-[.S11]" office:value-type="float" office:value="38" calcext:value-type="float">
            <text:p>38</text:p>
          </table:table-cell>
          <table:table-cell table:style-name="ce110" table:formula="of:=100-[.T11]" office:value-type="float" office:value="32" calcext:value-type="float">
            <text:p>32</text:p>
          </table:table-cell>
          <table:table-cell table:style-name="ce110" table:formula="of:=100-[.U11]" office:value-type="float" office:value="28" calcext:value-type="float">
            <text:p>28</text:p>
          </table:table-cell>
          <table:table-cell table:style-name="ce110" table:formula="of:=100-[.V11]" office:value-type="float" office:value="29" calcext:value-type="float">
            <text:p>29</text:p>
          </table:table-cell>
          <table:table-cell table:style-name="ce110" table:formula="of:=100-[.W11]" office:value-type="float" office:value="30" calcext:value-type="float">
            <text:p>30</text:p>
          </table:table-cell>
          <table:table-cell table:style-name="ce110" table:formula="of:=100-[.X11]" office:value-type="float" office:value="0" calcext:value-type="float">
            <text:p>0</text:p>
          </table:table-cell>
          <table:table-cell table:style-name="ce109" office:value-type="string" calcext:value-type="string">
            <text:p>-</text:p>
          </table:table-cell>
          <table:table-cell table:style-name="ce111" table:number-columns-repeated="4"/>
          <table:table-cell table:style-name="ce113" office:value-type="float" office:value="44" calcext:value-type="float">
            <text:p>44</text:p>
          </table:table-cell>
          <table:table-cell table:style-name="ce113" office:value-type="float" office:value="59" calcext:value-type="float">
            <text:p>59</text:p>
          </table:table-cell>
          <table:table-cell table:style-name="ce113" office:value-type="float" office:value="63" calcext:value-type="float">
            <text:p>63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68" calcext:value-type="float">
            <text:p>68</text:p>
          </table:table-cell>
          <table:table-cell table:style-name="ce113" office:value-type="float" office:value="72" calcext:value-type="float">
            <text:p>72</text:p>
          </table:table-cell>
          <table:table-cell table:style-name="ce113" office:value-type="float" office:value="71" calcext:value-type="float">
            <text:p>71</text:p>
          </table:table-cell>
          <table:table-cell table:style-name="ce113" office:value-type="float" office:value="70" calcext:value-type="float">
            <text:p>70</text:p>
          </table:table-cell>
          <table:table-cell table:style-name="ce113" office:value-type="float" office:value="100" calcext:value-type="float">
            <text:p>100</text:p>
          </table:table-cell>
          <table:table-cell table:style-name="ce112"/>
          <table:table-cell table:style-name="ce111" table:number-columns-repeated="997"/>
        </table:table-row>
        <table:table-row table:style-name="ro12" table:number-rows-repeated="1048564">
          <table:table-cell table:number-columns-repeated="1022"/>
        </table:table-row>
        <table:table-row table:style-name="ro12">
          <table:table-cell table:number-columns-repeated="1022"/>
        </table:table-row>
        <calcext:conditional-formats>
          <calcext:conditional-format calcext:target-range-address="leas.B2:leas.K11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leas.B2"/>
          </calcext:conditional-format>
        </calcext:conditional-formats>
      </table:table>
      <table:table table:name="datasets" table:style-name="ta1">
        <table:table-column table:style-name="co23" table:default-cell-style-name="ce114"/>
        <table:table-column table:style-name="co24" table:number-columns-repeated="26" table:default-cell-style-name="ce122"/>
        <table:table-column table:style-name="co6" table:number-columns-repeated="4" table:default-cell-style-name="ce122"/>
        <table:table-column table:style-name="co6" table:default-cell-style-name="ce124"/>
        <table:table-column table:style-name="co6" table:number-columns-repeated="990" table:default-cell-style-name="ce122"/>
        <table:table-row table:style-name="ro17" table:visibility="collapse">
          <table:table-cell/>
          <table:table-cell table:style-name="ce117" table:number-matrix-columns-spanned="25" table:number-matrix-rows-spanned="1" table:formula="of:=TRANSPOSE([.A4:.A28])" office:value-type="string" office:string-value="parkinsons" calcext:value-type="string">
            <text:p>parkinsons</text:p>
          </table:table-cell>
          <table:table-cell table:style-name="ce117" office:value-type="string" office:string-value="banknote-authentication" calcext:value-type="string">
            <text:p>banknote-authentication</text:p>
          </table:table-cell>
          <table:table-cell table:style-name="ce117" office:value-type="string" office:string-value="banana" calcext:value-type="string">
            <text:p>banana</text:p>
          </table:table-cell>
          <table:table-cell table:style-name="ce117" office:value-type="string" office:string-value="eeg-eye-state" calcext:value-type="string">
            <text:p>eeg-eye-state</text:p>
          </table:table-cell>
          <table:table-cell table:style-name="ce117" office:value-type="string" office:string-value="glass" calcext:value-type="string">
            <text:p>glass</text:p>
          </table:table-cell>
          <table:table-cell table:style-name="ce117" office:value-type="string" office:string-value="statlog-image-segmentation" calcext:value-type="string">
            <text:p>statlog-image-segmentation</text:p>
          </table:table-cell>
          <table:table-cell table:style-name="ce117" office:value-type="string" office:string-value="monks3" calcext:value-type="string">
            <text:p>monks3</text:p>
          </table:table-cell>
          <table:table-cell table:style-name="ce117" office:value-type="string" office:string-value="texture" calcext:value-type="string">
            <text:p>texture</text:p>
          </table:table-cell>
          <table:table-cell table:style-name="ce117" office:value-type="string" office:string-value="monks1" calcext:value-type="string">
            <text:p>monks1</text:p>
          </table:table-cell>
          <table:table-cell table:style-name="ce117" office:value-type="string" office:string-value="user-knowledge" calcext:value-type="string">
            <text:p>user-knowledge</text:p>
          </table:table-cell>
          <table:table-cell table:style-name="ce117" office:value-type="string" office:string-value="thyroid-hypothyroid" calcext:value-type="string">
            <text:p>thyroid-hypothyroid</text:p>
          </table:table-cell>
          <table:table-cell table:style-name="ce117" office:value-type="string" office:string-value="wholesale-channel" calcext:value-type="string">
            <text:p>wholesale-channel</text:p>
          </table:table-cell>
          <table:table-cell table:style-name="ce117" office:value-type="string" office:string-value="pendigits" calcext:value-type="string">
            <text:p>pendigits</text:p>
          </table:table-cell>
          <table:table-cell table:style-name="ce117" office:value-type="string" office:string-value="spect-heart" calcext:value-type="string">
            <text:p>spect-heart</text:p>
          </table:table-cell>
          <table:table-cell table:style-name="ce117" office:value-type="string" office:string-value="ecoli" calcext:value-type="string">
            <text:p>ecoli</text:p>
          </table:table-cell>
          <table:table-cell table:style-name="ce117" office:value-type="string" office:string-value="statlog-heart" calcext:value-type="string">
            <text:p>statlog-heart</text:p>
          </table:table-cell>
          <table:table-cell table:style-name="ce117" office:value-type="string" office:string-value="phoneme" calcext:value-type="string">
            <text:p>phoneme</text:p>
          </table:table-cell>
          <table:table-cell table:style-name="ce117" office:value-type="string" office:string-value="indian-liver-patient" calcext:value-type="string">
            <text:p>indian-liver-patient</text:p>
          </table:table-cell>
          <table:table-cell table:style-name="ce117" office:value-type="string" office:string-value="saheart" calcext:value-type="string">
            <text:p>saheart</text:p>
          </table:table-cell>
          <table:table-cell table:style-name="ce117" office:value-type="string" office:string-value="hepatitis" calcext:value-type="string">
            <text:p>hepatitis</text:p>
          </table:table-cell>
          <table:table-cell table:style-name="ce117" office:value-type="string" office:string-value="wine" calcext:value-type="string">
            <text:p>wine</text:p>
          </table:table-cell>
          <table:table-cell table:style-name="ce117" office:value-type="string" office:string-value="nursery" calcext:value-type="string">
            <text:p>nursery</text:p>
          </table:table-cell>
          <table:table-cell table:style-name="ce117" office:value-type="string" office:string-value="waveform-v2" calcext:value-type="string">
            <text:p>waveform-v2</text:p>
          </table:table-cell>
          <table:table-cell office:value-type="string" office:string-value="pima-indians-diabetes" calcext:value-type="string">
            <text:p>pima-indians-diabetes</text:p>
          </table:table-cell>
          <table:table-cell office:value-type="string" office:string-value="climate-simulation-craches" calcext:value-type="string">
            <text:p>climate-simulation-craches</text:p>
          </table:table-cell>
          <table:table-cell office:value-type="string" calcext:value-type="string">
            <text:p>#N/A</text:p>
          </table:table-cell>
          <table:table-cell table:number-columns-repeated="995"/>
        </table:table-row>
        <table:table-row table:style-name="ro18">
          <table:table-cell table:style-name="ce115" office:value-type="string" calcext:value-type="string">
            <text:p><text:s/></text:p>
          </table:table-cell>
          <table:table-cell table:style-name="ce118" table:number-matrix-columns-spanned="26" table:number-matrix-rows-spanned="1" table:formula="of:=TRANSPOSE([.A4:.A29])" office:value-type="string" office:string-value="parkinsons" calcext:value-type="string">
            <text:p>parkinsons</text:p>
          </table:table-cell>
          <table:table-cell table:style-name="ce118" office:value-type="string" office:string-value="banknote-authentication" calcext:value-type="string">
            <text:p>banknote-authentication</text:p>
          </table:table-cell>
          <table:table-cell table:style-name="ce118" office:value-type="string" office:string-value="banana" calcext:value-type="string">
            <text:p>banana</text:p>
          </table:table-cell>
          <table:table-cell table:style-name="ce118" office:value-type="string" office:string-value="eeg-eye-state" calcext:value-type="string">
            <text:p>eeg-eye-state</text:p>
          </table:table-cell>
          <table:table-cell table:style-name="ce118" office:value-type="string" office:string-value="glass" calcext:value-type="string">
            <text:p>glass</text:p>
          </table:table-cell>
          <table:table-cell table:style-name="ce118" office:value-type="string" office:string-value="statlog-image-segmentation" calcext:value-type="string">
            <text:p>statlog-image-segmentation</text:p>
          </table:table-cell>
          <table:table-cell table:style-name="ce118" office:value-type="string" office:string-value="monks3" calcext:value-type="string">
            <text:p>monks3</text:p>
          </table:table-cell>
          <table:table-cell table:style-name="ce118" office:value-type="string" office:string-value="texture" calcext:value-type="string">
            <text:p>texture</text:p>
          </table:table-cell>
          <table:table-cell table:style-name="ce118" office:value-type="string" office:string-value="monks1" calcext:value-type="string">
            <text:p>monks1</text:p>
          </table:table-cell>
          <table:table-cell table:style-name="ce118" office:value-type="string" office:string-value="user-knowledge" calcext:value-type="string">
            <text:p>user-knowledge</text:p>
          </table:table-cell>
          <table:table-cell table:style-name="ce118" office:value-type="string" office:string-value="thyroid-hypothyroid" calcext:value-type="string">
            <text:p>thyroid-hypothyroid</text:p>
          </table:table-cell>
          <table:table-cell table:style-name="ce118" office:value-type="string" office:string-value="wholesale-channel" calcext:value-type="string">
            <text:p>wholesale-channel</text:p>
          </table:table-cell>
          <table:table-cell table:style-name="ce118" office:value-type="string" office:string-value="pendigits" calcext:value-type="string">
            <text:p>pendigits</text:p>
          </table:table-cell>
          <table:table-cell table:style-name="ce118" office:value-type="string" office:string-value="spect-heart" calcext:value-type="string">
            <text:p>spect-heart</text:p>
          </table:table-cell>
          <table:table-cell table:style-name="ce118" office:value-type="string" office:string-value="ecoli" calcext:value-type="string">
            <text:p>ecoli</text:p>
          </table:table-cell>
          <table:table-cell table:style-name="ce118" office:value-type="string" office:string-value="statlog-heart" calcext:value-type="string">
            <text:p>statlog-heart</text:p>
          </table:table-cell>
          <table:table-cell table:style-name="ce118" office:value-type="string" office:string-value="phoneme" calcext:value-type="string">
            <text:p>phoneme</text:p>
          </table:table-cell>
          <table:table-cell table:style-name="ce118" office:value-type="string" office:string-value="indian-liver-patient" calcext:value-type="string">
            <text:p>indian-liver-patient</text:p>
          </table:table-cell>
          <table:table-cell table:style-name="ce118" office:value-type="string" office:string-value="saheart" calcext:value-type="string">
            <text:p>saheart</text:p>
          </table:table-cell>
          <table:table-cell table:style-name="ce118" office:value-type="string" office:string-value="hepatitis" calcext:value-type="string">
            <text:p>hepatitis</text:p>
          </table:table-cell>
          <table:table-cell table:style-name="ce118" office:value-type="string" office:string-value="wine" calcext:value-type="string">
            <text:p>wine</text:p>
          </table:table-cell>
          <table:table-cell table:style-name="ce118" office:value-type="string" office:string-value="nursery" calcext:value-type="string">
            <text:p>nursery</text:p>
          </table:table-cell>
          <table:table-cell table:style-name="ce118" office:value-type="string" office:string-value="waveform-v2" calcext:value-type="string">
            <text:p>waveform-v2</text:p>
          </table:table-cell>
          <table:table-cell table:style-name="ce123" office:value-type="string" office:string-value="pima-indians-diabetes" calcext:value-type="string">
            <text:p>pima-indians-diabetes</text:p>
          </table:table-cell>
          <table:table-cell table:style-name="ce123" office:value-type="string" office:string-value="climate-simulation-craches" calcext:value-type="string">
            <text:p>climate-simulation-craches</text:p>
          </table:table-cell>
          <table:table-cell table:style-name="ce123" office:value-type="string" office:string-value="wine-quality-red" calcext:value-type="string">
            <text:p>wine-quality-red</text:p>
          </table:table-cell>
          <table:table-cell table:style-name="ce115" table:number-columns-repeated="4"/>
          <table:table-cell table:style-name="ce125"/>
          <table:table-cell table:style-name="ce115" table:number-columns-repeated="990"/>
        </table:table-row>
        <table:table-row table:style-name="ro19">
          <table:table-cell/>
          <table:table-cell table:style-name="ce119"/>
          <table:table-cell table:style-name="ce117" table:number-columns-repeated="22"/>
          <table:table-cell table:number-columns-repeated="998"/>
        </table:table-row>
        <table:table-row table:style-name="ro20">
          <table:table-cell table:style-name="ce116" office:value-type="string" calcext:value-type="string">
            <text:p>parkinsons</text:p>
          </table:table-cell>
          <table:table-cell table:style-name="ce120"/>
          <table:table-cell table:style-name="ce121" office:value-type="float" office:value="0.841" calcext:value-type="float">
            <text:p>0,84</text:p>
          </table:table-cell>
          <table:table-cell table:style-name="ce121" office:value-type="float" office:value="0.874" calcext:value-type="float">
            <text:p>0,87</text:p>
          </table:table-cell>
          <table:table-cell table:style-name="ce121" office:value-type="float" office:value="0.879" calcext:value-type="float">
            <text:p>0,88</text:p>
          </table:table-cell>
          <table:table-cell table:number-columns-repeated="2" table:style-name="ce121" office:value-type="float" office:value="0.356" calcext:value-type="float">
            <text:p>0,36</text:p>
          </table:table-cell>
          <table:table-cell table:style-name="ce121" office:value-type="float" office:value="-0.494" calcext:value-type="float">
            <text:p>-0,49</text:p>
          </table:table-cell>
          <table:table-cell table:style-name="ce121" office:value-type="float" office:value="0.784" calcext:value-type="float">
            <text:p>0,78</text:p>
          </table:table-cell>
          <table:table-cell table:style-name="ce121" office:value-type="float" office:value="-0.203" calcext:value-type="float">
            <text:p>-0,20</text:p>
          </table:table-cell>
          <table:table-cell table:style-name="ce121" office:value-type="float" office:value="-0.312" calcext:value-type="float">
            <text:p>-0,31</text:p>
          </table:table-cell>
          <table:table-cell table:style-name="ce121" office:value-type="float" office:value="-0.621" calcext:value-type="float">
            <text:p>-0,62</text:p>
          </table:table-cell>
          <table:table-cell table:style-name="ce121" office:value-type="float" office:value="-0.503" calcext:value-type="float">
            <text:p>-0,50</text:p>
          </table:table-cell>
          <table:table-cell table:style-name="ce121" office:value-type="float" office:value="0.647" calcext:value-type="float">
            <text:p>0,65</text:p>
          </table:table-cell>
          <table:table-cell table:style-name="ce121" office:value-type="float" office:value="-0.576" calcext:value-type="float">
            <text:p>-0,58</text:p>
          </table:table-cell>
          <table:table-cell table:style-name="ce121" office:value-type="float" office:value="0.221" calcext:value-type="float">
            <text:p>0,22</text:p>
          </table:table-cell>
          <table:table-cell table:style-name="ce121" office:value-type="float" office:value="-0.282" calcext:value-type="float">
            <text:p>-0,28</text:p>
          </table:table-cell>
          <table:table-cell table:style-name="ce121" office:value-type="float" office:value="0.459" calcext:value-type="float">
            <text:p>0,46</text:p>
          </table:table-cell>
          <table:table-cell table:style-name="ce121" office:value-type="float" office:value="-0.691" calcext:value-type="float">
            <text:p>-0,69</text:p>
          </table:table-cell>
          <table:table-cell table:style-name="ce121" office:value-type="float" office:value="-0.388" calcext:value-type="float">
            <text:p>-0,39</text:p>
          </table:table-cell>
          <table:table-cell table:style-name="ce121" office:value-type="float" office:value="-0.265" calcext:value-type="float">
            <text:p>-0,27</text:p>
          </table:table-cell>
          <table:table-cell table:style-name="ce121" office:value-type="float" office:value="-0.059" calcext:value-type="float">
            <text:p>-0,06</text:p>
          </table:table-cell>
          <table:table-cell table:style-name="ce121" office:value-type="float" office:value="-0.559" calcext:value-type="float">
            <text:p>-0,56</text:p>
          </table:table-cell>
          <table:table-cell table:style-name="ce121" office:value-type="float" office:value="-0.285" calcext:value-type="float">
            <text:p>-0,29</text:p>
          </table:table-cell>
          <table:table-cell table:style-name="ce121" office:value-type="float" office:value="-0.324" calcext:value-type="float">
            <text:p>-0,32</text:p>
          </table:table-cell>
          <table:table-cell table:style-name="ce121" office:value-type="float" office:value="-0.412" calcext:value-type="float">
            <text:p>-0,41</text:p>
          </table:table-cell>
          <table:table-cell table:style-name="ce121" office:value-type="float" office:value="-0.344" calcext:value-type="float">
            <text:p>-0,34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banknote-authentication</text:p>
          </table:table-cell>
          <table:table-cell table:style-name="ce121" office:value-type="float" office:value="0.841" calcext:value-type="float">
            <text:p>0,84</text:p>
          </table:table-cell>
          <table:table-cell table:style-name="ce120"/>
          <table:table-cell table:style-name="ce121" office:value-type="float" office:value="0.95" calcext:value-type="float">
            <text:p>0,95</text:p>
          </table:table-cell>
          <table:table-cell table:style-name="ce121" office:value-type="float" office:value="0.756" calcext:value-type="float">
            <text:p>0,76</text:p>
          </table:table-cell>
          <table:table-cell table:style-name="ce121" office:value-type="float" office:value="0.115" calcext:value-type="float">
            <text:p>0,12</text:p>
          </table:table-cell>
          <table:table-cell table:style-name="ce121" office:value-type="float" office:value="0.079" calcext:value-type="float">
            <text:p>0,08</text:p>
          </table:table-cell>
          <table:table-cell table:style-name="ce121" office:value-type="float" office:value="-0.612" calcext:value-type="float">
            <text:p>-0,61</text:p>
          </table:table-cell>
          <table:table-cell table:style-name="ce121" office:value-type="float" office:value="0.726" calcext:value-type="float">
            <text:p>0,73</text:p>
          </table:table-cell>
          <table:table-cell table:style-name="ce121" office:value-type="float" office:value="-0.226" calcext:value-type="float">
            <text:p>-0,23</text:p>
          </table:table-cell>
          <table:table-cell table:style-name="ce121" office:value-type="float" office:value="-0.347" calcext:value-type="float">
            <text:p>-0,35</text:p>
          </table:table-cell>
          <table:table-cell table:style-name="ce121" office:value-type="float" office:value="-0.732" calcext:value-type="float">
            <text:p>-0,73</text:p>
          </table:table-cell>
          <table:table-cell table:style-name="ce121" office:value-type="float" office:value="-0.712" calcext:value-type="float">
            <text:p>-0,71</text:p>
          </table:table-cell>
          <table:table-cell table:style-name="ce121" office:value-type="float" office:value="0.706" calcext:value-type="float">
            <text:p>0,71</text:p>
          </table:table-cell>
          <table:table-cell table:style-name="ce121" office:value-type="float" office:value="-0.456" calcext:value-type="float">
            <text:p>-0,46</text:p>
          </table:table-cell>
          <table:table-cell table:style-name="ce121" office:value-type="float" office:value="0.288" calcext:value-type="float">
            <text:p>0,29</text:p>
          </table:table-cell>
          <table:table-cell table:style-name="ce121" office:value-type="float" office:value="-0.156" calcext:value-type="float">
            <text:p>-0,16</text:p>
          </table:table-cell>
          <table:table-cell table:style-name="ce121" office:value-type="float" office:value="0.55" calcext:value-type="float">
            <text:p>0,55</text:p>
          </table:table-cell>
          <table:table-cell table:style-name="ce121" office:value-type="float" office:value="-0.574" calcext:value-type="float">
            <text:p>-0,57</text:p>
          </table:table-cell>
          <table:table-cell table:style-name="ce121" office:value-type="float" office:value="-0.206" calcext:value-type="float">
            <text:p>-0,21</text:p>
          </table:table-cell>
          <table:table-cell table:style-name="ce121" office:value-type="float" office:value="-0.159" calcext:value-type="float">
            <text:p>-0,16</text:p>
          </table:table-cell>
          <table:table-cell table:style-name="ce121" office:value-type="float" office:value="0.032" calcext:value-type="float">
            <text:p>0,03</text:p>
          </table:table-cell>
          <table:table-cell table:style-name="ce121" office:value-type="float" office:value="-0.415" calcext:value-type="float">
            <text:p>-0,42</text:p>
          </table:table-cell>
          <table:table-cell table:style-name="ce121" office:value-type="float" office:value="-0.126" calcext:value-type="float">
            <text:p>-0,13</text:p>
          </table:table-cell>
          <table:table-cell table:style-name="ce121" office:value-type="float" office:value="-0.121" calcext:value-type="float">
            <text:p>-0,12</text:p>
          </table:table-cell>
          <table:table-cell table:style-name="ce121" office:value-type="float" office:value="-0.25" calcext:value-type="float">
            <text:p>-0,25</text:p>
          </table:table-cell>
          <table:table-cell table:style-name="ce121" office:value-type="float" office:value="-0.244" calcext:value-type="float">
            <text:p>-0,24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banana</text:p>
          </table:table-cell>
          <table:table-cell table:style-name="ce121" office:value-type="float" office:value="0.874" calcext:value-type="float">
            <text:p>0,87</text:p>
          </table:table-cell>
          <table:table-cell table:style-name="ce121" office:value-type="float" office:value="0.95" calcext:value-type="float">
            <text:p>0,95</text:p>
          </table:table-cell>
          <table:table-cell table:style-name="ce120"/>
          <table:table-cell table:style-name="ce121" office:value-type="float" office:value="0.791" calcext:value-type="float">
            <text:p>0,79</text:p>
          </table:table-cell>
          <table:table-cell table:style-name="ce121" office:value-type="float" office:value="0.171" calcext:value-type="float">
            <text:p>0,17</text:p>
          </table:table-cell>
          <table:table-cell table:style-name="ce121" office:value-type="float" office:value="0.118" calcext:value-type="float">
            <text:p>0,12</text:p>
          </table:table-cell>
          <table:table-cell table:style-name="ce121" office:value-type="float" office:value="-0.582" calcext:value-type="float">
            <text:p>-0,58</text:p>
          </table:table-cell>
          <table:table-cell table:style-name="ce121" office:value-type="float" office:value="0.752" calcext:value-type="float">
            <text:p>0,75</text:p>
          </table:table-cell>
          <table:table-cell table:style-name="ce121" office:value-type="float" office:value="-0.215" calcext:value-type="float">
            <text:p>-0,22</text:p>
          </table:table-cell>
          <table:table-cell table:style-name="ce121" office:value-type="float" office:value="-0.326" calcext:value-type="float">
            <text:p>-0,33</text:p>
          </table:table-cell>
          <table:table-cell table:style-name="ce121" office:value-type="float" office:value="-0.694" calcext:value-type="float">
            <text:p>-0,69</text:p>
          </table:table-cell>
          <table:table-cell table:style-name="ce121" office:value-type="float" office:value="-0.668" calcext:value-type="float">
            <text:p>-0,67</text:p>
          </table:table-cell>
          <table:table-cell table:style-name="ce121" office:value-type="float" office:value="0.744" calcext:value-type="float">
            <text:p>0,74</text:p>
          </table:table-cell>
          <table:table-cell table:style-name="ce121" office:value-type="float" office:value="-0.488" calcext:value-type="float">
            <text:p>-0,49</text:p>
          </table:table-cell>
          <table:table-cell table:style-name="ce121" office:value-type="float" office:value="0.297" calcext:value-type="float">
            <text:p>0,30</text:p>
          </table:table-cell>
          <table:table-cell table:style-name="ce121" office:value-type="float" office:value="-0.156" calcext:value-type="float">
            <text:p>-0,16</text:p>
          </table:table-cell>
          <table:table-cell table:style-name="ce121" office:value-type="float" office:value="0.562" calcext:value-type="float">
            <text:p>0,56</text:p>
          </table:table-cell>
          <table:table-cell table:style-name="ce121" office:value-type="float" office:value="-0.574" calcext:value-type="float">
            <text:p>-0,57</text:p>
          </table:table-cell>
          <table:table-cell table:style-name="ce121" office:value-type="float" office:value="-0.25" calcext:value-type="float">
            <text:p>-0,25</text:p>
          </table:table-cell>
          <table:table-cell table:style-name="ce121" office:value-type="float" office:value="-0.168" calcext:value-type="float">
            <text:p>-0,17</text:p>
          </table:table-cell>
          <table:table-cell table:style-name="ce121" office:value-type="float" office:value="0.056" calcext:value-type="float">
            <text:p>0,06</text:p>
          </table:table-cell>
          <table:table-cell table:style-name="ce121" office:value-type="float" office:value="-0.421" calcext:value-type="float">
            <text:p>-0,42</text:p>
          </table:table-cell>
          <table:table-cell table:style-name="ce121" office:value-type="float" office:value="-0.129" calcext:value-type="float">
            <text:p>-0,13</text:p>
          </table:table-cell>
          <table:table-cell table:style-name="ce121" office:value-type="float" office:value="-0.135" calcext:value-type="float">
            <text:p>-0,14</text:p>
          </table:table-cell>
          <table:table-cell table:style-name="ce121" office:value-type="float" office:value="-0.268" calcext:value-type="float">
            <text:p>-0,27</text:p>
          </table:table-cell>
          <table:table-cell table:style-name="ce121" office:value-type="float" office:value="-0.218" calcext:value-type="float">
            <text:p>-0,22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eeg-eye-state</text:p>
          </table:table-cell>
          <table:table-cell table:style-name="ce121" office:value-type="float" office:value="0.879" calcext:value-type="float">
            <text:p>0,88</text:p>
          </table:table-cell>
          <table:table-cell table:style-name="ce121" office:value-type="float" office:value="0.756" calcext:value-type="float">
            <text:p>0,76</text:p>
          </table:table-cell>
          <table:table-cell table:style-name="ce121" office:value-type="float" office:value="0.791" calcext:value-type="float">
            <text:p>0,79</text:p>
          </table:table-cell>
          <table:table-cell table:style-name="ce120"/>
          <table:table-cell table:style-name="ce121" office:value-type="float" office:value="0.556" calcext:value-type="float">
            <text:p>0,56</text:p>
          </table:table-cell>
          <table:table-cell table:style-name="ce121" office:value-type="float" office:value="0.453" calcext:value-type="float">
            <text:p>0,45</text:p>
          </table:table-cell>
          <table:table-cell table:style-name="ce121" office:value-type="float" office:value="-0.374" calcext:value-type="float">
            <text:p>-0,37</text:p>
          </table:table-cell>
          <table:table-cell table:style-name="ce121" office:value-type="float" office:value="0.808" calcext:value-type="float">
            <text:p>0,81</text:p>
          </table:table-cell>
          <table:table-cell table:style-name="ce121" office:value-type="float" office:value="-0.026" calcext:value-type="float">
            <text:p>-0,03</text:p>
          </table:table-cell>
          <table:table-cell table:style-name="ce121" office:value-type="float" office:value="-0.124" calcext:value-type="float">
            <text:p>-0,12</text:p>
          </table:table-cell>
          <table:table-cell table:style-name="ce121" office:value-type="float" office:value="-0.462" calcext:value-type="float">
            <text:p>-0,46</text:p>
          </table:table-cell>
          <table:table-cell table:style-name="ce121" office:value-type="float" office:value="-0.429" calcext:value-type="float">
            <text:p>-0,43</text:p>
          </table:table-cell>
          <table:table-cell table:style-name="ce121" office:value-type="float" office:value="0.659" calcext:value-type="float">
            <text:p>0,66</text:p>
          </table:table-cell>
          <table:table-cell table:style-name="ce121" office:value-type="float" office:value="-0.529" calcext:value-type="float">
            <text:p>-0,53</text:p>
          </table:table-cell>
          <table:table-cell table:style-name="ce121" office:value-type="float" office:value="0.121" calcext:value-type="float">
            <text:p>0,12</text:p>
          </table:table-cell>
          <table:table-cell table:style-name="ce121" office:value-type="float" office:value="-0.303" calcext:value-type="float">
            <text:p>-0,30</text:p>
          </table:table-cell>
          <table:table-cell table:style-name="ce121" office:value-type="float" office:value="0.421" calcext:value-type="float">
            <text:p>0,42</text:p>
          </table:table-cell>
          <table:table-cell table:style-name="ce121" office:value-type="float" office:value="-0.541" calcext:value-type="float">
            <text:p>-0,54</text:p>
          </table:table-cell>
          <table:table-cell table:style-name="ce121" office:value-type="float" office:value="-0.294" calcext:value-type="float">
            <text:p>-0,29</text:p>
          </table:table-cell>
          <table:table-cell table:style-name="ce121" office:value-type="float" office:value="-0.241" calcext:value-type="float">
            <text:p>-0,24</text:p>
          </table:table-cell>
          <table:table-cell table:style-name="ce121" office:value-type="float" office:value="-0.112" calcext:value-type="float">
            <text:p>-0,11</text:p>
          </table:table-cell>
          <table:table-cell table:style-name="ce121" office:value-type="float" office:value="-0.488" calcext:value-type="float">
            <text:p>-0,49</text:p>
          </table:table-cell>
          <table:table-cell table:style-name="ce121" office:value-type="float" office:value="-0.244" calcext:value-type="float">
            <text:p>-0,24</text:p>
          </table:table-cell>
          <table:table-cell table:style-name="ce121" office:value-type="float" office:value="-0.165" calcext:value-type="float">
            <text:p>-0,17</text:p>
          </table:table-cell>
          <table:table-cell table:style-name="ce121" office:value-type="float" office:value="-0.268" calcext:value-type="float">
            <text:p>-0,27</text:p>
          </table:table-cell>
          <table:table-cell table:style-name="ce121" office:value-type="float" office:value="-0.159" calcext:value-type="float">
            <text:p>-0,16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glass</text:p>
          </table:table-cell>
          <table:table-cell table:style-name="ce121" office:value-type="float" office:value="0.356" calcext:value-type="float">
            <text:p>0,36</text:p>
          </table:table-cell>
          <table:table-cell table:style-name="ce121" office:value-type="float" office:value="0.115" calcext:value-type="float">
            <text:p>0,12</text:p>
          </table:table-cell>
          <table:table-cell table:style-name="ce121" office:value-type="float" office:value="0.171" calcext:value-type="float">
            <text:p>0,17</text:p>
          </table:table-cell>
          <table:table-cell table:style-name="ce121" office:value-type="float" office:value="0.556" calcext:value-type="float">
            <text:p>0,56</text:p>
          </table:table-cell>
          <table:table-cell table:style-name="ce120"/>
          <table:table-cell table:style-name="ce121" office:value-type="float" office:value="0.921" calcext:value-type="float">
            <text:p>0,92</text:p>
          </table:table-cell>
          <table:table-cell table:style-name="ce121" office:value-type="float" office:value="0.444" calcext:value-type="float">
            <text:p>0,44</text:p>
          </table:table-cell>
          <table:table-cell table:style-name="ce121" office:value-type="float" office:value="0.311" calcext:value-type="float">
            <text:p>0,31</text:p>
          </table:table-cell>
          <table:table-cell table:style-name="ce121" office:value-type="float" office:value="0.594" calcext:value-type="float">
            <text:p>0,59</text:p>
          </table:table-cell>
          <table:table-cell table:style-name="ce121" office:value-type="float" office:value="0.574" calcext:value-type="float">
            <text:p>0,57</text:p>
          </table:table-cell>
          <table:table-cell table:style-name="ce121" office:value-type="float" office:value="0.315" calcext:value-type="float">
            <text:p>0,32</text:p>
          </table:table-cell>
          <table:table-cell table:style-name="ce121" office:value-type="float" office:value="0.241" calcext:value-type="float">
            <text:p>0,24</text:p>
          </table:table-cell>
          <table:table-cell table:style-name="ce121" office:value-type="float" office:value="0.25" calcext:value-type="float">
            <text:p>0,25</text:p>
          </table:table-cell>
          <table:table-cell table:style-name="ce121" office:value-type="float" office:value="-0.515" calcext:value-type="float">
            <text:p>-0,52</text:p>
          </table:table-cell>
          <table:table-cell table:style-name="ce121" office:value-type="float" office:value="-0.403" calcext:value-type="float">
            <text:p>-0,40</text:p>
          </table:table-cell>
          <table:table-cell table:style-name="ce121" office:value-type="float" office:value="-0.594" calcext:value-type="float">
            <text:p>-0,59</text:p>
          </table:table-cell>
          <table:table-cell table:style-name="ce121" office:value-type="float" office:value="-0.147" calcext:value-type="float">
            <text:p>-0,15</text:p>
          </table:table-cell>
          <table:table-cell table:style-name="ce121" office:value-type="float" office:value="-0.041" calcext:value-type="float">
            <text:p>-0,04</text:p>
          </table:table-cell>
          <table:table-cell table:style-name="ce121" office:value-type="float" office:value="-0.456" calcext:value-type="float">
            <text:p>-0,46</text:p>
          </table:table-cell>
          <table:table-cell table:style-name="ce121" office:value-type="float" office:value="-0.341" calcext:value-type="float">
            <text:p>-0,34</text:p>
          </table:table-cell>
          <table:table-cell table:style-name="ce121" office:value-type="float" office:value="-0.212" calcext:value-type="float">
            <text:p>-0,21</text:p>
          </table:table-cell>
          <table:table-cell table:style-name="ce121" office:value-type="float" office:value="-0.135" calcext:value-type="float">
            <text:p>-0,14</text:p>
          </table:table-cell>
          <table:table-cell table:style-name="ce121" office:value-type="float" office:value="-0.391" calcext:value-type="float">
            <text:p>-0,39</text:p>
          </table:table-cell>
          <table:table-cell table:style-name="ce121" office:value-type="float" office:value="-0.235" calcext:value-type="float">
            <text:p>-0,24</text:p>
          </table:table-cell>
          <table:table-cell table:style-name="ce121" office:value-type="float" office:value="-0.224" calcext:value-type="float">
            <text:p>-0,22</text:p>
          </table:table-cell>
          <table:table-cell table:style-name="ce121" office:value-type="float" office:value="-0.065" calcext:value-type="float">
            <text:p>-0,07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statlog-image-segmentation</text:p>
          </table:table-cell>
          <table:table-cell table:style-name="ce121" office:value-type="float" office:value="0.356" calcext:value-type="float">
            <text:p>0,36</text:p>
          </table:table-cell>
          <table:table-cell table:style-name="ce121" office:value-type="float" office:value="0.079" calcext:value-type="float">
            <text:p>0,08</text:p>
          </table:table-cell>
          <table:table-cell table:style-name="ce121" office:value-type="float" office:value="0.118" calcext:value-type="float">
            <text:p>0,12</text:p>
          </table:table-cell>
          <table:table-cell table:style-name="ce121" office:value-type="float" office:value="0.453" calcext:value-type="float">
            <text:p>0,45</text:p>
          </table:table-cell>
          <table:table-cell table:style-name="ce121" office:value-type="float" office:value="0.921" calcext:value-type="float">
            <text:p>0,92</text:p>
          </table:table-cell>
          <table:table-cell table:style-name="ce120"/>
          <table:table-cell table:style-name="ce121" office:value-type="float" office:value="0.553" calcext:value-type="float">
            <text:p>0,55</text:p>
          </table:table-cell>
          <table:table-cell table:style-name="ce121" office:value-type="float" office:value="0.278" calcext:value-type="float">
            <text:p>0,28</text:p>
          </table:table-cell>
          <table:table-cell table:style-name="ce121" office:value-type="float" office:value="0.656" calcext:value-type="float">
            <text:p>0,66</text:p>
          </table:table-cell>
          <table:table-cell table:style-name="ce121" office:value-type="float" office:value="0.629" calcext:value-type="float">
            <text:p>0,63</text:p>
          </table:table-cell>
          <table:table-cell table:style-name="ce121" office:value-type="float" office:value="0.341" calcext:value-type="float">
            <text:p>0,34</text:p>
          </table:table-cell>
          <table:table-cell table:style-name="ce121" office:value-type="float" office:value="0.306" calcext:value-type="float">
            <text:p>0,31</text:p>
          </table:table-cell>
          <table:table-cell table:style-name="ce121" office:value-type="float" office:value="0.191" calcext:value-type="float">
            <text:p>0,19</text:p>
          </table:table-cell>
          <table:table-cell table:style-name="ce121" office:value-type="float" office:value="-0.471" calcext:value-type="float">
            <text:p>-0,47</text:p>
          </table:table-cell>
          <table:table-cell table:style-name="ce121" office:value-type="float" office:value="-0.418" calcext:value-type="float">
            <text:p>-0,42</text:p>
          </table:table-cell>
          <table:table-cell table:style-name="ce121" office:value-type="float" office:value="-0.568" calcext:value-type="float">
            <text:p>-0,57</text:p>
          </table:table-cell>
          <table:table-cell table:style-name="ce121" office:value-type="float" office:value="-0.206" calcext:value-type="float">
            <text:p>-0,21</text:p>
          </table:table-cell>
          <table:table-cell table:style-name="ce121" office:value-type="float" office:value="0" calcext:value-type="float">
            <text:p>0,00</text:p>
          </table:table-cell>
          <table:table-cell table:style-name="ce121" office:value-type="float" office:value="-0.471" calcext:value-type="float">
            <text:p>-0,47</text:p>
          </table:table-cell>
          <table:table-cell table:style-name="ce121" office:value-type="float" office:value="-0.391" calcext:value-type="float">
            <text:p>-0,39</text:p>
          </table:table-cell>
          <table:table-cell table:style-name="ce121" office:value-type="float" office:value="-0.194" calcext:value-type="float">
            <text:p>-0,19</text:p>
          </table:table-cell>
          <table:table-cell table:style-name="ce121" office:value-type="float" office:value="-0.056" calcext:value-type="float">
            <text:p>-0,06</text:p>
          </table:table-cell>
          <table:table-cell table:style-name="ce121" office:value-type="float" office:value="-0.409" calcext:value-type="float">
            <text:p>-0,41</text:p>
          </table:table-cell>
          <table:table-cell table:style-name="ce121" office:value-type="float" office:value="-0.268" calcext:value-type="float">
            <text:p>-0,27</text:p>
          </table:table-cell>
          <table:table-cell table:style-name="ce121" office:value-type="float" office:value="-0.221" calcext:value-type="float">
            <text:p>-0,22</text:p>
          </table:table-cell>
          <table:table-cell table:style-name="ce121" office:value-type="float" office:value="-0.076" calcext:value-type="float">
            <text:p>-0,08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monks3</text:p>
          </table:table-cell>
          <table:table-cell table:style-name="ce121" office:value-type="float" office:value="-0.494" calcext:value-type="float">
            <text:p>-0,49</text:p>
          </table:table-cell>
          <table:table-cell table:style-name="ce121" office:value-type="float" office:value="-0.612" calcext:value-type="float">
            <text:p>-0,61</text:p>
          </table:table-cell>
          <table:table-cell table:style-name="ce121" office:value-type="float" office:value="-0.582" calcext:value-type="float">
            <text:p>-0,58</text:p>
          </table:table-cell>
          <table:table-cell table:style-name="ce121" office:value-type="float" office:value="-0.374" calcext:value-type="float">
            <text:p>-0,37</text:p>
          </table:table-cell>
          <table:table-cell table:style-name="ce121" office:value-type="float" office:value="0.444" calcext:value-type="float">
            <text:p>0,44</text:p>
          </table:table-cell>
          <table:table-cell table:style-name="ce121" office:value-type="float" office:value="0.553" calcext:value-type="float">
            <text:p>0,55</text:p>
          </table:table-cell>
          <table:table-cell table:style-name="ce120"/>
          <table:table-cell table:style-name="ce121" office:value-type="float" office:value="-0.478" calcext:value-type="float">
            <text:p>-0,48</text:p>
          </table:table-cell>
          <table:table-cell table:style-name="ce121" office:value-type="float" office:value="0.853" calcext:value-type="float">
            <text:p>0,85</text:p>
          </table:table-cell>
          <table:table-cell table:style-name="ce121" office:value-type="float" office:value="0.876" calcext:value-type="float">
            <text:p>0,88</text:p>
          </table:table-cell>
          <table:table-cell table:style-name="ce121" office:value-type="float" office:value="0.871" calcext:value-type="float">
            <text:p>0,87</text:p>
          </table:table-cell>
          <table:table-cell table:style-name="ce121" office:value-type="float" office:value="0.788" calcext:value-type="float">
            <text:p>0,79</text:p>
          </table:table-cell>
          <table:table-cell table:style-name="ce121" office:value-type="float" office:value="-0.388" calcext:value-type="float">
            <text:p>-0,39</text:p>
          </table:table-cell>
          <table:table-cell table:style-name="ce121" office:value-type="float" office:value="0.135" calcext:value-type="float">
            <text:p>0,14</text:p>
          </table:table-cell>
          <table:table-cell table:style-name="ce121" office:value-type="float" office:value="-0.347" calcext:value-type="float">
            <text:p>-0,35</text:p>
          </table:table-cell>
          <table:table-cell table:style-name="ce121" office:value-type="float" office:value="-0.15" calcext:value-type="float">
            <text:p>-0,15</text:p>
          </table:table-cell>
          <table:table-cell table:style-name="ce121" office:value-type="float" office:value="-0.382" calcext:value-type="float">
            <text:p>-0,38</text:p>
          </table:table-cell>
          <table:table-cell table:style-name="ce121" office:value-type="float" office:value="0.65" calcext:value-type="float">
            <text:p>0,65</text:p>
          </table:table-cell>
          <table:table-cell table:style-name="ce121" office:value-type="float" office:value="-0.003" calcext:value-type="float">
            <text:p>0,00</text:p>
          </table:table-cell>
          <table:table-cell table:style-name="ce121" office:value-type="float" office:value="-0.074" calcext:value-type="float">
            <text:p>-0,07</text:p>
          </table:table-cell>
          <table:table-cell table:style-name="ce121" office:value-type="float" office:value="-0.041" calcext:value-type="float">
            <text:p>-0,04</text:p>
          </table:table-cell>
          <table:table-cell table:style-name="ce121" office:value-type="float" office:value="0.556" calcext:value-type="float">
            <text:p>0,56</text:p>
          </table:table-cell>
          <table:table-cell table:style-name="ce121" office:value-type="float" office:value="-0.003" calcext:value-type="float">
            <text:p>0,00</text:p>
          </table:table-cell>
          <table:table-cell table:style-name="ce121" office:value-type="float" office:value="0.147" calcext:value-type="float">
            <text:p>0,15</text:p>
          </table:table-cell>
          <table:table-cell table:style-name="ce121" office:value-type="float" office:value="0.256" calcext:value-type="float">
            <text:p>0,26</text:p>
          </table:table-cell>
          <table:table-cell table:style-name="ce121" office:value-type="float" office:value="0.379" calcext:value-type="float">
            <text:p>0,38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texture</text:p>
          </table:table-cell>
          <table:table-cell table:style-name="ce121" office:value-type="float" office:value="0.784" calcext:value-type="float">
            <text:p>0,78</text:p>
          </table:table-cell>
          <table:table-cell table:style-name="ce121" office:value-type="float" office:value="0.726" calcext:value-type="float">
            <text:p>0,73</text:p>
          </table:table-cell>
          <table:table-cell table:style-name="ce121" office:value-type="float" office:value="0.752" calcext:value-type="float">
            <text:p>0,75</text:p>
          </table:table-cell>
          <table:table-cell table:style-name="ce121" office:value-type="float" office:value="0.808" calcext:value-type="float">
            <text:p>0,81</text:p>
          </table:table-cell>
          <table:table-cell table:style-name="ce121" office:value-type="float" office:value="0.311" calcext:value-type="float">
            <text:p>0,31</text:p>
          </table:table-cell>
          <table:table-cell table:style-name="ce121" office:value-type="float" office:value="0.278" calcext:value-type="float">
            <text:p>0,28</text:p>
          </table:table-cell>
          <table:table-cell table:style-name="ce121" office:value-type="float" office:value="-0.478" calcext:value-type="float">
            <text:p>-0,48</text:p>
          </table:table-cell>
          <table:table-cell table:style-name="ce120"/>
          <table:table-cell table:style-name="ce121" office:value-type="float" office:value="-0.271" calcext:value-type="float">
            <text:p>-0,27</text:p>
          </table:table-cell>
          <table:table-cell table:style-name="ce121" office:value-type="float" office:value="-0.26" calcext:value-type="float">
            <text:p>-0,26</text:p>
          </table:table-cell>
          <table:table-cell table:style-name="ce121" office:value-type="float" office:value="-0.449" calcext:value-type="float">
            <text:p>-0,45</text:p>
          </table:table-cell>
          <table:table-cell table:style-name="ce121" office:value-type="float" office:value="-0.467" calcext:value-type="float">
            <text:p>-0,47</text:p>
          </table:table-cell>
          <table:table-cell table:style-name="ce121" office:value-type="float" office:value="0.92" calcext:value-type="float">
            <text:p>0,92</text:p>
          </table:table-cell>
          <table:table-cell table:style-name="ce121" office:value-type="float" office:value="-0.255" calcext:value-type="float">
            <text:p>-0,26</text:p>
          </table:table-cell>
          <table:table-cell table:style-name="ce121" office:value-type="float" office:value="0.255" calcext:value-type="float">
            <text:p>0,26</text:p>
          </table:table-cell>
          <table:table-cell table:style-name="ce121" office:value-type="float" office:value="0.022" calcext:value-type="float">
            <text:p>0,02</text:p>
          </table:table-cell>
          <table:table-cell table:style-name="ce121" office:value-type="float" office:value="0.446" calcext:value-type="float">
            <text:p>0,45</text:p>
          </table:table-cell>
          <table:table-cell table:style-name="ce121" office:value-type="float" office:value="-0.34" calcext:value-type="float">
            <text:p>-0,34</text:p>
          </table:table-cell>
          <table:table-cell table:style-name="ce121" office:value-type="float" office:value="-0.06" calcext:value-type="float">
            <text:p>-0,06</text:p>
          </table:table-cell>
          <table:table-cell table:style-name="ce121" office:value-type="float" office:value="0.146" calcext:value-type="float">
            <text:p>0,15</text:p>
          </table:table-cell>
          <table:table-cell table:style-name="ce121" office:value-type="float" office:value="0.346" calcext:value-type="float">
            <text:p>0,35</text:p>
          </table:table-cell>
          <table:table-cell table:style-name="ce121" office:value-type="float" office:value="-0.213" calcext:value-type="float">
            <text:p>-0,21</text:p>
          </table:table-cell>
          <table:table-cell table:style-name="ce121" office:value-type="float" office:value="0.069" calcext:value-type="float">
            <text:p>0,07</text:p>
          </table:table-cell>
          <table:table-cell table:style-name="ce121" office:value-type="float" office:value="-0.016" calcext:value-type="float">
            <text:p>-0,02</text:p>
          </table:table-cell>
          <table:table-cell table:style-name="ce121" office:value-type="float" office:value="-0.049" calcext:value-type="float">
            <text:p>-0,05</text:p>
          </table:table-cell>
          <table:table-cell table:style-name="ce121" office:value-type="float" office:value="-0.063" calcext:value-type="float">
            <text:p>-0,06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monks1</text:p>
          </table:table-cell>
          <table:table-cell table:style-name="ce121" office:value-type="float" office:value="-0.203" calcext:value-type="float">
            <text:p>-0,20</text:p>
          </table:table-cell>
          <table:table-cell table:style-name="ce121" office:value-type="float" office:value="-0.226" calcext:value-type="float">
            <text:p>-0,23</text:p>
          </table:table-cell>
          <table:table-cell table:style-name="ce121" office:value-type="float" office:value="-0.215" calcext:value-type="float">
            <text:p>-0,22</text:p>
          </table:table-cell>
          <table:table-cell table:style-name="ce121" office:value-type="float" office:value="-0.026" calcext:value-type="float">
            <text:p>-0,03</text:p>
          </table:table-cell>
          <table:table-cell table:style-name="ce121" office:value-type="float" office:value="0.594" calcext:value-type="float">
            <text:p>0,59</text:p>
          </table:table-cell>
          <table:table-cell table:style-name="ce121" office:value-type="float" office:value="0.656" calcext:value-type="float">
            <text:p>0,66</text:p>
          </table:table-cell>
          <table:table-cell table:style-name="ce121" office:value-type="float" office:value="0.853" calcext:value-type="float">
            <text:p>0,85</text:p>
          </table:table-cell>
          <table:table-cell table:style-name="ce121" office:value-type="float" office:value="-0.271" calcext:value-type="float">
            <text:p>-0,27</text:p>
          </table:table-cell>
          <table:table-cell table:style-name="ce120"/>
          <table:table-cell table:style-name="ce121" office:value-type="float" office:value="0.921" calcext:value-type="float">
            <text:p>0,92</text:p>
          </table:table-cell>
          <table:table-cell table:style-name="ce121" office:value-type="float" office:value="0.694" calcext:value-type="float">
            <text:p>0,69</text:p>
          </table:table-cell>
          <table:table-cell table:style-name="ce121" office:value-type="float" office:value="0.603" calcext:value-type="float">
            <text:p>0,60</text:p>
          </table:table-cell>
          <table:table-cell table:style-name="ce121" office:value-type="float" office:value="-0.2" calcext:value-type="float">
            <text:p>-0,20</text:p>
          </table:table-cell>
          <table:table-cell table:style-name="ce121" office:value-type="float" office:value="-0.074" calcext:value-type="float">
            <text:p>-0,07</text:p>
          </table:table-cell>
          <table:table-cell table:style-name="ce121" office:value-type="float" office:value="-0.253" calcext:value-type="float">
            <text:p>-0,25</text:p>
          </table:table-cell>
          <table:table-cell table:style-name="ce121" office:value-type="float" office:value="-0.256" calcext:value-type="float">
            <text:p>-0,26</text:p>
          </table:table-cell>
          <table:table-cell table:style-name="ce121" office:value-type="float" office:value="-0.115" calcext:value-type="float">
            <text:p>-0,12</text:p>
          </table:table-cell>
          <table:table-cell table:style-name="ce121" office:value-type="float" office:value="0.5" calcext:value-type="float">
            <text:p>0,50</text:p>
          </table:table-cell>
          <table:table-cell table:style-name="ce121" office:value-type="float" office:value="-0.071" calcext:value-type="float">
            <text:p>-0,07</text:p>
          </table:table-cell>
          <table:table-cell table:style-name="ce121" office:value-type="float" office:value="-0.165" calcext:value-type="float">
            <text:p>-0,17</text:p>
          </table:table-cell>
          <table:table-cell table:style-name="ce121" office:value-type="float" office:value="-0.118" calcext:value-type="float">
            <text:p>-0,12</text:p>
          </table:table-cell>
          <table:table-cell table:style-name="ce121" office:value-type="float" office:value="0.4" calcext:value-type="float">
            <text:p>0,40</text:p>
          </table:table-cell>
          <table:table-cell table:style-name="ce121" office:value-type="float" office:value="-0.103" calcext:value-type="float">
            <text:p>-0,10</text:p>
          </table:table-cell>
          <table:table-cell table:style-name="ce121" office:value-type="float" office:value="0.206" calcext:value-type="float">
            <text:p>0,21</text:p>
          </table:table-cell>
          <table:table-cell table:style-name="ce121" office:value-type="float" office:value="0.25" calcext:value-type="float">
            <text:p>0,25</text:p>
          </table:table-cell>
          <table:table-cell table:style-name="ce121" office:value-type="float" office:value="0.376" calcext:value-type="float">
            <text:p>0,38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user-knowledge</text:p>
          </table:table-cell>
          <table:table-cell table:style-name="ce121" office:value-type="float" office:value="-0.312" calcext:value-type="float">
            <text:p>-0,31</text:p>
          </table:table-cell>
          <table:table-cell table:style-name="ce121" office:value-type="float" office:value="-0.347" calcext:value-type="float">
            <text:p>-0,35</text:p>
          </table:table-cell>
          <table:table-cell table:style-name="ce121" office:value-type="float" office:value="-0.326" calcext:value-type="float">
            <text:p>-0,33</text:p>
          </table:table-cell>
          <table:table-cell table:style-name="ce121" office:value-type="float" office:value="-0.124" calcext:value-type="float">
            <text:p>-0,12</text:p>
          </table:table-cell>
          <table:table-cell table:style-name="ce121" office:value-type="float" office:value="0.574" calcext:value-type="float">
            <text:p>0,57</text:p>
          </table:table-cell>
          <table:table-cell table:style-name="ce121" office:value-type="float" office:value="0.629" calcext:value-type="float">
            <text:p>0,63</text:p>
          </table:table-cell>
          <table:table-cell table:style-name="ce121" office:value-type="float" office:value="0.876" calcext:value-type="float">
            <text:p>0,88</text:p>
          </table:table-cell>
          <table:table-cell table:style-name="ce121" office:value-type="float" office:value="-0.26" calcext:value-type="float">
            <text:p>-0,26</text:p>
          </table:table-cell>
          <table:table-cell table:style-name="ce121" office:value-type="float" office:value="0.921" calcext:value-type="float">
            <text:p>0,92</text:p>
          </table:table-cell>
          <table:table-cell table:style-name="ce120"/>
          <table:table-cell table:style-name="ce121" office:value-type="float" office:value="0.797" calcext:value-type="float">
            <text:p>0,80</text:p>
          </table:table-cell>
          <table:table-cell table:style-name="ce121" office:value-type="float" office:value="0.688" calcext:value-type="float">
            <text:p>0,69</text:p>
          </table:table-cell>
          <table:table-cell table:style-name="ce121" office:value-type="float" office:value="-0.15" calcext:value-type="float">
            <text:p>-0,15</text:p>
          </table:table-cell>
          <table:table-cell table:style-name="ce121" office:value-type="float" office:value="0.082" calcext:value-type="float">
            <text:p>0,08</text:p>
          </table:table-cell>
          <table:table-cell table:style-name="ce121" office:value-type="float" office:value="-0.268" calcext:value-type="float">
            <text:p>-0,27</text:p>
          </table:table-cell>
          <table:table-cell table:style-name="ce121" office:value-type="float" office:value="-0.118" calcext:value-type="float">
            <text:p>-0,12</text:p>
          </table:table-cell>
          <table:table-cell table:style-name="ce121" office:value-type="float" office:value="-0.162" calcext:value-type="float">
            <text:p>-0,16</text:p>
          </table:table-cell>
          <table:table-cell table:style-name="ce121" office:value-type="float" office:value="0.659" calcext:value-type="float">
            <text:p>0,66</text:p>
          </table:table-cell>
          <table:table-cell table:style-name="ce121" office:value-type="float" office:value="0.085" calcext:value-type="float">
            <text:p>0,09</text:p>
          </table:table-cell>
          <table:table-cell table:style-name="ce121" office:value-type="float" office:value="-0.038" calcext:value-type="float">
            <text:p>-0,04</text:p>
          </table:table-cell>
          <table:table-cell table:style-name="ce121" office:value-type="float" office:value="0.018" calcext:value-type="float">
            <text:p>0,02</text:p>
          </table:table-cell>
          <table:table-cell table:style-name="ce121" office:value-type="float" office:value="0.532" calcext:value-type="float">
            <text:p>0,53</text:p>
          </table:table-cell>
          <table:table-cell table:style-name="ce121" office:value-type="float" office:value="0.047" calcext:value-type="float">
            <text:p>0,05</text:p>
          </table:table-cell>
          <table:table-cell table:style-name="ce121" office:value-type="float" office:value="0.335" calcext:value-type="float">
            <text:p>0,34</text:p>
          </table:table-cell>
          <table:table-cell table:style-name="ce121" office:value-type="float" office:value="0.394" calcext:value-type="float">
            <text:p>0,39</text:p>
          </table:table-cell>
          <table:table-cell table:style-name="ce121" office:value-type="float" office:value="0.521" calcext:value-type="float">
            <text:p>0,52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thyroid-hypothyroid</text:p>
          </table:table-cell>
          <table:table-cell table:style-name="ce121" office:value-type="float" office:value="-0.621" calcext:value-type="float">
            <text:p>-0,62</text:p>
          </table:table-cell>
          <table:table-cell table:style-name="ce121" office:value-type="float" office:value="-0.732" calcext:value-type="float">
            <text:p>-0,73</text:p>
          </table:table-cell>
          <table:table-cell table:style-name="ce121" office:value-type="float" office:value="-0.694" calcext:value-type="float">
            <text:p>-0,69</text:p>
          </table:table-cell>
          <table:table-cell table:style-name="ce121" office:value-type="float" office:value="-0.462" calcext:value-type="float">
            <text:p>-0,46</text:p>
          </table:table-cell>
          <table:table-cell table:style-name="ce121" office:value-type="float" office:value="0.315" calcext:value-type="float">
            <text:p>0,32</text:p>
          </table:table-cell>
          <table:table-cell table:style-name="ce121" office:value-type="float" office:value="0.341" calcext:value-type="float">
            <text:p>0,34</text:p>
          </table:table-cell>
          <table:table-cell table:style-name="ce121" office:value-type="float" office:value="0.871" calcext:value-type="float">
            <text:p>0,87</text:p>
          </table:table-cell>
          <table:table-cell table:style-name="ce121" office:value-type="float" office:value="-0.449" calcext:value-type="float">
            <text:p>-0,45</text:p>
          </table:table-cell>
          <table:table-cell table:style-name="ce121" office:value-type="float" office:value="0.694" calcext:value-type="float">
            <text:p>0,69</text:p>
          </table:table-cell>
          <table:table-cell table:style-name="ce121" office:value-type="float" office:value="0.797" calcext:value-type="float">
            <text:p>0,80</text:p>
          </table:table-cell>
          <table:table-cell table:style-name="ce120"/>
          <table:table-cell table:style-name="ce121" office:value-type="float" office:value="0.932" calcext:value-type="float">
            <text:p>0,93</text:p>
          </table:table-cell>
          <table:table-cell table:style-name="ce121" office:value-type="float" office:value="-0.326" calcext:value-type="float">
            <text:p>-0,33</text:p>
          </table:table-cell>
          <table:table-cell table:style-name="ce121" office:value-type="float" office:value="0.438" calcext:value-type="float">
            <text:p>0,44</text:p>
          </table:table-cell>
          <table:table-cell table:style-name="ce121" office:value-type="float" office:value="-0.106" calcext:value-type="float">
            <text:p>-0,11</text:p>
          </table:table-cell>
          <table:table-cell table:style-name="ce121" office:value-type="float" office:value="0.156" calcext:value-type="float">
            <text:p>0,16</text:p>
          </table:table-cell>
          <table:table-cell table:style-name="ce121" office:value-type="float" office:value="-0.212" calcext:value-type="float">
            <text:p>-0,21</text:p>
          </table:table-cell>
          <table:table-cell table:style-name="ce121" office:value-type="float" office:value="0.826" calcext:value-type="float">
            <text:p>0,83</text:p>
          </table:table-cell>
          <table:table-cell table:style-name="ce121" office:value-type="float" office:value="0.303" calcext:value-type="float">
            <text:p>0,30</text:p>
          </table:table-cell>
          <table:table-cell table:style-name="ce121" office:value-type="float" office:value="0.309" calcext:value-type="float">
            <text:p>0,31</text:p>
          </table:table-cell>
          <table:table-cell table:style-name="ce121" office:value-type="float" office:value="0.221" calcext:value-type="float">
            <text:p>0,22</text:p>
          </table:table-cell>
          <table:table-cell table:style-name="ce121" office:value-type="float" office:value="0.715" calcext:value-type="float">
            <text:p>0,72</text:p>
          </table:table-cell>
          <table:table-cell table:style-name="ce121" office:value-type="float" office:value="0.285" calcext:value-type="float">
            <text:p>0,29</text:p>
          </table:table-cell>
          <table:table-cell table:style-name="ce121" office:value-type="float" office:value="0.409" calcext:value-type="float">
            <text:p>0,41</text:p>
          </table:table-cell>
          <table:table-cell table:style-name="ce121" office:value-type="float" office:value="0.521" calcext:value-type="float">
            <text:p>0,52</text:p>
          </table:table-cell>
          <table:table-cell table:style-name="ce121" office:value-type="float" office:value="0.568" calcext:value-type="float">
            <text:p>0,57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wholesale-channel</text:p>
          </table:table-cell>
          <table:table-cell table:style-name="ce121" office:value-type="float" office:value="-0.503" calcext:value-type="float">
            <text:p>-0,50</text:p>
          </table:table-cell>
          <table:table-cell table:style-name="ce121" office:value-type="float" office:value="-0.712" calcext:value-type="float">
            <text:p>-0,71</text:p>
          </table:table-cell>
          <table:table-cell table:style-name="ce121" office:value-type="float" office:value="-0.668" calcext:value-type="float">
            <text:p>-0,67</text:p>
          </table:table-cell>
          <table:table-cell table:style-name="ce121" office:value-type="float" office:value="-0.429" calcext:value-type="float">
            <text:p>-0,43</text:p>
          </table:table-cell>
          <table:table-cell table:style-name="ce121" office:value-type="float" office:value="0.241" calcext:value-type="float">
            <text:p>0,24</text:p>
          </table:table-cell>
          <table:table-cell table:style-name="ce121" office:value-type="float" office:value="0.306" calcext:value-type="float">
            <text:p>0,31</text:p>
          </table:table-cell>
          <table:table-cell table:style-name="ce121" office:value-type="float" office:value="0.788" calcext:value-type="float">
            <text:p>0,79</text:p>
          </table:table-cell>
          <table:table-cell table:style-name="ce121" office:value-type="float" office:value="-0.467" calcext:value-type="float">
            <text:p>-0,47</text:p>
          </table:table-cell>
          <table:table-cell table:style-name="ce121" office:value-type="float" office:value="0.603" calcext:value-type="float">
            <text:p>0,60</text:p>
          </table:table-cell>
          <table:table-cell table:style-name="ce121" office:value-type="float" office:value="0.688" calcext:value-type="float">
            <text:p>0,69</text:p>
          </table:table-cell>
          <table:table-cell table:style-name="ce121" office:value-type="float" office:value="0.932" calcext:value-type="float">
            <text:p>0,93</text:p>
          </table:table-cell>
          <table:table-cell table:style-name="ce120"/>
          <table:table-cell table:style-name="ce121" office:value-type="float" office:value="-0.365" calcext:value-type="float">
            <text:p>-0,37</text:p>
          </table:table-cell>
          <table:table-cell table:style-name="ce121" office:value-type="float" office:value="0.503" calcext:value-type="float">
            <text:p>0,50</text:p>
          </table:table-cell>
          <table:table-cell table:style-name="ce121" office:value-type="float" office:value="0.062" calcext:value-type="float">
            <text:p>0,06</text:p>
          </table:table-cell>
          <table:table-cell table:style-name="ce121" office:value-type="float" office:value="0.253" calcext:value-type="float">
            <text:p>0,25</text:p>
          </table:table-cell>
          <table:table-cell table:style-name="ce121" office:value-type="float" office:value="-0.074" calcext:value-type="float">
            <text:p>-0,07</text:p>
          </table:table-cell>
          <table:table-cell table:style-name="ce121" office:value-type="float" office:value="0.738" calcext:value-type="float">
            <text:p>0,74</text:p>
          </table:table-cell>
          <table:table-cell table:style-name="ce121" office:value-type="float" office:value="0.341" calcext:value-type="float">
            <text:p>0,34</text:p>
          </table:table-cell>
          <table:table-cell table:style-name="ce121" office:value-type="float" office:value="0.324" calcext:value-type="float">
            <text:p>0,32</text:p>
          </table:table-cell>
          <table:table-cell table:style-name="ce121" office:value-type="float" office:value="0.215" calcext:value-type="float">
            <text:p>0,22</text:p>
          </table:table-cell>
          <table:table-cell table:style-name="ce121" office:value-type="float" office:value="0.635" calcext:value-type="float">
            <text:p>0,64</text:p>
          </table:table-cell>
          <table:table-cell table:style-name="ce121" office:value-type="float" office:value="0.315" calcext:value-type="float">
            <text:p>0,32</text:p>
          </table:table-cell>
          <table:table-cell table:style-name="ce121" office:value-type="float" office:value="0.397" calcext:value-type="float">
            <text:p>0,40</text:p>
          </table:table-cell>
          <table:table-cell table:style-name="ce121" office:value-type="float" office:value="0.488" calcext:value-type="float">
            <text:p>0,49</text:p>
          </table:table-cell>
          <table:table-cell table:style-name="ce121" office:value-type="float" office:value="0.556" calcext:value-type="float">
            <text:p>0,56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pendigits</text:p>
          </table:table-cell>
          <table:table-cell table:style-name="ce121" office:value-type="float" office:value="0.647" calcext:value-type="float">
            <text:p>0,65</text:p>
          </table:table-cell>
          <table:table-cell table:style-name="ce121" office:value-type="float" office:value="0.706" calcext:value-type="float">
            <text:p>0,71</text:p>
          </table:table-cell>
          <table:table-cell table:style-name="ce121" office:value-type="float" office:value="0.744" calcext:value-type="float">
            <text:p>0,74</text:p>
          </table:table-cell>
          <table:table-cell table:style-name="ce121" office:value-type="float" office:value="0.659" calcext:value-type="float">
            <text:p>0,66</text:p>
          </table:table-cell>
          <table:table-cell table:style-name="ce121" office:value-type="float" office:value="0.25" calcext:value-type="float">
            <text:p>0,25</text:p>
          </table:table-cell>
          <table:table-cell table:style-name="ce121" office:value-type="float" office:value="0.191" calcext:value-type="float">
            <text:p>0,19</text:p>
          </table:table-cell>
          <table:table-cell table:style-name="ce121" office:value-type="float" office:value="-0.388" calcext:value-type="float">
            <text:p>-0,39</text:p>
          </table:table-cell>
          <table:table-cell table:style-name="ce121" office:value-type="float" office:value="0.92" calcext:value-type="float">
            <text:p>0,92</text:p>
          </table:table-cell>
          <table:table-cell table:style-name="ce121" office:value-type="float" office:value="-0.2" calcext:value-type="float">
            <text:p>-0,20</text:p>
          </table:table-cell>
          <table:table-cell table:style-name="ce121" office:value-type="float" office:value="-0.15" calcext:value-type="float">
            <text:p>-0,15</text:p>
          </table:table-cell>
          <table:table-cell table:style-name="ce121" office:value-type="float" office:value="-0.326" calcext:value-type="float">
            <text:p>-0,33</text:p>
          </table:table-cell>
          <table:table-cell table:style-name="ce121" office:value-type="float" office:value="-0.365" calcext:value-type="float">
            <text:p>-0,37</text:p>
          </table:table-cell>
          <table:table-cell table:style-name="ce120"/>
          <table:table-cell table:style-name="ce121" office:value-type="float" office:value="-0.085" calcext:value-type="float">
            <text:p>-0,09</text:p>
          </table:table-cell>
          <table:table-cell table:style-name="ce121" office:value-type="float" office:value="0.353" calcext:value-type="float">
            <text:p>0,35</text:p>
          </table:table-cell>
          <table:table-cell table:style-name="ce121" office:value-type="float" office:value="0.197" calcext:value-type="float">
            <text:p>0,20</text:p>
          </table:table-cell>
          <table:table-cell table:style-name="ce121" office:value-type="float" office:value="0.535" calcext:value-type="float">
            <text:p>0,54</text:p>
          </table:table-cell>
          <table:table-cell table:style-name="ce121" office:value-type="float" office:value="-0.103" calcext:value-type="float">
            <text:p>-0,10</text:p>
          </table:table-cell>
          <table:table-cell table:style-name="ce121" office:value-type="float" office:value="0.103" calcext:value-type="float">
            <text:p>0,10</text:p>
          </table:table-cell>
          <table:table-cell table:style-name="ce121" office:value-type="float" office:value="0.324" calcext:value-type="float">
            <text:p>0,32</text:p>
          </table:table-cell>
          <table:table-cell table:style-name="ce121" office:value-type="float" office:value="0.559" calcext:value-type="float">
            <text:p>0,56</text:p>
          </table:table-cell>
          <table:table-cell table:style-name="ce121" office:value-type="float" office:value="0.018" calcext:value-type="float">
            <text:p>0,02</text:p>
          </table:table-cell>
          <table:table-cell table:style-name="ce121" office:value-type="float" office:value="0.282" calcext:value-type="float">
            <text:p>0,28</text:p>
          </table:table-cell>
          <table:table-cell table:style-name="ce121" office:value-type="float" office:value="0.174" calcext:value-type="float">
            <text:p>0,17</text:p>
          </table:table-cell>
          <table:table-cell table:style-name="ce121" office:value-type="float" office:value="0.132" calcext:value-type="float">
            <text:p>0,13</text:p>
          </table:table-cell>
          <table:table-cell table:style-name="ce121" office:value-type="float" office:value="0.135" calcext:value-type="float">
            <text:p>0,14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spect-heart</text:p>
          </table:table-cell>
          <table:table-cell table:style-name="ce121" office:value-type="float" office:value="-0.576" calcext:value-type="float">
            <text:p>-0,58</text:p>
          </table:table-cell>
          <table:table-cell table:style-name="ce121" office:value-type="float" office:value="-0.456" calcext:value-type="float">
            <text:p>-0,46</text:p>
          </table:table-cell>
          <table:table-cell table:style-name="ce121" office:value-type="float" office:value="-0.488" calcext:value-type="float">
            <text:p>-0,49</text:p>
          </table:table-cell>
          <table:table-cell table:style-name="ce121" office:value-type="float" office:value="-0.529" calcext:value-type="float">
            <text:p>-0,53</text:p>
          </table:table-cell>
          <table:table-cell table:style-name="ce121" office:value-type="float" office:value="-0.515" calcext:value-type="float">
            <text:p>-0,52</text:p>
          </table:table-cell>
          <table:table-cell table:style-name="ce121" office:value-type="float" office:value="-0.471" calcext:value-type="float">
            <text:p>-0,47</text:p>
          </table:table-cell>
          <table:table-cell table:style-name="ce121" office:value-type="float" office:value="0.135" calcext:value-type="float">
            <text:p>0,14</text:p>
          </table:table-cell>
          <table:table-cell table:style-name="ce121" office:value-type="float" office:value="-0.255" calcext:value-type="float">
            <text:p>-0,26</text:p>
          </table:table-cell>
          <table:table-cell table:style-name="ce121" office:value-type="float" office:value="-0.074" calcext:value-type="float">
            <text:p>-0,07</text:p>
          </table:table-cell>
          <table:table-cell table:style-name="ce121" office:value-type="float" office:value="0.082" calcext:value-type="float">
            <text:p>0,08</text:p>
          </table:table-cell>
          <table:table-cell table:style-name="ce121" office:value-type="float" office:value="0.438" calcext:value-type="float">
            <text:p>0,44</text:p>
          </table:table-cell>
          <table:table-cell table:style-name="ce121" office:value-type="float" office:value="0.503" calcext:value-type="float">
            <text:p>0,50</text:p>
          </table:table-cell>
          <table:table-cell table:style-name="ce121" office:value-type="float" office:value="-0.085" calcext:value-type="float">
            <text:p>-0,09</text:p>
          </table:table-cell>
          <table:table-cell table:style-name="ce120"/>
          <table:table-cell table:style-name="ce121" office:value-type="float" office:value="0.512" calcext:value-type="float">
            <text:p>0,51</text:p>
          </table:table-cell>
          <table:table-cell table:style-name="ce121" office:value-type="float" office:value="0.882" calcext:value-type="float">
            <text:p>0,88</text:p>
          </table:table-cell>
          <table:table-cell table:style-name="ce121" office:value-type="float" office:value="0.262" calcext:value-type="float">
            <text:p>0,26</text:p>
          </table:table-cell>
          <table:table-cell table:style-name="ce121" office:value-type="float" office:value="0.747" calcext:value-type="float">
            <text:p>0,75</text:p>
          </table:table-cell>
          <table:table-cell table:style-name="ce121" office:value-type="float" office:value="0.915" calcext:value-type="float">
            <text:p>0,92</text:p>
          </table:table-cell>
          <table:table-cell table:style-name="ce121" office:value-type="float" office:value="0.788" calcext:value-type="float">
            <text:p>0,79</text:p>
          </table:table-cell>
          <table:table-cell table:style-name="ce121" office:value-type="float" office:value="0.594" calcext:value-type="float">
            <text:p>0,59</text:p>
          </table:table-cell>
          <table:table-cell table:style-name="ce121" office:value-type="float" office:value="0.762" calcext:value-type="float">
            <text:p>0,76</text:p>
          </table:table-cell>
          <table:table-cell table:style-name="ce121" office:value-type="float" office:value="0.856" calcext:value-type="float">
            <text:p>0,86</text:p>
          </table:table-cell>
          <table:table-cell table:style-name="ce121" office:value-type="float" office:value="0.776" calcext:value-type="float">
            <text:p>0,78</text:p>
          </table:table-cell>
          <table:table-cell table:style-name="ce121" office:value-type="float" office:value="0.824" calcext:value-type="float">
            <text:p>0,82</text:p>
          </table:table-cell>
          <table:table-cell table:style-name="ce121" office:value-type="float" office:value="0.721" calcext:value-type="float">
            <text:p>0,72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ecoli</text:p>
          </table:table-cell>
          <table:table-cell table:style-name="ce121" office:value-type="float" office:value="0.221" calcext:value-type="float">
            <text:p>0,22</text:p>
          </table:table-cell>
          <table:table-cell table:style-name="ce121" office:value-type="float" office:value="0.288" calcext:value-type="float">
            <text:p>0,29</text:p>
          </table:table-cell>
          <table:table-cell table:style-name="ce121" office:value-type="float" office:value="0.297" calcext:value-type="float">
            <text:p>0,30</text:p>
          </table:table-cell>
          <table:table-cell table:style-name="ce121" office:value-type="float" office:value="0.121" calcext:value-type="float">
            <text:p>0,12</text:p>
          </table:table-cell>
          <table:table-cell table:style-name="ce121" office:value-type="float" office:value="-0.403" calcext:value-type="float">
            <text:p>-0,40</text:p>
          </table:table-cell>
          <table:table-cell table:style-name="ce121" office:value-type="float" office:value="-0.418" calcext:value-type="float">
            <text:p>-0,42</text:p>
          </table:table-cell>
          <table:table-cell table:style-name="ce121" office:value-type="float" office:value="-0.347" calcext:value-type="float">
            <text:p>-0,35</text:p>
          </table:table-cell>
          <table:table-cell table:style-name="ce121" office:value-type="float" office:value="0.255" calcext:value-type="float">
            <text:p>0,26</text:p>
          </table:table-cell>
          <table:table-cell table:style-name="ce121" office:value-type="float" office:value="-0.253" calcext:value-type="float">
            <text:p>-0,25</text:p>
          </table:table-cell>
          <table:table-cell table:style-name="ce121" office:value-type="float" office:value="-0.268" calcext:value-type="float">
            <text:p>-0,27</text:p>
          </table:table-cell>
          <table:table-cell table:style-name="ce121" office:value-type="float" office:value="-0.106" calcext:value-type="float">
            <text:p>-0,11</text:p>
          </table:table-cell>
          <table:table-cell table:style-name="ce121" office:value-type="float" office:value="0.062" calcext:value-type="float">
            <text:p>0,06</text:p>
          </table:table-cell>
          <table:table-cell table:style-name="ce121" office:value-type="float" office:value="0.353" calcext:value-type="float">
            <text:p>0,35</text:p>
          </table:table-cell>
          <table:table-cell table:style-name="ce121" office:value-type="float" office:value="0.512" calcext:value-type="float">
            <text:p>0,51</text:p>
          </table:table-cell>
          <table:table-cell table:style-name="ce120"/>
          <table:table-cell table:style-name="ce121" office:value-type="float" office:value="0.741" calcext:value-type="float">
            <text:p>0,74</text:p>
          </table:table-cell>
          <table:table-cell table:style-name="ce121" office:value-type="float" office:value="0.918" calcext:value-type="float">
            <text:p>0,92</text:p>
          </table:table-cell>
          <table:table-cell table:style-name="ce121" office:value-type="float" office:value="0.124" calcext:value-type="float">
            <text:p>0,12</text:p>
          </table:table-cell>
          <table:table-cell table:style-name="ce121" office:value-type="float" office:value="0.674" calcext:value-type="float">
            <text:p>0,67</text:p>
          </table:table-cell>
          <table:table-cell table:style-name="ce121" office:value-type="float" office:value="0.676" calcext:value-type="float">
            <text:p>0,68</text:p>
          </table:table-cell>
          <table:table-cell table:style-name="ce121" office:value-type="float" office:value="0.6" calcext:value-type="float">
            <text:p>0,60</text:p>
          </table:table-cell>
          <table:table-cell table:style-name="ce121" office:value-type="float" office:value="0.335" calcext:value-type="float">
            <text:p>0,34</text:p>
          </table:table-cell>
          <table:table-cell table:style-name="ce121" office:value-type="float" office:value="0.682" calcext:value-type="float">
            <text:p>0,68</text:p>
          </table:table-cell>
          <table:table-cell table:style-name="ce121" office:value-type="float" office:value="0.626" calcext:value-type="float">
            <text:p>0,63</text:p>
          </table:table-cell>
          <table:table-cell table:style-name="ce121" office:value-type="float" office:value="0.535" calcext:value-type="float">
            <text:p>0,54</text:p>
          </table:table-cell>
          <table:table-cell table:style-name="ce121" office:value-type="float" office:value="0.524" calcext:value-type="float">
            <text:p>0,52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statlog-heart</text:p>
          </table:table-cell>
          <table:table-cell table:style-name="ce121" office:value-type="float" office:value="-0.282" calcext:value-type="float">
            <text:p>-0,28</text:p>
          </table:table-cell>
          <table:table-cell table:number-columns-repeated="2" table:style-name="ce121" office:value-type="float" office:value="-0.156" calcext:value-type="float">
            <text:p>-0,16</text:p>
          </table:table-cell>
          <table:table-cell table:style-name="ce121" office:value-type="float" office:value="-0.303" calcext:value-type="float">
            <text:p>-0,30</text:p>
          </table:table-cell>
          <table:table-cell table:style-name="ce121" office:value-type="float" office:value="-0.594" calcext:value-type="float">
            <text:p>-0,59</text:p>
          </table:table-cell>
          <table:table-cell table:style-name="ce121" office:value-type="float" office:value="-0.568" calcext:value-type="float">
            <text:p>-0,57</text:p>
          </table:table-cell>
          <table:table-cell table:style-name="ce121" office:value-type="float" office:value="-0.15" calcext:value-type="float">
            <text:p>-0,15</text:p>
          </table:table-cell>
          <table:table-cell table:style-name="ce121" office:value-type="float" office:value="0.022" calcext:value-type="float">
            <text:p>0,02</text:p>
          </table:table-cell>
          <table:table-cell table:style-name="ce121" office:value-type="float" office:value="-0.256" calcext:value-type="float">
            <text:p>-0,26</text:p>
          </table:table-cell>
          <table:table-cell table:style-name="ce121" office:value-type="float" office:value="-0.118" calcext:value-type="float">
            <text:p>-0,12</text:p>
          </table:table-cell>
          <table:table-cell table:style-name="ce121" office:value-type="float" office:value="0.156" calcext:value-type="float">
            <text:p>0,16</text:p>
          </table:table-cell>
          <table:table-cell table:style-name="ce121" office:value-type="float" office:value="0.253" calcext:value-type="float">
            <text:p>0,25</text:p>
          </table:table-cell>
          <table:table-cell table:style-name="ce121" office:value-type="float" office:value="0.197" calcext:value-type="float">
            <text:p>0,20</text:p>
          </table:table-cell>
          <table:table-cell table:style-name="ce121" office:value-type="float" office:value="0.882" calcext:value-type="float">
            <text:p>0,88</text:p>
          </table:table-cell>
          <table:table-cell table:style-name="ce121" office:value-type="float" office:value="0.741" calcext:value-type="float">
            <text:p>0,74</text:p>
          </table:table-cell>
          <table:table-cell table:style-name="ce120"/>
          <table:table-cell table:style-name="ce121" office:value-type="float" office:value="0.559" calcext:value-type="float">
            <text:p>0,56</text:p>
          </table:table-cell>
          <table:table-cell table:style-name="ce121" office:value-type="float" office:value="0.556" calcext:value-type="float">
            <text:p>0,56</text:p>
          </table:table-cell>
          <table:table-cell table:style-name="ce121" office:value-type="float" office:value="0.906" calcext:value-type="float">
            <text:p>0,91</text:p>
          </table:table-cell>
          <table:table-cell table:style-name="ce121" office:value-type="float" office:value="0.865" calcext:value-type="float">
            <text:p>0,87</text:p>
          </table:table-cell>
          <table:table-cell table:style-name="ce121" office:value-type="float" office:value="0.765" calcext:value-type="float">
            <text:p>0,77</text:p>
          </table:table-cell>
          <table:table-cell table:style-name="ce121" office:value-type="float" office:value="0.621" calcext:value-type="float">
            <text:p>0,62</text:p>
          </table:table-cell>
          <table:table-cell table:style-name="ce121" office:value-type="float" office:value="0.903" calcext:value-type="float">
            <text:p>0,90</text:p>
          </table:table-cell>
          <table:table-cell table:style-name="ce121" office:value-type="float" office:value="0.797" calcext:value-type="float">
            <text:p>0,80</text:p>
          </table:table-cell>
          <table:table-cell table:style-name="ce121" office:value-type="float" office:value="0.8" calcext:value-type="float">
            <text:p>0,80</text:p>
          </table:table-cell>
          <table:table-cell table:style-name="ce121" office:value-type="float" office:value="0.726" calcext:value-type="float">
            <text:p>0,73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phoneme</text:p>
          </table:table-cell>
          <table:table-cell table:style-name="ce121" office:value-type="float" office:value="0.459" calcext:value-type="float">
            <text:p>0,46</text:p>
          </table:table-cell>
          <table:table-cell table:style-name="ce121" office:value-type="float" office:value="0.55" calcext:value-type="float">
            <text:p>0,55</text:p>
          </table:table-cell>
          <table:table-cell table:style-name="ce121" office:value-type="float" office:value="0.562" calcext:value-type="float">
            <text:p>0,56</text:p>
          </table:table-cell>
          <table:table-cell table:style-name="ce121" office:value-type="float" office:value="0.421" calcext:value-type="float">
            <text:p>0,42</text:p>
          </table:table-cell>
          <table:table-cell table:style-name="ce121" office:value-type="float" office:value="-0.147" calcext:value-type="float">
            <text:p>-0,15</text:p>
          </table:table-cell>
          <table:table-cell table:style-name="ce121" office:value-type="float" office:value="-0.206" calcext:value-type="float">
            <text:p>-0,21</text:p>
          </table:table-cell>
          <table:table-cell table:style-name="ce121" office:value-type="float" office:value="-0.382" calcext:value-type="float">
            <text:p>-0,38</text:p>
          </table:table-cell>
          <table:table-cell table:style-name="ce121" office:value-type="float" office:value="0.446" calcext:value-type="float">
            <text:p>0,45</text:p>
          </table:table-cell>
          <table:table-cell table:style-name="ce121" office:value-type="float" office:value="-0.115" calcext:value-type="float">
            <text:p>-0,12</text:p>
          </table:table-cell>
          <table:table-cell table:style-name="ce121" office:value-type="float" office:value="-0.162" calcext:value-type="float">
            <text:p>-0,16</text:p>
          </table:table-cell>
          <table:table-cell table:style-name="ce121" office:value-type="float" office:value="-0.212" calcext:value-type="float">
            <text:p>-0,21</text:p>
          </table:table-cell>
          <table:table-cell table:style-name="ce121" office:value-type="float" office:value="-0.074" calcext:value-type="float">
            <text:p>-0,07</text:p>
          </table:table-cell>
          <table:table-cell table:style-name="ce121" office:value-type="float" office:value="0.535" calcext:value-type="float">
            <text:p>0,54</text:p>
          </table:table-cell>
          <table:table-cell table:style-name="ce121" office:value-type="float" office:value="0.262" calcext:value-type="float">
            <text:p>0,26</text:p>
          </table:table-cell>
          <table:table-cell table:style-name="ce121" office:value-type="float" office:value="0.918" calcext:value-type="float">
            <text:p>0,92</text:p>
          </table:table-cell>
          <table:table-cell table:style-name="ce121" office:value-type="float" office:value="0.559" calcext:value-type="float">
            <text:p>0,56</text:p>
          </table:table-cell>
          <table:table-cell table:style-name="ce120"/>
          <table:table-cell table:style-name="ce121" office:value-type="float" office:value="0" calcext:value-type="float">
            <text:p>0,00</text:p>
          </table:table-cell>
          <table:table-cell table:style-name="ce121" office:value-type="float" office:value="0.512" calcext:value-type="float">
            <text:p>0,51</text:p>
          </table:table-cell>
          <table:table-cell table:number-columns-repeated="2" table:style-name="ce121" office:value-type="float" office:value="0.529" calcext:value-type="float">
            <text:p>0,53</text:p>
          </table:table-cell>
          <table:table-cell table:style-name="ce121" office:value-type="float" office:value="0.185" calcext:value-type="float">
            <text:p>0,19</text:p>
          </table:table-cell>
          <table:table-cell table:style-name="ce121" office:value-type="float" office:value="0.553" calcext:value-type="float">
            <text:p>0,55</text:p>
          </table:table-cell>
          <table:table-cell table:style-name="ce121" office:value-type="float" office:value="0.565" calcext:value-type="float">
            <text:p>0,57</text:p>
          </table:table-cell>
          <table:table-cell table:style-name="ce121" office:value-type="float" office:value="0.441" calcext:value-type="float">
            <text:p>0,44</text:p>
          </table:table-cell>
          <table:table-cell table:style-name="ce121" office:value-type="float" office:value="0.479" calcext:value-type="float">
            <text:p>0,48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indian-liver-patient</text:p>
          </table:table-cell>
          <table:table-cell table:style-name="ce121" office:value-type="float" office:value="-0.691" calcext:value-type="float">
            <text:p>-0,69</text:p>
          </table:table-cell>
          <table:table-cell table:number-columns-repeated="2" table:style-name="ce121" office:value-type="float" office:value="-0.574" calcext:value-type="float">
            <text:p>-0,57</text:p>
          </table:table-cell>
          <table:table-cell table:style-name="ce121" office:value-type="float" office:value="-0.541" calcext:value-type="float">
            <text:p>-0,54</text:p>
          </table:table-cell>
          <table:table-cell table:style-name="ce121" office:value-type="float" office:value="-0.041" calcext:value-type="float">
            <text:p>-0,04</text:p>
          </table:table-cell>
          <table:table-cell table:style-name="ce121" office:value-type="float" office:value="0" calcext:value-type="float">
            <text:p>0,00</text:p>
          </table:table-cell>
          <table:table-cell table:style-name="ce121" office:value-type="float" office:value="0.65" calcext:value-type="float">
            <text:p>0,65</text:p>
          </table:table-cell>
          <table:table-cell table:style-name="ce121" office:value-type="float" office:value="-0.34" calcext:value-type="float">
            <text:p>-0,34</text:p>
          </table:table-cell>
          <table:table-cell table:style-name="ce121" office:value-type="float" office:value="0.5" calcext:value-type="float">
            <text:p>0,50</text:p>
          </table:table-cell>
          <table:table-cell table:style-name="ce121" office:value-type="float" office:value="0.659" calcext:value-type="float">
            <text:p>0,66</text:p>
          </table:table-cell>
          <table:table-cell table:style-name="ce121" office:value-type="float" office:value="0.826" calcext:value-type="float">
            <text:p>0,83</text:p>
          </table:table-cell>
          <table:table-cell table:style-name="ce121" office:value-type="float" office:value="0.738" calcext:value-type="float">
            <text:p>0,74</text:p>
          </table:table-cell>
          <table:table-cell table:style-name="ce121" office:value-type="float" office:value="-0.103" calcext:value-type="float">
            <text:p>-0,10</text:p>
          </table:table-cell>
          <table:table-cell table:style-name="ce121" office:value-type="float" office:value="0.747" calcext:value-type="float">
            <text:p>0,75</text:p>
          </table:table-cell>
          <table:table-cell table:style-name="ce121" office:value-type="float" office:value="0.124" calcext:value-type="float">
            <text:p>0,12</text:p>
          </table:table-cell>
          <table:table-cell table:style-name="ce121" office:value-type="float" office:value="0.556" calcext:value-type="float">
            <text:p>0,56</text:p>
          </table:table-cell>
          <table:table-cell table:style-name="ce121" office:value-type="float" office:value="0" calcext:value-type="float">
            <text:p>0,00</text:p>
          </table:table-cell>
          <table:table-cell table:style-name="ce120"/>
          <table:table-cell table:style-name="ce121" office:value-type="float" office:value="0.668" calcext:value-type="float">
            <text:p>0,67</text:p>
          </table:table-cell>
          <table:table-cell table:style-name="ce121" office:value-type="float" office:value="0.594" calcext:value-type="float">
            <text:p>0,59</text:p>
          </table:table-cell>
          <table:table-cell table:style-name="ce121" office:value-type="float" office:value="0.524" calcext:value-type="float">
            <text:p>0,52</text:p>
          </table:table-cell>
          <table:table-cell table:style-name="ce121" office:value-type="float" office:value="0.912" calcext:value-type="float">
            <text:p>0,91</text:p>
          </table:table-cell>
          <table:table-cell table:style-name="ce121" office:value-type="float" office:value="0.644" calcext:value-type="float">
            <text:p>0,64</text:p>
          </table:table-cell>
          <table:table-cell table:style-name="ce121" office:value-type="float" office:value="0.729" calcext:value-type="float">
            <text:p>0,73</text:p>
          </table:table-cell>
          <table:table-cell table:style-name="ce121" office:value-type="float" office:value="0.826" calcext:value-type="float">
            <text:p>0,83</text:p>
          </table:table-cell>
          <table:table-cell table:style-name="ce121" office:value-type="float" office:value="0.806" calcext:value-type="float">
            <text:p>0,81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saheart</text:p>
          </table:table-cell>
          <table:table-cell table:style-name="ce121" office:value-type="float" office:value="-0.388" calcext:value-type="float">
            <text:p>-0,39</text:p>
          </table:table-cell>
          <table:table-cell table:style-name="ce121" office:value-type="float" office:value="-0.206" calcext:value-type="float">
            <text:p>-0,21</text:p>
          </table:table-cell>
          <table:table-cell table:style-name="ce121" office:value-type="float" office:value="-0.25" calcext:value-type="float">
            <text:p>-0,25</text:p>
          </table:table-cell>
          <table:table-cell table:style-name="ce121" office:value-type="float" office:value="-0.294" calcext:value-type="float">
            <text:p>-0,29</text:p>
          </table:table-cell>
          <table:table-cell table:style-name="ce121" office:value-type="float" office:value="-0.456" calcext:value-type="float">
            <text:p>-0,46</text:p>
          </table:table-cell>
          <table:table-cell table:style-name="ce121" office:value-type="float" office:value="-0.471" calcext:value-type="float">
            <text:p>-0,47</text:p>
          </table:table-cell>
          <table:table-cell table:style-name="ce121" office:value-type="float" office:value="-0.003" calcext:value-type="float">
            <text:p>0,00</text:p>
          </table:table-cell>
          <table:table-cell table:style-name="ce121" office:value-type="float" office:value="-0.06" calcext:value-type="float">
            <text:p>-0,06</text:p>
          </table:table-cell>
          <table:table-cell table:style-name="ce121" office:value-type="float" office:value="-0.071" calcext:value-type="float">
            <text:p>-0,07</text:p>
          </table:table-cell>
          <table:table-cell table:style-name="ce121" office:value-type="float" office:value="0.085" calcext:value-type="float">
            <text:p>0,09</text:p>
          </table:table-cell>
          <table:table-cell table:style-name="ce121" office:value-type="float" office:value="0.303" calcext:value-type="float">
            <text:p>0,30</text:p>
          </table:table-cell>
          <table:table-cell table:style-name="ce121" office:value-type="float" office:value="0.341" calcext:value-type="float">
            <text:p>0,34</text:p>
          </table:table-cell>
          <table:table-cell table:style-name="ce121" office:value-type="float" office:value="0.103" calcext:value-type="float">
            <text:p>0,10</text:p>
          </table:table-cell>
          <table:table-cell table:style-name="ce121" office:value-type="float" office:value="0.915" calcext:value-type="float">
            <text:p>0,92</text:p>
          </table:table-cell>
          <table:table-cell table:style-name="ce121" office:value-type="float" office:value="0.674" calcext:value-type="float">
            <text:p>0,67</text:p>
          </table:table-cell>
          <table:table-cell table:style-name="ce121" office:value-type="float" office:value="0.906" calcext:value-type="float">
            <text:p>0,91</text:p>
          </table:table-cell>
          <table:table-cell table:style-name="ce121" office:value-type="float" office:value="0.512" calcext:value-type="float">
            <text:p>0,51</text:p>
          </table:table-cell>
          <table:table-cell table:style-name="ce121" office:value-type="float" office:value="0.668" calcext:value-type="float">
            <text:p>0,67</text:p>
          </table:table-cell>
          <table:table-cell table:style-name="ce120"/>
          <table:table-cell table:style-name="ce121" office:value-type="float" office:value="0.824" calcext:value-type="float">
            <text:p>0,82</text:p>
          </table:table-cell>
          <table:table-cell table:style-name="ce121" office:value-type="float" office:value="0.626" calcext:value-type="float">
            <text:p>0,63</text:p>
          </table:table-cell>
          <table:table-cell table:style-name="ce121" office:value-type="float" office:value="0.724" calcext:value-type="float">
            <text:p>0,72</text:p>
          </table:table-cell>
          <table:table-cell table:style-name="ce121" office:value-type="float" office:value="0.888" calcext:value-type="float">
            <text:p>0,89</text:p>
          </table:table-cell>
          <table:table-cell table:style-name="ce121" office:value-type="float" office:value="0.926" calcext:value-type="float">
            <text:p>0,93</text:p>
          </table:table-cell>
          <table:table-cell table:style-name="ce121" office:value-type="float" office:value="0.918" calcext:value-type="float">
            <text:p>0,92</text:p>
          </table:table-cell>
          <table:table-cell table:style-name="ce121" office:value-type="float" office:value="0.829" calcext:value-type="float">
            <text:p>0,83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hepatitis</text:p>
          </table:table-cell>
          <table:table-cell table:style-name="ce121" office:value-type="float" office:value="-0.265" calcext:value-type="float">
            <text:p>-0,27</text:p>
          </table:table-cell>
          <table:table-cell table:style-name="ce121" office:value-type="float" office:value="-0.159" calcext:value-type="float">
            <text:p>-0,16</text:p>
          </table:table-cell>
          <table:table-cell table:style-name="ce121" office:value-type="float" office:value="-0.168" calcext:value-type="float">
            <text:p>-0,17</text:p>
          </table:table-cell>
          <table:table-cell table:style-name="ce121" office:value-type="float" office:value="-0.241" calcext:value-type="float">
            <text:p>-0,24</text:p>
          </table:table-cell>
          <table:table-cell table:style-name="ce121" office:value-type="float" office:value="-0.341" calcext:value-type="float">
            <text:p>-0,34</text:p>
          </table:table-cell>
          <table:table-cell table:style-name="ce121" office:value-type="float" office:value="-0.391" calcext:value-type="float">
            <text:p>-0,39</text:p>
          </table:table-cell>
          <table:table-cell table:style-name="ce121" office:value-type="float" office:value="-0.074" calcext:value-type="float">
            <text:p>-0,07</text:p>
          </table:table-cell>
          <table:table-cell table:style-name="ce121" office:value-type="float" office:value="0.146" calcext:value-type="float">
            <text:p>0,15</text:p>
          </table:table-cell>
          <table:table-cell table:style-name="ce121" office:value-type="float" office:value="-0.165" calcext:value-type="float">
            <text:p>-0,17</text:p>
          </table:table-cell>
          <table:table-cell table:style-name="ce121" office:value-type="float" office:value="-0.038" calcext:value-type="float">
            <text:p>-0,04</text:p>
          </table:table-cell>
          <table:table-cell table:style-name="ce121" office:value-type="float" office:value="0.309" calcext:value-type="float">
            <text:p>0,31</text:p>
          </table:table-cell>
          <table:table-cell table:number-columns-repeated="2" table:style-name="ce121" office:value-type="float" office:value="0.324" calcext:value-type="float">
            <text:p>0,32</text:p>
          </table:table-cell>
          <table:table-cell table:style-name="ce121" office:value-type="float" office:value="0.788" calcext:value-type="float">
            <text:p>0,79</text:p>
          </table:table-cell>
          <table:table-cell table:style-name="ce121" office:value-type="float" office:value="0.676" calcext:value-type="float">
            <text:p>0,68</text:p>
          </table:table-cell>
          <table:table-cell table:style-name="ce121" office:value-type="float" office:value="0.865" calcext:value-type="float">
            <text:p>0,87</text:p>
          </table:table-cell>
          <table:table-cell table:style-name="ce121" office:value-type="float" office:value="0.529" calcext:value-type="float">
            <text:p>0,53</text:p>
          </table:table-cell>
          <table:table-cell table:style-name="ce121" office:value-type="float" office:value="0.594" calcext:value-type="float">
            <text:p>0,59</text:p>
          </table:table-cell>
          <table:table-cell table:style-name="ce121" office:value-type="float" office:value="0.824" calcext:value-type="float">
            <text:p>0,82</text:p>
          </table:table-cell>
          <table:table-cell table:style-name="ce120"/>
          <table:table-cell table:style-name="ce121" office:value-type="float" office:value="0.897" calcext:value-type="float">
            <text:p>0,90</text:p>
          </table:table-cell>
          <table:table-cell table:style-name="ce121" office:value-type="float" office:value="0.685" calcext:value-type="float">
            <text:p>0,69</text:p>
          </table:table-cell>
          <table:table-cell table:style-name="ce121" office:value-type="float" office:value="0.9" calcext:value-type="float">
            <text:p>0,90</text:p>
          </table:table-cell>
          <table:table-cell table:style-name="ce121" office:value-type="float" office:value="0.735" calcext:value-type="float">
            <text:p>0,74</text:p>
          </table:table-cell>
          <table:table-cell table:style-name="ce121" office:value-type="float" office:value="0.782" calcext:value-type="float">
            <text:p>0,78</text:p>
          </table:table-cell>
          <table:table-cell table:style-name="ce121" office:value-type="float" office:value="0.656" calcext:value-type="float">
            <text:p>0,66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wine</text:p>
          </table:table-cell>
          <table:table-cell table:style-name="ce121" office:value-type="float" office:value="-0.059" calcext:value-type="float">
            <text:p>-0,06</text:p>
          </table:table-cell>
          <table:table-cell table:style-name="ce121" office:value-type="float" office:value="0.032" calcext:value-type="float">
            <text:p>0,03</text:p>
          </table:table-cell>
          <table:table-cell table:style-name="ce121" office:value-type="float" office:value="0.056" calcext:value-type="float">
            <text:p>0,06</text:p>
          </table:table-cell>
          <table:table-cell table:style-name="ce121" office:value-type="float" office:value="-0.112" calcext:value-type="float">
            <text:p>-0,11</text:p>
          </table:table-cell>
          <table:table-cell table:style-name="ce121" office:value-type="float" office:value="-0.212" calcext:value-type="float">
            <text:p>-0,21</text:p>
          </table:table-cell>
          <table:table-cell table:style-name="ce121" office:value-type="float" office:value="-0.194" calcext:value-type="float">
            <text:p>-0,19</text:p>
          </table:table-cell>
          <table:table-cell table:style-name="ce121" office:value-type="float" office:value="-0.041" calcext:value-type="float">
            <text:p>-0,04</text:p>
          </table:table-cell>
          <table:table-cell table:style-name="ce121" office:value-type="float" office:value="0.346" calcext:value-type="float">
            <text:p>0,35</text:p>
          </table:table-cell>
          <table:table-cell table:style-name="ce121" office:value-type="float" office:value="-0.118" calcext:value-type="float">
            <text:p>-0,12</text:p>
          </table:table-cell>
          <table:table-cell table:style-name="ce121" office:value-type="float" office:value="0.018" calcext:value-type="float">
            <text:p>0,02</text:p>
          </table:table-cell>
          <table:table-cell table:style-name="ce121" office:value-type="float" office:value="0.221" calcext:value-type="float">
            <text:p>0,22</text:p>
          </table:table-cell>
          <table:table-cell table:style-name="ce121" office:value-type="float" office:value="0.215" calcext:value-type="float">
            <text:p>0,22</text:p>
          </table:table-cell>
          <table:table-cell table:style-name="ce121" office:value-type="float" office:value="0.559" calcext:value-type="float">
            <text:p>0,56</text:p>
          </table:table-cell>
          <table:table-cell table:style-name="ce121" office:value-type="float" office:value="0.594" calcext:value-type="float">
            <text:p>0,59</text:p>
          </table:table-cell>
          <table:table-cell table:style-name="ce121" office:value-type="float" office:value="0.6" calcext:value-type="float">
            <text:p>0,60</text:p>
          </table:table-cell>
          <table:table-cell table:style-name="ce121" office:value-type="float" office:value="0.765" calcext:value-type="float">
            <text:p>0,77</text:p>
          </table:table-cell>
          <table:table-cell table:style-name="ce121" office:value-type="float" office:value="0.529" calcext:value-type="float">
            <text:p>0,53</text:p>
          </table:table-cell>
          <table:table-cell table:style-name="ce121" office:value-type="float" office:value="0.524" calcext:value-type="float">
            <text:p>0,52</text:p>
          </table:table-cell>
          <table:table-cell table:style-name="ce121" office:value-type="float" office:value="0.626" calcext:value-type="float">
            <text:p>0,63</text:p>
          </table:table-cell>
          <table:table-cell table:style-name="ce121" office:value-type="float" office:value="0.897" calcext:value-type="float">
            <text:p>0,90</text:p>
          </table:table-cell>
          <table:table-cell table:style-name="ce120"/>
          <table:table-cell table:style-name="ce121" office:value-type="float" office:value="0.653" calcext:value-type="float">
            <text:p>0,65</text:p>
          </table:table-cell>
          <table:table-cell table:style-name="ce121" office:value-type="float" office:value="0.835" calcext:value-type="float">
            <text:p>0,84</text:p>
          </table:table-cell>
          <table:table-cell table:style-name="ce121" office:value-type="float" office:value="0.588" calcext:value-type="float">
            <text:p>0,59</text:p>
          </table:table-cell>
          <table:table-cell table:style-name="ce121" office:value-type="float" office:value="0.647" calcext:value-type="float">
            <text:p>0,65</text:p>
          </table:table-cell>
          <table:table-cell table:style-name="ce121" office:value-type="float" office:value="0.585" calcext:value-type="float">
            <text:p>0,59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nursery</text:p>
          </table:table-cell>
          <table:table-cell table:style-name="ce121" office:value-type="float" office:value="-0.559" calcext:value-type="float">
            <text:p>-0,56</text:p>
          </table:table-cell>
          <table:table-cell table:style-name="ce121" office:value-type="float" office:value="-0.415" calcext:value-type="float">
            <text:p>-0,42</text:p>
          </table:table-cell>
          <table:table-cell table:style-name="ce121" office:value-type="float" office:value="-0.421" calcext:value-type="float">
            <text:p>-0,42</text:p>
          </table:table-cell>
          <table:table-cell table:style-name="ce121" office:value-type="float" office:value="-0.488" calcext:value-type="float">
            <text:p>-0,49</text:p>
          </table:table-cell>
          <table:table-cell table:style-name="ce121" office:value-type="float" office:value="-0.135" calcext:value-type="float">
            <text:p>-0,14</text:p>
          </table:table-cell>
          <table:table-cell table:style-name="ce121" office:value-type="float" office:value="-0.056" calcext:value-type="float">
            <text:p>-0,06</text:p>
          </table:table-cell>
          <table:table-cell table:style-name="ce121" office:value-type="float" office:value="0.556" calcext:value-type="float">
            <text:p>0,56</text:p>
          </table:table-cell>
          <table:table-cell table:style-name="ce121" office:value-type="float" office:value="-0.213" calcext:value-type="float">
            <text:p>-0,21</text:p>
          </table:table-cell>
          <table:table-cell table:style-name="ce121" office:value-type="float" office:value="0.4" calcext:value-type="float">
            <text:p>0,40</text:p>
          </table:table-cell>
          <table:table-cell table:style-name="ce121" office:value-type="float" office:value="0.532" calcext:value-type="float">
            <text:p>0,53</text:p>
          </table:table-cell>
          <table:table-cell table:style-name="ce121" office:value-type="float" office:value="0.715" calcext:value-type="float">
            <text:p>0,72</text:p>
          </table:table-cell>
          <table:table-cell table:style-name="ce121" office:value-type="float" office:value="0.635" calcext:value-type="float">
            <text:p>0,64</text:p>
          </table:table-cell>
          <table:table-cell table:style-name="ce121" office:value-type="float" office:value="0.018" calcext:value-type="float">
            <text:p>0,02</text:p>
          </table:table-cell>
          <table:table-cell table:style-name="ce121" office:value-type="float" office:value="0.762" calcext:value-type="float">
            <text:p>0,76</text:p>
          </table:table-cell>
          <table:table-cell table:style-name="ce121" office:value-type="float" office:value="0.335" calcext:value-type="float">
            <text:p>0,34</text:p>
          </table:table-cell>
          <table:table-cell table:style-name="ce121" office:value-type="float" office:value="0.621" calcext:value-type="float">
            <text:p>0,62</text:p>
          </table:table-cell>
          <table:table-cell table:style-name="ce121" office:value-type="float" office:value="0.185" calcext:value-type="float">
            <text:p>0,19</text:p>
          </table:table-cell>
          <table:table-cell table:style-name="ce121" office:value-type="float" office:value="0.912" calcext:value-type="float">
            <text:p>0,91</text:p>
          </table:table-cell>
          <table:table-cell table:style-name="ce121" office:value-type="float" office:value="0.724" calcext:value-type="float">
            <text:p>0,72</text:p>
          </table:table-cell>
          <table:table-cell table:style-name="ce121" office:value-type="float" office:value="0.685" calcext:value-type="float">
            <text:p>0,69</text:p>
          </table:table-cell>
          <table:table-cell table:style-name="ce121" office:value-type="float" office:value="0.653" calcext:value-type="float">
            <text:p>0,65</text:p>
          </table:table-cell>
          <table:table-cell table:style-name="ce120"/>
          <table:table-cell table:style-name="ce121" office:value-type="float" office:value="0.774" calcext:value-type="float">
            <text:p>0,77</text:p>
          </table:table-cell>
          <table:table-cell table:style-name="ce121" office:value-type="float" office:value="0.762" calcext:value-type="float">
            <text:p>0,76</text:p>
          </table:table-cell>
          <table:table-cell table:style-name="ce121" office:value-type="float" office:value="0.85" calcext:value-type="float">
            <text:p>0,85</text:p>
          </table:table-cell>
          <table:table-cell table:style-name="ce121" office:value-type="float" office:value="0.809" calcext:value-type="float">
            <text:p>0,81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waveform-v2</text:p>
          </table:table-cell>
          <table:table-cell table:style-name="ce121" office:value-type="float" office:value="-0.285" calcext:value-type="float">
            <text:p>-0,29</text:p>
          </table:table-cell>
          <table:table-cell table:style-name="ce121" office:value-type="float" office:value="-0.126" calcext:value-type="float">
            <text:p>-0,13</text:p>
          </table:table-cell>
          <table:table-cell table:style-name="ce121" office:value-type="float" office:value="-0.129" calcext:value-type="float">
            <text:p>-0,13</text:p>
          </table:table-cell>
          <table:table-cell table:style-name="ce121" office:value-type="float" office:value="-0.244" calcext:value-type="float">
            <text:p>-0,24</text:p>
          </table:table-cell>
          <table:table-cell table:style-name="ce121" office:value-type="float" office:value="-0.391" calcext:value-type="float">
            <text:p>-0,39</text:p>
          </table:table-cell>
          <table:table-cell table:style-name="ce121" office:value-type="float" office:value="-0.409" calcext:value-type="float">
            <text:p>-0,41</text:p>
          </table:table-cell>
          <table:table-cell table:style-name="ce121" office:value-type="float" office:value="-0.003" calcext:value-type="float">
            <text:p>0,00</text:p>
          </table:table-cell>
          <table:table-cell table:style-name="ce121" office:value-type="float" office:value="0.069" calcext:value-type="float">
            <text:p>0,07</text:p>
          </table:table-cell>
          <table:table-cell table:style-name="ce121" office:value-type="float" office:value="-0.103" calcext:value-type="float">
            <text:p>-0,10</text:p>
          </table:table-cell>
          <table:table-cell table:style-name="ce121" office:value-type="float" office:value="0.047" calcext:value-type="float">
            <text:p>0,05</text:p>
          </table:table-cell>
          <table:table-cell table:style-name="ce121" office:value-type="float" office:value="0.285" calcext:value-type="float">
            <text:p>0,29</text:p>
          </table:table-cell>
          <table:table-cell table:style-name="ce121" office:value-type="float" office:value="0.315" calcext:value-type="float">
            <text:p>0,32</text:p>
          </table:table-cell>
          <table:table-cell table:style-name="ce121" office:value-type="float" office:value="0.282" calcext:value-type="float">
            <text:p>0,28</text:p>
          </table:table-cell>
          <table:table-cell table:style-name="ce121" office:value-type="float" office:value="0.856" calcext:value-type="float">
            <text:p>0,86</text:p>
          </table:table-cell>
          <table:table-cell table:style-name="ce121" office:value-type="float" office:value="0.682" calcext:value-type="float">
            <text:p>0,68</text:p>
          </table:table-cell>
          <table:table-cell table:style-name="ce121" office:value-type="float" office:value="0.903" calcext:value-type="float">
            <text:p>0,90</text:p>
          </table:table-cell>
          <table:table-cell table:style-name="ce121" office:value-type="float" office:value="0.553" calcext:value-type="float">
            <text:p>0,55</text:p>
          </table:table-cell>
          <table:table-cell table:style-name="ce121" office:value-type="float" office:value="0.644" calcext:value-type="float">
            <text:p>0,64</text:p>
          </table:table-cell>
          <table:table-cell table:style-name="ce121" office:value-type="float" office:value="0.888" calcext:value-type="float">
            <text:p>0,89</text:p>
          </table:table-cell>
          <table:table-cell table:style-name="ce121" office:value-type="float" office:value="0.9" calcext:value-type="float">
            <text:p>0,90</text:p>
          </table:table-cell>
          <table:table-cell table:style-name="ce121" office:value-type="float" office:value="0.835" calcext:value-type="float">
            <text:p>0,84</text:p>
          </table:table-cell>
          <table:table-cell table:style-name="ce121" office:value-type="float" office:value="0.774" calcext:value-type="float">
            <text:p>0,77</text:p>
          </table:table-cell>
          <table:table-cell table:style-name="ce120"/>
          <table:table-cell table:style-name="ce121" office:value-type="float" office:value="0.809" calcext:value-type="float">
            <text:p>0,81</text:p>
          </table:table-cell>
          <table:table-cell table:style-name="ce121" office:value-type="float" office:value="0.838" calcext:value-type="float">
            <text:p>0,84</text:p>
          </table:table-cell>
          <table:table-cell table:style-name="ce121" office:value-type="float" office:value="0.779" calcext:value-type="float">
            <text:p>0,78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pima-indians-diabetes</text:p>
          </table:table-cell>
          <table:table-cell table:style-name="ce121" office:value-type="float" office:value="-0.324" calcext:value-type="float">
            <text:p>-0,32</text:p>
          </table:table-cell>
          <table:table-cell table:style-name="ce121" office:value-type="float" office:value="-0.121" calcext:value-type="float">
            <text:p>-0,12</text:p>
          </table:table-cell>
          <table:table-cell table:style-name="ce121" office:value-type="float" office:value="-0.135" calcext:value-type="float">
            <text:p>-0,14</text:p>
          </table:table-cell>
          <table:table-cell table:style-name="ce121" office:value-type="float" office:value="-0.165" calcext:value-type="float">
            <text:p>-0,17</text:p>
          </table:table-cell>
          <table:table-cell table:style-name="ce121" office:value-type="float" office:value="-0.235" calcext:value-type="float">
            <text:p>-0,24</text:p>
          </table:table-cell>
          <table:table-cell table:style-name="ce121" office:value-type="float" office:value="-0.268" calcext:value-type="float">
            <text:p>-0,27</text:p>
          </table:table-cell>
          <table:table-cell table:style-name="ce121" office:value-type="float" office:value="0.147" calcext:value-type="float">
            <text:p>0,15</text:p>
          </table:table-cell>
          <table:table-cell table:style-name="ce121" office:value-type="float" office:value="-0.016" calcext:value-type="float">
            <text:p>-0,02</text:p>
          </table:table-cell>
          <table:table-cell table:style-name="ce121" office:value-type="float" office:value="0.206" calcext:value-type="float">
            <text:p>0,21</text:p>
          </table:table-cell>
          <table:table-cell table:style-name="ce121" office:value-type="float" office:value="0.335" calcext:value-type="float">
            <text:p>0,34</text:p>
          </table:table-cell>
          <table:table-cell table:style-name="ce121" office:value-type="float" office:value="0.409" calcext:value-type="float">
            <text:p>0,41</text:p>
          </table:table-cell>
          <table:table-cell table:style-name="ce121" office:value-type="float" office:value="0.397" calcext:value-type="float">
            <text:p>0,40</text:p>
          </table:table-cell>
          <table:table-cell table:style-name="ce121" office:value-type="float" office:value="0.174" calcext:value-type="float">
            <text:p>0,17</text:p>
          </table:table-cell>
          <table:table-cell table:style-name="ce121" office:value-type="float" office:value="0.776" calcext:value-type="float">
            <text:p>0,78</text:p>
          </table:table-cell>
          <table:table-cell table:style-name="ce121" office:value-type="float" office:value="0.626" calcext:value-type="float">
            <text:p>0,63</text:p>
          </table:table-cell>
          <table:table-cell table:style-name="ce121" office:value-type="float" office:value="0.797" calcext:value-type="float">
            <text:p>0,80</text:p>
          </table:table-cell>
          <table:table-cell table:style-name="ce121" office:value-type="float" office:value="0.565" calcext:value-type="float">
            <text:p>0,57</text:p>
          </table:table-cell>
          <table:table-cell table:style-name="ce121" office:value-type="float" office:value="0.729" calcext:value-type="float">
            <text:p>0,73</text:p>
          </table:table-cell>
          <table:table-cell table:style-name="ce121" office:value-type="float" office:value="0.926" calcext:value-type="float">
            <text:p>0,93</text:p>
          </table:table-cell>
          <table:table-cell table:style-name="ce121" office:value-type="float" office:value="0.735" calcext:value-type="float">
            <text:p>0,74</text:p>
          </table:table-cell>
          <table:table-cell table:style-name="ce121" office:value-type="float" office:value="0.588" calcext:value-type="float">
            <text:p>0,59</text:p>
          </table:table-cell>
          <table:table-cell table:style-name="ce121" office:value-type="float" office:value="0.762" calcext:value-type="float">
            <text:p>0,76</text:p>
          </table:table-cell>
          <table:table-cell table:style-name="ce121" office:value-type="float" office:value="0.809" calcext:value-type="float">
            <text:p>0,81</text:p>
          </table:table-cell>
          <table:table-cell table:style-name="ce120"/>
          <table:table-cell table:style-name="ce121" office:value-type="float" office:value="0.95" calcext:value-type="float">
            <text:p>0,95</text:p>
          </table:table-cell>
          <table:table-cell table:style-name="ce121" office:value-type="float" office:value="0.932" calcext:value-type="float">
            <text:p>0,93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climate-simulation-craches</text:p>
          </table:table-cell>
          <table:table-cell table:style-name="ce121" office:value-type="float" office:value="-0.412" calcext:value-type="float">
            <text:p>-0,41</text:p>
          </table:table-cell>
          <table:table-cell table:style-name="ce121" office:value-type="float" office:value="-0.25" calcext:value-type="float">
            <text:p>-0,25</text:p>
          </table:table-cell>
          <table:table-cell table:number-columns-repeated="2" table:style-name="ce121" office:value-type="float" office:value="-0.268" calcext:value-type="float">
            <text:p>-0,27</text:p>
          </table:table-cell>
          <table:table-cell table:style-name="ce121" office:value-type="float" office:value="-0.224" calcext:value-type="float">
            <text:p>-0,22</text:p>
          </table:table-cell>
          <table:table-cell table:style-name="ce121" office:value-type="float" office:value="-0.221" calcext:value-type="float">
            <text:p>-0,22</text:p>
          </table:table-cell>
          <table:table-cell table:style-name="ce121" office:value-type="float" office:value="0.256" calcext:value-type="float">
            <text:p>0,26</text:p>
          </table:table-cell>
          <table:table-cell table:style-name="ce121" office:value-type="float" office:value="-0.049" calcext:value-type="float">
            <text:p>-0,05</text:p>
          </table:table-cell>
          <table:table-cell table:style-name="ce121" office:value-type="float" office:value="0.25" calcext:value-type="float">
            <text:p>0,25</text:p>
          </table:table-cell>
          <table:table-cell table:style-name="ce121" office:value-type="float" office:value="0.394" calcext:value-type="float">
            <text:p>0,39</text:p>
          </table:table-cell>
          <table:table-cell table:style-name="ce121" office:value-type="float" office:value="0.521" calcext:value-type="float">
            <text:p>0,52</text:p>
          </table:table-cell>
          <table:table-cell table:style-name="ce121" office:value-type="float" office:value="0.488" calcext:value-type="float">
            <text:p>0,49</text:p>
          </table:table-cell>
          <table:table-cell table:style-name="ce121" office:value-type="float" office:value="0.132" calcext:value-type="float">
            <text:p>0,13</text:p>
          </table:table-cell>
          <table:table-cell table:style-name="ce121" office:value-type="float" office:value="0.824" calcext:value-type="float">
            <text:p>0,82</text:p>
          </table:table-cell>
          <table:table-cell table:style-name="ce121" office:value-type="float" office:value="0.535" calcext:value-type="float">
            <text:p>0,54</text:p>
          </table:table-cell>
          <table:table-cell table:style-name="ce121" office:value-type="float" office:value="0.8" calcext:value-type="float">
            <text:p>0,80</text:p>
          </table:table-cell>
          <table:table-cell table:style-name="ce121" office:value-type="float" office:value="0.441" calcext:value-type="float">
            <text:p>0,44</text:p>
          </table:table-cell>
          <table:table-cell table:style-name="ce121" office:value-type="float" office:value="0.826" calcext:value-type="float">
            <text:p>0,83</text:p>
          </table:table-cell>
          <table:table-cell table:style-name="ce121" office:value-type="float" office:value="0.918" calcext:value-type="float">
            <text:p>0,92</text:p>
          </table:table-cell>
          <table:table-cell table:style-name="ce121" office:value-type="float" office:value="0.782" calcext:value-type="float">
            <text:p>0,78</text:p>
          </table:table-cell>
          <table:table-cell table:style-name="ce121" office:value-type="float" office:value="0.647" calcext:value-type="float">
            <text:p>0,65</text:p>
          </table:table-cell>
          <table:table-cell table:style-name="ce121" office:value-type="float" office:value="0.85" calcext:value-type="float">
            <text:p>0,85</text:p>
          </table:table-cell>
          <table:table-cell table:style-name="ce121" office:value-type="float" office:value="0.838" calcext:value-type="float">
            <text:p>0,84</text:p>
          </table:table-cell>
          <table:table-cell table:style-name="ce121" office:value-type="float" office:value="0.95" calcext:value-type="float">
            <text:p>0,95</text:p>
          </table:table-cell>
          <table:table-cell table:style-name="ce120"/>
          <table:table-cell table:style-name="ce121" office:value-type="float" office:value="0.926" calcext:value-type="float">
            <text:p>0,93</text:p>
          </table:table-cell>
          <table:table-cell table:number-columns-repeated="995"/>
        </table:table-row>
        <table:table-row table:style-name="ro20">
          <table:table-cell table:style-name="ce116" office:value-type="string" calcext:value-type="string">
            <text:p>wine-quality-red</text:p>
          </table:table-cell>
          <table:table-cell table:style-name="ce121" office:value-type="float" office:value="-0.344" calcext:value-type="float">
            <text:p>-0,34</text:p>
          </table:table-cell>
          <table:table-cell table:style-name="ce121" office:value-type="float" office:value="-0.244" calcext:value-type="float">
            <text:p>-0,24</text:p>
          </table:table-cell>
          <table:table-cell table:style-name="ce121" office:value-type="float" office:value="-0.218" calcext:value-type="float">
            <text:p>-0,22</text:p>
          </table:table-cell>
          <table:table-cell table:style-name="ce121" office:value-type="float" office:value="-0.159" calcext:value-type="float">
            <text:p>-0,16</text:p>
          </table:table-cell>
          <table:table-cell table:style-name="ce121" office:value-type="float" office:value="-0.065" calcext:value-type="float">
            <text:p>-0,07</text:p>
          </table:table-cell>
          <table:table-cell table:style-name="ce121" office:value-type="float" office:value="-0.076" calcext:value-type="float">
            <text:p>-0,08</text:p>
          </table:table-cell>
          <table:table-cell table:style-name="ce121" office:value-type="float" office:value="0.379" calcext:value-type="float">
            <text:p>0,38</text:p>
          </table:table-cell>
          <table:table-cell table:style-name="ce121" office:value-type="float" office:value="-0.063" calcext:value-type="float">
            <text:p>-0,06</text:p>
          </table:table-cell>
          <table:table-cell table:style-name="ce121" office:value-type="float" office:value="0.376" calcext:value-type="float">
            <text:p>0,38</text:p>
          </table:table-cell>
          <table:table-cell table:style-name="ce121" office:value-type="float" office:value="0.521" calcext:value-type="float">
            <text:p>0,52</text:p>
          </table:table-cell>
          <table:table-cell table:style-name="ce121" office:value-type="float" office:value="0.568" calcext:value-type="float">
            <text:p>0,57</text:p>
          </table:table-cell>
          <table:table-cell table:style-name="ce121" office:value-type="float" office:value="0.556" calcext:value-type="float">
            <text:p>0,56</text:p>
          </table:table-cell>
          <table:table-cell table:style-name="ce121" office:value-type="float" office:value="0.135" calcext:value-type="float">
            <text:p>0,14</text:p>
          </table:table-cell>
          <table:table-cell table:style-name="ce121" office:value-type="float" office:value="0.721" calcext:value-type="float">
            <text:p>0,72</text:p>
          </table:table-cell>
          <table:table-cell table:style-name="ce121" office:value-type="float" office:value="0.524" calcext:value-type="float">
            <text:p>0,52</text:p>
          </table:table-cell>
          <table:table-cell table:style-name="ce121" office:value-type="float" office:value="0.726" calcext:value-type="float">
            <text:p>0,73</text:p>
          </table:table-cell>
          <table:table-cell table:style-name="ce121" office:value-type="float" office:value="0.479" calcext:value-type="float">
            <text:p>0,48</text:p>
          </table:table-cell>
          <table:table-cell table:style-name="ce121" office:value-type="float" office:value="0.806" calcext:value-type="float">
            <text:p>0,81</text:p>
          </table:table-cell>
          <table:table-cell table:style-name="ce121" office:value-type="float" office:value="0.829" calcext:value-type="float">
            <text:p>0,83</text:p>
          </table:table-cell>
          <table:table-cell table:style-name="ce121" office:value-type="float" office:value="0.656" calcext:value-type="float">
            <text:p>0,66</text:p>
          </table:table-cell>
          <table:table-cell table:style-name="ce121" office:value-type="float" office:value="0.585" calcext:value-type="float">
            <text:p>0,59</text:p>
          </table:table-cell>
          <table:table-cell table:style-name="ce121" office:value-type="float" office:value="0.809" calcext:value-type="float">
            <text:p>0,81</text:p>
          </table:table-cell>
          <table:table-cell table:style-name="ce121" office:value-type="float" office:value="0.779" calcext:value-type="float">
            <text:p>0,78</text:p>
          </table:table-cell>
          <table:table-cell table:style-name="ce121" office:value-type="float" office:value="0.932" calcext:value-type="float">
            <text:p>0,93</text:p>
          </table:table-cell>
          <table:table-cell table:style-name="ce121" office:value-type="float" office:value="0.926" calcext:value-type="float">
            <text:p>0,93</text:p>
          </table:table-cell>
          <table:table-cell table:style-name="ce120"/>
          <table:table-cell table:number-columns-repeated="995"/>
        </table:table-row>
        <table:table-row table:style-name="ro21" table:number-rows-repeated="3">
          <table:table-cell table:number-columns-repeated="1022"/>
        </table:table-row>
        <table:table-row table:style-name="ro22" table:number-rows-repeated="1048543">
          <table:table-cell table:number-columns-repeated="1022"/>
        </table:table-row>
        <table:table-row table:style-name="ro22">
          <table:table-cell table:number-columns-repeated="1022"/>
        </table:table-row>
        <calcext:conditional-formats>
          <calcext:conditional-format calcext:target-range-address="datasets.A4:datasets.A29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datasets.B4:datasets.AA29">
            <calcext:color-scale>
              <calcext:color-scale-entry calcext:value="0" calcext:type="minimum" calcext:color="#0000ff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eta_strat_2.A1:meta_strat_2.H1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meta_par.A1:meta_par.H1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eta_strat.A1:meta_strat.H1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meta_stratcorr.B1:meta_stratcorr.F29">
          <table:sort>
            <table:sort-by table:field-number="1" table:data-type="automatic"/>
          </table:sort>
        </table:database-range>
        <table:database-range table:name="__Anonymous_Sheet_DB__4" table:target-range-address="meta_alc.A2:meta_alc.E1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ta_corr.A1:meta_corr.E29">
          <table:sort>
            <table:sort-by table:field-number="1" table:data-type="automatic"/>
          </table:sort>
        </table:database-range>
        <table:database-range table:name="__Anonymous_Sheet_DB__6" table:target-range-address="meta_acc.A1:meta_acc.H1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meta_accbal.A1:meta_accbal.H1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meta_kappa.A1:meta_kappa.H1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vits.A2:vits.G2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0" table:target-range-address="BITMAP.A2:BITMAP.CM9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leas.A12:leas.G1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2" table:target-range-address="datasets.A32:datasets.G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Cursor" svg:font-family="TeXGyreCursor" style:font-adornments="Regular" style:font-pitch="fixed"/>
    <style:font-face style:name="LM Roman 9" svg:font-family="'LM Roman 9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number-style style:name="N132">
      <number:number number:decimal-places="1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9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90in" fo:page-height="90in" style:num-format="1" style:print-orientation="landscape" fo:margin-top="0in" fo:margin-bottom="0in" fo:margin-left="0in" fo:margin-right="0in" style:shadow="none" fo:background-color="transparent" style:first-page-number="continue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6:39:44.522043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2:40:12.387410856</meta:creation-date>
    <meta:editing-duration>P4DT1H53M9S</meta:editing-duration>
    <meta:editing-cycles>150</meta:editing-cycles>
    <meta:generator>LibreOffice/4.3.3.2$Linux_X86_64 LibreOffice_project/430m0$Build-2</meta:generator>
    <dc:date>2016-01-06T17:07:08.993005954</dc:date>
    <meta:document-statistic meta:table-count="13" meta:cell-count="14380" meta:object-count="0"/>
  </office:meta>
</office:document-meta>
</file>